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6f1f" officeooo:paragraph-rsid="001f6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{"fax":"1 613 996-9795", "links":[{"url":"http://www.parl.gc.ca/MembersOfParliament/ProfileMP.aspx?Key=217758&amp;Language=E", "note":"Page on parl.gc.ca"}, {"url":"http://edfast.ca", "note":"Official site"}], "image":"/media/polpics/424_1.jpg", "other_info":{"wikipedia_id":["4317937"], "twitter":["HonEdFast"], "favourite_word":["ukraine"], "wordcloud":["autoimg/wordcloud-pol/ed-fast.png"], "twitter_id":["2459904061"], "parlinfo_id":["fc9a44ff-23e0-45df-8ec4-a9cccefa71e1"], "parl_id":["128375", "78861", "170683", "170685", "170214", "85013", "101707", "100410", "99874", "83187", "101381", "102369", "104767", "117208", "114699", "115528", "116188", "115340", "133083", "131237", "143701", "146499", "151547", "162429", "166004", "161745", "170684", "214072", "218670", "217758"], "freebase_id":["/en/ed_fast"], "constituency_offices":["2825 Clearbrook Road\n(Main Office)\nSuite 205\nAbbotsford BC <text:s/>V2T 6S3\nPhone: 1 604 557-7888"], "alternate_name":["ed fast"]}, "related":{"speeches_url":"/speeches/?politician=ed-fast", "ballots_url":"/votes/ballots/?politician=ed-fast", "sponsored_bills_url":"/bills/?sponsor_politician=ed-fast", "activity_rss_url":"/politicians/424/rss/activity/"}, "family_name":"Fast", "name":"Ed Fast", "url":"/politicians/ed-fast/", "gender":"male", "memberships":[{"end_date":nil, "riding":{"province":"BC", "name":{"en":"Abbotsford"}, "id":59001}, "url":"/politicians/memberships/410/", "party":{"name":{"en":"Conservative Party of Canada"}, "short_name":{"en":"Conservative"}}, "start_date":"2006-04-03", "label":{"en":"Conservative MP for Abbotsford"}}], "given_name":"Ed", "voice":"1 613 995-0183", "email":"ed.fast@parl.gc.ca"}, {"fax":"1 613 996-0828", "links":[{"url":"http://www.parl.gc.ca/MembersOfParliament/ProfileMP.aspx?Key=217121&amp;Language=E", "note":"Page on parl.gc.ca"}, {"url":"http://romeosaganash.ndp.ca", "note":"Official site"}], "image":"/media/polpics/8606_1.jpg", "other_info":{"twitter":["RomeoSaganash"], "favourite_word":["first"], "wordcloud":["autoimg/wordcloud-pol/romeo-saganash.png"], "twitter_id":["334802268"], "parlinfo_id":["13a21d52-bc44-4a96-a206-f18432ef9191"], "parl_id":["198546", "170760", "173792", "182499", "201468", "186484", "186651", "191543", "204156", "214476", "217121"], "constituency_offices":["333 3rd Street\nSuite 10\nChibougamau, Quebec\nG8P 1N4\nPhone: 1 418 748-7870\n\n888 3rd Avenue (Main Office)\nSuite 204\nVal-d'Or, Quebec\nJ9P 5E6\nPhone: 1 819 824-2942"], "alternate_name":["romeo saganash"]}, "related":{"speeches_url":"/speeches/?politician=romeo-saganash", "ballots_url":"/votes/ballots/?politician=romeo-saganash", "sponsored_bills_url":"/bills/?sponsor_politician=romeo-saganash", "activity_rss_url":"/politicians/8606/rss/activity/"}, "family_name":"Saganash", "name":"Romeo Saganash", "url":"/politicians/romeo-saganash/", "gender":"male", "memberships":[{"end_date":nil, "riding":{"province":"QC", "name":{"en":"Abitibi—Baie-James—Nunavik—Eeyou"}, "id":24001}, "url":"/politicians/memberships/4064/", "party":{"name":{"en":"New Democratic Party"}, "short_name":{"en":"NDP"}}, "start_date":"2011-05-02", "label":{"en":"NDP MP for Abitibi—Baie-James—Nunavik—Eeyou"}}], "given_name":"Romeo", "voice":"1 613 992-3030", "email":"Romeo.Saganash@parl.gc.ca"}, {"fax":"1 613 992-3672", "links":[{"url":"http://www.parl.gc.ca/MembersOfParliament/ProfileMP.aspx?Key=214432&amp;Language=E", "note":"Page on parl.gc.ca"}, {"url":"http://christinemoore.ndp.ca", "note":"Official site"}], "image":"/media/polpics/1371.jpg", "other_info":{"twitter":["MooreNpd"], "favourite_word":["problem"], "parlinfo_id":["4efcc2e2-bd91-4234-b907-a24838d4f1aa"], "twitter_id":["620605132"], "wordcloud":["autoimg/wordcloud-pol/christine-moore.png"], "alternate_name":["christine moore"], "constituency_offices":["3 Industrielle Street\nSuite 7\nVille-marie, Quebec\nJ9V 1S3\nPhone: 1 819 629-2726\n\n29 Road 111 E\nLa Sarre, Quebec\nJ9Z 1R8\nPhone: 1 819 339-2266\n\n33-A Gamble Street West (Main Office)\nRC 15\nRouyn-noranda, Quebec\nJ9X 2R3\nPhone: 1 819 762-3733\n\n644 1st Avenue West\nSuite 210\nAmos, Quebec\nJ9T 1V3\nPhone: 1 819 732-2266"], "parl_id":["170748", "173788", "201339", "186520", "197223", "208909", "214432"]}, "related":{"speeches_url":"/speeches/?politician=christine-moore", "ballots_url":"/votes/ballots/?politician=christine-<text:soft-page-break/>moore", "sponsored_bills_url":"/bills/?sponsor_politician=christine-moore", "activity_rss_url":"/politicians/1371/rss/activity/"}, "family_name":"Moore", "name":"Christine Moore", "url":"/politicians/christine-moore/", "gender":"female", "memberships":[{"end_date":nil, "riding":{"province":"QC", "name":{"en":"Abitibi—Témiscamingue"}, "id":24002}, "url":"/politicians/memberships/4045/", "party":{"name":{"en":"New Democratic Party"}, "short_name":{"en":"NDP"}}, "start_date":"2011-05-02", "label":{"en":"NDP MP for Abitibi—Témiscamingue"}}], "given_name":"Christine", "voice":"1 613 996-3250", "email":"Christine.Moore@parl.gc.ca"}, {"fax":"1 613 992-4558", "links":[{"url":"http://www.parl.gc.ca/MembersOfParliament/ProfileMP.aspx?Key=220018&amp;Language=E", "note":"Page on parl.gc.ca"}], "image":"/media/polpics/serge-cormier.jpg", "other_info":{"favourite_word":["marine"], "twitter":["sergecormierlib"], "twitter_id":["3423287925"], "parl_id":["214262", "214692", "220018"], "constituency_offices":["220 St-Pierre Blvd West (Main Office)\nSuite 314\nCaraquet NB <text:s/>E1W 1B5\nPhone: 1 506 726-5398"], "alternate_name":["serge cormier"]}, "related":{"speeches_url":"/speeches/?politician=serge-cormier", "ballots_url":"/votes/ballots/?politician=serge-cormier", "sponsored_bills_url":"/bills/?sponsor_politician=serge-cormier", "activity_rss_url":"/politicians/9419/rss/activity/"}, "family_name":"Cormier", "name":"Serge Cormier", "url":"/politicians/serge-cormier/", "gender":"male", "memberships":[{"end_date":nil, "riding":{"province":"NB", "name":{"en":"Acadie—Bathurst"}, "id":13001}, "url":"/politicians/memberships/4294/", "party":{"name":{"en":"Liberal Party of Canada"}, "short_name":{"en":"Liberal"}}, "start_date":"2015-10-19", "label":{"en":"Liberal MP for Acadie—Bathurst"}}], "given_name":"Serge", "voice":"1 613 992-2165", "email":"Serge.Cormier@parl.gc.ca"}, {"fax":"1 613 992-1932", "links":[{"url":"http://www.parl.gc.ca/MembersOfParliament/ProfileMP.aspx?Key=214327&amp;Language=E", "note":"Page on parl.gc.ca"}], "image":"/media/polpics/melanie-joly.jpg", "other_info":{"favourite_word":["colleague"], "twitter":["melaniejoly"], "twitter_id":["25227444"], "parl_id":["214327"], "constituency_offices":["225 Chabanel West (Main Office)\nSuite 1109\nMontréal, Quebec\nH2N 2C9\nPhone: 1 514 383-3709"], "alternate_name":["melanie joly"]}, "related":{"speeches_url":"/speeches/?politician=melanie-joly", "ballots_url":"/votes/ballots/?politician=melanie-joly", "sponsored_bills_url":"/bills/?sponsor_politician=melanie-joly", "activity_rss_url":"/politicians/9999/rss/activity/"}, "family_name":"Joly", "name":"Mélanie Joly", "url":"/politicians/melanie-joly/", "gender":"female", "memberships":[{"end_date":nil, "riding":{"province":"QC", "name":{"en":"Ahuntsic-Cartierville"}, "id":24003}, "url":"/politicians/memberships/4365/", "party":{"name":{"en":"Liberal Party of Canada"}, "short_name":{"en":"Liberal"}}, "start_date":"2015-10-19", "label":{"en":"Liberal MP for Ahuntsic-Cartierville"}}], "given_name":"Mélanie", "voice":"1 613 992-0983", "email":"Melanie.Joly@parl.gc.ca"}, {"fax":"1 613 996-1289", "links":[{"url":"http://www.parl.gc.ca/MembersOfParliament/ProfileMP.aspx?Key=214691&amp;Language=E", "note":"Page on parl.gc.ca"}, {"url":"http://markhollandmp.ca", "note":"Official site"}], "image":"/media/polpics/mark-holland.jpg", "other_info":{"wikipedia_id":["762985"], "twitter":["markhollandlib"], "favourite_word":["process"], "twitter_id":["85428184"], "parlinfo_id":["0fd242c0-71bc-4c1b-a4e4-609a396eca76"], "parl_id":["128199", "78329", "82379", "82489", "87614", "82296", "87622", "99401", "102635", "106252", "106141", "116439", "116388", "133549", "129590", "144122", "141179", "149941", "151482", "161440", "162654", "55918", "214084", "214691"], "freebase_id":["/en/mark_holland"], "constituency_offices":["100 Old Kingston Road (Main Office)\nSuite 1\nAjax ON <text:s/>L1T 2Z9\nPhone: 1 905 426-6808"], "alternate_name":["mark holland"]}, "related":{"speeches_url":"/speeches/?politician=mark-holland", "ballots_url":"/votes/ballots/?politician=mark-holland", "sponsored_bills_url":"/bills/?sponsor_politician=mark-holland", "activity_rss_url":"/politicians/139/rss/activity/"}, "family_name":"Holland", "name":"Mark Holland", "url":"/politicians/mark-holland/", "gender":"male", <text:soft-page-break/>"memberships":[{"end_date":nil, "riding":{"province":"ON", "name":{"en":"Ajax"}, "id":35001}, "url":"/politicians/memberships/4263/", "party":{"name":{"en":"Liberal Party of Canada"}, "short_name":{"en":"Liberal"}}, "start_date":"2015-10-19", "label":{"en":"Liberal MP for Ajax"}}, {"end_date":"2011-03-26", "riding":{"province":"ON", "name":{"en":"Ajax—Pickering"}, "id":35001}, "url":"/politicians/memberships/1343/", "party":{"name":{"en":"Liberal Party of Canada"}, "short_name":{"en":"Liberal"}}, "start_date":"2004-10-04", "label":{"en":"Liberal MP for Ajax—Pickering"}}], "given_name":"Mark", "voice":"1 613 995-8042", "email":"Mark.Holland@parl.gc.ca"}, {"fax":"1 613 992-8556", "links":[{"url":"http://www.parl.gc.ca/MembersOfParliament/ProfileMP.aspx?Key=214187&amp;Language=E", "note":"Page on parl.gc.ca"}], "image":"/media/polpics/angelo-iacono.jpg", "other_info":{"favourite_word":["chair"], "twitter":["AngeloIacono"], "twitter_id":["102563403"], "parl_id":["215864", "214187"],</text:p>
      <text:p text:style-name="P1"><text:s/>"constituency_offices":["3131 de la Concorde East (Main Office)\nSuite 300\nLaval, Quebec\nH7E 4W4\nPhone: 1 450 661-4117"], "alternate_name":["angelo iacono"]}, "related":{"speeches_url":"/speeches/?politician=angelo-iacono", "ballots_url":"/votes/ballots/?politician=angelo-iacono", "sponsored_bills_url":"/bills/?sponsor_politician=angelo-iacono", "activity_rss_url":"/politicians/10031/rss/activity/"}, "family_name":"Iacono", "name":"Angelo Iacono", "url":"/politicians/angelo-iacono/", "gender":"male", "memberships":[{"end_date":nil, "riding":{"province":"QC", "name":{"en":"Alfred-Pellan"}, "id":24004}, "url":"/politicians/memberships/4413/", "party":{"name":{"en":"Liberal Party of Canada"}, "short_name":{"en":"Liberal"}}, "start_date":"2015-10-19", "label":{"en":"Liberal MP for Alfred-Pellan"}}], "given_name":"Angelo", "voice":"1 613 992-0611", "email":"Angelo.Iacono@parl.gc.ca"}, {"fax":"1 613 995-6661", "links":[{"url":"http://www.parl.gc.ca/MembersOfParliament/ProfileMP.aspx?Key=214948&amp;Language=E", "note":"Page on parl.gc.ca"}, {"url":"http://carolhughes.ndp.ca", "note":"Official site"}], "image":"/media/polpics/573_1.jpg", "other_info":{"wikipedia_id":["19785786"], "favourite_word":["conservatives"], "twitter":["CarolHughesMP"], "twitter_id":["60916234"], "parlinfo_id":["cedf1659-ebb1-4f26-b723-5c7c5353988b"], "parl_id":["128596", "204063", "170613", "195923", "129911", "140893", "142985", "141188", "140793", "147859", "147673", "159189", "162888", "162617", "175129", "173850", "178790", "188862", "186693", "197313", "214538", "214904", "214906", "214948"], "freebase_id":["/en/carol_hughes"], "wordcloud":["autoimg/wordcloud-pol/carol-hughes.png"], "constituency_offices":["12-B Byng Avenue\n\nKapuskasing ON <text:s/>P5N 1W3\nPhone: 1 705 335-5533\n\n255 Hwy 108 N (Main Office)\nElliot Lake ON <text:s/>P5A 2T1\nPhone: 1 855 297-4200"], "alternate_name":["carol hughes"]}, "related":{"speeches_url":"/speeches/?politician=carol-hughes", "ballots_url":"/votes/ballots/?politician=carol-hughes", "sponsored_bills_url":"/bills/?sponsor_politician=carol-hughes", "activity_rss_url":"/politicians/573/rss/activity/"}, "family_name":"Hughes", "name":"Carol Hughes", "url":"/politicians/carol-hughes/", "gender":"female", "memberships":[{"end_date":nil, "riding":{"province":"ON", "name":{"en":"Algoma—Manitoulin—Kapuskasing"}, "id":35002}, "url":"/politicians/memberships/1071/", "party":{"name":{"en":"New Democratic Party"}, "short_name":{"en":"NDP"}}, "start_date":"2008-11-18", "label":{"en":"NDP MP for Algoma—Manitoulin—Kapuskasing"}}], "given_name":"Carol", "voice":"1 613 996-5376", "email":"carol.hughes@parl.gc.ca"}, {"fax":"1 613 992-2935", "links":[{"url":"http://www.parl.gc.ca/MembersOfParliament/ProfileMP.aspx?Key=214683&amp;Language=E", "note":"Page on parl.gc.ca"}], "image":"/media/polpics/stephane-lauzon.jpg", "other_info":{"favourite_word":["speech"], "twitter":["stephanelauzon5"], "twitter_id":["3187763194"], "parl_id":["214049", "214683"], "constituency_offices":["127 Joseph Street\nGatineau, Quebec\nJ8L 1G1\nPhone: 1 819 281-2626\n\n505 Bethany Avenue (Main Office)\nSuite 204\nLachute, Quebec\nJ8H 4A6\nPhone: 1 450 562-0737"], "alternate_name":["stephane lauzon"]}, "related":{"speeches_url":"/speeches/?politician=stephane-lauzon", <text:soft-page-break/>"ballots_url":"/votes/ballots/?politician=stephane-lauzon", "sponsored_bills_url":"/bills/?sponsor_politician=stephane-lauzon", "activity_rss_url":"/politicians/10029/rss/activity/"}, "family_name":"Lauzon", "name":"Stéphane Lauzon", "url":"/politicians/stephane-lauzon/", "gender":"male", "memberships":[{"end_date":nil, "riding":{"province":"QC", "name":{"en":"Argenteuil—La Petite-Nation"}, "id":24005}, "url":"/politicians/memberships/4333/", "party":{"name":{"en":"Liberal Party of Canada"}, "short_name":{"en":"Liberal"}}, "start_date":"2015-10-19", "label":{"en":"Liberal MP for Argenteuil—La Petite-Nation"}}], "given_name":"Stéphane", "voice":"1 613 992-0902", "email":"Stephane.Lauzon@parl.gc.ca"}, {"fax":"1 613 992-0716", "links":[{"url":"http://www.parl.gc.ca/MembersOfParliament/ProfileMP.aspx?Key=214352&amp;Language=E", "note":"Page on parl.gc.ca"}], "image":"/media/polpics/leona-alleslev.jpg", "other_info":{"favourite_word":["post"], "twitter":["LeonaAlleslev"], "twitter_id":["2445479707"], "parl_id":["214675", "214352"], "constituency_offices":["12820 Yonge Street (Main Office)\nSuite 202\nRichmond Hill ON <text:s/>L4E 4H1\nPhone: 1 905 773-8358"], "alternate_name":["leona alleslev"]}, "related":{"speeches_url":"/speeches/?politician=leona-alleslev", "ballots_url":"/votes/ballots/?politician=leona-alleslev", "sponsored_bills_url":"/bills/?sponsor_politician=leona-alleslev", "activity_rss_url":"/politicians/10542/rss/activity/"}, "family_name":"Alleslev", "name":"Leona Alleslev", "url":"/politicians/leona-alleslev/", "gender":"female", "memberships":[{"end_date":nil, "riding":{"province":"ON", "name":{"en":"Aurora—Oak Ridges—Richmond Hill"}, "id":35003}, "url":"/politicians/memberships/4265/", "party":{"name":{"en":"Liberal Party of Canada"}, "short_name":{"en":"Liberal"}}, "start_date":"2015-10-19", "label":{"en":"Liberal MP for Aurora—Oak Ridges—Richmond Hill"}}], "given_name":"Leona", "voice":"1 613 992-0700", "email":"Leona.Alleslev@parl.gc.ca"}, {"fax":"1 613 992-7277", "links":[{"url":"http://www.parl.gc.ca/MembersOfParliament/ProfileMP.aspx?Key=215924&amp;Language=E", "note":"Page on parl.gc.ca"}, {"url":"http://kmcdonald.liberal.ca", "note":"Official site"}], "image":"/media/polpics/ken-mcdonald.jpg", "other_info":{"favourite_word":["i'll"], "twitter":["avalonMPKen"], "twitter_id":["3257047456"], "parl_id":["214398", "215924"], "constituency_offices":["120 Conception Bay Highway (Main Office)\nSuite 105\nConception Bay South NL <text:s/>A1W 3A6\nPhone: 1 709 834-3424"], "alternate_name":["ken mcdonald"]}, "related":{"speeches_url":"/speeches/?politician=ken-mcdonald", "ballots_url":"/votes/ballots/?politician=ken-mcdonald", "sponsored_bills_url":"/bills/?sponsor_politician=ken-mcdonald", "activity_rss_url":"/politicians/10263/rss/activity/"}, "family_name":"McDonald", "name":"Ken McDonald", "url":"/politicians/ken-mcdonald/", "gender":"male", "memberships":[{"end_date":nil, "riding":{"province":"NL", "name":{"en":"Avalon"}, "id":10001}, "url":"/politicians/memberships/4366/", "party":{"name":{"en":"Liberal Party of Canada"}, "short_name":{"en":"Liberal"}}, "start_date":"2015-10-19", "label":{"en":"Liberal MP for Avalon"}}], "given_name":"Ken", "voice":"1 613 992-4133", "email":"Ken.McDonald@parl.gc.ca"}, {"fax":"1 613 995-5184", "links":[{"url":"http://www.parl.gc.ca/MembersOfParliament/ProfileMP.aspx?Key=219668&amp;Language=E", "note":"Page on parl.gc.ca"}], "image":"/media/polpics/remi-masse.jpg", "other_info":{"favourite_word":["help"], "twitter":["Remi_Masse1"], "twitter_id":["2555873100"], "parl_id":["214108", "216079", "216074", "219668"], "constituency_offices":["598 C Perron Blvd\nCarleton-sur-Mer, Quebec\nG0C 1J0\nPhone: 1 418 364-6254\n\n290 Saint-Jérôme Avenue (Main Office)\nMatane, Quebec\nG4W 3A9\nPhone: 1 418 562-0343"], "alternate_name":["remi masse"]}, "related":{"speeches_url":"/speeches/?politician=remi-masse", "ballots_url":"/votes/ballots/?politician=remi-masse", "sponsored_bills_url":"/bills/?sponsor_politician=remi-masse", "activity_rss_url":"/politicians/10021/rss/activity/"}, "family_name":"Massé", "name":"Rémi Massé", "url":"/politicians/remi-masse/", "gender":"male", "memberships":[{"end_date":nil, "riding":{"province":"QC", "name":{"en":"Avignon—La Mitis—Matane—Matapédia"}, "id":24006}, "url":"/politicians/memberships/4334/", "party":{"name":{"en":"Liberal Party of Canada"}, "short_name":{"en":"Liberal"}}, <text:soft-page-break/>"start_date":"2015-10-19", "label":{"en":"Liberal MP for Avignon—La Mitis—Matane—Matapédia"}}], "given_name":"Rémi", "voice":"1 613 995-1013", "email":"Remi.Masse@parl.gc.ca"}, {"fax":"1 613 947-4601", "links":[{"url":"http://www.parl.gc.ca/MembersOfParliament/ProfileMP.aspx?Key=218837&amp;Language=E", "note":"Page on parl.gc.ca"}, {"url":"http://blakerichards.ca", "note":"Official site"}], "image":"/media/polpics/611_1.jpg", "other_info":{"wikipedia_id":["19361227"], "favourite_word":["obviously"], "parlinfo_id":["62bfd797-8d32-425b-91b1-1422ca16694f"], "twitter":["BlakeRichardsMP"], "twitter_id":["24171225"], "wordcloud":["autoimg/wordcloud-pol/blake-richards.png"], "parl_id":["128600", "200117", "170554", "202029", "131823", "131307", "140538", "150357", "148460", "161361", "160997", "161283", "172790", "172336", "172663", "174005", "184329", "186075", "186320", "186814", "190958", "196663", "194986", "203737", "209332", "208956", "208974", "201098", "202533", "214548", "214937", "214873", "217070", "216608", "218837"], "freebase_id":["/en/blake_richards"], "constituency_offices":["620 - 1st Avenue NW\n(Main Office)\nSuite 16\nAirdrie AB <text:s/>T4B 2R3\nPhone: 1 403 948-5103"], "alternate_name":["blake richards"]}, "related":{"speeches_url":"/speeches/?politician=blake-richards", "ballots_url":"/votes/ballots/?politician=blake-richards", "sponsored_bills_url":"/bills/?sponsor_politician=blake-richards", "activity_rss_url":"/politicians/611/rss/activity/"}, "family_name":"Richards", "name":"Blake Richards", "url":"/politicians/blake-richards/", "gender":"male", "memberships":[{"end_date":nil, "riding":{"province":"AB", "name":{"en":"Banff—Airdrie"}, "id":48001}, "url":"/politicians/memberships/4254/", "party":{"name":{"en":"Conservative Party of Canada"}, "short_name":{"en":"Conservative"}}, "start_date":"2015-10-19", "label":{"en":"Conservative MP for Banff—Airdrie"}}, {"end_date":"2015-10-19", "riding":{"province":"AB",</text:p>
      <text:p text:style-name="P1"><text:s/>"name":{"en":"Wild Rose"}, "id":48027}, "url":"/politicians/memberships/1173/", "party":{"name":{"en":"Conservative Party of Canada"}, "short_name":{"en":"Conservative"}}, "start_date":"2008-11-18", "label":{"en":"Conservative MP for Wild Rose"}}], "given_name":"Blake", "voice":"1 613 996-5152", "email":"blake.richards@parl.gc.ca"}, {"fax":"1 613 996-7923", "links":[{"url":"http://www.parl.gc.ca/MembersOfParliament/ProfileMP.aspx?Key=216854&amp;Language=E", "note":"Page on parl.gc.ca"}, {"url":"http://johnbrassard.com", "note":"Official site"}], "image":"/media/polpics/10554.jpg", "other_info":{"favourite_word":["liberals"], "twitter":["JohnBrassardCPC"], "twitter_id":["38100599"], "alternate_name":["john brassard"], "constituency_offices":["480 Huronia Road (Main Office)\nSuite 204-B\nBarrie ON <text:s/>L4N 6M2\nPhone: 1 705 726-5959"], "parl_id":["214534", "216854"]}, "related":{"speeches_url":"/speeches/?politician=john-brassard", "ballots_url":"/votes/ballots/?politician=john-brassard", "sponsored_bills_url":"/bills/?sponsor_politician=john-brassard", "activity_rss_url":"/politicians/10554/rss/activity/"}, "family_name":"Brassard", "name":"John Brassard", "url":"/politicians/john-brassard/", "gender":"male", "memberships":[{"end_date":nil, "riding":{"province":"ON", "name":{"en":"Barrie—Innisfil"}, "id":35004}, "url":"/politicians/memberships/4269/", "party":{"name":{"en":"Conservative Party of Canada"}, "short_name":{"en":"Conservative"}}, "start_date":"2015-10-19", "label":{"en":"Conservative MP for Barrie—Innisfil"}}], "given_name":"John", "voice":"1 613 992-3394", "email":"John.Brassard@parl.gc.ca"}, {"fax":"1 613 992-0745", "links":[{"url":"http://www.parl.gc.ca/MembersOfParliament/ProfileMP.aspx?Key=216578&amp;Language=E", "note":"Page on parl.gc.ca"}], "image":"/media/polpics/alex-nuttall.jpg", "other_info":{"favourite_word":["liberal"], "alternate_name":["alex nuttall", "alexander nuttall"], "parl_id":["214586", "219457", "216578"]}, "related":{"speeches_url":"/speeches/?politician=alex-nuttall", "ballots_url":"/votes/ballots/?politician=alex-nuttall", "sponsored_bills_url":"/bills/?sponsor_politician=alex-nuttall", "activity_rss_url":"/politicians/10551/rss/activity/"}, "family_name":"Nuttall", "name":"Alex Nuttall", "url":"/politicians/alex-nuttall/", "gender":"male", <text:soft-page-break/>"memberships":[{"end_date":nil, "riding":{"province":"ON", "name":{"en":"Barrie—Springwater—Oro-Medonte"}, "id":35005}, "url":"/politicians/memberships/4193/", "party":{"name":{"en":"Conservative Party of Canada"}, "short_name":{"en":"Conservative"}}, "start_date":"2015-10-19", "label":{"en":"Conservative MP for Barrie—Springwater—Oro-Medonte"}}], "given_name":"Alex", "voice":"1 613 992-0718", "email":"Alex.Nuttall@parl.gc.ca"}, {"fax":"1 613 947-4611", "links":[{"url":"http://www.parl.gc.ca/MembersOfParliament/ProfileMP.aspx?Key=217372&amp;Language=E", "note":"Page on parl.gc.ca"}, {"url":"http://kevinsorenson.ca", "note":"Official site"}], "image":"/media/polpics/270_1.jpg", "other_info":{"wikipedia_id":["442456"], "twitter":["KevinASorenson"], "favourite_word":["tax"], "parlinfo_id":["eb53bf99-e3d5-44b9-a15e-6c295470cdd4"], "twitter_id":["1872481212"], "wordcloud":["autoimg/wordcloud-pol/kevin-sorenson.png"], "parl_id":["128663", "78855", "170625", "85839", "102593", "102205", "103242", "99893", "102549", "101043", "117651", "117678", "133134", "144125", "144151", "151589", "162653", "161932", "162704", "160176", "3083", "56053", "174901", "187500", "189012", "186823", "185940", "194599", "214488", "219326", "217372"], "freebase_id":["/en/kevin_sorenson"], "constituency_offices":["4945 - 50th Street\n(Main Office)\nCamrose AB <text:s/>T4V 1P9\nPhone: 1 780 608-4600"], "alternate_name":["kevin sorenson"]}, "related":{"speeches_url":"/speeches/?politician=kevin-sorenson", "ballots_url":"/votes/ballots/?politician=kevin-sorenson", "sponsored_bills_url":"/bills/?sponsor_politician=kevin-sorenson", "activity_rss_url":"/politicians/270/rss/activity/"}, "family_name":"Sorenson", "name":"Kevin Sorenson", "url":"/politicians/kevin-sorenson/", "gender":"male", "memberships":[{"end_date":nil, "riding":{"province":"AB", "name":{"en":"Battle River—Crowfoot"}, "id":48002}, "url":"/politicians/memberships/4277/", "party":{"name":{"en":"Conservative Party of Canada"}, "short_name":{"en":"Conservative"}}, "start_date":"2015-10-19", "label":{"en":"Conservative MP for Battle River—Crowfoot"}}, {"end_date":"2015-10-19", "riding":{"province":"AB", "name":{"en":"Crowfoot"}, "id":48010}, "url":"/politicians/memberships/1244/", "party":{"name":{"en":"Conservative Party of Canada"}, "short_name":{"en":"Conservative"}}, "start_date":"2004-10-04", "label":{"en":"Conservative MP for Crowfoot"}}, {"end_date":"2004-05-23", "riding":{"province":"AB", "name":{"en":"Crowfoot"}, "id":48010}, "url":"/politicians/memberships/1552/", "party":{"name":{"en":"Canadian Alliance"}, "short_name":{"en":"Canadian Alliance"}}, "start_date":"2001-01-29", "label":{"en":"Canadian Alliance MP for Crowfoot"}}], "given_name":"Kevin", "voice":"1 613 947-4608", "email":"kevin.sorenson@parl.gc.ca"}, {"fax":"1 613 996-8472", "links":[{"url":"http://www.parl.gc.ca/MembersOfParliament/ProfileMP.aspx?Key=216676&amp;Language=E", "note":"Page on parl.gc.ca"}, {"url":"http://gerryritz.ca", "note":"Official site"}], "image":"/media/polpics/246_1.jpg", "other_info":{"wikipedia_id":["1831626"], "twitter":["GerryRitzMP"], "favourite_word":["farmers"], "parlinfo_id":["febe5b3f-1a40-472b-873d-11be938a0e59"], "twitter_id":["545218321"], "wordcloud":["autoimg/wordcloud-pol/gerry-ritz.png"], "parl_id":["128547", "111568", "78869", "111560", "105840", "111561", "170668", "84851", "85868", "85934", "102651", "102032", "55961", "214554", "216676"], "freebase_id":["/en/gerry_ritz"], "constituency_offices":["1322 - 100th Street (Main Office)\nNorth Battleford SK <text:s/>S9A 0V8\nPhone: 1 306 445-2004"], "alternate_name":["gerry ritz"]}, "related":{"speeches_url":"/speeches/?politician=gerry-ritz", "ballots_url":"/votes/ballots/?politician=gerry-ritz", "sponsored_bills_url":"/bills/?sponsor_politician=gerry-ritz", "activity_rss_url":"/politicians/246/rss/activity/"}, "family_name":"Ritz", "name":"Gerry Ritz", "url":"/politicians/gerry-ritz/", "gender":"male", "memberships":[{"end_date":nil, "riding":{"province":"SK", "name":{"en":"Battlefords—Lloydminster"}, "id":47001}, "url":"/politicians/memberships/1528/", "party":{"name":{"en":"Conservative Party of Canada"}, "short_name":{"en":"Conservative"}}, "start_date":"2004-10-04", "label":{"en":"Conservative MP for Battlefords—Lloydminster"}}, {"end_date":"2004-05-23", "riding":{"province":"SK", "name":{"en":"Battlefords—Lloydminster"}, <text:soft-page-break/>"id":47001}, "url":"/politicians/memberships/1830/", "party":{"name":{"en":"Canadian Alliance"}, "short_name":{"en":"Canadian Alliance"}}, "start_date":"2001-01-29", "label":{"en":"Canadian Alliance MP for Battlefords—Lloydminster"}}, {"end_date":"2000-10-22", "riding":{"province":"SK", "name":{"en":"Battlefords—Lloydminster"}, "id":47001}, "url":"/politicians/memberships/2733/", "party":{"name":{"en":"Reform Party of Canada"}, "short_name":{"en":"Reform"}}, "start_date":"1997-09-22", "label":{"en":"Reform MP for Battlefords—Lloydminster"}}], "given_name":"Gerry", "voice":"1 613 995-7080", "email":"gerry.ritz@parl.gc.ca"}, {"fax":"1 613 992-0759", "links":[{"url":"http://www.parl.gc.ca/MembersOfParliament/ProfileMP.aspx?Key=219323&amp;Language=E", "note":"Page on parl.gc.ca"}, {"url":"http://nellis.liberal.ca", "note":"Official site"}], "image":"/media/polpics/neil-ellis.jpg", "other_info":{"twitter":["NeilREllis"], "twitter_id":["122247581"], "parl_id":["214097", "219323"], "constituency_offices":["100 Station Street (Main Office)\nBelleville ON <text:s/>K8N 2S5\nPhone: 1 613 969-3300"], "alternate_name":["neil ellis", "neil r. ellis"]}, "related":{"speeches_url":"/speeches/?politician=neil-ellis", "ballots_url":"/votes/ballots/?politician=neil-ellis", "sponsored_bills_url":"/bills/?sponsor_politician=neil-ellis", "activity_rss_url":"/politicians/10562/rss/activity/"}, "family_name":"Ellis", "name":"Neil Ellis", "url":"/politicians/neil-ellis/", "gender":"male", "memberships":[{"end_date":nil, "riding":{"province":"ON", "name":{"en":"Bay of Quinte"}, "id":35006}, "url":"/politicians/memberships/4257/", "party":{"name":{"en":"Liberal Party of Canada"}, "short_name":{"en":"Liberal"}}, "start_date":"2015-10-19", "label":{"en":"Liberal MP for Bay of Quinte"}}], "given_name":"Neil", "voice":"1 613 992-0752", "email":"Neil.Ellis@parl.gc.ca"}, {"fax":"1 613 996-7942", "links":[{"url":"http://www.parl.gc.ca/MembersOfParliament/ProfileMP.aspx?Key=220086&amp;Language=E", "note":"Page on parl.gc.ca"}, {"url":"http://beynate.ca", "note":"Official site"}], "image":"/media/polpics/nathaniel-erskine-smith.jpg", "other_info":{"favourite_word":["respect"], "twitter":["beynate"], "twitter_id":["1942247293"], "parl_id":["214185", "216082", "215901", "220086"], "constituency_offices":["1902 Danforth Avenue (Main Office)\nToronto ON <text:s/>M4C 1J4\nPhone: 1 416 467-0860"], "alternate_name":["nathaniel erskine-smith"]}, "related":{"speeches_url":"/speeches/?politician=nathaniel-erskine-smith", "ballots_url":"/votes/ballots/?politician=nathaniel-erskine-smith", "sponsored_bills_url":"/bills/?sponsor_politician=nathaniel-erskine-smith", "activity_rss_url":"/politicians/10557/rss/activity/"}, "family_name":"Erskine-Smith", "name":"Nathaniel Erskine-Smith", "url":"/politicians/nathaniel-erskine-smith/", "gender":"male", "memberships":[{"end_date":nil, "riding":{"province":"ON", "name":{"en":"Beaches—East</text:p>
      <text:p text:style-name="P1"><text:s/>York"}, "id":35007}, "url":"/politicians/memberships/4219/", "party":{"name":{"en":"Liberal Party of Canada"}, "short_name":{"en":"Liberal"}}, "start_date":"2015-10-19", "label":{"en":"Liberal MP for Beaches—East York"}}], "given_name":"Nathaniel", "voice":"1 613 992-2115", "email":"Nathaniel.Erskine-Smith@parl.gc.ca"}, {"fax":"1 613 995-0687", "links":[{"url":"http://www.parl.gc.ca/MembersOfParliament/ProfileMP.aspx?Key=216580&amp;Language=E", "note":"Page on parl.gc.ca"}], "image":"/media/polpics/404_1.jpg", "other_info":{"wikipedia_id":["3835742"], "parlinfo_id":["8c04baa6-daad-4fe5-8413-3973a24a2760"], "favourite_word":["money"], "twitter_id":["2791988124"], "wordcloud":["autoimg/wordcloud-pol/maxime-bernier.png"], "parl_id":["128319", "111553", "78770", "78461", "170704", "170141", "132236", "134869", "143853", "143725", "151426", "162463", "166309", "194607", "213862", "216580"], "freebase_id":["/en/maxime_bernier"], "constituency_offices":["1068 Vachon Blvd North\nSuite 225\nSainte-marie, Quebec\nG6E 1M6\nPhone: 1 418 387-4224\n\n11535 1st Avenue (Main Office)\nSuite 430\nSaint-georges, Quebec\nG5Y 7H5\nPhone: 1 418 227-2171"], "twitter":["MaximeBernier"], "alternate_name":["maxime bernier"]}, "related":{"speeches_url":"/speeches/?politician=maxime-bernier", "ballots_url":"/votes/ballots/?politician=maxime-bernier", "sponsored_bills_url":"/bills/?sponsor_politician=maxime-bernier", <text:soft-page-break/>"activity_rss_url":"/politicians/404/rss/activity/"}, "family_name":"Bernier", "name":"Maxime Bernier", "url":"/politicians/maxime-bernier/", "gender":"male", "memberships":[{"end_date":nil, "riding":{"province":"QC", "name":{"en":"Beauce"}, "id":24007}, "url":"/politicians/memberships/337/", "party":{"name":{"en":"Conservative Party of Canada"}, "short_name":{"en":"Conservative"}}, "start_date":"2006-04-03", "label":{"en":"Conservative MP for Beauce"}}], "given_name":"Maxime", "voice":"1 613 992-8053", "email":"maxime.bernier@parl.gc.ca"}, {"fax":"1 613 996-2656", "links":[{"url":"http://www.parl.gc.ca/MembersOfParliament/ProfileMP.aspx?Key=217109&amp;Language=E", "note":"Page on parl.gc.ca"}], "image":"/media/polpics/409.jpg", "other_info":{"wikipedia_id":["3867018"], "twitter":["SBoucherMP"], "favourite_word":["liberals"], "twitter_id":["2382876865"], "parlinfo_id":["38f0d8dc-9c1c-4c89-be68-08ebe484b50b"], "parl_id":["128322", "78507", "113998", "78967", "128860", "83672", "85014", "100925", "100842", "101706", "114605", "115699", "121706", "130997", "131406", "131941", "133877", "143521", "141253", "145259", "148351", "149470", "150688", "160820", "164117", "160255", "165797", "213937", "217109"], "freebase_id":["/en/sylvie_boucher"], "constituency_offices":["32 Patrick-Morgan Street\nLa Malbaie, Quebec\nG5A 1T1\nPhone: 1 418 665-6566\n\n9749 Sainte-Anne Blvd. (Main Office)\nSte-anne-de-beaupre, Quebec\nG0A 3C0\nPhone: 1 418 827-6776"], "alternate_name":["sylvie boucher"]}, "related":{"speeches_url":"/speeches/?politician=sylvie-boucher", "ballots_url":"/votes/ballots/?politician=sylvie-boucher", "sponsored_bills_url":"/bills/?sponsor_politician=sylvie-boucher", "activity_rss_url":"/politicians/409/rss/activity/"}, "family_name":"Boucher", "name":"Sylvie Boucher", "url":"/politicians/sylvie-boucher/", "gender":"female", "memberships":[{"end_date":nil, "riding":{"province":"QC", "name":{"en":"Beauport—Côte-de-Beaupré—Île d\u0092Orléans—Charlevoix"}, "id":24020}, "url":"/politicians/memberships/4322/", "party":{"name":{"en":"Conservative Party of Canada"}, "short_name":{"en":"Conservative"}}, "start_date":"2015-10-19", "label":{"en":"Conservative MP for Beauport—Côte-de-Beaupré—Île d\u0092Orléans—Charlevoix"}}, {"end_date":"2011-03-26", "riding":{"province":"QC", "name":{"en":"Beauport—Limoilou"}, "id":24008}, "url":"/politicians/memberships/351/", "party":{"name":{"en":"Conservative Party of Canada"}, "short_name":{"en":"Conservative"}}, "start_date":"2006-04-03", "label":{"en":"Conservative MP for Beauport—Limoilou"}}], "given_name":"Sylvie", "voice":"1 613 995-9732", "email":"Sylvie.Boucher@parl.gc.ca"}, {"fax":"1 613 992-4544", "links":[{"url":"http://www.parl.gc.ca/MembersOfParliament/ProfileMP.aspx?Key=216167&amp;Language=E", "note":"Page on parl.gc.ca"}], "image":"/media/polpics/alupa-clarke.jpg", "other_info":{"favourite_word":["measures"], "twitter":["Alupa_Clarke"], "twitter_id":["3341891907"], "alternate_name":["alupa clarke", "alupa a. clarke"], "constituency_offices":["2000 Sanfaçon Avenue (Main Office)\nSuite 101\nQuébec, Quebec\nG1E 3R7\nPhone: 1 418 663-2113"], "parl_id":["214025", "216167"]}, "related":{"speeches_url":"/speeches/?politician=alupa-clarke", "ballots_url":"/votes/ballots/?politician=alupa-clarke", "sponsored_bills_url":"/bills/?sponsor_politician=alupa-clarke", "activity_rss_url":"/politicians/10040/rss/activity/"}, "family_name":"Clarke", "name":"Alupa Clarke", "url":"/politicians/alupa-clarke/", "gender":"male", "memberships":[{"end_date":nil, "riding":{"province":"QC", "name":{"en":"Beauport—Limoilou"}, "id":24008}, "url":"/politicians/memberships/4414/", "party":{"name":{"en":"Conservative Party of Canada"}, "short_name":{"en":"Conservative"}}, "start_date":"2015-10-19", "label":{"en":"Conservative MP for Beauport—Limoilou"}}], "given_name":"Alupa", "voice":"1 613 992-4406", "email":"Alupa.Clarke@parl.gc.ca"}, {"fax":"1 613 992-3053", "links":[{"url":"http://www.parl.gc.ca/MembersOfParliament/ProfileMP.aspx?Key=214348&amp;Language=E", "note":"Page on parl.gc.ca"}, {"url":"http://dominicleblanc.ca", "note":"Official site"}], "image":"/media/polpics/166_1.jpg", "other_info":{"wikipedia_id":["657728"], "favourite_word":["colleagues"], "wordcloud":["autoimg/wordcloud-pol/dominic-leblanc.png"], "parlinfo_id":["44647433-13cb-467e-8632-d49b131d5bb6"], "parl_id":<text:soft-page-break/>["128175", "78341", "170282", "82350", "99431", "114209", "119119", "129644", "140348", "146495", "149926", "161475", "174856", "173654", "189037", "190528", "190471", "214317", "214348"], "freebase_id":["/en/dominic_leblanc"], "constituency_offices":["328 Main Street (Main Office)\nSuite I\nShediac NB <text:s/>E4P 2E3\nPhone: 1 506 533-5700"], "alternate_name":["dominic leblanc"]}, "related":{"speeches_url":"/speeches/?politician=dominic-leblanc", "ballots_url":"/votes/ballots/?politician=dominic-leblanc", "sponsored_bills_url":"/bills/?sponsor_politician=dominic-leblanc", "activity_rss_url":"/politicians/166/rss/activity/"}, "family_name":"LeBlanc", "name":"Dominic LeBlanc", "url":"/politicians/dominic-leblanc/", "gender":"male", "memberships":[{"end_date":nil, "riding":{"province":"NB", "name":{"en":"Beauséjour"}, "id":13002}, "url":"/politicians/memberships/1314/", "party":{"name":{"en":"Liberal Party of Canada"}, "short_name":{"en":"Liberal"}}, "start_date":"2004-10-04", "label":{"en":"Liberal MP for Beauséjour"}}, {"end_date":"2004-05-23", "riding":{"province":"NB", "name":{"en":"Beauséjour—Petitcodiac"}, "id":nil}, "url":"/politicians/memberships/1619/", "party":{"name":{"en":"Liberal Party of Canada"}, "short_name":{"en":"Liberal"}}, "start_date":"2001-01-29", "label":{"en":"Liberal MP for Beauséjour—Petitcodiac"}}], "given_name":"Dominic", "voice":"1 613 992-1020", "email":"dominic.leblanc@parl.gc.ca"}, {"fax":"1 613 995-6784", "links":[{"url":"http://www.parl.gc.ca/MembersOfParliament/ProfileMP.aspx?Key=214090&amp;Language=E", "note":"Page on parl.gc.ca"}, {"url":"http://louisplamondon.com", "note":"Official site"}], "image":"/media/polpics/232_1.jpg", "other_info":{"wikipedia_id":["2332440"], "favourite_word":["quebec"], "wordcloud":["autoimg/wordcloud-pol/louis-plamondon.png"], "parlinfo_id":["4b9cf7c8-d5db-4efa-a24e-c26afde48cc3"], "parl_id":["128149", "128905", "78481", "170256", "81002", "134126", "130512", "160679", "214090"], "freebase_id":["/en/louis_plamondon"], "constituency_offices":["702 de Mgr Panet Street\nNicolet, Quebec\nJ3T 1C6\nPhone: 1 819 293-2041\n\n307 Marie-Victorin Road (Main Office)\nSorel-Tracy, Quebec\nJ3R 1K6\nPhone: 1 450 742-0479"], "alternate_name":["louis plamondon"]}, "related":{"speeches_url":"/speeches/?politician=louis-plamondon", "ballots_url":"/votes/ballots/?politician=louis-plamondon", "sponsored_bills_url":"/bills/?sponsor_politician=louis-plamondon", "activity_rss_url":"/politicians/232/rss/activity/"}, "family_name":"Plamondon", "name":"Louis Plamondon", "url":"/politicians/louis-plamondon/", "gender":"male", "memberships":[{"end_date":nil, "riding":{"province":"QC", "name":{"en":"Bécancour—Nicolet—Saurel"}, "id":24009}, "url":"/politicians/memberships/4243/", "party":{"name":{"en":"Bloc Québécois"}, "short_name":{"en":"Bloc"}}, "start_date":"2015-10-19", "label":{"en":"Bloc MP for Bécancour—Nicolet—Saurel"}}, {"end_date":"2015-10-19", "riding":{"province":"QC", "name":{"en":"Bas-Richelieu—Nicolet—Bécancour"}, "id":24054}, "url":"/politicians/memberships/541/", "party":{"name":{"en":"Bloc Québécois"}, "short_name":{"en":"Bloc"}}, "start_date":"2006-04-03", "label":{"en":"Bloc MP for Bas-Richelieu—Nicolet—Bécancour"}}, {"end_date":"2005-11-29", "riding":{"province":"QC", "name":{"en":"Richelieu"}, "id":nil}, "url":"/politicians/memberships/1506/", "party":{"name":{"en":"Bloc Québécois"}, "short_name":{"en":"Bloc"}}, "start_date":"2004-10-04", "label":{"en":"Bloc MP for Richelieu"}}, {"end_date":"2004-05-23", "riding":{"province":"QC", "name":{"en":"Bas-Richelieu—Nicolet—Bécancour"}, "id":24054}, "url":"/politicians/memberships/1759/", "party":{"name":{"en":"Bloc Québécois"}, "short_name":{"en":"Bloc"}}, "start_date":"2001-01-29", "label":{"en":"Bloc MP for Bas-Richelieu—Nicolet—Bécancour"}}, {"end_date":"2000-10-22", "riding":{"province":"QC",</text:p>
      <text:p text:style-name="P1"><text:s/>"name":{"en":"Richelieu"}, "id":nil}, "url":"/politicians/memberships/3308/", "party":{"name":{"en":"Bloc Québécois"}, "short_name":{"en":"Bloc"}}, "start_date":"1994-01-17", "label":{"en":"Bloc MP for Richelieu"}}], "given_name":"Louis", "voice":"1 613 995-9241", "email":"louis.plamondon@parl.gc.ca"}, {"fax":"1 613 995-6856", "links":[{"url":"http://www.parl.gc.ca/MembersOfParliament/ProfileMP.aspx?Key=216440&amp;Language=E", "note":"Page on parl.gc.ca"}, <text:soft-page-break/>{"url":"http://stevenblaney.ca", "note":"Official site"}], "image":"/media/polpics/408_1.jpg", "other_info":{"wikipedia_id":["3836528"], "twitter":["StevenBlaneyPCC"], "favourite_word":["protect"], "twitter_id":["75459502"], "parlinfo_id":["22a96405-bed6-45e9-811a-69d055416803"], "parl_id":["128274", "78459", "170681", "170274", "84849", "83585", "102387", "102094", "100718", "83188", "85393", "86963", "99873", "101401", "104748", "100940", "107741", "110395", "116345", "117655", "117312", "130788", "133530", "131835", "132770", "143871", "140556", "142770", "151388", "151522", "148959", "162698", "158939", "160256", "161191", "165801", "159734", "191412", "191411", "194614", "213870", "217983", "216440"], "freebase_id":["/en/steven_blaney"], "wordcloud":["autoimg/wordcloud-pol/steven-blaney.png"], "constituency_offices":["1516-D, route 277\nLac-Etchemin QC <text:s/>G0R 1S0\nPhone: 1 418 625-2626\n\n115, route du Président Kennedy (bureau principal)\nBureau 101\nLévis QC <text:s/>G6V 6C8\nPhone: 1 418 830-0500"], "alternate_name":["steven blaney"]}, "related":{"speeches_url":"/speeches/?politician=steven-blaney", "ballots_url":"/votes/ballots/?politician=steven-blaney", "sponsored_bills_url":"/bills/?sponsor_politician=steven-blaney", "activity_rss_url":"/politicians/408/rss/activity/"}, "family_name":"Blaney", "name":"Steven Blaney", "url":"/politicians/steven-blaney/", "gender":"male", "memberships":[{"end_date":nil, "riding":{"province":"QC", "name":{"en":"Bellechasse—Les Etchemins—Lévis"}, "id":24010}, "url":"/politicians/memberships/4244/", "party":{"name":{"en":"Conservative Party of Canada"}, "short_name":{"en":"Conservative"}}, "start_date":"2015-10-19", "label":{"en":"Conservative MP for Bellechasse—Les Etchemins—Lévis"}}, {"end_date":"2015-10-19", "riding":{"province":"QC", "name":{"en":"Lévis—Bellechasse"}, "id":24034}, "url":"/politicians/memberships/346/", "party":{"name":{"en":"Conservative Party of Canada"}, "short_name":{"en":"Conservative"}}, "start_date":"2006-04-03", "label":{"en":"Conservative MP for Lévis—Bellechasse"}}], "given_name":"Steven", "voice":"1 613 992-7434", "email":"steven.blaney@parl.gc.ca"}, {"fax":"1 613 995-6223", "links":[{"url":"http://www.parl.gc.ca/MembersOfParliament/ProfileMP.aspx?Key=217339&amp;Language=E", "note":"Page on parl.gc.ca"}], "image":"/media/polpics/8491_1.jpg", "other_info":{"favourite_word":["colleague"], "twitter":["MattDube"], "twitter_id":["288970758"], "parlinfo_id":["78336f0e-962c-47d2-a5b8-b59a26592789"], "alternate_name":["matthew dube"], "wordcloud":["autoimg/wordcloud-pol/matthew-dube.png"], "constituency_offices":["1991 Blvd De Périgny (Main Office)\nSuite 105\nChambly, Quebec\nJ3L 4C3\nPhone: 1 450 658-0088"], "parl_id":["170102", "182489", "173800", "186463", "194118", "197300", "214060", "219019", "217339"]}, "related":{"speeches_url":"/speeches/?politician=matthew-dube", "ballots_url":"/votes/ballots/?politician=matthew-dube", "sponsored_bills_url":"/bills/?sponsor_politician=matthew-dube", "activity_rss_url":"/politicians/8491/rss/activity/"}, "family_name":"Dubé", "name":"Matthew Dubé", "url":"/politicians/matthew-dube/", "gender":"male", "memberships":[{"end_date":nil, "riding":{"province":"QC", "name":{"en":"Beloeil—Chambly"}, "id":24011}, "url":"/politicians/memberships/4378/", "party":{"name":{"en":"New Democratic Party"}, "short_name":{"en":"NDP"}}, "start_date":"2015-10-19", "label":{"en":"NDP MP for Beloeil—Chambly"}}, {"end_date":"2015-10-19", "riding":{"province":"QC", "name":{"en":"Chambly—Borduas"}, "id":24012}, "url":"/politicians/memberships/4130/", "party":{"name":{"en":"New Democratic Party"}, "short_name":{"en":"NDP"}}, "start_date":"2011-05-02", "label":{"en":"NDP MP for Chambly—Borduas"}}], "given_name":"Matthew", "voice":"1 613 992-6035", "email":"Matthew.Dube@parl.gc.ca"}, {"fax":"1 613 992-7276", "links":[{"url":"http://www.parl.gc.ca/MembersOfParliament/ProfileMP.aspx?Key=218573&amp;Language=E", "note":"Page on parl.gc.ca"}, {"url":"http://ruthellenbrosseau.ndp.ca", "note":"Official site"}], "image":"/media/polpics/8479_1.jpg", "other_info":{"twitter":["RE_Brosseau"], "favourite_word":["farmers"], "wordcloud":["autoimg/wordcloud-pol/ruth-ellen-brosseau.png"], "twitter_id":["305695167"], "parlinfo_id":["c861cfd8-ac30-4ddf-9d31-79dd34dcc59e"], "parl_id":["203377", "201518", "170121", "173732", "182486", "178792", "184256", "188864", "197307", "213883", "218958", "218573"], <text:soft-page-break/>"constituency_offices":["343 St-Laurent Avenue (Main Office)\nLouiseville, Quebec\nJ5V 1K2\nPhone: 1 819 228-1210"], "alternate_name":["ruth ellen brosseau"]}, "related":{"speeches_url":"/speeches/?politician=ruth-ellen-brosseau", "ballots_url":"/votes/ballots/?politician=ruth-ellen-brosseau", "sponsored_bills_url":"/bills/?sponsor_politician=ruth-ellen-brosseau", "activity_rss_url":"/politicians/8479/rss/activity/"}, "family_name":"Brosseau", "name":"Ruth Ellen Brosseau", "url":"/politicians/ruth-ellen-brosseau/", "gender":"female", "memberships":[{"end_date":nil, "riding":{"province":"QC", "name":{"en":"Berthier—Maskinongé"}, "id":24012}, "url":"/politicians/memberships/4127/", "party":{"name":{"en":"New Democratic Party"}, "short_name":{"en":"NDP"}}, "start_date":"2011-05-02", "label":{"en":"NDP MP for Berthier—Maskinongé"}}], "given_name":"Ruth Ellen", "voice":"1 613 992-5681", "email":"RuthEllen.Brosseau@parl.gc.ca"}, {"fax":"1 613 992-5324", "links":[{"url":"http://www.parl.gc.ca/MembersOfParliament/ProfileMP.aspx?Key=214324&amp;Language=E", "note":"Page on parl.gc.ca"}], "image":"/media/polpics/553_1.jpg", "other_info":{"wikipedia_id":["14119247"], "favourite_word":["conservative"], "twitter":["JudyFooteMP"], "twitter_id":["2471250308"], "parlinfo_id":["669a6720-3704-48ff-a218-4035d05107a6"], "parl_id":["128792", "170758", "129572", "138295", "141268", "149888", "158675", "214500", "214324"], "freebase_id":["/en/judy_foote"], "wordcloud":["autoimg/wordcloud-pol/judy-foote.png"], "constituency_offices":["3 Church Street (Main Office)\nPO Box 370\nGrand Bank NL <text:s/>A0E 1W0\nPhone: 1 709 832-1383"], "alternate_name":["judy foote"]}, "related":{"speeches_url":"/speeches/?politician=judy-foote", "ballots_url":"/votes/ballots/?politician=judy-foote", "sponsored_bills_url":"/bills/?sponsor_politician=judy-foote", "activity_rss_url":"/politicians/553/rss/activity/"}, "family_name":"Foote", "name":"Judy Foote", "url":"/politicians/judy-foote/", "gender":"female", "memberships":[{"end_date":nil, "riding":{"province":"NL", "name":{"en":"Bonavista—Burin—Trinity"}, "id":10002}, "url":"/politicians/memberships/4362/", "party":{"name":{"en":"Liberal Party of Canada"}, "short_name":{"en":"Liberal"}}, "start_date":"2015-10-19", "label":{"en":"Liberal MP for Bonavista—Burin—Trinity"}}, {"end_date":"2015-10-19", "riding":{"province":"NL", "name":{"en":"Random—Burin—St. George's"}, "id":10005}, "url":"/politicians/memberships/1040/", "party":{"name":{"en":"Liberal Party of Canada"}, "short_name":{"en":"Liberal"}}, "start_date":"2008-11-18", "label":{"en":"Liberal MP for Random—Burin—St. George's"}}], "given_name":"Judy", "voice":"1 613 992-8655", "email":"judy.foote@parl.gc.ca"}, {"fax":"1 613 995-9755", "links":[{"url":"http://www.parl.gc.ca/MembersOfParliament/ProfileMP.aspx?Key=214685&amp;Language=E", "note":"Page on parl.gc.ca"}, {"url":"http://emmanueldubourg.ca/en", "note":"Official site"}], "image":"/media/polpics/9271.jpg", "other_info":{"twitter":["EmmanuelDubourg"], "twitter_id":["1881004363"], "alternate_name":["emmanuel dubourg"], "constituency_offices":["5835 Leger Blvd (Main Office)\nSuite 203\nMontreal-Nord, Quebec\nH1G 6E1\nPhone: 1 514 323-1212"], "favourite_word":["conservatives"], "parl_id":["199817", "200208", "214270", "214685"]}, "related":{"speeches_url":"/speeches/?politician=emmanuel-dubourg", "ballots_url":"/votes/ballots/?politician=emmanuel-dubourg", "sponsored_bills_url":"/bills/?sponsor_politician=emmanuel-dubourg", "activity_rss_url":"/politicians/9271/rss/activity/"}, "family_name":"Dubourg", "name":"Emmanuel Dubourg", "url":"/politicians/emmanuel-dubourg/", "gender":"male", "memberships":[{"end_date":nil, "riding":{"province":"QC", "name":{"en":"Bourassa"}, "id":24015}, "url":"/politicians/memberships/4164/", "party":{"name":{"en":"Liberal Party of Canada"}, "short_name":{"en":"Liberal"}}, "start_date":"2013-11-27", "label":{"en":"Liberal MP for Bourassa"}}], "given_name":"Emmanuel", "voice":"1 613 995-6108", "email":"Emmanuel.Dubourg@parl.gc.ca"}, {"fax":"1 613 992-0768", "links":[{"url":"http://www.parl.gc.ca/MembersOfParliament/ProfileMP.aspx?Key=218669&amp;Language=E", "note":"Page on parl.gc.ca"}, {"url":"http://martinshieldsbowriver.ca", "note":"Official site"}], <text:soft-page-break/>"image":"/media/polpics/9812.jpg", "other_info":{"favourite_word":["air"], "twitter":["MartinBowRiver"], "twitter_id":["3115495914"], "alternate_name":["martin shields"], "constituency_offices":["403 - 2nd Avenue W (Main Office)\nSuite 2\nBrooks AB <text:s/>T1R 0S3\nPhone: 1 844 241-0020"], "parl_id":["214181", "218669"]}, "related":{"speeches_url":"/speeches/?politician=martin-shields", "ballots_url":"/votes/ballots/?politician=martin-shields", "sponsored_bills_url":"/bills/?sponsor_politician=martin-shields",</text:p>
      <text:p text:style-name="P1"><text:s/>"activity_rss_url":"/politicians/9812/rss/activity/"}, "family_name":"Shields", "name":"Martin Shields", "url":"/politicians/martin-shields/", "gender":"male", "memberships":[{"end_date":nil, "riding":{"province":"AB", "name":{"en":"Bow River"}, "id":48003}, "url":"/politicians/memberships/4306/", "party":{"name":{"en":"Conservative Party of Canada"}, "short_name":{"en":"Conservative"}}, "start_date":"2015-10-19", "label":{"en":"Conservative MP for Bow River"}}], "given_name":"Martin", "voice":"1 613 992-0761", "email":"Martin.Shields@parl.gc.ca"}, {"fax":"1 613 947-0443", "links":[{"url":"http://www.parl.gc.ca/MembersOfParliament/ProfileMP.aspx?Key=215947&amp;Language=E", "note":"Page on parl.gc.ca"}, {"url":"http://rameshsangha.ca", "note":"Official site"}], "image":"/media/polpics/10572.jpg", "other_info":{"favourite_word":["unions"], "twitter":["sangharamesh"], "twitter_id":["598920180"], "parl_id":["213948", "215947"], "alternate_name":["ramesh sangha"]}, "related":{"speeches_url":"/speeches/?politician=ramesh-sangha", "ballots_url":"/votes/ballots/?politician=ramesh-sangha", "sponsored_bills_url":"/bills/?sponsor_politician=ramesh-sangha", "activity_rss_url":"/politicians/10572/rss/activity/"}, "family_name":"Sangha", "name":"Ramesh Sangha", "url":"/politicians/ramesh-sangha/", "gender":"male", "memberships":[{"end_date":nil, "riding":{"province":"ON", "name":{"en":"Brampton Centre"}, "id":35008}, "url":"/politicians/memberships/4215/", "party":{"name":{"en":"Liberal Party of Canada"}, "short_name":{"en":"Liberal"}}, "start_date":"2015-10-19", "label":{"en":"Liberal MP for Brampton Centre"}}], "given_name":"Ramesh", "voice":"1 613 992-9105", "email":"Ramesh.Sangha@parl.gc.ca"}, {"fax":"1 613 992-0777", "links":[{"url":"http://www.parl.gc.ca/MembersOfParliament/ProfileMP.aspx?Key=215936&amp;Language=E", "note":"Page on parl.gc.ca"}], "image":"/media/polpics/raj-grewal.jpg", "other_info":{"favourite_word":["infrastructure"], "twitter":["RajLiberal"], "twitter_id":["1947944587"], "parl_id":["214299", "215920", "215936"], "constituency_offices":["1 Gateway Blvd (Main Office)\nSuite 204\nBrampton ON <text:s/>L6T 0G3\nPhone: 1 905 458-1474"], "alternate_name":["raj grewal"]}, "related":{"speeches_url":"/speeches/?politician=raj-grewal", "ballots_url":"/votes/ballots/?politician=raj-grewal", "sponsored_bills_url":"/bills/?sponsor_politician=raj-grewal", "activity_rss_url":"/politicians/10567/rss/activity/"}, "family_name":"Grewal", "name":"Raj Grewal", "url":"/politicians/raj-grewal/", "gender":"male", "memberships":[{"end_date":nil, "riding":{"province":"ON", "name":{"en":"Brampton East"}, "id":35009}, "url":"/politicians/memberships/4271/", "party":{"name":{"en":"Liberal Party of Canada"}, "short_name":{"en":"Liberal"}}, "start_date":"2015-10-19", "label":{"en":"Liberal MP for Brampton East"}}], "given_name":"Raj", "voice":"1 613 992-0769", "email":"Raj.Grewal@parl.gc.ca"}, {"fax":"1 613 995-7003", "links":[{"url":"http://www.parl.gc.ca/MembersOfParliament/ProfileMP.aspx?Key=215905&amp;Language=E", "note":"Page on parl.gc.ca"}, {"url":"http://rsahota.liberal.ca", "note":"Official site"}], "image":"/media/polpics/ruby-sahota.jpg", "other_info":{"favourite_word":["citizenship"], "twitter_id":["49160271"], "alternate_name":["ruby sahota"], "constituency_offices":["50 Sunny Meadow Blvd (Main Office)\nSuite 307\nBrampton ON <text:s/>L6R 0Y7\nPhone: 1 905 840-0505"], "twitter":["MPRubySahota"], "parl_id":["214009", "214871", "215905"]}, "related":{"speeches_url":"/speeches/?politician=ruby-sahota", "ballots_url":"/votes/ballots/?politician=ruby-sahota", "sponsored_bills_url":"/bills/?sponsor_politician=ruby-sahota", <text:soft-page-break/>"activity_rss_url":"/politicians/10044/rss/activity/"}, "family_name":"Sahota", "name":"Ruby Sahota", "url":"/politicians/ruby-sahota/", "gender":"female", "memberships":[{"end_date":nil, "riding":{"province":"ON", "name":{"en":"Brampton North"}, "id":35010}, "url":"/politicians/memberships/4209/", "party":{"name":{"en":"Liberal Party of Canada"}, "short_name":{"en":"Liberal"}}, "start_date":"2015-10-19", "label":{"en":"Liberal MP for Brampton North"}}], "given_name":"Ruby", "voice":"1 613 995-4843", "email":"Ruby.Sahota@parl.gc.ca"}, {"fax":"1 613 995-6796", "links":[{"url":"http://www.parl.gc.ca/MembersOfParliament/ProfileMP.aspx?Key=219501&amp;Language=E", "note":"Page on parl.gc.ca"}, {"url":"http://soniasidhu.ca", "note":"Official site"}], "image":"/media/polpics/sonia-sidhu.jpg", "other_info":{"favourite_word":["need"], "twitter":["SoniaLiberal"], "twitter_id":["3188558830"], "parl_id":["214161", "215940", "219501"], "constituency_offices":["24 Queen Street East (Main Office)\nSuite 600\nBrampton ON <text:s/>L6V 1A3\nPhone: 1 905 846-0076"], "alternate_name":["sonia sidhu"]}, "related":{"speeches_url":"/speeches/?politician=sonia-sidhu", "ballots_url":"/votes/ballots/?politician=sonia-sidhu", "sponsored_bills_url":"/bills/?sponsor_politician=sonia-sidhu", "activity_rss_url":"/politicians/10053/rss/activity/"}, "family_name":"Sidhu", "name":"Sonia Sidhu", "url":"/politicians/sonia-sidhu/", "gender":"female", "memberships":[{"end_date":nil, "riding":{"province":"ON", "name":{"en":"Brampton South"}, "id":35011}, "url":"/politicians/memberships/4227/", "party":{"name":{"en":"Liberal Party of Canada"}, "short_name":{"en":"Liberal"}}, "start_date":"2015-10-19", "label":{"en":"Liberal MP for Brampton South"}}], "given_name":"Sonia", "voice":"1 613 995-5381", "email":"Sonia.Sidhu@parl.gc.ca"}, {"fax":"1 613 992-0800", "links":[{"url":"http://www.parl.gc.ca/MembersOfParliament/ProfileMP.aspx?Key=220098&amp;Language=E", "note":"Page on parl.gc.ca"}], "image":"/media/polpics/kamal-khera.jpg", "other_info":{"favourite_word":["dementia"], "twitter":["KamalKheraLib"], "twitter_id":["232446981"], "parl_id":["214677", "214011", "220098"], "constituency_offices":["35 Van Kirk Drive (Main Office)\nSuite 10/10A\nBrampton ON <text:s/>L7A 1A5\nPhone: 1 905 454-4758"], "alternate_name":["kamal khera"]}, "related":{"speeches_url":"/speeches/?politician=kamal-khera", "ballots_url":"/votes/ballots/?politician=kamal-khera", "sponsored_bills_url":"/bills/?sponsor_politician=kamal-khera", "activity_rss_url":"/politicians/10450/rss/activity/"}, "family_name":"Khera", "name":"Kamal Khera", "url":"/politicians/kamal-khera/", "gender":"female", "memberships":[{"end_date":nil, "riding":{"province":"ON", "name":{"en":"Brampton West"}, "id":35012}, "url":"/politicians/memberships/4194/", "party":{"name":{"en":"Liberal Party of Canada"}, "short_name":{"en":"Liberal"}}, "start_date":"2015-10-19", "label":{"en":"Liberal MP for Brampton West"}}], "given_name":"Kamal", "voice":"1 613 992-0778", "email":"Kamal.Khera@parl.gc.ca"}, {"fax":"1 613 992-1265", "links":[{"url":"http://www.parl.gc.ca/MembersOfParliament/ProfileMP.aspx?Key=216719&amp;Language=E", "note":"Page on parl.gc.ca"}, {"url":"http://larrymaguire.ca", "note":"Official site"}], "image":"/media/polpics/9258.jpg", "other_info":{"twitter":["LarryMaguireMP"], "favourite_word":["well"], "twitter_id":["1686740173"], "alternate_name":["larry maguire"], "constituency_offices":["223 - 18th Street North (Main Office)\nSuite 8\nBrandon MB <text:s/>R7A 2V8\nPhone: 1 204 726-7600"], "parl_id":["202032", "199873", "204638", "203151", "208504", "208950", "208946", "202787", "214409", "218473", "219034", "216113", "216719"]}, "related":{"speeches_url":"/speeches/?politician=larry-maguire", "ballots_url":"/votes/ballots/?politician=larry-maguire", "sponsored_bills_url":"/bills/?sponsor_politician=larry-maguire", "activity_rss_url":"/politicians/9258/rss/activity/"}, "family_name":"Maguire", "name":"Larry Maguire", "url":"/politicians/larry-maguire/", "gender":"male", "memberships":[{"end_date":nil, "riding":{"province":"MB", "name":{"en":"Brandon—Souris"}, "id":46001}, "url":"/politicians/memberships/4161/", "party":{"name":{"en":"Conservative Party of Canada"}, "short_name":{"en":"Conservative"}}, <text:soft-page-break/>"start_date":"2013-11-27", "label":{"en":"Conservative MP for Brandon—Souris"}}], "given_name":"Larry", "voice":"1 613 995-9372", "email":"Larry.Maguire@parl.gc.ca"}, {"fax":"1 613 992-6382", "links":[{"url":"http://www.parl.gc.ca/MembersOfParliament/ProfileMP.aspx?Key=218767&amp;Language=E", "note":"Page on parl.gc.ca"}, {"url":"http://philmccolemanmp.ca", "note":"Official site"}], "image":"/media/polpics/575_1.jpg", "other_info":{"wikipedia_id":["19264857"], "favourite_word":["finance"], "twitter_id":["271959297"], "parlinfo_id":["a10a55d4-becb-4b98-b780-9fa8cfd5aa12"], "parl_id":["128399", "203415", "170101", "197878", "131304", "130081", "130956", "141414", "141182", "141554", "148248", "148567", "150422", "161651", "161609", "161058", "174378", "174503", "178425", "174281", "203607", "188036", "188158", "186799", "198590", "198188", "200751", "214366", "218767"], "freebase_id":["/en/phil_mccoleman"], "wordcloud":["autoimg/wordcloud-pol/phil-mccoleman.png"], "constituency_offices":["108 St. George Street (Main Office)\nSuite 3\nBrantford ON <text:s/>N3R 1V6\nPhone: 1 519 754-4300"], "twitter":["Phil4Brant"], "alternate_name":["phil mccoleman"]}, "related":{"speeches_url":"/speeches/?politician=phil-mccoleman", "ballots_url":"/votes/ballots/?politician=phil-mccoleman", "sponsored_bills_url":"/bills/?sponsor_politician=phil-mccoleman", "activity_rss_url":"/politicians/575/rss/activity/"}, "family_name":"McColeman", "name":"Phil McColeman", "url":"/politicians/phil-mccoleman/", "gender":"male", "memberships":[{"end_date":nil, "riding":{"province":"ON", "name":{"en":"Brantford—Brant"}, "id":35013}, "url":"/politicians/memberships/4260/", "party":{"name":{"en":"Conservative</text:p>
      <text:p text:style-name="P1"><text:s/>Party of Canada"}, "short_name":{"en":"Conservative"}}, "start_date":"2015-10-19", "label":{"en":"Conservative MP for Brantford—Brant"}}, {"end_date":"2015-10-19", "riding":{"province":"ON", "name":{"en":"Brant"}, "id":35009}, "url":"/politicians/memberships/1121/", "party":{"name":{"en":"Conservative Party of Canada"}, "short_name":{"en":"Conservative"}}, "start_date":"2008-11-18", "label":{"en":"Conservative MP for Brant"}}], "given_name":"Phil", "voice":"1 613 992-3118", "email":"phil.mccoleman@parl.gc.ca"}, {"fax":"1 613 947-8188", "links":[{"url":"http://www.parl.gc.ca/MembersOfParliament/ProfileMP.aspx?Key=219527&amp;Language=E", "note":"Page on parl.gc.ca"}, {"url":"http://dparadis.liberal.ca/en", "note":"Official site"}], "image":"/media/polpics/1757.jpg", "other_info":{"favourite_word":["riding"], "twitter_id":["273666240"], "parlinfo_id":["7cff4486-6787-493d-a4ee-a59d48f68ab3"], "alternate_name":["denis paradis"], "constituency_offices":["351 Principale Street\nCowansville, Quebec\nJ2K 1J4\nPhone: 1 450 263-0025\n\n353 Principale West Street (Main Office)\nMagog, Quebec\nJ1X 2B1\nPhone: 1 819 868-1305\n\n106 Principale Street\nBedford, Quebec\nJ0J 1A0\nPhone: 1 450 248-3144"], "twitter":["DenisParadisPLC"], "parl_id":["1914", "56174", "214076", "219527"]}, "related":{"speeches_url":"/speeches/?politician=denis-paradis", "ballots_url":"/votes/ballots/?politician=denis-paradis", "sponsored_bills_url":"/bills/?sponsor_politician=denis-paradis", "activity_rss_url":"/politicians/1757/rss/activity/"}, "family_name":"Paradis", "name":"Denis Paradis", "url":"/politicians/denis-paradis/", "gender":"male", "memberships":[{"end_date":nil, "riding":{"province":"QC", "name":{"en":"Brome—Missisquoi"}, "id":24016}, "url":"/politicians/memberships/4416/", "party":{"name":{"en":"Liberal Party of Canada"}, "short_name":{"en":"Liberal"}}, "start_date":"2015-10-19", "label":{"en":"Liberal MP for Brome—Missisquoi"}}, {"end_date":"2005-11-29", "riding":{"province":"QC", "name":{"en":"Brome—Missisquoi"}, "id":24016}, "url":"/politicians/memberships/3688/", "party":{"name":{"en":"Liberal Party of Canada"}, "short_name":{"en":"Liberal"}}, "start_date":"1994-01-17", "label":{"en":"Liberal MP for Brome—Missisquoi"}}], "given_name":"Denis", "voice":"1 613 947-8185", "email":"Denis.Paradis@parl.gc.ca"}, {"fax":"1 613 992-7273", "links":[{"url":"http://www.parl.gc.ca/MembersOfParliament/ProfileMP.aspx?Key=219327&amp;Language=E", "note":"Page on parl.gc.ca"}, {"url":"http://https://www.facebook.com/AlexandraMendesLiberal2015", <text:soft-page-break/>"note":"Official site"}], "image":"/media/polpics/562.jpg", "other_info":{"wikipedia_id":["19925529"], "twitter":["AlexandraBrStL"], "favourite_word":["chair"], "twitter_id":["249221867"], "parlinfo_id":["3ff878ad-e5c8-4b69-83cc-70922b56fe89"], "parl_id":["128525", "129717", "140608", "140485", "149927", "149988", "161438", "214403", "219327"], "freebase_id":["/en/alexandra_mendes"], "constituency_offices":["6955 Taschereau Blvd. (Main Office)\nSuite 225\nBrossard, Quebec\nJ4Z 1A7\nPhone: 1 450 466-6872"], "alternate_name":["alexandra mendes"]}, "related":{"speeches_url":"/speeches/?politician=alexandra-mendes", "ballots_url":"/votes/ballots/?politician=alexandra-mendes", "sponsored_bills_url":"/bills/?sponsor_politician=alexandra-mendes", "activity_rss_url":"/politicians/562/rss/activity/"}, "family_name":"Mendes", "name":"Alexandra Mendes", "url":"/politicians/alexandra-mendes/", "gender":"female", "memberships":[{"end_date":nil, "riding":{"province":"QC", "name":{"en":"Brossard—Saint-Lambert"}, "id":24017}, "url":"/politicians/memberships/4228/", "party":{"name":{"en":"Liberal Party of Canada"}, "short_name":{"en":"Liberal"}}, "start_date":"2015-10-19", "label":{"en":"Liberal MP for Brossard—Saint-Lambert"}}, {"end_date":"2011-03-26", "riding":{"province":"QC", "name":{"en":"Brossard—La Prairie"}, "id":24011}, "url":"/politicians/memberships/1128/", "party":{"name":{"en":"Liberal Party of Canada"}, "short_name":{"en":"Liberal"}}, "start_date":"2008-11-18", "label":{"en":"Liberal MP for Brossard—La Prairie"}}], "given_name":"Alexandra", "voice":"1 613 995-9301", "email":"Alexandra.Mendes@parl.gc.ca"}, {"fax":"1 613 952-0979", "links":[{"url":"http://www.parl.gc.ca/MembersOfParliament/ProfileMP.aspx?Key=219007&amp;Language=E", "note":"Page on parl.gc.ca"}, {"url":"http://www.larrymiller.ca", "note":"Official site"}], "image":"/media/polpics/202_1.jpg", "other_info":{"wikipedia_id":["1415770"], "twitter":["LarryMillerMP"], "favourite_word":["safety"], "wordcloud":["autoimg/wordcloud-pol/larry-miller.png"], "twitter_id":["2516160571"], "parlinfo_id":["d5a197ec-6694-4a63-b918-f7c55df7b7c2"], "parl_id":["128636", "78803", "197993", "203524", "170502", "85110", "84865", "101610", "101350", "99911", "101160", "101743", "117113", "116159", "115748", "115652", "133447", "135452", "131267", "130145", "130754", "140537", "144201", "142369", "143580", "151735", "151579", "149116", "162342", "162382", "175124", "176085", "172896", "189019", "186802", "186399", "198794", "196155", "202543", "202781", "214417", "219007"], "freebase_id":["/en/larry_miller_1956"], "constituency_offices":["1131 - 2nd Avenue East (Main Office)\nSuite 208\nOwen Sound ON <text:s/>N4K 2J1\nPhone: 1 519 371-1059"], "alternate_name":["larry miller"]}, "related":{"speeches_url":"/speeches/?politician=larry-miller", "ballots_url":"/votes/ballots/?politician=larry-miller", "sponsored_bills_url":"/bills/?sponsor_politician=larry-miller", "activity_rss_url":"/politicians/202/rss/activity/"}, "family_name":"Miller", "name":"Larry Miller", "url":"/politicians/larry-miller/", "gender":"male", "memberships":[{"end_date":nil, "riding":{"province":"ON", "name":{"en":"Bruce—Grey—Owen Sound"}, "id":35014}, "url":"/politicians/memberships/512/", "party":{"name":{"en":"Conservative Party of Canada"}, "short_name":{"en":"Conservative"}}, "start_date":"2006-04-03", "label":{"en":"Conservative MP for Bruce—Grey—Owen Sound"}}, {"end_date":"2005-11-29", "riding":{"province":"ON", "name":{"en":"Grey—Bruce—Owen Sound"}, "id":nil}, "url":"/politicians/memberships/1368/", "party":{"name":{"en":"Conservative Party of Canada"}, "short_name":{"en":"Conservative"}}, "start_date":"2004-10-04", "label":{"en":"Conservative MP for Grey—Bruce—Owen Sound"}}], "given_name":"Larry", "voice":"1 613 996-5191", "email":"larry.miller@parl.gc.ca"}, {"fax":"1 613 995-1091", "links":[{"url":"http://www.parl.gc.ca/MembersOfParliament/ProfileMP.aspx?Key=214680&amp;Language=E", "note":"Page on parl.gc.ca"}, {"url":"http://karinagouldmp.ca", "note":"Official site"}], "image":"/media/polpics/karina-gould.jpg", "other_info":{"favourite_word":["region"], "twitter":["karinagould"], "twitter_id":["61521038"], "parl_id":["214413", "214680"], "constituency_offices":["777 Guelph Line (Main Office)\nSuite 209\nBurlington ON <text:s/>L7R 3N2\nPhone: 1 905 639-5757"], "alternate_name":["karina gould"]}, "related":{"speeches_url":"/speeches/?politician=karina-gould", <text:soft-page-break/>"ballots_url":"/votes/ballots/?politician=karina-gould", "sponsored_bills_url":"/bills/?sponsor_politician=karina-gould", "activity_rss_url":"/politicians/10117/rss/activity/"}, "family_name":"Gould", "name":"Karina Gould", "url":"/politicians/karina-gould/", "gender":"female", "memberships":[{"end_date":nil, "riding":{"province":"ON", "name":{"en":"Burlington"}, "id":35015}, "url":"/politicians/memberships/4287/", "party":{"name":{"en":"Liberal Party of Canada"}, "short_name":{"en":"Liberal"}}, "start_date":"2015-10-19", "label":{"en":"Liberal MP for Burlington"}}], "given_name":"Karina", "voice":"1 613 995-0881", "email":"Karina.Gould@parl.gc.ca"}, {"fax":"1 613 992-0824", "links":[{"url":"http://www.parl.gc.ca/MembersOfParliament/ProfileMP.aspx?Key=214670&amp;Language=E", "note":"Page on parl.gc.ca"}, {"url":"http://terrybeech-parl.ca", "note":"Official site"}], "image":"/media/polpics/terry-beech.jpg", "other_info":{"twitter":["terrybeech"], "twitter_id":["16279532"], "parl_id":["214238", "214670"], "constituency_offices":["3906 Hastings Street (Main Office)\nBurnaby BC <text:s/>V5C 6C1\nPhone: 1 604 718-8870"], "alternate_name":["terry beech"]}, "related":{"speeches_url":"/speeches/?politician=terry-beech", "ballots_url":"/votes/ballots/?politician=terry-beech", "sponsored_bills_url":"/bills/?sponsor_politician=terry-beech", "activity_rss_url":"/politicians/9643/rss/activity/"}, "family_name":"Beech", "name":"Terry Beech", "url":"/politicians/terry-beech/", "gender":"male", "memberships":[{"end_date":nil, "riding":{"province":"BC", "name":{"en":"Burnaby North—Seymour"}, "id":59002}, "url":"/politicians/memberships/4230/", "party":{"name":{"en":"Liberal Party of Canada"}, "short_name":{"en":"Liberal"}}, "start_date":"2015-10-19", "label":{"en":"Liberal MP for Burnaby North—Seymour"}}], "given_name":"Terry", "voice":"1 613 992-0802", "email":"Terry.Beech@parl.gc.ca"}, {"fax":"1 613 992-5501", "links":[{"url":"http://www.parl.gc.ca/MembersOfParliament/ProfileMP.aspx?Key=214215&amp;Language=E", "note":"Page on parl.gc.ca"}], "image":"/media/polpics/3139_1.jpg", "other_info":{"favourite_word":["burnaby"], "parlinfo_id":["eb8710eb-e6dd-4c04-9d9a-60e7c8503565"], "twitter":["kennedystewart"], "twitter_id":["27823555"], "wordcloud":["autoimg/wordcloud-pol/kennedy-stewart.png"], "alternate_name":["kennedy stewart"], "constituency_offices":["4940 Kingsway (Main Office)\nBurnaby BC <text:s/>V5H 2E2\nPhone: 1 604 291-8863"], "parl_id":["170419", "173780", "178786", "182473", "186506", "197252", "204889", "214215"]}, "related":{"speeches_url":"/speeches/?politician=kennedy-stewart", "ballots_url":"/votes/ballots/?politician=kennedy-stewart",</text:p>
      <text:p text:style-name="P1"><text:s/>"sponsored_bills_url":"/bills/?sponsor_politician=kennedy-stewart", "activity_rss_url":"/politicians/3139/rss/activity/"}, "family_name":"Stewart", "name":"Kennedy Stewart", "url":"/politicians/kennedy-stewart/", "gender":"male", "memberships":[{"end_date":nil, "riding":{"province":"BC", "name":{"en":"Burnaby South"}, "id":59003}, "url":"/politicians/memberships/4188/", "party":{"name":{"en":"New Democratic Party"}, "short_name":{"en":"NDP"}}, "start_date":"2015-10-19", "label":{"en":"NDP MP for Burnaby South"}}, {"end_date":"2015-10-19", "riding":{"province":"BC", "name":{"en":"Burnaby—Douglas"}, "id":59002}, "url":"/politicians/memberships/4100/", "party":{"name":{"en":"New Democratic Party"}, "short_name":{"en":"NDP"}}, "start_date":"2011-05-02", "label":{"en":"NDP MP for Burnaby—Douglas"}}], "given_name":"Kennedy", "voice":"1 613 996-5597", "email":"Kennedy.Stewart@parl.gc.ca"}, {"fax":"1 613 995-1862", "links":[{"url":"http://www.parl.gc.ca/MembersOfParliament/ProfileMP.aspx?Key=220373&amp;Language=E", "note":"Page on parl.gc.ca"}, {"url":"http://kenthehrmp.ca", "note":"Official site"}], "image":"/media/polpics/9820.jpg", "other_info":{"favourite_word":["going"], "twitter":["kenthehr"], "twitter_id":["18736221"], "parl_id":["214134", "214308", "214336", "220373"], "constituency_offices":["950 - 6th Avenue SW (Main Office)\nCalgary AB <text:s/>T2P 1E4\nPhone: 1 403 244-1880"], "alternate_name":["kent hehr"]}, "related":{"speeches_url":"/speeches/?politician=kent-hehr", "ballots_url":"/votes/ballots/?politician=kent-hehr", <text:soft-page-break/>"sponsored_bills_url":"/bills/?sponsor_politician=kent-hehr", "activity_rss_url":"/politicians/9820/rss/activity/"}, "family_name":"Hehr", "name":"Kent Hehr", "url":"/politicians/kent-hehr/", "gender":"male", "memberships":[{"end_date":nil, "riding":{"province":"AB", "name":{"en":"Calgary Centre"}, "id":48004}, "url":"/politicians/memberships/4391/", "party":{"name":{"en":"Liberal Party of Canada"}, "short_name":{"en":"Liberal"}}, "start_date":"2015-10-19", "label":{"en":"Liberal MP for Calgary Centre"}}], "given_name":"Kent", "voice":"1 613 995-1561", "email":"Kent.Hehr@parl.gc.ca"}, {"fax":"1 613 992-2537", "links":[{"url":"http://www.parl.gc.ca/MembersOfParliament/ProfileMP.aspx?Key=218941&amp;Language=E", "note":"Page on parl.gc.ca"}, {"url":"http://www.lenwebber.ca", "note":"Official site"}], "image":"/media/polpics/len-webber.jpg", "other_info":{"favourite_word":["suicide"], "twitter":["Webber4Confed"], "twitter_id":["2295209034"], "alternate_name":["len webber"], "parl_id":["214390", "218078", "218941"]}, "related":{"speeches_url":"/speeches/?politician=len-webber", "ballots_url":"/votes/ballots/?politician=len-webber", "sponsored_bills_url":"/bills/?sponsor_politician=len-webber", "activity_rss_url":"/politicians/9818/rss/activity/"}, "family_name":"Webber", "name":"Len Webber", "url":"/politicians/len-webber/", "gender":"male", "memberships":[{"end_date":nil, "riding":{"province":"AB", "name":{"en":"Calgary Confederation"}, "id":48005}, "url":"/politicians/memberships/4314/", "party":{"name":{"en":"Conservative Party of Canada"}, "short_name":{"en":"Conservative"}}, "start_date":"2015-10-19", "label":{"en":"Conservative MP for Calgary Confederation"}}], "given_name":"Len", "voice":"1 613 996-2756", "email":"Len.Webber@parl.gc.ca"}, {"fax":"1 613 947-4569", "links":[{"url":"http://www.parl.gc.ca/MembersOfParliament/ProfileMP.aspx?Key=217922&amp;Language=E", "note":"Page on parl.gc.ca"}, {"url":"http://deepakobhrai.com", "note":"Official site"}], "image":"/media/polpics/216_1.jpg", "other_info":{"wikipedia_id":["439312"], "twitter":["deepakobhrai"], "favourite_word":["isil"], "parlinfo_id":["9f0040ba-a9d7-4aa4-b2e4-f3213a4e024f"], "twitter_id":["274328258"], "wordcloud":["autoimg/wordcloud-pol/deepak-obhrai.png"], "parl_id":["128296", "128847", "78947", "78365", "120546", "163759", "165629", "170330", "170845", "1989", "196874", "84160", "102204", "100603", "115688", "116225", "121712", "115375", "132448", "134035", "141046", "150994", "147590", "158916", "2986", "173438", "187630", "194825", "202188", "214466", "217922"], "freebase_id":["/en/deepak_obhrai"], "constituency_offices":["525 - 28th Street SE\n(Main Office)\nSuite 225\nCalgary AB <text:s/>T2A 6W9\nPhone: 1 403 207-3030"], "alternate_name":["deepak obhrai", "the honourable deepak obhrai"]}, "related":{"speeches_url":"/speeches/?politician=deepak-obhrai", "ballots_url":"/votes/ballots/?politician=deepak-obhrai", "sponsored_bills_url":"/bills/?sponsor_politician=deepak-obhrai", "activity_rss_url":"/politicians/216/rss/activity/"}, "family_name":"Obhrai", "name":"Deepak Obhrai", "url":"/politicians/deepak-obhrai/", "gender":"male", "memberships":[{"end_date":nil, "riding":{"province":"AB", "name":{"en":"Calgary Forest Lawn"}, "id":48006}, "url":"/politicians/memberships/4384/", "party":{"name":{"en":"Conservative Party of Canada"}, "short_name":{"en":"Conservative"}}, "start_date":"2015-10-19", "label":{"en":"Conservative MP for Calgary Forest Lawn"}}, {"end_date":"2015-10-19", "riding":{"province":"AB", "name":{"en":"Calgary East"}, "id":48002}, "url":"/politicians/memberships/1236/", "party":{"name":{"en":"Conservative Party of Canada"}, "short_name":{"en":"Conservative"}}, "start_date":"2004-10-04", "label":{"en":"Conservative MP for Calgary East"}}, {"end_date":"2004-05-23", "riding":{"province":"AB", "name":{"en":"Calgary East"}, "id":48002}, "url":"/politicians/memberships/1546/", "party":{"name":{"en":"Canadian Alliance"}, "short_name":{"en":"Canadian Alliance"}}, "start_date":"2001-01-29", "label":{"en":"Canadian Alliance MP for Calgary East"}}, {"end_date":"2000-10-22", "riding":{"province":"AB", "name":{"en":"Calgary East"}, "id":48002}, "url":"/politicians/memberships/2449/", "party":{"name":{"en":"Reform <text:soft-page-break/>Party of Canada"}, "short_name":{"en":"Reform"}}, "start_date":"1997-09-22", "label":{"en":"Reform MP for Calgary East"}}], "given_name":"Deepak", "voice":"1 613 947-4566", "email":"deepak.obhrai@parl.gc.ca"}, {"fax":"1 613 941-6900", "links":[{"url":"http://www.parl.gc.ca/MembersOfParliament/ProfileMP.aspx?Key=20558&amp;Language=E", "note":"Page on parl.gc.ca"}], "image":"/media/polpics/132_1.jpg", "other_info":{"wikipedia_id":["241547"], "twitter":["stephenharper"], "twitter_id":["7401202"], "parlinfo_id":["0218bf67-ef3a-4a8d-8ab4-0229e4fcaa54"], "parl_id":["128440", "78738", "170287", "213928", "20558"], "freebase_id":["/en/stephen_harper"], "wordcloud":["autoimg/wordcloud-pol/stephen-harper.png"], "constituency_offices":["1600 - 90th Avenue SW\nSuite A-203\n(Main Office)\nCalgary AB <text:s/>T2V 5A8\nPhone: 1 403 253-7990"], "favourite_word":["ndp"], "alternate_name":["stephen harper", "stephen joseph harper"]}, "related":{"speeches_url":"/speeches/?politician=stephen-harper", "ballots_url":"/votes/ballots/?politician=stephen-harper", "sponsored_bills_url":"/bills/?sponsor_politician=stephen-harper", "activity_rss_url":"/politicians/132/rss/activity/"}, "family_name":"Harper", "name":"Stephen Harper", "url":"/politicians/stephen-harper/", "gender":"male", "memberships":[{"end_date":nil, "riding":{"province":"AB", "name":{"en":"Calgary Heritage"}, "id":48007}, "url":"/politicians/memberships/4223/", "party":{"name":{"en":"Conservative Party of Canada"}, "short_name":{"en":"Conservative"}}, "start_date":"2015-10-19", "label":{"en":"Conservative MP for Calgary Heritage"}}, {"end_date":"2015-10-19", "riding":{"province":"AB", "name":{"en":"Calgary Southwest"}, "id":48008}, "url":"/politicians/memberships/1241/", "party":{"name":{"en":"Conservative Party of Canada"}, "short_name":{"en":"Conservative"}}, "start_date":"2004-10-04", "label":{"en":"Conservative MP for Calgary Southwest"}}, {"end_date":"2004-05-23", "riding":{"province":"AB", "name":{"en":"Calgary Southwest"}, "id":48008}, "url":"/politicians/memberships/3649/", "party":{"name":{"en":"Canadian Alliance"}, "short_name":{"en":"Canadian Alliance"}}, "start_date":"2001-01-29", "label":{"en":"Canadian Alliance MP for Calgary Southwest"}}, {"end_date":"1997-04-27", "riding":{"province":"AB", "name":{"en":"Calgary West"}, "id":48009}, "url":"/politicians/memberships/3056/", "party":{"name":{"en":"Reform Party of Canada"}, "short_name":{"en":"Reform"}}, "start_date":"1994-01-17", "label":{"en":"Reform MP for Calgary West"}}], "given_name":"Stephen", "voice":"1 613 992-0250", "email":"stephen.harper@parl.gc.ca"}, {"fax":"1 613 992-1920", "links":[{"url":"http://www.parl.gc.ca/MembersOfParliament/ProfileMP.aspx?Key=213922&amp;Language=E", "note":"Page on parl.gc.ca"}, {"url":"http://jasonkenney.ca", "note":"Official site"}], "image":"/media/polpics/152_1.jpg", "other_info":{"wikipedia_id":["439331"], "favourite_word":["military"], "twitter":["jkenney"], "anagram":["Snnneaky Joe"], "twitter_id":["21525682"], "parlinfo_id":["106c623c-3606-40ae-a2f6-f4a619cf02f6"], "parl_id":["128790", "128705", "105839", "78946", "78865", "1967", "170319", "82992", "84701", "101502", "103872", "102349", "102253", "119797", "2858", "194774", "194773", "194626", "209148", "209147", "213922"], "freebase_id":["/en/jason_kenney"], "wordcloud":["autoimg/wordcloud-pol/jason-kenney.png"], "constituency_offices":["1168 - 137th Avenue South East (Main Office)\nCalgary AB <text:s/>T2J 6T6\nPhone: 1 403 225-3480"], "alternate_name":["jason kenney", "the honourable jason kenney"]}, "related":{"speeches_url":"/speeches/?politician=jason-kenney", "ballots_url":"/votes/ballots/?politician=jason-kenney", "sponsored_bills_url":"/bills/?sponsor_politician=jason-kenney", "activity_rss_url":"/politicians/152/rss/activity/"}, "family_name":"Kenney",</text:p>
      <text:p text:style-name="P1"><text:s/>"name":"Jason Kenney", "url":"/politicians/jason-kenney/", "gender":"male", "memberships":[{"end_date":nil, "riding":{"province":"AB", "name":{"en":"Calgary Midnapore"}, "id":48008}, "url":"/politicians/memberships/4330/", "party":{"name":{"en":"Conservative Party of Canada"}, "short_name":{"en":"Conservative"}}, "start_date":"2015-10-19", "label":{"en":"Conservative MP for Calgary Midnapore"}}, {"end_date":"2015-10-19", "riding":{"province":"AB", "name":{"en":"Calgary Southeast"}, "id":48007}, "url":"/politicians/memberships/1240/", "party":{"name":{"en":"Conservative Party of Canada"}, "short_name":{"en":"Conservative"}}, <text:soft-page-break/>"start_date":"2004-10-04", "label":{"en":"Conservative MP for Calgary Southeast"}}, {"end_date":"2004-05-23", "riding":{"province":"AB", "name":{"en":"Calgary Southeast"}, "id":48007}, "url":"/politicians/memberships/1548/", "party":{"name":{"en":"Canadian Alliance"}, "short_name":{"en":"Canadian Alliance"}}, "start_date":"2001-01-29", "label":{"en":"Canadian Alliance MP for Calgary Southeast"}}, {"end_date":"2000-10-22", "riding":{"province":"AB", "name":{"en":"Calgary Southeast"}, "id":48007}, "url":"/politicians/memberships/2451/", "party":{"name":{"en":"Reform Party of Canada"}, "short_name":{"en":"Reform"}}, "start_date":"1997-09-22", "label":{"en":"Reform MP for Calgary Southeast"}}], "given_name":"Jason", "voice":"1 613 992-2235", "email":"jason.kenney@parl.gc.ca"}, {"fax":"1 613 947-9475", "links":[{"url":"http://www.parl.gc.ca/MembersOfParliament/ProfileMP.aspx?Key=218569&amp;Language=E", "note":"Page on parl.gc.ca"}, {"url":"http://michellerempel.ca", "note":"Official site"}], "image":"/media/polpics/9042.jpg", "other_info":{"favourite_word":["refugees"], "parlinfo_id":["9225dd6b-e672-44d5-8bb7-c634b7e72f2e"], "twitter":["MichelleRempel"], "twitter_id":["14538949"], "wordcloud":["autoimg/wordcloud-pol/michelle-rempel.png"], "alternate_name":["michelle rempel"], "constituency_offices":["105-1318 Centre St NE\nCalgary AB <text:s/>T2E 2R7\nPhone: 1 403 216-7777"], "parl_id":["170871", "170436", "171387", "183618", "187273", "191943", "187239", "194595", "213994", "218569"]}, "related":{"speeches_url":"/speeches/?politician=michelle-rempel", "ballots_url":"/votes/ballots/?politician=michelle-rempel", "sponsored_bills_url":"/bills/?sponsor_politician=michelle-rempel", "activity_rss_url":"/politicians/9042/rss/activity/"}, "family_name":"Rempel", "name":"Michelle Rempel", "url":"/politicians/michelle-rempel/", "gender":"female", "memberships":[{"end_date":nil, "riding":{"province":"AB", "name":{"en":"Calgary Nose Hill"}, "id":48009}, "url":"/politicians/memberships/4385/", "party":{"name":{"en":"Conservative Party of Canada"}, "short_name":{"en":"Conservative"}}, "start_date":"2015-10-19", "label":{"en":"Conservative MP for Calgary Nose Hill"}}, {"end_date":"2015-10-19", "riding":{"province":"AB", "name":{"en":"Calgary Centre-North"}, "id":48003}, "url":"/politicians/memberships/4118/", "party":{"name":{"en":"Conservative Party of Canada"}, "short_name":{"en":"Conservative"}}, "start_date":"2011-05-02", "label":{"en":"Conservative MP for Calgary Centre-North"}}], "given_name":"Michelle", "voice":"1 613 992-4275", "email":"Michelle.Rempel@parl.gc.ca"}, {"fax":"1 613 992-0845", "links":[{"url":"http://www.parl.gc.ca/MembersOfParliament/ProfileMP.aspx?Key=218278&amp;Language=E", "note":"Page on parl.gc.ca"}, {"url":"http://patkellymp.ca", "note":"Official site"}], "image":"/media/polpics/pat-kelly.jpg", "other_info":{"favourite_word":["cra"], "twitter":["PatKelly_MP"], "twitter_id":["2555308646"], "parl_id":["214542", "218278"], "constituency_offices":["400 Crowfoot Crescent (Main Office)\nSuite 202\nCalgary AB <text:s/>T3G 5H6\nPhone: 1 403 282-7980"], "alternate_name":["pat kelly"]}, "related":{"speeches_url":"/speeches/?politician=pat-kelly", "ballots_url":"/votes/ballots/?politician=pat-kelly", "sponsored_bills_url":"/bills/?sponsor_politician=pat-kelly", "activity_rss_url":"/politicians/9649/rss/activity/"}, "family_name":"Kelly", "name":"Pat Kelly", "url":"/politicians/pat-kelly/", "gender":"male", "memberships":[{"end_date":nil, "riding":{"province":"AB", "name":{"en":"Calgary Rocky Ridge"}, "id":48010}, "url":"/politicians/memberships/4238/", "party":{"name":{"en":"Conservative Party of Canada"}, "short_name":{"en":"Conservative"}}, "start_date":"2015-10-19", "label":{"en":"Conservative MP for Calgary Rocky Ridge"}}], "given_name":"Pat", "voice":"1 613 992-0826", "email":"Pat.Kelly@parl.gc.ca"}, {"fax":"1 613 992-0883", "links":[{"url":"http://www.parl.gc.ca/MembersOfParliament/ProfileMP.aspx?Key=216826&amp;Language=E", "note":"Page on parl.gc.ca"}, {"url":"http://www.tomkmiecmp.ca", "note":"Official site"}], "image":"/media/polpics/tom-kmiec.jpg", "other_info":{"twitter":["tomkmiec"], "favourite_word":["tax"], "twitter_id":["268528986"], "alternate_name":["tom kmiec"], "constituency_offices":["2784 Glenmore Trail SE (Main Office)\nSuite <text:soft-page-break/>1220\nCalgary AB <text:s/>T2C 2E6\nPhone: 1 855 852-5710"], "parl_id":["214388", "218131", "217020", "216826"]}, "related":{"speeches_url":"/speeches/?politician=tom-kmiec", "ballots_url":"/votes/ballots/?politician=tom-kmiec", "sponsored_bills_url":"/bills/?sponsor_politician=tom-kmiec", "activity_rss_url":"/politicians/9453/rss/activity/"}, "family_name":"Kmiec", "name":"Tom Kmiec", "url":"/politicians/tom-kmiec/", "gender":"male", "memberships":[{"end_date":nil, "riding":{"province":"AB", "name":{"en":"Calgary Shepard"}, "id":48011}, "url":"/politicians/memberships/4224/", "party":{"name":{"en":"Conservative Party of Canada"}, "short_name":{"en":"Conservative"}}, "start_date":"2015-10-19", "label":{"en":"Conservative MP for Calgary Shepard"}}], "given_name":"Tom", "voice":"1 613 992-0846", "email":"Tom.Kmiec@parl.gc.ca"}, {"fax":"1 613 992-3256", "links":[{"url":"http://www.parl.gc.ca/MembersOfParliament/ProfileMP.aspx?Key=217042&amp;Language=E", "note":"Page on parl.gc.ca"}, {"url":"http://ronliepert.ca", "note":"Official site"}], "image":"/media/polpics/ron-liepert.jpg", "other_info":{"favourite_word":["budget"], "twitter_id":["2254171724"], "alternate_name":["ron liepert"], "constituency_offices":["8561 - 8A Avenue SW (Main Office)\nSuite 2216\nCalgary AB <text:s/>T3H 0V5\nPhone: 1 403 292-6666"], "twitter":["RonLiepert"], "parl_id":["214111", "218970", "217042"]}, "related":{"speeches_url":"/speeches/?politician=ron-liepert", "ballots_url":"/votes/ballots/?politician=ron-liepert", "sponsored_bills_url":"/bills/?sponsor_politician=ron-liepert", "activity_rss_url":"/politicians/9630/rss/activity/"}, "family_name":"Liepert", "name":"Ron Liepert", "url":"/politicians/ron-liepert/", "gender":"male", "memberships":[{"end_date":nil, "riding":{"province":"AB", "name":{"en":"Calgary Signal Hill"}, "id":48012}, "url":"/politicians/memberships/4368/", "party":{"name":{"en":"Conservative Party of Canada"}, "short_name":{"en":"Conservative"}}, "start_date":"2015-10-19", "label":{"en":"Conservative MP for Calgary Signal Hill"}}], "given_name":"Ron", "voice":"1 613 992-3066", "email":"Ron.Liepert@parl.gc.ca"}, {"fax":"1 613 947-4490", "links":[{"url":"http://www.parl.gc.ca/MembersOfParliament/ProfileMP.aspx?Key=215942&amp;Language=E", "note":"Page on parl.gc.ca"}], "image":"/media/polpics/darshan-singh-kang.jpg", "other_info":{"favourite_word":["maybe"], "twitter":["darshankang"], "twitter_id":["41398327"], "parl_id":["214392", "215942"], "constituency_offices":["2635 - 37th Avenue NE (Main Office)\nSuite 140\nCalgary AB <text:s/>T1Y 5Z6\nPhone: 1 403 291-0018"], "alternate_name":["darshan singh kang"]}, "related":{"speeches_url":"/speeches/?politician=darshan-singh-kang", "ballots_url":"/votes/ballots/?politician=darshan-singh-kang", "sponsored_bills_url":"/bills/?sponsor_politician=darshan-singh-kang", "activity_rss_url":"/politicians/9634/rss/activity/"}, "family_name":"Kang", "name":"Darshan Singh Kang", "url":"/politicians/darshan-singh-kang/", "gender":"male", "memberships":[{"end_date":nil, "riding":{"province":"AB", "name":{"en":"Calgary Skyview"}, "id":48013}, "url":"/politicians/memberships/4240/", "party":{"name":{"en":"Liberal Party of Canada"}, "short_name":{"en":"Liberal"}}, "start_date":"2015-10-19", "label":{"en":"Liberal MP for Calgary Skyview"}}], "given_name":"Darshan Singh", "voice":"1 613 947-4487", "email":"Darshan.Kang@parl.gc.ca"}, {"fax":"1 613 996-8340", "links":[{"url":"http://www.parl.gc.ca/MembersOfParliament/ProfileMP.aspx?Key=219472&amp;Language=E", "note":"Page on parl.gc.ca"}, {"url":"http://bryanmaymp.ca", "note":"Official site"}], "image":"/media/polpics/bryan-may.jpg", "other_info":{"favourite_word":["report"], "twitter":["Bryanmay17"], "twitter_id":["3235967976"], "parl_id":["214372", "219472"], "constituency_offices":["534 Hespeler Road (Main Office)\nSuite A4\nCambridge ON <text:s/>N1R 6J7\nPhone: 1 519 624-7440"], "alternate_name":["bryan may"]}, "related":{"speeches_url":"/speeches/?politician=bryan-may", "ballots_url":"/votes/ballots/?politician=bryan-may", "sponsored_bills_url":"/bills/?sponsor_politician=bryan-may", "activity_rss_url":"/politicians/8726/rss/activity/"}, "family_name":"May", "name":"Bryan May", "url":"/politicians/bryan-may/", "gender":"male", <text:soft-page-break/>"memberships":[{"end_date":nil, "riding":{"province":"ON", "name":{"en":"Cambridge"}, "id":35016}, "url":"/politicians/memberships/4360/", "party":{"name":{"en":"Liberal Party of Canada"}, "short_name":{"en":"Liberal"}}, "start_date":"2015-10-19", "label":{"en":"Liberal MP for Cambridge"}}], "given_name":"Bryan", "voice":"1 613 996-1307", "email":"Bryan.May@parl.gc.ca"}, {"fax":"1 613 992-4053", "links":[{"url":"http://www.parl.gc.ca/MembersOfParliament/ProfileMP.aspx?Key=220121&amp;Language=E",</text:p>
      <text:p text:style-name="P1"><text:s/>"note":"Page on parl.gc.ca"}, {"url":"http://rodgercuzner.liberal.ca", "note":"Official site"}], "image":"/media/polpics/78_1.jpg", "other_info":{"wikipedia_id":["548940"], "twitter":["RodgerCuzner"], "parlinfo_id":["6fa03d6c-bbe7-4e72-b1de-3f877b6bcb02"], "favourite_word":["number"], "twitter_id":["266635199"], "wordcloud":["autoimg/wordcloud-pol/rodger-cuzner.png"], "parl_id":["128523", "78918", "200202", "170638", "203417", "56234", "82464", "87627", "99376", "99501", "99581", "116407", "128928", "129400", "147302", "159126", "175256", "173664", "188923", "186590", "197202", "198591", "214689", "214480", "220121"], "freebase_id":["/en/rodger_cuzner"], "constituency_offices":["78 Commercial Street (Main Office)\nSuite G and E\nDominion NS <text:s/>B1G 1B4\nPhone: 1 902 842-9763"], "alternate_name":["rodger cuzner", "roger cuzner"]}, "related":{"speeches_url":"/speeches/?politician=rodger-cuzner", "ballots_url":"/votes/ballots/?politician=rodger-cuzner", "sponsored_bills_url":"/bills/?sponsor_politician=rodger-cuzner", "activity_rss_url":"/politicians/78/rss/activity/"}, "family_name":"Cuzner", "name":"Rodger Cuzner", "url":"/politicians/rodger-cuzner/", "gender":"male", "memberships":[{"end_date":nil, "riding":{"province":"NS", "name":{"en":"Cape Breton—Canso"}, "id":12001}, "url":"/politicians/memberships/1331/", "party":{"name":{"en":"Liberal Party of Canada"}, "short_name":{"en":"Liberal"}}, "start_date":"2004-10-04", "label":{"en":"Liberal MP for Cape Breton—Canso"}}, {"end_date":"2004-05-23", "riding":{"province":"NS", "name":{"en":"Bras D'Or—Cape Breton"}, "id":nil}, "url":"/politicians/memberships/1636/", "party":{"name":{"en":"Liberal Party of Canada"}, "short_name":{"en":"Liberal"}}, "start_date":"2001-01-29", "label":{"en":"Liberal MP for Bras D'Or—Cape Breton"}}], "given_name":"Rodger", "voice":"1 613 992-6756", "email":"rodger.cuzner@parl.gc.ca"}, {"fax":"1 613 995-2754", "links":[{"url":"http://www.parl.gc.ca/MembersOfParliament/ProfileMP.aspx?Key=213962&amp;Language=E", "note":"Page on parl.gc.ca"}], "image":"/media/polpics/176_1.jpg", "other_info":{"wikipedia_id":["712901"], "twitter":["L_MacAulay"], "favourite_word":["fish"], "parlinfo_id":["a25e0e6b-f3fa-46c7-a795-ad60037fe56e"], "twitter_id":["493488747"], "wordcloud":["autoimg/wordcloud-pol/lawrence-macaulay.png"], "parl_id":["128304", "78425", "203512", "198698", "170490", "1824", "2399", "200207", "197207", "82463", "99502", "116380", "133136", "129749", "140968", "143931", "149907", "151337", "159125", "162686", "55894", "175081", "173653", "189008", "2902", "214302", "213962"], "freebase_id":["/en/lawrence_macaulay"], "constituency_offices":["551 Main Street (Main Office)\nPO Box 1150\nMontague PE <text:s/>C0A 1R0\nPhone: 1 902 838-4139"], "alternate_name":["lawrence macaulay", "lawrence macauley", "laurence macaulay", "the honourable lawrence macaulay"]}, "related":{"speeches_url":"/speeches/?politician=lawrence-macaulay", "ballots_url":"/votes/ballots/?politician=lawrence-macaulay", "sponsored_bills_url":"/bills/?sponsor_politician=lawrence-macaulay", "activity_rss_url":"/politicians/176/rss/activity/"}, "family_name":"MacAulay", "name":"Lawrence MacAulay", "url":"/politicians/lawrence-macaulay/", "gender":"male", "memberships":[{"end_date":nil, "riding":{"province":"PE", "name":{"en":"Cardigan"}, "id":11001}, "url":"/politicians/memberships/3250/", "party":{"name":{"en":"Liberal Party of Canada"}, "short_name":{"en":"Liberal"}}, "start_date":"1994-01-17", "label":{"en":"Liberal MP for Cardigan"}}], "given_name":"Lawrence", "voice":"1 613 995-9325", "email":"lawrence.macaulay@parl.gc.ca"}, {"fax":"1 613 996-9850", "links":[{"url":"http://www.parl.gc.ca/MembersOfParliament/ProfileMP.aspx?Key=217483&amp;Language=E", "note":"Page on parl.gc.ca"}], <text:soft-page-break/>"image":"/media/polpics/todd-doherty.jpg", "other_info":{"favourite_word":["air"], "twitter":["ToddDohertyMP"], "twitter_id":["2988907684"], "parl_id":["214240", "217424", "217580", "217040", "217483"], "constituency_offices":["1520 - 3rd Avenue (Main Office)\nPrince George BC <text:s/>V2L 3G4\nPhone: 1 250 564-7771"], "alternate_name":["todd doherty"]}, "related":{"speeches_url":"/speeches/?politician=todd-doherty", "ballots_url":"/votes/ballots/?politician=todd-doherty", "sponsored_bills_url":"/bills/?sponsor_politician=todd-doherty", "activity_rss_url":"/politicians/9547/rss/activity/"}, "family_name":"Doherty", "name":"Todd Doherty", "url":"/politicians/todd-doherty/", "gender":"male", "memberships":[{"end_date":nil, "riding":{"province":"BC", "name":{"en":"Cariboo—Prince George"}, "id":59004}, "url":"/politicians/memberships/4225/", "party":{"name":{"en":"Conservative Party of Canada"}, "short_name":{"en":"Conservative"}}, "start_date":"2015-10-19", "label":{"en":"Conservative MP for Cariboo—Prince George"}}], "given_name":"Todd", "voice":"1 613 995-6704", "email":"Todd.Doherty@parl.gc.ca"}, {"fax":"1 613 992-1209", "links":[{"url":"http://www.parl.gc.ca/MembersOfParliament/ProfileMP.aspx?Key=216546&amp;Language=E", "note":"Page on parl.gc.ca"}, {"url":"http://pierremp.ca", "note":"Official site"}], "image":"/media/polpics/233_1.jpg", "other_info":{"wikipedia_id":["1406548"], "favourite_word":["families"], "twitter":["PierrePoilievre"], "twitter_id":["242827267"], "parlinfo_id":["ad4032f2-6bb1-497b-b146-f321cfb71ba9"], "parl_id":["128224", "128840", "78377", "78964", "170851", "170277", "85495", "86370", "86698", "87044", "102328", "101025", "104747", "100996", "101287", "115162", "115187", "115849", "117089", "131720", "140386", "131168", "150251", "149644", "148911", "160266", "55797", "174004", "185567", "194598", "209151", "209149", "209150", "214462", "216546"], "freebase_id":["/en/pierre_poilievre"], "wordcloud":["autoimg/wordcloud-pol/pierre-poilievre.png"], "constituency_offices":["1139 Mill Street (Main Office)\nManotick ON <text:s/>K4M 1A5\nPhone: 1 613 692-3331"], "alternate_name":["pierre poilievre", "the honourable pierre poilievre"]}, "related":{"speeches_url":"/speeches/?politician=pierre-poilievre", "ballots_url":"/votes/ballots/?politician=pierre-poilievre", "sponsored_bills_url":"/bills/?sponsor_politician=pierre-poilievre", "activity_rss_url":"/politicians/233/rss/activity/"}, "family_name":"Poilievre", "name":"Pierre Poilievre", "url":"/politicians/pierre-poilievre/", "gender":"male", "memberships":[{"end_date":nil, "riding":{"province":"ON", "name":{"en":"Carleton"}, "id":35088}, "url":"/politicians/memberships/4214/", "party":{"name":{"en":"Conservative Party of Canada"}, "short_name":{"en":"Conservative"}}, "start_date":"2015-10-19", "label":{"en":"Conservative MP for Carleton"}}, {"end_date":"2015-10-19", "riding":{"province":"ON", "name":{"en":"Nepean—Carleton"}, "id":35052}, "url":"/politicians/memberships/1394/", "party":{"name":{"en":"Conservative Party of Canada"}, "short_name":{"en":"Conservative"}}, "start_date":"2004-10-04", "label":{"en":"Conservative MP for Nepean—Carleton"}}], "given_name":"Pierre", "voice":"1 613 992-2772", "email":"pierre.poilievre@parl.gc.ca"}, {"fax":"1 613 943-2010", "links":[{"url":"http://www.parl.gc.ca/MembersOfParliament/ProfileMP.aspx?Key=217703&amp;Language=E", "note":"Page on parl.gc.ca"}, {"url":"http://kellyblockmp.ca", "note":"Official site"}], "image":"/media/polpics/604_2.jpg", "other_info":{"wikipedia_id":["19362061"], "favourite_word":["air"], "twitter":["KellyBlockmp"], "twitter_id":["28804785"], "parlinfo_id":["78cd5419-2f3c-4798-9c5b-0e55843ef9fb"], "parl_id":["128336", "196526", "170240", "198541", "202503", "129040", "129399", "131716", "132251", "143702", "140381", "150778", "150248", "148748", "148367", "148262", "162494", "160337", "160419", "161347", "164116", "165790", "158828", "170986", "174156", "173125", "172265", "174149", "172016", "187670", "187908", "186096", "185861", "191945", "197714", "194833", "208772", "214485", "217703"], "freebase_id":["/en/kelly_block"], "wordcloud":["autoimg/wordcloud-pol/kelly-block.png"], "constituency_offices":["634 Main Street, Box 3400\nHumboldt SK <text:s/>S0K 2A0\nPhone: 1 306 682-1611\n\n725 Centennial Drive S. (Main Office)\nUnit 2-B\nMartensville SK <text:s/>S0K 2T0\nPhone: 1 306 975-4004\n\n309 Main Street, Box 1808\nUnit 4\nRosetown SK <text:s/>S0L 2V0\nPhone: 1 306 882-6447"], "alternate_name":["kelly block"]}, "related":<text:soft-page-break/>{"speeches_url":"/speeches/?politician=kelly-block", "ballots_url":"/votes/ballots/?politician=kelly-block", "sponsored_bills_url":"/bills/?sponsor_politician=kelly-block", "activity_rss_url":"/politicians/604/rss/activity/"}, "family_name":"Block", "name":"Kelly Block", "url":"/politicians/kelly-block/", "gender":"female", "memberships":[{"end_date":nil, "riding":{"province":"SK", "name":{"en":"Carlton Trail—Eagle Creek"}, "id":47004}, "url":"/politicians/memberships/4339/", "party":{"name":{"en":"Conservative Party of Canada"}, "short_name":{"en":"Conservative"}}, "start_date":"2015-10-19", "label":{"en":"Conservative MP for Carlton Trail—Eagle Creek"}}, {"end_date":"2015-10-19", "riding":{"province":"SK", "name":{"en":"Saskatoon—Rosetown—Biggar"}, "id":47010}, "url":"/politicians/memberships/963/", "party":{"name":{"en":"Conservative Party of Canada"}, "short_name":{"en":"Conservative"}}, "start_date":"2008-11-18", "label":{"en":"Conservative MP for Saskatoon—Rosetown—Biggar"}}], "given_name":"Kelly", "voice":"1 613 995-1551", "email":"kelly.block@parl.gc.ca"}, {"fax":"1 613 992-2337", "links":[{"url":"http://www.parl.gc.ca/MembersOfParliament/ProfileMP.aspx?Key=215908&amp;Language=E", "note":"Page on parl.gc.ca"}, {"url":"http://www.seanfrasermp.ca", "note":"Official site"}], "image":"/media/polpics/sean-fraser.jpg", "other_info":{"twitter":["SeanFraserMP"],</text:p>
      <text:p text:style-name="P1"><text:s/>"favourite_word":["violence"], "twitter_id":["1072270926"], "alternate_name":["sean fraser"], "constituency_offices":["155 Main Street\nSuite 200\nAntigonish NS <text:s/>B2G 2B6\nPhone: 1 902 867-2919\n\n2A - 115 MacLean Street (Main Office)\nNew Glasgow NS <text:s/>B2H 4M5\nPhone: 1 844 641-5886"], "parl_id":["214252", "215866", "215908"]}, "related":{"speeches_url":"/speeches/?politician=sean-fraser", "ballots_url":"/votes/ballots/?politician=sean-fraser", "sponsored_bills_url":"/bills/?sponsor_politician=sean-fraser", "activity_rss_url":"/politicians/9875/rss/activity/"}, "family_name":"Fraser", "name":"Sean Fraser", "url":"/politicians/sean-fraser/", "gender":"male", "memberships":[{"end_date":nil, "riding":{"province":"NS", "name":{"en":"Central Nova"}, "id":12002}, "url":"/politicians/memberships/4447/", "party":{"name":{"en":"Liberal Party of Canada"}, "short_name":{"en":"Liberal"}}, "start_date":"2015-10-19", "label":{"en":"Liberal MP for Central Nova"}}], "given_name":"Sean", "voice":"1 613 992-6022", "email":"Sean.Fraser@parl.gc.ca"}, {"fax":"1 613 995-1154", "links":[{"url":"http://www.parl.gc.ca/MembersOfParliament/ProfileMP.aspx?Key=217506&amp;Language=E", "note":"Page on parl.gc.ca"}, {"url":"http://www.danalbas.com", "note":"Official site"}], "image":"/media/polpics/9172_1.jpg", "other_info":{"twitter":["DanAlbas"], "twitter_id":["16278177"], "parlinfo_id":["26c8b0bc-42d4-4db5-bf7d-1e1544c7b4b5"], "alternate_name":["dan albas"], "wordcloud":["autoimg/wordcloud-pol/dan-albas.png"], "constituency_offices":["10122-B Main Street\nSummerland BC <text:s/>V0H 1Z0\nPhone: 1 800 665-8711\n\n2562B Main Street (Main Office)\nWest Kelowna BC <text:s/>V4T 2N5\nPhone: 1 800 665-8711"], "favourite_word":["appreciate"], "parl_id":["170448", "202153", "173112", "174382", "171394", "172003", "174757", "172378", "174003", "174136", "180018", "188399", "190966", "194842", "197477", "201562", "202733", "214473", "217785", "219507", "217105", "216673", "217506"]}, "related":{"speeches_url":"/speeches/?politician=dan-albas", "ballots_url":"/votes/ballots/?politician=dan-albas", "sponsored_bills_url":"/bills/?sponsor_politician=dan-albas", "activity_rss_url":"/politicians/9172/rss/activity/"}, "family_name":"Albas", "name":"Dan Albas", "url":"/politicians/dan-albas/", "gender":"male", "memberships":[{"end_date":nil, "riding":{"province":"BC", "name":{"en":"Central Okanagan—Similkameen—Nicola"}, "id":59005}, "url":"/politicians/memberships/4309/", "party":{"name":{"en":"Conservative Party of Canada"}, "short_name":{"en":"Conservative"}}, "start_date":"2015-10-19", "label":{"en":"Conservative MP for Central Okanagan—Similkameen—Nicola"}}, {"end_date":"2015-10-19", "riding":{"province":"BC", "name":{"en":"Okanagan—Coquihalla"}, "id":59020}, "url":"/politicians/memberships/4106/", "party":{"name":{"en":"Conservative Party of Canada"}, "short_name":{"en":"Conservative"}}, "start_date":"2011-05-02", "label":{"en":"Conservative MP for Okanagan—<text:soft-page-break/>Coquihalla"}}], "given_name":"Dan", "voice":"1 613 995-1702", "email":"Dan.Albas@parl.gc.ca"}, {"fax":"1 613 995-1625", "links":[{"url":"http://www.parl.gc.ca/MembersOfParliament/ProfileMP.aspx?Key=217920&amp;Language=E", "note":"Page on parl.gc.ca"}], "image":"/media/polpics/pierre-paul-hus.jpg", "other_info":{"favourite_word":["isis"], "alternate_name":["pierre paul-hus"], "constituency_offices":["8400 Henri-Bourassa Blvd (Main Office)\nSuite 204\nQuébec, Quebec\nG1G 4E2\nPhone: 1 418 624-0022"], "parl_id":["214522", "216869", "217920"]}, "related":{"speeches_url":"/speeches/?politician=pierre-paul-hus", "ballots_url":"/votes/ballots/?politician=pierre-paul-hus", "sponsored_bills_url":"/bills/?sponsor_politician=pierre-paul-hus", "activity_rss_url":"/politicians/8577/rss/activity/"}, "family_name":"Paul-Hus", "name":"Pierre Paul-Hus", "url":"/politicians/pierre-paul-hus/", "gender":"male", "memberships":[{"end_date":nil, "riding":{"province":"QC", "name":{"en":"Charlesbourg—Haute-Saint-Charles"}, "id":24019}, "url":"/politicians/memberships/4419/", "party":{"name":{"en":"Conservative Party of Canada"}, "short_name":{"en":"Conservative"}}, "start_date":"2015-10-19", "label":{"en":"Conservative MP for Charlesbourg—Haute-Saint-Charles"}}], "given_name":"Pierre", "voice":"1 613 995-8857", "email":"Pierre.Paul-Hus@parl.gc.ca"}, {"fax":"1 613 992-3199", "links":[{"url":"http://www.parl.gc.ca/MembersOfParliament/ProfileMP.aspx?Key=215871&amp;Language=E", "note":"Page on parl.gc.ca"}], "image":"/media/polpics/doug-eyolfson.jpg", "other_info":{"favourite_word":["might"], "twitter":["DougEyolfson"], "twitter_id":["3148572655"], "parl_id":["214250", "215943", "215871"], "constituency_offices":["3092 Portage Avenue (Main Office)\nUnit D\nWinnipeg MB <text:s/>R3K 0Y2\nPhone: 1 204 984-6432"], "alternate_name":["doug eyolfson"]}, "related":{"speeches_url":"/speeches/?politician=doug-eyolfson", "ballots_url":"/votes/ballots/?politician=doug-eyolfson", "sponsored_bills_url":"/bills/?sponsor_politician=doug-eyolfson", "activity_rss_url":"/politicians/10153/rss/activity/"}, "family_name":"Eyolfson", "name":"Doug Eyolfson", "url":"/politicians/doug-eyolfson/", "gender":"male", "memberships":[{"end_date":nil, "riding":{"province":"MB", "name":{"en":"Charleswood—St. James—Assiniboia—Headingley"}, "id":46002}, "url":"/politicians/memberships/4184/", "party":{"name":{"en":"Liberal Party of Canada"}, "short_name":{"en":"Liberal"}}, "start_date":"2015-10-19", "label":{"en":"Liberal MP for Charleswood—St. James—Assiniboia—Headingley"}}], "given_name":"Doug", "voice":"1 613 995-5609", "email":"Doug.Eyolfson@parl.gc.ca"}, {"fax":"1 613 995-7685", "links":[{"url":"http://www.parl.gc.ca/MembersOfParliament/ProfileMP.aspx?Key=219855&amp;Language=E", "note":"Page on parl.gc.ca"}, {"url":"http://seancasey.ca", "note":"Official site"}], "image":"/media/polpics/8392_1.jpg", "other_info":{"twitter":["SeanCaseyLPC"], "favourite_word":["justice"], "wordcloud":["autoimg/wordcloud-pol/sean-casey.png"], "twitter_id":["256775505"], "parlinfo_id":["e44116f8-75a8-4ca6-9ba5-fe968dbd42b0"], "parl_id":["197197", "170396", "173670", "173696", "175151", "188904", "186608", "198529", "203426", "213998", "214673", "219855"], "constituency_offices":["75 Fitzroy Road (Main Office)\nSuite 201\nCharlottetown PE <text:s/>C1A 1R6\nPhone: 1 902 566-7770"], "alternate_name":["sean casey"]}, "related":{"speeches_url":"/speeches/?politician=sean-casey", "ballots_url":"/votes/ballots/?politician=sean-casey", "sponsored_bills_url":"/bills/?sponsor_politician=sean-casey", "activity_rss_url":"/politicians/8392/rss/activity/"}, "family_name":"Casey", "name":"Sean Casey", "url":"/politicians/sean-casey/", "gender":"male", "memberships":[{"end_date":nil, "riding":{"province":"PE", "name":{"en":"Charlottetown"}, "id":11002}, "url":"/politicians/memberships/4040/", "party":{"name":{"en":"Liberal Party of Canada"}, "short_name":{"en":"Liberal"}}, "start_date":"2011-05-02", "label":{"en":"Liberal MP for Charlottetown"}}], "given_name":"Sean", "voice":"1 613 996-4714", "email":"Sean.Casey@parl.gc.ca"}, {"fax":"1 613 996-9287", "links":[{"url":"http://www.parl.gc.ca/MembersOfParliament/ProfileMP.aspx?<text:soft-page-break/>Key=220081&amp;Language=E", "note":"Page on parl.gc.ca"}, {"url":"http://bshanahan.liberal.ca/en", "note":"Official site"}], "image":"/media/polpics/brenda-shanahan.jpg", "other_info":{"favourite_word":["financial"], "twitter":["BShanahanLib"], "twitter_id":["118121295"], "parl_id":["214065", "215226", "215893", "220081"], "constituency_offices":["253 D'Anjou Blvd (Main Office)\nChâteauguay, Quebec\nJ6J 2R4\nPhone: 1 450 691-7044"], "alternate_name":["brenda shanahan"]}, "related":{"speeches_url":"/speeches/?politician=brenda-shanahan", "ballots_url":"/votes/ballots/?politician=brenda-shanahan", "sponsored_bills_url":"/bills/?sponsor_politician=brenda-shanahan", "activity_rss_url":"/politicians/9671/rss/activity/"}, "family_name":"Shanahan", "name":"Brenda Shanahan", "url":"/politicians/brenda-shanahan/", "gender":"female", "memberships":[{"end_date":nil, "riding":{"province":"QC", "name":{"en":"Châteauguay—Lacolle"}, "id":24021}, "url":"/politicians/memberships/4229/", "party":{"name":{"en":"Liberal Party of Canada"}, "short_name":{"en":"Liberal"}}, "start_date":"2015-10-19", "label":{"en":"Liberal MP for Châteauguay—Lacolle"}}], "given_name":"Brenda", "voice":"1 613 996-7265", "email":"Brenda.Shanahan@parl.gc.ca"}, {"fax":"1 613 992-1852", "links":[{"url":"http://www.parl.gc.ca/MembersOfParliament/ProfileMP.aspx?Key=214430&amp;Language=E", "note":"Page on parl.gc.ca"}, {"url":"http://davevankesteren.ca", "note":"Official site"}], "image":"/media/polpics/458_1.jpg", "other_info":{"wikipedia_id":["3502825"], "twitter":["DVK_CKL"], "favourite_word":["something"], "wordcloud":["autoimg/wordcloud-pol/dave-van-kesteren.png"], "twitter_id":["2726686742"], "parlinfo_id":["6dfe3b54-024b-432d-bc01-7f89da30b7cd"], "parl_id":["128348", "78511", "170243", "198086", "82989", "201921", "84453", "84740", "100441", "101504", "102507", "101325", "116065", "117020", "116337", "117010", "117291", "125081", "132343", "132863", "134753", "132537", "141259", "140365", "148947", "150995", "158915", "160499", "161080", "173110", "197372", "173360", "174115", "187400", "186974", "187480", "196830", "197068", "202755", "204643", "202167", "201583", "202517", "216675", "214430"], "freebase_id":["/en/dave_van_kesteren"], "constituency_offices":["15 Princess Street\nLeamington ON <text:s/>N8H 2X8\nPhone: 1 519 326-9655\n\n48 Centre Street (Main Office)\nChatham ON <text:s/>N7M 4W2\nPhone: 1 519 358-7555"], "alternate_name":["dave van kesteren"]}, "related":{"speeches_url":"/speeches/?politician=dave-van-kesteren",</text:p>
      <text:p text:style-name="P1"><text:s/>"ballots_url":"/votes/ballots/?politician=dave-van-kesteren", "sponsored_bills_url":"/bills/?sponsor_politician=dave-van-kesteren", "activity_rss_url":"/politicians/458/rss/activity/"}, "family_name":"Van Kesteren", "name":"Dave Van Kesteren", "url":"/politicians/dave-van-kesteren/", "gender":"male", "memberships":[{"end_date":nil, "riding":{"province":"ON", "name":{"en":"Chatham-Kent—Leamington"}, "id":35017}, "url":"/politicians/memberships/4351/", "party":{"name":{"en":"Conservative Party of Canada"}, "short_name":{"en":"Conservative"}}, "start_date":"2015-10-19", "label":{"en":"Conservative MP for Chatham-Kent—Leamington"}}, {"end_date":"2015-10-19", "riding":{"province":"ON", "name":{"en":"Chatham-Kent—Essex"}, "id":35013}, "url":"/politicians/memberships/601/", "party":{"name":{"en":"Conservative Party of Canada"}, "short_name":{"en":"Conservative"}}, "start_date":"2006-04-03", "label":{"en":"Conservative MP for Chatham-Kent—Essex"}}], "given_name":"Dave", "voice":"1 613 992-2612", "email":"dave.vankesteren@parl.gc.ca"}, {"fax":"1 613 992-0431", "links":[{"url":"http://www.parl.gc.ca/MembersOfParliament/ProfileMP.aspx?Key=215884&amp;Language=E", "note":"Page on parl.gc.ca"}], "image":"/media/polpics/denis-lemieux.jpg", "other_info":{"favourite_word":["medical"], "twitter":["DenisLemieuxLib"], "twitter_id":["2816657577"], "parl_id":["215222", "213884", "215884"], "constituency_offices":["345 Des Saguenéens Street (Main Office)\nSuite 70\nChicoutimi, Quebec\nG7H 6K9\nPhone: 1 418 698-5648"], "alternate_name":["denis lemieux"]}, "related":{"speeches_url":"/speeches/?politician=denis-lemieux", "ballots_url":"/votes/ballots/?politician=denis-lemieux", "sponsored_bills_url":"/bills/?sponsor_politician=denis-lemieux", "activity_rss_url":"/politicians/9683/rss/activity/"}, "family_name":"Lemieux", "name":"Denis Lemieux", "url":"/politicians/denis-lemieux/", "gender":"male", <text:soft-page-break/>"memberships":[{"end_date":nil, "riding":{"province":"QC", "name":{"en":"Chicoutimi—Le Fjord"}, "id":24022}, "url":"/politicians/memberships/4420/", "party":{"name":{"en":"Liberal Party of Canada"}, "short_name":{"en":"Liberal"}}, "start_date":"2015-10-19", "label":{"en":"Liberal MP for Chicoutimi—Le Fjord"}}], "given_name":"Denis", "voice":"1 613 992-7207", "email":"Denis.Lemieux@parl.gc.ca"}, {"fax":"1 613 944-9376", "links":[{"url":"http://www.parl.gc.ca/MembersOfParliament/ProfileMP.aspx?Key=216184&amp;Language=E", "note":"Page on parl.gc.ca"}, {"url":"http://markstrahl.com", "note":"Official site"}], "image":"/media/polpics/9130_1.jpg", "other_info":{"favourite_word":["yukon"], "parlinfo_id":["a2d5c8bf-d42e-4b53-be9e-70af2a6fe169"], "twitter":["markstrahl"], "twitter_id":["274831602"], "wordcloud":["autoimg/wordcloud-pol/mark-strahl.png"], "parl_id":["204065", "170609", "198539", "174161", "171325", "174308", "172675", "187914", "188528", "186825", "185942", "185827", "186176", "194846", "195902", "202761", "201945", "214040", "217787", "216469", "216184"], "constituency_offices":["7388 Vedder Road (Main Office)\nSuite 102\nChilliwack BC <text:s/>V2R 4E4\nPhone: 1 604 847-9711"], "alternate_name":["mark strahl"]}, "related":{"speeches_url":"/speeches/?politician=mark-strahl", "ballots_url":"/votes/ballots/?politician=mark-strahl", "sponsored_bills_url":"/bills/?sponsor_politician=mark-strahl", "activity_rss_url":"/politicians/9130/rss/activity/"}, "family_name":"Strahl", "name":"Mark Strahl", "url":"/politicians/mark-strahl/", "gender":"male", "memberships":[{"end_date":nil, "riding":{"province":"BC", "name":{"en":"Chilliwack—Hope"}, "id":59006}, "url":"/politicians/memberships/4359/", "party":{"name":{"en":"Conservative Party of Canada"}, "short_name":{"en":"Conservative"}}, "start_date":"2015-10-19", "label":{"en":"Conservative MP for Chilliwack—Hope"}}, {"end_date":"2015-10-19", "riding":{"province":"BC", "name":{"en":"Chilliwack—Fraser Canyon"}, "id":59005}, "url":"/politicians/memberships/4101/", "party":{"name":{"en":"Conservative Party of Canada"}, "short_name":{"en":"Conservative"}}, "start_date":"2011-05-02", "label":{"en":"Conservative MP for Chilliwack—Fraser Canyon"}}], "given_name":"Mark", "voice":"1 613 992-2940", "email":"Mark.Strahl@parl.gc.ca"}, {"fax":"1 613 996-5817", "links":[{"url":"http://www.parl.gc.ca/MembersOfParliament/ProfileMP.aspx?Key=219642&amp;Language=E", "note":"Page on parl.gc.ca"}, {"url":"http://nikiashton.ndp.ca", "note":"Official site"}], "image":"/media/polpics/598_1.jpg", "other_info":{"wikipedia_id":["3160966"], "favourite_word":["communities"], "twitter_id":["18654401"], "parlinfo_id":["4bc128a9-b349-4867-a545-ad05122c0e46"], "parl_id":["128733", "170756", "198545", "130048", "129823", "142229", "147671", "148123", "161242", "161245", "178409", "175120", "173810", "182501", "186486", "201459", "191540", "197274", "201511", "209109", "214592", "219474", "217261", "219642"], "freebase_id":["/en/niki_ashton"], "wordcloud":["autoimg/wordcloud-pol/niki-ashton.png"], "constituency_offices":["1416 Gordon Avenue\nThe Pas MB <text:s/>R9A 1M6\nPhone: 1 204 627-8716\n\n83 Churchill Drive (Main Office)\nThompson MB <text:s/>R8N 0L6\nPhone: 1 204 677-1333"], "twitter":["nikiashton"], "alternate_name":["niki ashton"]}, "related":{"speeches_url":"/speeches/?politician=niki-ashton", "ballots_url":"/votes/ballots/?politician=niki-ashton", "sponsored_bills_url":"/bills/?sponsor_politician=niki-ashton", "activity_rss_url":"/politicians/598/rss/activity/"}, "family_name":"Ashton", "name":"Niki Ashton", "url":"/politicians/niki-ashton/", "gender":"female", "memberships":[{"end_date":nil, "riding":{"province":"MB", "name":{"en":"Churchill—Keewatinook Aski"}, "id":46003}, "url":"/politicians/memberships/4267/", "party":{"name":{"en":"New Democratic Party"}, "short_name":{"en":"NDP"}}, "start_date":"2015-10-19", "label":{"en":"NDP MP for Churchill—Keewatinook Aski"}}, {"end_date":"2015-10-19", "riding":{"province":"MB", "name":{"en":"Churchill"}, "id":46003}, "url":"/politicians/memberships/942/", "party":{"name":{"en":"New Democratic Party"}, "short_name":{"en":"NDP"}}, "start_date":"2008-11-18", "label":{"en":"NDP MP for Churchill"}}], "given_name":"Niki", "voice":"1 613 992-3018", "email":"niki.ashton@parl.gc.ca"}, {"fax":"1 613 992-0898", "links":<text:soft-page-break/>[{"url":"http://www.parl.gc.ca/MembersOfParliament/ProfileMP.aspx?Key=219100&amp;Language=E", "note":"Page on parl.gc.ca"}, {"url":"http://johnaldagmp.ca", "note":"Official site"}], "image":"/media/polpics/john-aldag.jpg", "other_info":{"favourite_word":["parks"], "twitter":["jwaldag"], "twitter_id":["335769776"], "parl_id":["213930", "215217", "215915", "219100"], "constituency_offices":["19211 Fraser Highway (Main Office)\nSuite 105\nSurrey BC <text:s/>V3S 2C9\nPhone: 1 604 575-6595"], "alternate_name":["john aldag"]}, "related":{"speeches_url":"/speeches/?politician=john-aldag", "ballots_url":"/votes/ballots/?politician=john-aldag", "sponsored_bills_url":"/bills/?sponsor_politician=john-aldag", "activity_rss_url":"/politicians/9511/rss/activity/"}, "family_name":"Aldag", "name":"John Aldag", "url":"/politicians/john-aldag/", "gender":"male", "memberships":[{"end_date":nil, "riding":{"province":"BC", "name":{"en":"Cloverdale—Langley City"}, "id":59007}, "url":"/politicians/memberships/4329/", "party":{"name":{"en":"Liberal Party of Canada"}, "short_name":{"en":"Liberal"}}, "start_date":"2015-10-19", "label":{"en":"Liberal MP for Cloverdale—Langley City"}}], "given_name":"John", "voice":"1 613 992-0884", "email":"John.Aldag@parl.gc.ca"}, {"fax":"1 613 996-7622", "links":[{"url":"http://www.parl.gc.ca/MembersOfParliament/ProfileMP.aspx?Key=219706&amp;Language=E", "note":"Page on parl.gc.ca"}], "image":"/media/polpics/265_1.jpg", "other_info":{"wikipedia_id":["649990"], "favourite_word":["particular"], "parlinfo_id":["d282a075-d49f-40b7-ab6d-64455eb9a5a8"], "twitter":["Scott_Simms"], "twitter_id":["171977015"], "wordcloud":["autoimg/wordcloud-pol/scott-simms.png"], "parl_id":["128652", "78497", "170738", "198622", "203482", "82512", "82456", "99835", "99508", "106134", "116382", "129705", "133061", "129751", "140575", "141816", "149895", "150100", "159370", "161466", "166310", "56212", "175069", "180425", "173636", "189041", "197191", "208693", "214436", "219394", "219414", "219706"], "freebase_id":["/en/scott_simms"], "constituency_offices":["1-A Pinsent Drive\nGrand Falls NL <text:s/>A2A 2S8\nPhone: 1 709 489-8470\n\n61 Elizabeth Drive (Main Office)\nGander NL <text:s/>A1V 1G4\nPhone: 1 709 256-3130"], "alternate_name":["scott simms"]}, "related":{"speeches_url":"/speeches/?politician=scott-simms", "ballots_url":"/votes/ballots/?politician=scott-simms", "sponsored_bills_url":"/bills/?sponsor_politician=scott-simms", "activity_rss_url":"/politicians/265/rss/activity/"}, "family_name":"Simms", "name":"Scott Simms", "url":"/politicians/scott-simms/", "gender":"male", "memberships":[{"end_date":nil, "riding":{"province":"NL", "name":{"en":"Coast of Bays—Central—Notre Dame"}, "id":10003}, "url":"/politicians/memberships/4373/", "party":{"name":{"en":"Liberal Party of Canada"}, "short_name":{"en":"Liberal"}}, "start_date":"2015-10-19", "label":{"en":"Liberal MP for Coast of Bays—Central—Notre Dame"}}, {"end_date":"2015-10-19", "riding":{"province":"NL", "name":{"en":"Bonavista—Gander—Grand Falls—Windsor"}, "id":10002}, "url":"/politicians/memberships/571/", "party":{"name":{"en":"Liberal Party of Canada"}, "short_name":{"en":"Liberal"}}, "start_date":"2006-04-03", "label":{"en":"Liberal MP for Bonavista—Gander—Grand Falls—Windsor"}}, {"end_date":"2005-11-29", "riding":{"province":"NL", "name":{"en":"Bonavista—Exploits"}, "id":nil}, "url":"/politicians/memberships/1324/",</text:p>
      <text:p text:style-name="P1"><text:s/>"party":{"name":{"en":"Liberal Party of Canada"}, "short_name":{"en":"Liberal"}}, "start_date":"2004-10-04", "label":{"en":"Liberal MP for Bonavista—Exploits"}}], "given_name":"Scott", "voice":"1 613 996-3935", "email":"scott.simms@parl.gc.ca"}, {"fax":"1 613 992-1696", "links":[{"url":"http://www.parl.gc.ca/MembersOfParliament/ProfileMP.aspx?Key=214322&amp;Language=E", "note":"Page on parl.gc.ca"}, {"url":"http://mcbibeau.liberal.ca/en", "note":"Official site"}], "image":"/media/polpics/marie-claude-bibeau.jpg", "other_info":{"favourite_word":["international"], "twitter":["mclaudebibeau"], "twitter_id":["911471588"], "parl_id":["214322"], "constituency_offices":["175 Queen Street (Main Office)\nSuite 204\nSherbrooke, Quebec\nJ1M 1K1\nPhone: 1 819 347-2598"], "alternate_name":["marie-claude bibeau"]}, "related":{"speeches_url":"/speeches/?<text:soft-page-break/>politician=marie-claude-bibeau", "ballots_url":"/votes/ballots/?politician=marie-claude-bibeau", "sponsored_bills_url":"/bills/?sponsor_politician=marie-claude-bibeau", "activity_rss_url":"/politicians/9678/rss/activity/"}, "family_name":"Bibeau", "name":"Marie-Claude Bibeau", "url":"/politicians/marie-claude-bibeau/", "gender":"female", "memberships":[{"end_date":nil, "riding":{"province":"QC", "name":{"en":"Compton—Stanstead"}, "id":24023}, "url":"/politicians/memberships/4421/", "party":{"name":{"en":"Liberal Party of Canada"}, "short_name":{"en":"Liberal"}}, "start_date":"2015-10-19", "label":{"en":"Liberal MP for Compton—Stanstead"}}], "given_name":"Marie-Claude", "voice":"1 613 995-2024", "email":"Marie-Claude.Bibeau@parl.gc.ca"}, {"fax":"1 613 992-9868", "links":[{"url":"http://www.parl.gc.ca/MembersOfParliament/ProfileMP.aspx?Key=215964&amp;Language=E", "note":"Page on parl.gc.ca"}, {"url":"http://ronmckinnon.org", "note":"Official site"}], "image":"/media/polpics/ron-mckinnon.jpg", "other_info":{"favourite_word":["overdose"], "twitter":["RonMcKinnonLib"], "twitter_id":["1109797962"], "parl_id":["214520", "215964"], "constituency_offices":["3278 Westwood Street (Main Office)\nSuite 101\nPort Coquitlam BC <text:s/>V3C 3L8\nPhone: 1 604 927-1080"], "alternate_name":["ron mckinnon"]}, "related":{"speeches_url":"/speeches/?politician=ron-mckinnon", "ballots_url":"/votes/ballots/?politician=ron-mckinnon", "sponsored_bills_url":"/bills/?sponsor_politician=ron-mckinnon", "activity_rss_url":"/politicians/1515/rss/activity/"}, "family_name":"McKinnon", "name":"Ron McKinnon", "url":"/politicians/ron-mckinnon/", "gender":"male", "memberships":[{"end_date":nil, "riding":{"province":"BC", "name":{"en":"Coquitlam—Port Coquitlam"}, "id":59008}, "url":"/politicians/memberships/4361/", "party":{"name":{"en":"Liberal Party of Canada"}, "short_name":{"en":"Liberal"}}, "start_date":"2015-10-19", "label":{"en":"Liberal MP for Coquitlam—Port Coquitlam"}}], "given_name":"Ron", "voice":"1 613 992-9650", "email":"Ron.McKinnon@parl.gc.ca"}, {"fax":"1 613 992-0913", "links":[{"url":"http://www.parl.gc.ca/MembersOfParliament/ProfileMP.aspx?Key=214489&amp;Language=E", "note":"Page on parl.gc.ca"}, {"url":"http://gordjohns.ca", "note":"Official site"}], "image":"/media/polpics/gord-johns.jpg", "other_info":{"favourite_word":["communities"], "twitter":["GordJohns"], "twitter_id":["212484497"], "parl_id":["214489"], "constituency_offices":["1209 East Island (Main Office)\nSuite 12A\nParksville BC <text:s/>V9P 1R5\nPhone: 1 250 947-2140"], "alternate_name":["gord johns"]}, "related":{"speeches_url":"/speeches/?politician=gord-johns", "ballots_url":"/votes/ballots/?politician=gord-johns", "sponsored_bills_url":"/bills/?sponsor_politician=gord-johns", "activity_rss_url":"/politicians/9318/rss/activity/"}, "family_name":"Johns", "name":"Gord Johns", "url":"/politicians/gord-johns/", "gender":"male", "memberships":[{"end_date":nil, "riding":{"province":"BC", "name":{"en":"Courtenay—Alberni"}, "id":59009}, "url":"/politicians/memberships/4237/", "party":{"name":{"en":"New Democratic Party"}, "short_name":{"en":"NDP"}}, "start_date":"2015-10-19", "label":{"en":"NDP MP for Courtenay—Alberni"}}], "given_name":"Gord", "voice":"1 613 992-0903", "email":"Gord.Johns@parl.gc.ca"}, {"fax":"1 613 993-5577", "links":[{"url":"http://www.parl.gc.ca/MembersOfParliament/ProfileMP.aspx?Key=217147&amp;Language=E", "note":"Page on parl.gc.ca"}, {"url":"http://alistairmacgregor.ca", "note":"Official site"}], "image":"/media/polpics/alistair-macgregor.jpg", "other_info":{"favourite_word":["liberal"], "twitter":["AMacGregor4CML"], "twitter_id":["256069692"], "parl_id":["213912", "217147"], "constituency_offices":["126 Ingram Street (Main Office)\nSuite 101\nDuncan BC <text:s/>V9L 1P1\nPhone: 1 250 746-4896"], "alternate_name":["alistair macgregor"]}, "related":{"speeches_url":"/speeches/?politician=alistair-macgregor", "ballots_url":"/votes/ballots/?politician=alistair-macgregor", "sponsored_bills_url":"/bills/?sponsor_politician=alistair-macgregor", "activity_rss_url":"/politicians/10483/rss/activity/"}, "family_name":"MacGregor", "name":"Alistair MacGregor", "url":"/politicians/alistair-macgregor/", "gender":"male", "memberships":[{"end_date":nil, "riding":{"province":"BC", "name":{"en":"Cowichan—Malahat—Langford"}, "id":59010}, <text:soft-page-break/>"url":"/politicians/memberships/4409/", "party":{"name":{"en":"New Democratic Party"}, "short_name":{"en":"NDP"}}, "start_date":"2015-10-19", "label":{"en":"NDP MP for Cowichan—Malahat—Langford"}}], "given_name":"Alistair", "voice":"1 613 943-2180", "email":"Alistair.MacGregor@parl.gc.ca"}, {"fax":"1 613 992-7220", "links":[{"url":"http://www.parl.gc.ca/MembersOfParliament/ProfileMP.aspx?Key=218940&amp;Language=E", "note":"Page on parl.gc.ca"}, {"url":"http://billcasey.ca", "note":"Official site"}], "image":"/media/polpics/58.jpg", "other_info":{"twitter":["billcaseyns"], "favourite_word":["torture"], "twitter_id":["2875223338"], "parlinfo_id":["6025d38f-3695-4037-8221-3f4cb652936b"], "parl_id":["128561", "78829", "1939", "84158", "84900", "102202", "100050", "100558", "83404", "102128", "2678", "56072", "214260", "218940"], "constituency_offices":["40 Inglis Place\nTruro NS <text:s/>B2N 4B4\nPhone: 1 902 895-2863\n\n35 Church Street (Main Office)\nAmherst NS <text:s/>B4H 3A7\nPhone: 1 902 667-8679"], "alternate_name":["bill casey"]}, "related":{"speeches_url":"/speeches/?politician=bill-casey", "ballots_url":"/votes/ballots/?politician=bill-casey", "sponsored_bills_url":"/bills/?sponsor_politician=bill-casey", "activity_rss_url":"/politicians/58/rss/activity/"}, "family_name":"Casey", "name":"Bill Casey", "url":"/politicians/bill-casey/", "gender":"male", "memberships":[{"end_date":nil, "riding":{"province":"NS", "name":{"en":"Cumberland—Colchester"}, "id":12003}, "url":"/politicians/memberships/4406/", "party":{"name":{"en":"Liberal Party of Canada"}, "short_name":{"en":"Liberal"}}, "start_date":"2015-10-19", "label":{"en":"Liberal MP for Cumberland—Colchester"}}, {"end_date":"2009-11-09", "riding":{"province":"NS", "name":{"en":"Cumberland—Colchester—Musquodoboit Valley"}, "id":12007}, "url":"/politicians/memberships/368/", "party":{"name":{"en":"Independent"}, "short_name":{"en":"Independent"}}, "start_date":"2007-06-06", "label":{"en":"Independent MP for Cumberland—Colchester—Musquodoboit Valley"}}, {"end_date":"2007-06-05", "riding":{"province":"NS", "name":{"en":"Cumberland—Colchester—Musquodoboit Valley"}, "id":12007}, "url":"/politicians/memberships/4029/", "party":{"name":{"en":"Conservative Party of Canada"}, "short_name":{"en":"Conservative"}}, "start_date":"2006-04-03", "label":{"en":"Conservative MP for Cumberland—Colchester—Musquodoboit Valley"}}, {"end_date":"2005-11-29", "riding":{"province":"NS", "name":{"en":"North Nova"}, "id":nil}, "url":"/politicians/memberships/1337/", "party":{"name":{"en":"Conservative Party of Canada"}, "short_name":{"en":"Conservative"}}, "start_date":"2004-10-04", "label":{"en":"Conservative MP for North Nova"}}, {"end_date":"2004-05-23", "riding":{"province":"NS", "name":{"en":"Cumberland—Colchester"}, "id":12003}, "url":"/politicians/memberships/2541/", "party":{"name":{"en":"Progressive Conservative"}, "short_name":{"en":"Progressive Conservative"}}, "start_date":"1997-09-22", "label":{"en":"Progressive Conservative MP for Cumberland—Colchester"}}], "given_name":"Bill", "voice":"1 613 992-3366", "email":"Bill.Casey@parl.gc.ca"}, {"fax":"1 613 992-5508", "links":[{"url":"http://www.parl.gc.ca/MembersOfParliament/ProfileMP.aspx?Key=220527&amp;Language=E", "note":"Page on parl.gc.ca"}, {"url":"http://davidanderson.ca", "note":"Official site"}], "image":"/media/polpics/9_1.jpg", "other_info":{"favourite_word":["freedom"], "parlinfo_id":["661a3062-86d1-4ba3-9e70-81c866aa2fc3"], "twitter":["DavidAndersonSK"], "anagram":["Sodded Nirvana"], "googlenews_query":["-victoria \"David Anderson\" AND (\"MP\" OR \"Member of Parliament\") location:canada"], "twitter_id":["212295349"], "wordcloud":["autoimg/wordcloud-pol/david-anderson.png"], "parl_id":["128822", "128848", "113993", "78849", "106048", "78948", "170846", "170577", "201687", "85113", "101607", "102293", "117121", "114904", "115413", "130893", "131831", "134414", "143374", "142931", "149366", "148954", "161203", "160063", "55727", "172573", "172135", "178432", "171400", "183617", "188645", "188414", "185855", "194826", "196953", "201295", "202608", "209231", "201913", "209242", "214358", "220527"], "freebase_id":["/en/david_l_anderson"], "constituency_offices":["240 Central Avenue North (Main Office)\nSuite 2\nSwift Current SK <text:s/>S9H 0L2\nPhone: 1 306 778-4480"], "alternate_name":["david anderson"]}, "related":{"speeches_url":"/speeches/?<text:soft-page-break/>politician=david-anderson", "ballots_url":"/votes/ballots/?politician=david-anderson",</text:p>
      <text:p text:style-name="P1"><text:s/>"sponsored_bills_url":"/bills/?sponsor_politician=david-anderson", "activity_rss_url":"/politicians/9/rss/activity/"}, "family_name":"Anderson", "name":"David Anderson", "url":"/politicians/david-anderson/", "gender":"male", "memberships":[{"end_date":nil, "riding":{"province":"SK", "name":{"en":"Cypress Hills—Grasslands"}, "id":47002}, "url":"/politicians/memberships/1531/", "party":{"name":{"en":"Conservative Party of Canada"}, "short_name":{"en":"Conservative"}}, "start_date":"2004-10-04", "label":{"en":"Conservative MP for Cypress Hills—Grasslands"}}, {"end_date":"2004-05-23", "riding":{"province":"SK", "name":{"en":"Cypress Hills—Grasslands"}, "id":47002}, "url":"/politicians/memberships/1833/", "party":{"name":{"en":"Canadian Alliance"}, "short_name":{"en":"Canadian Alliance"}}, "start_date":"2001-01-29", "label":{"en":"Canadian Alliance MP for Cypress Hills—Grasslands"}}], "given_name":"David", "voice":"1 613 992-0657", "email":"david.anderson@parl.gc.ca"}, {"fax":"1 613 995-9379", "links":[{"url":"http://www.parl.gc.ca/MembersOfParliament/ProfileMP.aspx?Key=215879&amp;Language=E", "note":"Page on parl.gc.ca"}, {"url":"http://darrenfisher.ca", "note":"Official site"}], "image":"/media/polpics/9869.jpg", "other_info":{"favourite_word":["chair"], "twitter":["DarrenFisherNS"], "twitter_id":["408072407"], "parl_id":["214074", "215912", "215879"], "constituency_offices":["82 Tacoma Drive (Main Office)\nSuite 200\nDartmouth NS <text:s/>B2W 3E5\nPhone: 1 902 462-6453"], "alternate_name":["darren fisher", "darren p. fisher"]}, "related":{"speeches_url":"/speeches/?politician=darren-fisher", "ballots_url":"/votes/ballots/?politician=darren-fisher", "sponsored_bills_url":"/bills/?sponsor_politician=darren-fisher", "activity_rss_url":"/politicians/9869/rss/activity/"}, "family_name":"Fisher", "name":"Darren Fisher", "url":"/politicians/darren-fisher/", "gender":"male", "memberships":[{"end_date":nil, "riding":{"province":"NS", "name":{"en":"Dartmouth—Cole Harbour"}, "id":12004}, "url":"/politicians/memberships/4372/", "party":{"name":{"en":"Liberal Party of Canada"}, "short_name":{"en":"Liberal"}}, "start_date":"2015-10-19", "label":{"en":"Liberal MP for Dartmouth—Cole Harbour"}}], "given_name":"Darren", "voice":"1 613 995-9378", "email":"Darren.Fisher@parl.gc.ca"}, {"fax":"1 613 992-0930", "links":[{"url":"http://www.parl.gc.ca/MembersOfParliament/ProfileMP.aspx?Key=218692&amp;Language=E", "note":"Page on parl.gc.ca"}, {"url":"http://robertsopuck.ca", "note":"Official site"}], "image":"/media/polpics/8353.jpg", "other_info":{"twitter":["RobertSopuck"], "favourite_word":["environment"], "wordcloud":["autoimg/wordcloud-pol/robert-sopuck.png"], "twitter_id":["2817975217"], "parlinfo_id":["cbc560fb-146a-42d9-b7a4-19ee7de9c9a6"], "alternate_name":["robert sopuck"], "constituency_offices":["Unit 4C Dauphin Marketplace Mall\n1450 Main Street South\nDauphin MB <text:s/>R7N 3H4\nPhone: 1 204 622-4659\n\nPO Box 68\nUnit A-No. 9 Provincial Road 354\nOnanole MB <text:s/>R0J 1N0\nPhone: 1 204 848-7000"], "parl_id":["164986", "170623", "201804", "195264", "165830", "165836", "171388", "173234", "174350", "187274", "186849", "188743", "196427", "202867", "200852", "214448", "219395", "218692"]}, "related":{"speeches_url":"/speeches/?politician=robert-sopuck", "ballots_url":"/votes/ballots/?politician=robert-sopuck", "sponsored_bills_url":"/bills/?sponsor_politician=robert-sopuck", "activity_rss_url":"/politicians/8353/rss/activity/"}, "family_name":"Sopuck", "name":"Robert Sopuck", "url":"/politicians/robert-sopuck/", "gender":"male", "memberships":[{"end_date":nil, "riding":{"province":"MB", "name":{"en":"Dauphin—Swan River—Neepawa"}, "id":46004}, "url":"/politicians/memberships/4280/", "party":{"name":{"en":"Conservative Party of Canada"}, "short_name":{"en":"Conservative"}}, "start_date":"2015-10-19", "label":{"en":"Conservative MP for Dauphin—Swan River—Neepawa"}}, {"end_date":"2015-10-19", "riding":{"province":"MB", "name":{"en":"Dauphin—Swan River—Marquette"}, "id":46004}, "url":"/politicians/memberships/4033/", "party":{"name":{"en":"Conservative Party of Canada"}, "short_name":{"en":"Conservative"}}, "start_date":"2010-12-06", "label":{"en":"Conservative MP for Dauphin—Swan River—Marquette"}}], <text:soft-page-break/>"given_name":"Robert", "voice":"1 613 992-3176", "email":"robert.sopuck@parl.gc.ca"}, {"fax":"1 613 995-8202", "links":[{"url":"http://www.parl.gc.ca/MembersOfParliament/ProfileMP.aspx?Key=220060&amp;Language=E", "note":"Page on parl.gc.ca"}, {"url":"http://jdzerowicz.liberal.ca", "note":"Official site"}], "image":"/media/polpics/julie-dzerowicz.jpg", "other_info":{"favourite_word":["know"], "twitter":["JulieDzerowicz"], "twitter_id":["1942107584"], "parl_id":["214052", "219497", "220060"], "constituency_offices":["1202 Bloor Street West (Main Office)\nToronto ON <text:s/>M6H 1N2\nPhone: 1 416 654-8048"], "alternate_name":["julie dzerowicz"]}, "related":{"speeches_url":"/speeches/?politician=julie-dzerowicz", "ballots_url":"/votes/ballots/?politician=julie-dzerowicz", "sponsored_bills_url":"/bills/?sponsor_politician=julie-dzerowicz", "activity_rss_url":"/politicians/9430/rss/activity/"}, "family_name":"Dzerowicz", "name":"Julie Dzerowicz", "url":"/politicians/julie-dzerowicz/", "gender":"female", "memberships":[{"end_date":nil, "riding":{"province":"ON", "name":{"en":"Davenport"}, "id":35018}, "url":"/politicians/memberships/4292/", "party":{"name":{"en":"Liberal Party of Canada"}, "short_name":{"en":"Liberal"}}, "start_date":"2015-10-19", "label":{"en":"Liberal MP for Davenport"}}], "given_name":"Julie", "voice":"1 613 992-2576", "email":"Julie.Dzerowicz@parl.gc.ca"}, {"fax":"1 613 992-3192", "links":[{"url":"http://www.parl.gc.ca/MembersOfParliament/ProfileMP.aspx?Key=214318&amp;Language=E", "note":"Page on parl.gc.ca"}], "image":"/media/polpics/carla-qualtrough.jpg", "other_info":{"favourite_word":["athletes"], "twitter":["CQualtro"], "twitter_id":["2852899113"], "parl_id":["214318"], "constituency_offices":["7511 - 120th Street (Main Office)\nSuite 104\nDelta BC <text:s/>V4C 0C1\nPhone: 1 778 593-4007"], "alternate_name":["carla qualtrough"]}, "related":{"speeches_url":"/speeches/?politician=carla-qualtrough", "ballots_url":"/votes/ballots/?politician=carla-qualtrough", "sponsored_bills_url":"/bills/?sponsor_politician=carla-qualtrough", "activity_rss_url":"/politicians/10497/rss/activity/"}, "family_name":"Qualtrough", "name":"Carla Qualtrough", "url":"/politicians/carla-qualtrough/", "gender":"female", "memberships":[{"end_date":nil, "riding":{"province":"BC", "name":{"en":"Delta"}, "id":59011}, "url":"/politicians/memberships/4195/", "party":{"name":{"en":"Liberal Party of Canada"}, "short_name":{"en":"Liberal"}}, "start_date":"2015-10-19", "label":{"en":"Liberal MP for Delta"}}], "given_name":"Carla", "voice":"1 613 992-2957", "email":"Carla.Qualtrough@parl.gc.ca"}, {"fax":"1 613 995-7697", "links":[{"url":"http://www.parl.gc.ca/MembersOfParliament/ProfileMP.aspx?Key=217110&amp;Language=E", "note":"Page on parl.gc.ca"}], "image":"/media/polpics/georgina-jolibois.jpg", "other_info":{"favourite_word":["saskatchewan"], "twitter":["GeorginaNDP"], "twitter_id":["3146571545"], "parl_id":["214573", "217110"], "constituency_offices":["207 La Ronge Avenue\nSuite 5\nLa Ronge SK <text:s/>S0J 1L0\nPhone: 1 306 425-2643\n\n23 La Loche Avenue (Main Office)\nSuite 117\nLa Loche SK <text:s/>S0M 1G0\nPhone: 1 306 822-2289"], "alternate_name":["georgina jolibois"]}, "related":{"speeches_url":"/speeches/?politician=georgina-jolibois", "ballots_url":"/votes/ballots/?politician=georgina-jolibois", "sponsored_bills_url":"/bills/?sponsor_politician=georgina-jolibois", "activity_rss_url":"/politicians/9994/rss/activity/"}, "family_name":"Jolibois", "name":"Georgina Jolibois", "url":"/politicians/georgina-jolibois/", "gender":"female", "memberships":[{"end_date":nil, "riding":{"province":"SK", "name":{"en":"Desnethé—Missinippi—Churchill River"}, "id":47003}, "url":"/politicians/memberships/4401/", "party":{"name":{"en":"New Democratic Party"}, "short_name":{"en":"NDP"}}, "start_date":"2015-10-19", "label":{"en":"NDP MP for Desnethé—Missinippi—Churchill River"}}], "given_name":"Georgina", "voice":"1 613 995-8321", "email":"Georgina.Jolibois@parl.gc.ca"}, {"fax":"1 613 992-0945", "links":[{"url":"http://www.parl.gc.ca/MembersOfParliament/ProfileMP.aspx?Key=219363&amp;Language=E", "note":"Page on parl.gc.ca"}], "image":"/media/polpics/240.jpg", "other_info":{"wikipedia_id":["964549"], "twitter":["Yasmin_Ratansi"], "favourite_word":["rcmp"], "twitter_id":<text:soft-page-break/>["2391192848"], "anagram":["Is sanitary, man"], "parlinfo_id":["63894f25-ef7f-45a2-bac2-1a4ceb85b7ad"], "parl_id":["128259", "78587", "82474", "82301", "99388", "106202", "106265", "117729", "117824", "129585", "144134", "144153", "151563", "150114", "162401", "158674", "158502", "213996", "215935", "219363"], "freebase_id":["/en/yasmin_ratansi"], "constituency_offices":["220 Duncan Mill Road (Main Office)\nSuite 309\nToronto ON <text:s/>M3B 3J5\nPhone: 1 416 443-0343"], "alternate_name":["yasmin ratansi"]}, "related":{"speeches_url":"/speeches/?politician=yasmin-ratansi", "ballots_url":"/votes/ballots/?politician=yasmin-ratansi", "sponsored_bills_url":"/bills/?sponsor_politician=yasmin-ratansi", "activity_rss_url":"/politicians/240/rss/activity/"}, "family_name":"Ratansi", "name":"Yasmin Ratansi", "url":"/politicians/yasmin-ratansi/", "gender":"female", "memberships":[{"end_date":nil, "riding":{"province":"ON", "name":{"en":"Don Valley East"}, "id":35019}, "url":"/politicians/memberships/4293/", "party":{"name":{"en":"Liberal Party of Canada"}, "short_name":{"en":"Liberal"}}, "start_date":"2015-10-19",</text:p>
      <text:p text:style-name="P1"><text:s/>"label":{"en":"Liberal MP for Don Valley East"}}, {"end_date":"2011-03-26", "riding":{"province":"ON", "name":{"en":"Don Valley East"}, "id":35019}, "url":"/politicians/memberships/1358/", "party":{"name":{"en":"Liberal Party of Canada"}, "short_name":{"en":"Liberal"}}, "start_date":"2004-10-04", "label":{"en":"Liberal MP for Don Valley East"}}], "given_name":"Yasmin", "voice":"1 613 992-0919", "email":"Yasmin.Ratansi@parl.gc.ca"}, {"fax":"1 613 995-1686", "links":[{"url":"http://www.parl.gc.ca/MembersOfParliament/ProfileMP.aspx?Key=213934&amp;Language=E", "note":"Page on parl.gc.ca"}], "image":"/media/polpics/geng-tan.jpg", "other_info":{"favourite_word":["years"], "twitter":["GengTanMP"], "twitter_id":["2761458139"], "parl_id":["215880", "213934"], "constituency_offices":["442 McNicoll Avenue (Main Office)\nToronto ON <text:s/>M2H 2E1\nPhone: 1 416 443-0623"], "alternate_name":["geng tan"]}, "related":{"speeches_url":"/speeches/?politician=geng-tan", "ballots_url":"/votes/ballots/?politician=geng-tan", "sponsored_bills_url":"/bills/?sponsor_politician=geng-tan", "activity_rss_url":"/politicians/9908/rss/activity/"}, "family_name":"Tan", "name":"Geng Tan", "url":"/politicians/geng-tan/", "gender":"male", "memberships":[{"end_date":nil, "riding":{"province":"ON", "name":{"en":"Don Valley North"}, "id":35020}, "url":"/politicians/memberships/4205/", "party":{"name":{"en":"Liberal Party of Canada"}, "short_name":{"en":"Liberal"}}, "start_date":"2015-10-19", "label":{"en":"Liberal MP for Don Valley North"}}], "given_name":"Geng", "voice":"1 613 995-4988", "email":"Geng.Tan@parl.gc.ca"}, {"fax":"1 613 995-1635", "links":[{"url":"http://www.parl.gc.ca/MembersOfParliament/ProfileMP.aspx?Key=220095&amp;Language=E", "note":"Page on parl.gc.ca"}, {"url":"http://roboliphantmp.ca", "note":"Official site"}], "image":"/media/polpics/576.jpg", "other_info":{"wikipedia_id":["8788933"], "favourite_word":["dementia"], "twitter_id":["65061044"], "parlinfo_id":["014bf6ed-9176-4fbd-8f35-48bb8c579ff0"], "parl_id":["128321", "129592", "144107", "141415", "141186", "140925", "151632", "150120", "149951", "159358", "214013", "215345", "219006", "219839", "220095"], "freebase_id":["/en/rob_oliphant"], "constituency_offices":["1670 Bayview Avenue (Main Office)\nSuite 310\nToronto ON <text:s/>M4G 3C2\nPhone: 1 416 467-7275"], "twitter":["Rob_Oliphant"], "alternate_name":["rob oliphant", "robert oliphant"]}, "related":{"speeches_url":"/speeches/?politician=rob-oliphant", "ballots_url":"/votes/ballots/?politician=rob-oliphant", "sponsored_bills_url":"/bills/?sponsor_politician=rob-oliphant", "activity_rss_url":"/politicians/576/rss/activity/"}, "family_name":"Oliphant", "name":"Rob Oliphant", "url":"/politicians/rob-oliphant/", "gender":"male", "memberships":[{"end_date":nil, "riding":{"province":"ON", "name":{"en":"Don Valley West"}, "id":35021}, "url":"/politicians/memberships/4278/", "party":{"name":{"en":"Liberal Party of Canada"}, "short_name":{"en":"Liberal"}}, "start_date":"2015-10-19", "label":{"en":"Liberal MP for Don Valley West"}}, {"end_date":"2011-03-26", "riding":{"province":"ON", "name":{"en":"Don Valley West"}, "id":35021}, "url":"/politicians/memberships/1149/", "party":{"name":{"en":"Liberal Party of Canada"}, "short_name":{"en":"Liberal"}}, "start_date":"2008-11-18", "label":{"en":"Liberal MP for Don Valley West"}}], <text:soft-page-break/>"given_name":"Rob", "voice":"1 613 992-2855", "email":"Rob.Oliphant@parl.gc.ca"}, {"fax":"1 613 996-1481", "links":[{"url":"http://www.parl.gc.ca/MembersOfParliament/ProfileMP.aspx?Key=219727&amp;Language=E", "note":"Page on parl.gc.ca"}], "image":"/media/polpics/9656.jpg", "other_info":{"favourite_word":["violence"], "twitter":["adhillonMP"], "twitter_id":["2874772780"], "parl_id":["214183", "214684", "219727"], "constituency_offices":["735 Notre-Dame Street (Main Office)\nLachine, Quebec\nH8S 2B5\nPhone: 1 514 639-4497"], "alternate_name":["anju dhillon"]}, "related":{"speeches_url":"/speeches/?politician=anju-dhillon", "ballots_url":"/votes/ballots/?politician=anju-dhillon", "sponsored_bills_url":"/bills/?sponsor_politician=anju-dhillon", "activity_rss_url":"/politicians/9656/rss/activity/"}, "family_name":"Dhillon", "name":"Anju Dhillon", "url":"/politicians/anju-dhillon/", "gender":"female", "memberships":[{"end_date":nil, "riding":{"province":"QC", "name":{"en":"Dorval—Lachine—LaSalle"}, "id":24024}, "url":"/politicians/memberships/4390/", "party":{"name":{"en":"Liberal Party of Canada"}, "short_name":{"en":"Liberal"}}, "start_date":"2015-10-19", "label":{"en":"Liberal MP for Dorval—Lachine—LaSalle"}}], "given_name":"Anju", "voice":"1 613 995-2251", "email":"Anju.Dhillon@parl.gc.ca"}, {"fax":"1 613 947-4551", "links":[{"url":"http://www.parl.gc.ca/MembersOfParliament/ProfileMP.aspx?Key=217288&amp;Language=E", "note":"Page on parl.gc.ca"}, {"url":"http://francoischoquette.ndp.ca", "note":"Official site"}], "image":"/media/polpics/2703_1.jpg", "other_info":{"twitter":["F_Choquette"], "favourite_word":["conservatives"], "parlinfo_id":["ac588301-cc6e-4f6e-9c58-84542c62c46b"], "twitter_id":["464871646"], "wordcloud":["autoimg/wordcloud-pol/francois-choquette.png"], "alternate_name":["francois choquette"], "constituency_offices":["150 Marchand Street (Main Office)\nSuite 100\nDrummondville, Quebec\nJ2C 4N1\nPhone: 1 819 477-3611"], "parl_id":["201487", "170228", "178781", "203460", "186474", "197286", "213967", "219532", "217288"]}, "related":{"speeches_url":"/speeches/?politician=francois-choquette", "ballots_url":"/votes/ballots/?politician=francois-choquette", "sponsored_bills_url":"/bills/?sponsor_politician=francois-choquette", "activity_rss_url":"/politicians/2703/rss/activity/"}, "family_name":"Choquette", "name":"François Choquette", "url":"/politicians/francois-choquette/", "gender":"male", "memberships":[{"end_date":nil, "riding":{"province":"QC", "name":{"en":"Drummond"}, "id":24025}, "url":"/politicians/memberships/4136/", "party":{"name":{"en":"New Democratic Party"}, "short_name":{"en":"NDP"}}, "start_date":"2011-05-02", "label":{"en":"NDP MP for Drummond"}}], "given_name":"François", "voice":"1 613 947-4550", "email":"Francois.Choquette@parl.gc.ca"}, {"fax":"1 613 992-9789", "links":[{"url":"http://www.parl.gc.ca/MembersOfParliament/ProfileMP.aspx?Key=218568&amp;Language=E", "note":"Page on parl.gc.ca"}, {"url":"http://davidtilson.ca", "note":"Official site"}], "image":"/media/polpics/286_1.jpg", "other_info":{"wikipedia_id":["1251741"], "favourite_word":["chairman"], "twitter":["davidtilson"], "twitter_id":["76233932"], "parlinfo_id":["ed1028ae-42dc-4294-9b39-4c5daff5fc74"], "parl_id":["128415", "78631", "203455", "170219", "85549", "82990", "85919", "101501", "102851", "101010", "101329", "102314", "99889", "117019", "115877", "117859", "116240", "116051", "115489", "133072", "131909", "143854", "131183", "143488", "151686", "150569", "151695", "148823", "148654", "162329", "55833", "175244", "174353", "172553", "172350", "188982", "187652", "198666", "203749", "201207", "214224", "219332", "218568"], "freebase_id":["/en/david_tilson"], "wordcloud":["autoimg/wordcloud-pol/david-tilson.png"], "constituency_offices":["12596 Regional Road 50\nBolton ON <text:s/>L7E 1T6\nPhone: 1 905 857-6080\n\n229 Broadway (Main Office)\nSuite 2\nOrangeville ON <text:s/>L9W 1K4\nPhone: 1 519 941-1832"], "alternate_name":["david tilson"]}, "related":{"speeches_url":"/speeches/?politician=david-tilson", "ballots_url":"/votes/ballots/?politician=david-tilson", "sponsored_bills_url":"/bills/?sponsor_politician=david-tilson", "activity_rss_url":"/politicians/286/rss/activity/"}, "family_name":"Tilson", <text:soft-page-break/>"name":"David Tilson", "url":"/politicians/david-tilson/", "gender":"male", "memberships":[{"end_date":nil, "riding":{"province":"ON", "name":{"en":"Dufferin—Caledon"}, "id":35022}, "url":"/politicians/memberships/1360/", "party":{"name":{"en":"Conservative Party of Canada"}, "short_name":{"en":"Conservative"}}, "start_date":"2004-10-04", "label":{"en":"Conservative MP for Dufferin—Caledon"}}], "given_name":"David", "voice":"1 613 995-7813", "email":"david.tilson@parl.gc.ca"}, {"fax":"1 613 992-2794", "links":[{"url":"http://www.parl.gc.ca/MembersOfParliament/ProfileMP.aspx?Key=217509&amp;Language=E", "note":"Page on parl.gc.ca"}, {"url":"http://www.erinotoolemp.ca", "note":"Official site"}], "image":"/media/polpics/9243.jpg", "other_info":{"twitter":["ErinOTooleMP"], "favourite_word":["debate"], "parlinfo_id":["96924c12-efff-4de2-9f9e-578fe5434342"], "twitter_id":["296553576"], "wordcloud":["autoimg/wordcloud-pol/erin-otoole.png"], "parl_id":["203647", "190568", "190980", "190919", "190913", "190932", "194848", "198068", "200507", "202185", "203260", "208824", "213992", "217509"], "constituency_offices":["54 King Street East (Main Office)\nSuite 103\nBowmanville ON <text:s/>L1C 1N3\nPhone: 1 905 697-1699"], "alternate_name":["erin o'toole"]}, "related":{"speeches_url":"/speeches/?politician=erin-otoole", "ballots_url":"/votes/ballots/?politician=erin-otoole", "sponsored_bills_url":"/bills/?sponsor_politician=erin-otoole", "activity_rss_url":"/politicians/9243/rss/activity/"}, "family_name":"O'Toole", "name":"Erin O'Toole", "url":"/politicians/erin-otoole/", "gender":"male", "memberships":[{"end_date":nil, "riding":{"province":"ON", "name":{"en":"Durham"}, "id":35023}, "url":"/politicians/memberships/4154/", "party":{"name":{"en":"Conservative Party of Canada"}, "short_name":{"en":"Conservative"}}, "start_date":"2012-12-10", "label":{"en":"Conservative MP for Durham"}}], "given_name":"Erin", "voice":"1 613 992-2792", "email":"Erin.OToole@parl.gc.ca"}, {"fax":"1 613 943-0044", "links":[{"url":"http://www.parl.gc.ca/MembersOfParliament/ProfileMP.aspx?Key=219930&amp;Language=E",</text:p>
      <text:p text:style-name="P1"><text:s/>"note":"Page on parl.gc.ca"}], "image":"/media/polpics/randy-boissonnault.jpg", "other_info":{"favourite_word":["community"], "twitter":["R_Boissonnault"], "twitter_id":["24215794"], "parl_id":["214526", "214682", "219704", "219930"], "constituency_offices":["10235 - 124 Street (Main Office)\nSuite 103\nEdmonton AB <text:s/>T5N 1P9\nPhone: 1 780 442-1888"], "alternate_name":["randy boissonnault"]}, "related":{"speeches_url":"/speeches/?politician=randy-boissonnault", "ballots_url":"/votes/ballots/?politician=randy-boissonnault", "sponsored_bills_url":"/bills/?sponsor_politician=randy-boissonnault", "activity_rss_url":"/politicians/9717/rss/activity/"}, "family_name":"Boissonnault", "name":"Randy Boissonnault", "url":"/politicians/randy-boissonnault/", "gender":"male", "memberships":[{"end_date":nil, "riding":{"province":"AB", "name":{"en":"Edmonton Centre"}, "id":48014}, "url":"/politicians/memberships/4392/", "party":{"name":{"en":"Liberal Party of Canada"}, "short_name":{"en":"Liberal"}}, "start_date":"2015-10-19", "label":{"en":"Liberal MP for Edmonton Centre"}}], "given_name":"Randy", "voice":"1 613 992-4524", "email":"Randy.Boissonnault@parl.gc.ca"}, {"fax":"1 613 992-6898", "links":[{"url":"http://www.parl.gc.ca/MembersOfParliament/ProfileMP.aspx?Key=213898&amp;Language=E", "note":"Page on parl.gc.ca"}, {"url":"http://kerrydiotte.com", "note":"Official site"}], "image":"/media/polpics/kerry-diotte.jpg", "other_info":{"favourite_word":["transparency"], "twitter":["KerryDiotte"], "twitter_id":["140960578"], "parl_id":["213898"], "constituency_offices":["10212 - 127th Avenue NW (Main Office)\nSuite 102\nEdmonton AB <text:s/>T5E 0B8\nPhone: 1 780 495-3261"], "alternate_name":["kerry diotte"]}, "related":{"speeches_url":"/speeches/?politician=kerry-diotte", "ballots_url":"/votes/ballots/?politician=kerry-diotte", "sponsored_bills_url":"/bills/?sponsor_politician=kerry-diotte", "activity_rss_url":"/politicians/9382/rss/activity/"}, "family_name":"Diotte", "name":"Kerry Diotte", "url":"/politicians/kerry-diotte/", "gender":"male", "memberships":[{"end_date":nil, "riding":{"province":"AB", "name":{"en":"Edmonton <text:soft-page-break/>Griesbach"}, "id":48015}, "url":"/politicians/memberships/4429/", "party":{"name":{"en":"Conservative Party of Canada"}, "short_name":{"en":"Conservative"}}, "start_date":"2015-10-19", "label":{"en":"Conservative MP for Edmonton Griesbach"}}], "given_name":"Kerry", "voice":"1 613 992-3821", "email":"Kerry.Diotte@parl.gc.ca"}, {"fax":"1 613 992-0973", "links":[{"url":"http://www.parl.gc.ca/MembersOfParliament/ProfileMP.aspx?Key=218470&amp;Language=E", "note":"Page on parl.gc.ca"}, {"url":"http://ziadaboultaif.ca", "note":"Official site"}], "image":"/media/polpics/ziad-aboultaif.jpg", "other_info":{"favourite_word":["tax"], "twitter":["ziad4manning"], "twitter_id":["1193806556"], "parl_id":["214274", "217786", "218470"], "constituency_offices":["8119 - 160 Avenue (Main Office)\nSuite 204A\nEdmonton AB <text:s/>T5Z 0G3\nPhone: 1 780 822-1540"], "alternate_name":["ziad aboultaif"]}, "related":{"speeches_url":"/speeches/?politician=ziad-aboultaif", "ballots_url":"/votes/ballots/?politician=ziad-aboultaif", "sponsored_bills_url":"/bills/?sponsor_politician=ziad-aboultaif", "activity_rss_url":"/politicians/9985/rss/activity/"}, "family_name":"Aboultaif", "name":"Ziad Aboultaif", "url":"/politicians/ziad-aboultaif/", "gender":"male", "memberships":[{"end_date":nil, "riding":{"province":"AB", "name":{"en":"Edmonton Manning"}, "id":48016}, "url":"/politicians/memberships/4208/", "party":{"name":{"en":"Conservative Party of Canada"}, "short_name":{"en":"Conservative"}}, "start_date":"2015-10-19", "label":{"en":"Conservative MP for Edmonton Manning"}}], "given_name":"Ziad", "voice":"1 613 992-0946", "email":"Ziad.Aboultaif@parl.gc.ca"}, {"fax":"1 613 992-1026", "links":[{"url":"http://www.parl.gc.ca/MembersOfParliament/ProfileMP.aspx?Key=214248&amp;Language=E", "note":"Page on parl.gc.ca"}, {"url":"http://amarjeetsohi.com", "note":"Official site"}], "image":"/media/polpics/amarjeet-sohi.jpg", "other_info":{"favourite_word":["communities"], "twitter":["SohiAmarjeet"], "twitter_id":["172407835"], "parl_id":["214314", "214248"], "constituency_offices":["9225 - 28th Avenue (Main Office)\nEdmonton AB <text:s/>T6N 1N1\nPhone: 1 780 497-3524"], "alternate_name":["amarjeet sohi"]}, "related":{"speeches_url":"/speeches/?politician=amarjeet-sohi", "ballots_url":"/votes/ballots/?politician=amarjeet-sohi", "sponsored_bills_url":"/bills/?sponsor_politician=amarjeet-sohi", "activity_rss_url":"/politicians/9703/rss/activity/"}, "family_name":"Sohi", "name":"Amarjeet Sohi", "url":"/politicians/amarjeet-sohi/", "gender":"male", "memberships":[{"end_date":nil, "riding":{"province":"AB", "name":{"en":"Edmonton Mill Woods"}, "id":48017}, "url":"/politicians/memberships/4381/", "party":{"name":{"en":"Liberal Party of Canada"}, "short_name":{"en":"Liberal"}}, "start_date":"2015-10-19", "label":{"en":"Liberal MP for Edmonton Mill Woods"}}], "given_name":"Amarjeet", "voice":"1 613 992-1013", "email":"Amarjeet.Sohi@parl.gc.ca"}, {"fax":"1 613 992-3616", "links":[{"url":"http://www.parl.gc.ca/MembersOfParliament/ProfileMP.aspx?Key=218277&amp;Language=E", "note":"Page on parl.gc.ca"}, {"url":"http://mattjeneroux.ca", "note":"Official site"}], "image":"/media/polpics/matt-jeneroux.jpg", "other_info":{"favourite_word":["something"], "twitter":["jeneroux"], "twitter_id":["15810950"], "alternate_name":["matt jeneroux"], "constituency_offices":["596 Riverbend Square (Main Office)\nSuite 204\nEdmonton AB <text:s/>T6R 2E3\nPhone: 1 780 495-4351"], "parl_id":["214272", "218277"]}, "related":{"speeches_url":"/speeches/?politician=matt-jeneroux", "ballots_url":"/votes/ballots/?politician=matt-jeneroux", "sponsored_bills_url":"/bills/?sponsor_politician=matt-jeneroux", "activity_rss_url":"/politicians/9958/rss/activity/"}, "family_name":"Jeneroux", "name":"Matt Jeneroux", "url":"/politicians/matt-jeneroux/", "gender":"male", "memberships":[{"end_date":nil, "riding":{"province":"AB", "name":{"en":"Edmonton Riverbend"}, "id":48018}, "url":"/politicians/memberships/4285/", "party":{"name":{"en":"Conservative Party of Canada"}, "short_name":{"en":"Conservative"}}, "start_date":"2015-10-19", "label":{"en":"Conservative MP for Edmonton Riverbend"}}], "given_name":"Matt", "voice":"1 613 992-3594", "email":"Matt.Jeneroux@parl.gc.ca"}, {"fax":"1 613 995-5342", "links":<text:soft-page-break/>[{"url":"http://www.parl.gc.ca/MembersOfParliament/ProfileMP.aspx?Key=218945&amp;Language=E", "note":"Page on parl.gc.ca"}, {"url":"http://lindaduncanmp.ca", "note":"Official site"}], "image":"/media/polpics/608_1.jpg", "other_info":{"wikipedia_id":["3212767"], "favourite_word":["alberta"], "twitter":["LindaDuncanMP"], "twitter_id":["62909691"], "parlinfo_id":["f40d602c-1ae6-414e-bac3-23a2f31f1cdf"], "parl_id":["128339", "170183", "201338", "129849", "140619", "147790", "159526", "173725", "182480", "186522", "186670", "197226", "213881", "217343", "218945"], "freebase_id":["/en/linda_duncan"], "wordcloud":["autoimg/wordcloud-pol/linda-duncan.png"], "constituency_offices":["10049 - 81st Avenue (Main Office)\nEdmonton AB <text:s/>T6E 1W7\nPhone: 1 780 495-8404"], "alternate_name":["linda duncan"]}, "related":{"speeches_url":"/speeches/?politician=linda-duncan", "ballots_url":"/votes/ballots/?politician=linda-duncan", "sponsored_bills_url":"/bills/?sponsor_politician=linda-duncan", "activity_rss_url":"/politicians/608/rss/activity/"}, "family_name":"Duncan", "name":"Linda Duncan", "url":"/politicians/linda-duncan/", "gender":"female", "memberships":[{"end_date":nil, "riding":{"province":"AB", "name":{"en":"Edmonton Strathcona"}, "id":48019}, "url":"/politicians/memberships/1029/", "party":{"name":{"en":"New Democratic Party"}, "short_name":{"en":"NDP"}}, "start_date":"2008-11-18", "label":{"en":"NDP MP for Edmonton Strathcona"}}], "given_name":"Linda", "voice":"1 613 995-7325", "email":"linda.duncan@parl.gc.ca"}, {"fax":"1 613 992-1011", "links":[{"url":"http://www.parl.gc.ca/MembersOfParliament/ProfileMP.aspx?Key=218614&amp;Language=E", "note":"Page on parl.gc.ca"}, {"url":"http://kellymccauley.ca", "note":"Official site"}], "image":"/media/polpics/kelly-mccauley.jpg", "other_info":{"favourite_word":["israel"], "twitter":["KellyMcCauleyMP"], "twitter_id":["3314769865"], "parl_id":["214254", "217981", "218614"], "constituency_offices":["5613 - 199th Street (Main Office)\nEdmonton AB <text:s/>T6M 0M8\nPhone: 1 780 392-2515"], "alternate_name":["kelly mccauley"]}, "related":{"speeches_url":"/speeches/?politician=kelly-mccauley", "ballots_url":"/votes/ballots/?politician=kelly-mccauley", "sponsored_bills_url":"/bills/?sponsor_politician=kelly-mccauley", "activity_rss_url":"/politicians/9445/rss/activity/"}, "family_name":"McCauley", "name":"Kelly McCauley", "url":"/politicians/kelly-mccauley/", "gender":"male", "memberships":[{"end_date":nil, "riding":{"province":"AB", "name":{"en":"Edmonton West"}, "id":48020}, "url":"/politicians/memberships/4397/", "party":{"name":{"en":"Conservative Party of Canada"}, "short_name":{"en":"Conservative"}}, "start_date":"2015-10-19", "label":{"en":"Conservative MP for Edmonton West"}}], "given_name":"Kelly", "voice":"1 613 992-0978", "email":"Kelly.McCauley@parl.gc.ca"}, {"fax":"1 613 995-6465", "links":[{"url":"http://www.parl.gc.ca/MembersOfParliament/ProfileMP.aspx?Key=213951&amp;Language=E", "note":"Page on parl.gc.ca"}, {"url":"http://mikelake.ca", "note":"Official site"}], "image":"/media/polpics/434_1.jpg", "other_info":{"wikipedia_id":["3486259"], "twitter":["MikeLakeMP"], "favourite_word":["businesses"], "twitter_id":["129395750"], "parlinfo_id":["00c812a1-d71b-48b6-8c98-8633505a63b4"],</text:p>
      <text:p text:style-name="P1"><text:s/>"parl_id":["128241", "78415", "128867", "200948", "170855", "170481", "84553", "102497", "83481", "101024", "100679", "115970", "115186", "132862", "134628", "134605", "132292", "140362", "148516", "148946", "148681", "151048", "160501", "164120", "174502", "173169", "178424", "181051", "172882", "188157", "187973", "186787", "198189", "213951"], "freebase_id":["/en/mike_lake"], "wordcloud":["autoimg/wordcloud-pol/mike-lake.png"], "constituency_offices":["1230 - 91 Street SW (Main Office)\nEdmonton AB <text:s/>T6X 0P2\nPhone: 1 780 495-2149"], "alternate_name":["mike lake", "the honourable mike lake"]}, "related":{"speeches_url":"/speeches/?politician=mike-lake", "ballots_url":"/votes/ballots/?politician=mike-lake", "sponsored_bills_url":"/bills/?sponsor_politician=mike-lake", "activity_rss_url":"/politicians/434/rss/activity/"}, "family_name":"Lake", "name":"Mike Lake", "url":"/politicians/mike-lake/", "gender":"male", "memberships":[{"end_date":nil, "riding":{"province":"AB", "name":{"en":"Edmonton—Wetaskiwin"}, "id":48021}, "url":"/politicians/memberships/4302/", "party":{"name":<text:soft-page-break/>{"en":"Conservative Party of Canada"}, "short_name":{"en":"Conservative"}}, "start_date":"2015-10-19", "label":{"en":"Conservative MP for Edmonton—Wetaskiwin"}}, {"end_date":"2015-10-19", "riding":{"province":"AB", "name":{"en":"Edmonton—Mill Woods—Beaumont"}, "id":48011}, "url":"/politicians/memberships/466/", "party":{"name":{"en":"Conservative Party of Canada"}, "short_name":{"en":"Conservative"}}, "start_date":"2006-04-03", "label":{"en":"Conservative MP for Edmonton—Mill Woods—Beaumont"}}], "given_name":"Mike", "voice":"1 613 995-8695", "email":"mike.lake@parl.gc.ca"}, {"fax":"1 613 992-9791", "links":[{"url":"http://www.parl.gc.ca/MembersOfParliament/ProfileMP.aspx?Key=219841&amp;Language=E", "note":"Page on parl.gc.ca"}, {"url":"http://marcomendicinomp.ca", "note":"Official site"}], "image":"/media/polpics/marco-mendicino.jpg", "other_info":{"favourite_word":["harassment"], "twitter":["marcomendicino"], "twitter_id":["312759403"], "parl_id":["214015", "215900", "219841"], "constituency_offices":["511 Lawrence Avenue West (Main Office)\nToronto ON <text:s/>M6A 1A3\nPhone: 1 416 781-5583"], "alternate_name":["marco mendicino"]}, "related":{"speeches_url":"/speeches/?politician=marco-mendicino", "ballots_url":"/votes/ballots/?politician=marco-mendicino", "sponsored_bills_url":"/bills/?sponsor_politician=marco-mendicino", "activity_rss_url":"/politicians/9572/rss/activity/"}, "family_name":"Mendicino", "name":"Marco Mendicino", "url":"/politicians/marco-mendicino/", "gender":"male", "memberships":[{"end_date":nil, "riding":{"province":"ON", "name":{"en":"Eglinton—Lawrence"}, "id":35024}, "url":"/politicians/memberships/4288/", "party":{"name":{"en":"Liberal Party of Canada"}, "short_name":{"en":"Liberal"}}, "start_date":"2015-10-19", "label":{"en":"Liberal MP for Eglinton—Lawrence"}}], "given_name":"Marco", "voice":"1 613 992-6361", "email":"Marco.Mendicino@parl.gc.ca"}, {"fax":"1 613 992-1974", "links":[{"url":"http://www.parl.gc.ca/MembersOfParliament/ProfileMP.aspx?Key=215923&amp;Language=E", "note":"Page on parl.gc.ca"}], "image":"/media/polpics/bobby-morrissey.jpg", "other_info":{"favourite_word":["commons"], "twitter_id":["2804150911"], "alternate_name":["bobby morrissey", "robert morrissey", "robert j. morrissey"], "constituency_offices":["263 Heather Moyse Drive (Main Office)\nSummerside PE <text:s/>C1N 5P1\nPhone: 1 800 224-0018"], "twitter":["MorrisseyEgmont"], "parl_id":["214303", "215923"]}, "related":{"speeches_url":"/speeches/?politician=bobby-morrissey", "ballots_url":"/votes/ballots/?politician=bobby-morrissey", "sponsored_bills_url":"/bills/?sponsor_politician=bobby-morrissey", "activity_rss_url":"/politicians/9834/rss/activity/"}, "family_name":"Morrissey", "name":"Bobby Morrissey", "url":"/politicians/bobby-morrissey/", "gender":"male", "memberships":[{"end_date":nil, "riding":{"province":"PE", "name":{"en":"Egmont"}, "id":11003}, "url":"/politicians/memberships/4337/", "party":{"name":{"en":"Liberal Party of Canada"}, "short_name":{"en":"Liberal"}}, "start_date":"2015-10-19", "label":{"en":"Liberal MP for Egmont"}}], "given_name":"Bobby", "voice":"1 613 992-9223", "email":"Robert.Morrissey@parl.gc.ca"}, {"fax":"1 613 996-0194", "links":[{"url":"http://www.parl.gc.ca/MembersOfParliament/ProfileMP.aspx?Key=217605&amp;Language=E", "note":"Page on parl.gc.ca"}, {"url":"http://karenvecchiomp.ca", "note":"Official site"}], "image":"/media/polpics/karen-vecchio.jpg", "other_info":{"favourite_word":["looking"], "twitter":["karen_vecchio"], "twitter_id":["269930134"], "alternate_name":["karen louise vecchio", "karen vecchio"], "constituency_offices":["750 Talbot Street (Main Office)\nSuite 203\nSt. Thomas ON <text:s/>N5P 1E2\nPhone: 1 519 637-2255"], "parl_id":["214234", "217605"]}, "related":{"speeches_url":"/speeches/?politician=karen-vecchio", "ballots_url":"/votes/ballots/?politician=karen-vecchio", "sponsored_bills_url":"/bills/?sponsor_politician=karen-vecchio", "activity_rss_url":"/politicians/9568/rss/activity/"}, "family_name":"Vecchio", "name":"Karen Vecchio", "url":"/politicians/karen-vecchio/", "gender":"female", "memberships":[{"end_date":nil, "riding":{"province":"ON", "name":{"en":"Elgin—Middlesex—London"}, "id":35025}, "url":"/politicians/memberships/4203/", "party":{"name":{"en":"Conservative Party of Canada"}, "short_name":{"en":"Conservative"}}, "start_date":"2015-10-19", "label":{"en":"Conservative MP for Elgin—Middlesex—<text:soft-page-break/>London"}}], "given_name":"Karen", "voice":"1 613 990-7769", "email":"Karen.Vecchio@parl.gc.ca"}, {"fax":"1 613 995-6688", "links":[{"url":"http://www.parl.gc.ca/MembersOfParliament/ProfileMP.aspx?Key=217345&amp;Language=E", "note":"Page on parl.gc.ca"}], "image":"/media/polpics/daniel-blaikie.jpg", "other_info":{"favourite_word":["rcmp"], "twitter":["Daniel_Blaikie"], "twitter_id":["2612658385"], "alternate_name":["daniel blaikie"], "constituency_offices":["1100 Concordia Avenue (Main Office)\nSuite 210\nWinnipeg MB <text:s/>R2K 4B8\nPhone: 1 204 984-2499"], "parl_id":["214129", "218572", "219013", "217345"]}, "related":{"speeches_url":"/speeches/?politician=daniel-blaikie", "ballots_url":"/votes/ballots/?politician=daniel-blaikie", "sponsored_bills_url":"/bills/?sponsor_politician=daniel-blaikie", "activity_rss_url":"/politicians/9549/rss/activity/"}, "family_name":"Blaikie", "name":"Daniel Blaikie", "url":"/politicians/daniel-blaikie/", "gender":"male", "memberships":[{"end_date":nil, "riding":{"province":"MB", "name":{"en":"Elmwood—Transcona"}, "id":46005}, "url":"/politicians/memberships/4407/", "party":{"name":{"en":"New Democratic Party"}, "short_name":{"en":"NDP"}}, "start_date":"2015-10-19", "label":{"en":"NDP MP for Elmwood—Transcona"}}], "given_name":"Daniel", "voice":"1 613 995-6339", "email":"Daniel.Blaikie@parl.gc.ca"}, {"fax":"1 613 996-9779", "links":[{"url":"http://www.parl.gc.ca/MembersOfParliament/ProfileMP.aspx?Key=217293&amp;Language=E", "note":"Page on parl.gc.ca"}, {"url":"http://randallgarrison.ndp.ca", "note":"Official site"}], "image":"/media/polpics/2038_1.jpg", "other_info":{"twitter":["r_garrison"], "twitter_id":["266855812"], "parlinfo_id":["f4efade5-e605-4926-b4d9-cea84ef76f14"], "alternate_name":["randall garrison"], "wordcloud":["autoimg/wordcloud-pol/randall-garrison.png"], "constituency_offices":["2904 Tillicum Road (Main Office)\nVictoria BC <text:s/>V9A 2A5\nPhone: 1 250 405-6550"], "favourite_word":["csis"], "parl_id":["170462", "203577", "174902", "173802", "183396", "189013", "198559", "201328", "201517", "201380", "213909", "219489", "217293"]}, "related":{"speeches_url":"/speeches/?politician=randall-garrison", "ballots_url":"/votes/ballots/?politician=randall-garrison", "sponsored_bills_url":"/bills/?sponsor_politician=randall-garrison", "activity_rss_url":"/politicians/2038/rss/activity/"}, "family_name":"Garrison", "name":"Randall Garrison", "url":"/politicians/randall-garrison/", "gender":"male", "memberships":[{"end_date":nil, "riding":{"province":"BC", "name":{"en":"Esquimalt—Saanich—Sooke"}, "id":59026}, "url":"/politicians/memberships/4249/", "party":{"name":{"en":"New Democratic Party"}, "short_name":{"en":"NDP"}}, "start_date":"2015-10-19", "label":{"en":"NDP MP for Esquimalt—Saanich—Sooke"}}, {"end_date":"2015-10-19", "riding":{"province":"BC", "name":{"en":"Esquimalt—Juan de Fuca"}, "id":59008}, "url":"/politicians/memberships/4103/", "party":{"name":{"en":"New Democratic Party"}, "short_name":{"en":"NDP"}}, "start_date":"2011-05-02", "label":{"en":"NDP MP for Esquimalt—Juan de Fuca"}}], "given_name":"Randall", "voice":"1 613 996-2625", "email":"Randall.Garrison@parl.gc.ca"}, {"fax":"1 613 995-0033", "links":[{"url":"http://www.parl.gc.ca/MembersOfParliament/ProfileMP.aspx?Key=218968&amp;Language=E", "note":"Page on parl.gc.ca"}, {"url":"http://traceyramsey.ca", "note":"Official site"}], "image":"/media/polpics/tracey-ramsey.jpg", "other_info":{"favourite_word":["jobs"], "twitter":["traceyram"], "twitter_id":["228394456"], "parl_id":["214139", "217155", "218968"], "constituency_offices":["316 Talbot Street North (Main Office)\nEssex ON <text:s/>N8M 2E1\nPhone: 1 519 776-4700"], "alternate_name":["tracey ramsey"]}, "related":{"speeches_url":"/speeches/?politician=tracey-ramsey", "ballots_url":"/votes/ballots/?politician=tracey-ramsey", "sponsored_bills_url":"/bills/?sponsor_politician=tracey-ramsey", "activity_rss_url":"/politicians/9564/rss/activity/"}, "family_name":"Ramsey", "name":"Tracey Ramsey", "url":"/politicians/tracey-ramsey/", "gender":"female", "memberships":[{"end_date":nil, "riding":{"province":"ON", "name":{"en":"Essex"},</text:p>
      <text:p text:style-name="P1"><text:s/>"id":35026}, "url":"/politicians/memberships/4299/", "party":{"name":{"en":"New Democratic Party"}, "short_name":{"en":"NDP"}}, "start_date":"2015-10-19", "label":{"en":"NDP MP for Essex"}}], "given_name":"Tracey", "voice":"1 613 992-1812", <text:soft-page-break/>"email":"Tracey.Ramsey@parl.gc.ca"}, {"fax":"1 613 947-4276", "links":[{"url":"http://www.parl.gc.ca/MembersOfParliament/ProfileMP.aspx?Key=220020&amp;Language=E", "note":"Page on parl.gc.ca"}, {"url":"http://bwrzesnewskyj.liberal.ca", "note":"Official site"}], "image":"/media/polpics/306.jpg", "other_info":{"wikipedia_id":["888861"], "twitter":["BorysWrz"], "favourite_word":["forces"], "twitter_id":["2906429466"], "anagram":["Wry sky bronzes Jews"], "parlinfo_id":["6cef02a4-e5dd-44f0-9355-faf30afbb856"], "parl_id":["128181", "78467", "82415", "99552", "82300", "99389", "106136", "116577", "116441", "116515", "129696", "140391", "149943", "162331", "159356", "161441", "55697", "214176", "219331", "220020"], "freebase_id":["/en/borys_wrzesnewskyj"], "constituency_offices":["577 Burnhamthorpe Road (Main Office)\nSuite 2\nEtobicoke ON <text:s/>M9C 2Y3\nPhone: 1 416 249-7322"], "alternate_name":["borys wrzesnewskyj"]}, "related":{"speeches_url":"/speeches/?politician=borys-wrzesnewskyj", "ballots_url":"/votes/ballots/?politician=borys-wrzesnewskyj", "sponsored_bills_url":"/bills/?sponsor_politician=borys-wrzesnewskyj", "activity_rss_url":"/politicians/306/rss/activity/"}, "family_name":"Wrzesnewskyj", "name":"Borys Wrzesnewskyj", "url":"/politicians/borys-wrzesnewskyj/", "gender":"male", "memberships":[{"end_date":nil, "riding":{"province":"ON", "name":{"en":"Etobicoke Centre"}, "id":35027}, "url":"/politicians/memberships/4298/", "party":{"name":{"en":"Liberal Party of Canada"}, "short_name":{"en":"Liberal"}}, "start_date":"2015-10-19", "label":{"en":"Liberal MP for Etobicoke Centre"}}, {"end_date":"2011-03-26", "riding":{"province":"ON", "name":{"en":"Etobicoke Centre"}, "id":35027}, "url":"/politicians/memberships/1364/", "party":{"name":{"en":"Liberal Party of Canada"}, "short_name":{"en":"Liberal"}}, "start_date":"2004-10-04", "label":{"en":"Liberal MP for Etobicoke Centre"}}], "given_name":"Borys", "voice":"1 613 947-5000", "email":"Borys.Wrzesnewskyj@parl.gc.ca"}, {"fax":"1 613 995-8359", "links":[{"url":"http://www.parl.gc.ca/MembersOfParliament/ProfileMP.aspx?Key=214338&amp;Language=E", "note":"Page on parl.gc.ca"}], "image":"/media/polpics/577_1.jpg", "other_info":{"wikipedia_id":["19109840"], "twitter":["KirstyDuncanMP"], "favourite_word":["ebola"], "anagram":["Cranky Nudist"], "twitter_id":["271073165"], "parlinfo_id":["c5378648-5d94-4645-bc05-339090e1077b"], "parl_id":["128309", "198693", "170334", "203387", "129781", "140398", "149915", "152544", "149992", "162371", "161412", "162886", "163085", "175139", "173709", "173645", "183630", "188993", "186589", "214338"], "freebase_id":["/en/kirsty_duncan"], "wordcloud":["autoimg/wordcloud-pol/kirsty-duncan.png"], "constituency_offices":["815 Albion Rd (Main Office)\nEtobicoke ON <text:s/>M9V 1A3\nPhone: 1 416 747-6003"], "alternate_name":["kirsty duncan"]}, "related":{"speeches_url":"/speeches/?politician=kirsty-duncan", "ballots_url":"/votes/ballots/?politician=kirsty-duncan", "sponsored_bills_url":"/bills/?sponsor_politician=kirsty-duncan", "activity_rss_url":"/politicians/577/rss/activity/"}, "family_name":"Duncan", "name":"Kirsty Duncan", "url":"/politicians/kirsty-duncan/", "gender":"female", "memberships":[{"end_date":nil, "riding":{"province":"ON", "name":{"en":"Etobicoke North"}, "id":35029}, "url":"/politicians/memberships/1028/", "party":{"name":{"en":"Liberal Party of Canada"}, "short_name":{"en":"Liberal"}}, "start_date":"2008-11-18", "label":{"en":"Liberal MP for Etobicoke North"}}], "given_name":"Kirsty", "voice":"1 613 995-4702", "email":"kirsty.duncan@parl.gc.ca"}, {"fax":"1 613 992-5880", "links":[{"url":"http://www.parl.gc.ca/MembersOfParliament/ProfileMP.aspx?Key=219477&amp;Language=E", "note":"Page on parl.gc.ca"}], "image":"/media/polpics/james-maloney.jpg", "other_info":{"favourite_word":["first"], "twitter":["j_maloney"], "twitter_id":["32915303"], "parl_id":["214164", "219477"], "constituency_offices":["1092 Islington Avenue (Main Office)\nSuite 203\nToronto ON <text:s/>M8Z 4R9\nPhone: 1 416 251-5510"], "alternate_name":["james maloney"]}, "related":{"speeches_url":"/speeches/?politician=james-maloney", "ballots_url":"/votes/ballots/?politician=james-maloney", "sponsored_bills_url":"/bills/?sponsor_politician=james-maloney", "activity_rss_url":"/politicians/9556/rss/activity/"}, "family_name":"Maloney", <text:soft-page-break/>"name":"James Maloney", "url":"/politicians/james-maloney/", "gender":"male", "memberships":[{"end_date":nil, "riding":{"province":"ON", "name":{"en":"Etobicoke—Lakeshore"}, "id":35028}, "url":"/politicians/memberships/4310/", "party":{"name":{"en":"Liberal Party of Canada"}, "short_name":{"en":"Liberal"}}, "start_date":"2015-10-19", "label":{"en":"Liberal MP for Etobicoke—Lakeshore"}}], "given_name":"James", "voice":"1 613 995-9364", "email":"James.Maloney@parl.gc.ca"}, {"fax":"1 613 996-4986", "links":[{"url":"http://www.parl.gc.ca/MembersOfParliament/ProfileMP.aspx?Key=221287&amp;Language=E", "note":"Page on parl.gc.ca"}, {"url":"http://davidsweet.ca", "note":"Official site"}], "image":"/media/polpics/456_1.jpg", "other_info":{"wikipedia_id":["3838406"], "twitter":["DavidSweetMP"], "favourite_word":["hamilton"], "twitter_id":["68452445"], "parlinfo_id":["cad621a1-daf5-4d48-b500-1fc5344b5646"], "parl_id":["128598", "78551", "203355", "203483", "170125", "83086", "99975", "101008", "83479", "101026", "101331", "101827", "100619", "115188", "114797", "117587", "119799", "133438", "133793", "130566", "144106", "143987", "140740", "151630", "151772", "151713", "148821", "162376", "162180", "174851", "177426", "188963", "187128", "198617", "198923", "201208", "203007", "214506", "221287"], "freebase_id":["/en/david_sweet"], "wordcloud":["autoimg/wordcloud-pol/david-sweet.png"], "constituency_offices":["1760 Upper James St. (Main Office)\nSuite 4\nHamilton ON <text:s/>L9B 1K9\nPhone: 1 905 574-0474"], "alternate_name":["david sweet"]}, "related":{"speeches_url":"/speeches/?politician=david-sweet", "ballots_url":"/votes/ballots/?politician=david-sweet", "sponsored_bills_url":"/bills/?sponsor_politician=david-sweet", "activity_rss_url":"/politicians/456/rss/activity/"}, "family_name":"Sweet", "name":"David Sweet", "url":"/politicians/david-sweet/", "gender":"male", "memberships":[{"end_date":nil, "riding":{"province":"ON", "name":{"en":"Flamborough—Glanbrook"}, "id":35030}, "url":"/politicians/memberships/4255/", "party":{"name":{"en":"Conservative Party of Canada"}, "short_name":{"en":"Conservative"}}, "start_date":"2015-10-19", "label":{"en":"Conservative MP for Flamborough—Glanbrook"}}, {"end_date":"2015-10-19", "riding":{"province":"ON", "name":{"en":"Ancaster—Dundas—Flamborough—Westdale"}, "id":35003}, "url":"/politicians/memberships/586/", "party":{"name":{"en":"Conservative Party of Canada"}, "short_name":{"en":"Conservative"}}, "start_date":"2006-04-03", "label":{"en":"Conservative MP for Ancaster—Dundas—Flamborough—Westdale"}}], "given_name":"David", "voice":"1 613 996-4984", "email":"david.sweet@parl.gc.ca"}, {"fax":"1 613 995-7139", "links":[{"url":"http://www.parl.gc.ca/MembersOfParliament/ProfileMP.aspx?Key=215926&amp;Language=E", "note":"Page on parl.gc.ca"}, {"url":"http://kenhardie.ca", "note":"Official site"}], "image":"/media/polpics/ken-hardie.jpg", "other_info":{"favourite_word":["things"], "twitter":["KenHardie"], "twitter_id":["3358671"], "parl_id":["214394", "215865", "215926"], "constituency_offices":["16088 - 84th Avenue (Main Office)\nSuite 301\nSurrey BC <text:s/>V4N 0V9\nPhone: 1 604 501-5900"], "alternate_name":["ken hardie"]}, "related":{"speeches_url":"/speeches/?politician=ken-hardie", "ballots_url":"/votes/ballots/?politician=ken-hardie", "sponsored_bills_url":"/bills/?sponsor_politician=ken-hardie", "activity_rss_url":"/politicians/10447/rss/activity/"}, "family_name":"Hardie", "name":"Ken Hardie", "url":"/politicians/ken-hardie/", "gender":"male", "memberships":[{"end_date":nil, "riding":{"province":"BC", "name":{"en":"Fleetwood—Port Kells"}, "id":59012}, "url":"/politicians/memberships/4212/", "party":{"name":{"en":"Liberal Party of Canada"}, "short_name":{"en":"Liberal"}}, "start_date":"2015-10-19", "label":{"en":"Liberal MP for Fleetwood—Port Kells"}}], "given_name":"Ken", "voice":"1 613 996-2205", "email":"Ken.Hardie@parl.gc.ca"}, {"fax":"1 613 996-9770", "links":[{"url":"http://www.parl.gc.ca/MembersOfParliament/ProfileMP.aspx?Key=217878&amp;Language=E", "note":"Page on parl.gc.ca"}, {"url":"http://johnbarlowmp.ca", "note":"Official site"}], "image":"/media/polpics/9281.jpg", "other_info":{"twitter":["JohnBarlowMP"], "favourite_word":["alberta"], "twitter_id":["270570153"], "alternate_name":["john <text:soft-page-break/>barlow"], "constituency_offices":["109 - 4th Avenue South West (Main Office)\nHigh River AB <text:s/>T1V 1M5\nPhone: 1 403 603-3665"], "parl_id":["207348", "208449", "208486", "214552", "219478", "218561", "216968", "216571", "217878"]}, "related":{"speeches_url":"/speeches/?politician=john-barlow", "ballots_url":"/votes/ballots/?politician=john-barlow", "sponsored_bills_url":"/bills/?sponsor_politician=john-barlow", "activity_rss_url":"/politicians/9281/rss/activity/"}, "family_name":"Barlow", "name":"John Barlow", "url":"/politicians/john-barlow/", "gender":"male", "memberships":[{"end_date":nil, "riding":{"province":"AB", "name":{"en":"Foothills"}, "id":48022}, "url":"/politicians/memberships/4377/", "party":{"name":{"en":"Conservative Party of Canada"},</text:p>
      <text:p text:style-name="P1"><text:s/>"short_name":{"en":"Conservative"}}, "start_date":"2015-10-19", "label":{"en":"Conservative MP for Foothills"}}, {"end_date":"2015-10-19", "riding":{"province":"AB", "name":{"en":"Macleod"}, "id":48020}, "url":"/politicians/memberships/4171/", "party":{"name":{"en":"Conservative Party of Canada"}, "short_name":{"en":"Conservative"}}, "start_date":"2014-06-30", "label":{"en":"Conservative MP for Macleod"}}], "given_name":"John", "voice":"1 613 995-8471", "email":"John.Barlow@parl.gc.ca"}, {"fax":"1 613 992-4603", "links":[{"url":"http://www.parl.gc.ca/MembersOfParliament/ProfileMP.aspx?Key=217352&amp;Language=E", "note":"Page on parl.gc.ca"}, {"url":"http://davidyurdiga.ca", "note":"Official site"}], "image":"/media/polpics/9276.jpg", "other_info":{"favourite_word":["communities"], "twitter":["DavidYurdiga"], "twitter_id":["2285856702"], "alternate_name":["david yurdiga"], "constituency_offices":["901 - 10 Strret\nSuite 3\nCold Lake AB <text:s/>T9M 1H8\nPhone: 1 780 639-1700\n\n10021 Biggs Avenue (Main Office)\nSuite 112\nFort McMurray AB <text:s/>T9H 1S4\nPhone: 1 780 743-2201"], "parl_id":["207343", "208494", "208451", "214483", "219042", "217352"]}, "related":{"speeches_url":"/speeches/?politician=david-yurdiga", "ballots_url":"/votes/ballots/?politician=david-yurdiga", "sponsored_bills_url":"/bills/?sponsor_politician=david-yurdiga", "activity_rss_url":"/politicians/9276/rss/activity/"}, "family_name":"Yurdiga", "name":"David Yurdiga", "url":"/politicians/david-yurdiga/", "gender":"male", "memberships":[{"end_date":nil, "riding":{"province":"AB", "name":{"en":"Fort McMurray—Cold Lake"}, "id":48023}, "url":"/politicians/memberships/4274/", "party":{"name":{"en":"Conservative Party of Canada"}, "short_name":{"en":"Conservative"}}, "start_date":"2015-10-19", "label":{"en":"Conservative MP for Fort McMurray—Cold Lake"}}, {"end_date":"2015-10-19", "riding":{"province":"AB", "name":{"en":"Fort McMurray—Athabasca"}, "id":48001}, "url":"/politicians/memberships/4172/", "party":{"name":{"en":"Conservative Party of Canada"}, "short_name":{"en":"Conservative"}}, "start_date":"2014-06-30", "label":{"en":"Conservative MP for Fort McMurray—Athabasca"}}], "given_name":"David", "voice":"1 613 992-1154", "email":"David.Yurdiga@parl.gc.ca"}, {"fax":"1 613 996-9955", "links":[{"url":"http://www.parl.gc.ca/MembersOfParliament/ProfileMP.aspx?Key=219647&amp;Language=E", "note":"Page on parl.gc.ca"}, {"url":"http://mdecourcey.liberal.ca", "note":"Official site"}], "image":"/media/polpics/matt-decourcey.jpg", "other_info":{"favourite_word":["community"], "twitter":["MattDeCourcey"], "twitter_id":["37098566"], "parl_id":["214123", "219499", "219897", "219647"], "constituency_offices":["494 Queen Street (Main Office)\nSuite 300\nFredericton NB <text:s/>E3B 1B6\nPhone: 1 506 452-4110"], "alternate_name":["matt decourcey"]}, "related":{"speeches_url":"/speeches/?politician=matt-decourcey", "ballots_url":"/votes/ballots/?politician=matt-decourcey", "sponsored_bills_url":"/bills/?sponsor_politician=matt-decourcey", "activity_rss_url":"/politicians/9425/rss/activity/"}, "family_name":"DeCourcey", "name":"Matt DeCourcey", "url":"/politicians/matt-decourcey/", "gender":"male", "memberships":[{"end_date":nil, "riding":{"province":"NB", "name":{"en":"Fredericton"}, "id":13003}, "url":"/politicians/memberships/4295/", "party":{"name":{"en":"Liberal Party of Canada"}, "short_name":{"en":"Liberal"}}, "start_date":"2015-10-19", "label":{"en":"Liberal MP for Fredericton"}}], "given_name":"Matt", "voice":"1 613 992-1067", "email":"Matt.DeCourcey@parl.gc.ca"}, {"fax":"1 613 995-4286", "links":<text:soft-page-break/>[{"url":"http://www.parl.gc.ca/MembersOfParliament/ProfileMP.aspx?Key=216086&amp;Language=E", "note":"Page on parl.gc.ca"}, {"url":"http://fundyroyal.ca", "note":"Official site"}], "image":"/media/polpics/alaina-lockhart.jpg", "other_info":{"favourite_word":["brunswick"], "twitter":["AlainaLockhart"], "twitter_id":["2410630211"], "parl_id":["214362", "215869", "216086"], "constituency_offices":["599 Main Street (Main Office)\nSuite 104\nHampton NB <text:s/>E5N 6C2\nPhone: 1 506 832-4200"], "alternate_name":["alaina lockhart"]}, "related":{"speeches_url":"/speeches/?politician=alaina-lockhart", "ballots_url":"/votes/ballots/?politician=alaina-lockhart", "sponsored_bills_url":"/bills/?sponsor_politician=alaina-lockhart", "activity_rss_url":"/politicians/9411/rss/activity/"}, "family_name":"Lockhart", "name":"Alaina Lockhart", "url":"/politicians/alaina-lockhart/", "gender":"female", "memberships":[{"end_date":nil, "riding":{"province":"NB", "name":{"en":"Fundy Royal"}, "id":13004}, "url":"/politicians/memberships/4296/", "party":{"name":{"en":"Liberal Party of Canada"}, "short_name":{"en":"Liberal"}}, "start_date":"2015-10-19", "label":{"en":"Liberal MP for Fundy Royal"}}], "given_name":"Alaina", "voice":"1 613 996-2332", "email":"Alaina.Lockhart@parl.gc.ca"}, {"fax":"1 613 992-6194", "links":[{"url":"http://www.parl.gc.ca/MembersOfParliament/ProfileMP.aspx?Key=213875&amp;Language=E", "note":"Page on parl.gc.ca"}], "image":"/media/polpics/diane-lebouthillier.jpg", "other_info":{"favourite_word":["cra"], "twitter":["DiLebouthillier"], "twitter_id":["3142614406"], "parl_id":["214329", "213875"], "constituency_offices":["350 Principale Road\nSuite 101\nCap-aux-Meules, Quebec\nG4T 1C9\nPhone: 1 418 986-1489\n\n153 La Grande Allée East (Main Office)\nSuite 104\nGrande-Rivière, Quebec\nG0C 1V0\nPhone: 1 418 385-4264\n\n464 Ste-Anne Blvd West\nSuite 27\nSte-Anne-Des-Monts, Quebec\nG4V 1T5\nPhone: 1 418 764-2890"], "alternate_name":["diane lebouthillier"]}, "related":{"speeches_url":"/speeches/?politician=diane-lebouthillier", "ballots_url":"/votes/ballots/?politician=diane-lebouthillier", "sponsored_bills_url":"/bills/?sponsor_politician=diane-lebouthillier", "activity_rss_url":"/politicians/9666/rss/activity/"}, "family_name":"Lebouthillier", "name":"Diane Lebouthillier", "url":"/politicians/diane-lebouthillier/", "gender":"female", "memberships":[{"end_date":nil, "riding":{"province":"QC", "name":{"en":"Gaspésie—Les-Îles-de-la-Madeleine"}, "id":24026}, "url":"/politicians/memberships/4236/", "party":{"name":{"en":"Liberal Party of Canada"}, "short_name":{"en":"Liberal"}}, "start_date":"2015-10-19", "label":{"en":"Liberal MP for Gaspésie—Les-Îles-de-la-Madeleine"}}], "given_name":"Diane", "voice":"1 613 992-6188", "email":"Diane.Lebouthillier@parl.gc.ca"}, {"fax":"1 613 992-1037", "links":[{"url":"http://www.parl.gc.ca/MembersOfParliament/ProfileMP.aspx?Key=215919&amp;Language=E", "note":"Page on parl.gc.ca"}, {"url":"http://smackinnon.liberal.ca/en", "note":"Official site"}], "image":"/media/polpics/steven-mackinnon.jpg", "other_info":{"favourite_word":["gatineau"], "twitter":["stevenmackinnon"], "twitter_id":["165812196"], "alternate_name":["steven mackinnon"], "constituency_offices":["160 de l'Hôpital Blvd (Main Office)\nSuite 204\nGatineau, Quebec\nJ8T 8J1\nPhone: 1 819 561-5555"], "parl_id":["213954", "215919"]}, "related":{"speeches_url":"/speeches/?politician=steven-mackinnon", "ballots_url":"/votes/ballots/?politician=steven-mackinnon", "sponsored_bills_url":"/bills/?sponsor_politician=steven-mackinnon", "activity_rss_url":"/politicians/9664/rss/activity/"}, "family_name":"MacKinnon", "name":"Steven MacKinnon", "url":"/politicians/steven-mackinnon/", "gender":"male", "memberships":[{"end_date":nil, "riding":{"province":"QC", "name":{"en":"Gatineau"}, "id":24027}, "url":"/politicians/memberships/4422/", "party":{"name":{"en":"Liberal Party of Canada"}, "short_name":{"en":"Liberal"}}, "start_date":"2015-10-19", "label":{"en":"Liberal MP for Gatineau"}}], "given_name":"Steven", "voice":"1 613 992-4351", "email":"Steven.MacKinnon@parl.gc.ca"}, {"fax":"1 613 996-9123", "links":[{"url":"http://www.parl.gc.ca/MembersOfParliament/ProfileMP.aspx?Key=215938&amp;Language=E", "note":"Page on parl.gc.ca"}], <text:soft-page-break/>"image":"/media/polpics/francis-drouin.jpg", "other_info":{"favourite_word":["know"], "twitter":["Francis_Drouin"], "twitter_id":["743129088"], "parl_id":["214442", "216088", "215938"], "constituency_offices":["179 Main Street East\nHawkesbury ON <text:s/>K6A 1A1\nPhone: 1 613 632-5214\n\n1468 Laurier Street (Main Office)\nSuite 201\nRockland ON <text:s/>K4K 1C8\nPhone: 1 613 446-6310\n\n90 Main Street South\nAlexandria ON <text:s/>K0C 1A0"], "alternate_name":["francis drouin"]}, "related":{"speeches_url":"/speeches/?politician=francis-drouin", "ballots_url":"/votes/ballots/?politician=francis-drouin", "sponsored_bills_url":"/bills/?sponsor_politician=francis-drouin", "activity_rss_url":"/politicians/9726/rss/activity/"}, "family_name":"Drouin", "name":"Francis Drouin", "url":"/politicians/francis-drouin/", "gender":"male", "memberships":[{"end_date":nil, "riding":{"province":"ON", "name":{"en":"Glengarry—Prescott—Russell"}, "id":35031}, "url":"/politicians/memberships/4192/", "party":{"name":{"en":"Liberal Party of Canada"}, "short_name":{"en":"Liberal"}}, "start_date":"2015-10-19", "label":{"en":"Liberal MP for Glengarry—Prescott—Russell"}}], "given_name":"Francis", "voice":"1 613 992-0490", "email":"Francis.Drouin@parl.gc.ca"}, {"fax":"1 613 947-4782", "links":[{"url":"http://www.parl.gc.ca/MembersOfParliament/ProfileMP.aspx?Key=218374&amp;Language=E", "note":"Page on parl.gc.ca"}, {"url":"http://chriswarkentin.com", "note":"Official site"}], "image":"/media/polpics/461_1.jpg", "other_info":{"wikipedia_id":["3716954"], "favourite_word":["obviously"], "parlinfo_id":["ebbfc235-08c5-44f8-8c22-a60c671db398"], "twitter":["chriswarkentin"], "twitter_id":["45923631"], "wordcloud":["autoimg/wordcloud-pol/chris-warkentin.png"], "parl_id":["128728", "78987", "204226",</text:p>
      <text:p text:style-name="P1"><text:s/>"170770", "84747", "85011", "101709", "102302", "102502", "85313", "101492", "116927", "115783", "116341", "132552", "132864", "130781", "141274", "140368", "141718", "151564", "150347", "151100", "161909", "162321", "161618", "173894", "175237", "171266", "174488", "172109", "186307", "188986", "185954", "198672", "198835", "208774", "209232", "209249", "214424", "218374"], "freebase_id":["/en/christopher_warkentin"], "constituency_offices":["10625 West Side Drive (Main Office)\nSuite 201\nGrande Prairie AB <text:s/>T8V 8E6\nPhone: 1 780 538-1677"], "alternate_name":["chris warkentin"]}, "related":{"speeches_url":"/speeches/?politician=chris-warkentin", "ballots_url":"/votes/ballots/?politician=chris-warkentin", "sponsored_bills_url":"/bills/?sponsor_politician=chris-warkentin", "activity_rss_url":"/politicians/461/rss/activity/"}, "family_name":"Warkentin", "name":"Chris Warkentin", "url":"/politicians/chris-warkentin/", "gender":"male", "memberships":[{"end_date":nil, "riding":{"province":"AB", "name":{"en":"Grande Prairie—Mackenzie"}, "id":48024}, "url":"/politicians/memberships/4275/", "party":{"name":{"en":"Conservative Party of Canada"}, "short_name":{"en":"Conservative"}}, "start_date":"2015-10-19", "label":{"en":"Conservative MP for Grande Prairie—Mackenzie"}}, {"end_date":"2015-10-19", "riding":{"province":"AB", "name":{"en":"Peace River"}, "id":48022}, "url":"/politicians/memberships/610/", "party":{"name":{"en":"Conservative Party of Canada"}, "short_name":{"en":"Conservative"}}, "start_date":"2006-04-03", "label":{"en":"Conservative MP for Peace River"}}], "given_name":"Chris", "voice":"1 613 992-5685", "email":"chris.warkentin@parl.gc.ca"}, {"fax":"1 613 996-9922", "links":[{"url":"http://www.parl.gc.ca/MembersOfParliament/ProfileMP.aspx?Key=215953&amp;Language=E", "note":"Page on parl.gc.ca"}, {"url":"http://mplongfield.ca", "note":"Official site"}], "image":"/media/polpics/lloyd-longfield.jpg", "other_info":{"favourite_word":["guelph"], "twitter":["LloydLongfield"], "twitter_id":["579377522"], "parl_id":["214415", "216085", "215953"], "constituency_offices":["40 Cork Street East (Main Office)\nGuelph ON <text:s/>N1H 2W8\nPhone: 1 519 837-8276"], "alternate_name":["lloyd longfield"]}, "related":{"speeches_url":"/speeches/?politician=lloyd-longfield", "ballots_url":"/votes/ballots/?politician=lloyd-longfield", "sponsored_bills_url":"/bills/?sponsor_politician=lloyd-longfield", "activity_rss_url":"/politicians/9731/rss/activity/"}, "family_name":"Longfield", "name":"Lloyd Longfield", "url":"/politicians/lloyd-longfield/", "gender":"male", <text:soft-page-break/>"memberships":[{"end_date":nil, "riding":{"province":"ON", "name":{"en":"Guelph"}, "id":35032}, "url":"/politicians/memberships/4342/", "party":{"name":{"en":"Liberal Party of Canada"}, "short_name":{"en":"Liberal"}}, "start_date":"2015-10-19", "label":{"en":"Liberal MP for Guelph"}}], "given_name":"Lloyd", "voice":"1 613 996-4758", "email":"Lloyd.Longfield@parl.gc.ca"}, {"fax":"1 613 996-9749", "links":[{"url":"http://www.parl.gc.ca/MembersOfParliament/ProfileMP.aspx?Key=214508&amp;Language=E", "note":"Page on parl.gc.ca"}, {"url":"http://dianefinley.ca", "note":"Official site"}], "image":"/media/polpics/102_2.jpg", "other_info":{"wikipedia_id":["1470584"], "favourite_word":["decision"], "wordcloud":["autoimg/wordcloud-pol/diane-finley.png"], "parlinfo_id":["51d4e050-d737-4879-bead-20a3b672a36c"], "parl_id":["128229", "128694", "105834", "78764", "78523", "170442", "194627", "214508"], "freebase_id":["/en/diane_finley"], "constituency_offices":["76 Kent Street South (Main Office)\nSimcoe ON <text:s/>N3Y 2Y1\nPhone: 1 519 426-3400"], "alternate_name":["diane finley"]}, "related":{"speeches_url":"/speeches/?politician=diane-finley", "ballots_url":"/votes/ballots/?politician=diane-finley", "sponsored_bills_url":"/bills/?sponsor_politician=diane-finley", "activity_rss_url":"/politicians/102/rss/activity/"}, "family_name":"Finley", "name":"Diane Finley", "url":"/politicians/diane-finley/", "gender":"female", "memberships":[{"end_date":nil, "riding":{"province":"ON", "name":{"en":"Haldimand—Norfolk"}, "id":35033}, "url":"/politicians/memberships/1370/", "party":{"name":{"en":"Conservative Party of Canada"}, "short_name":{"en":"Conservative"}}, "start_date":"2004-10-04", "label":{"en":"Conservative MP for Haldimand—Norfolk"}}], "given_name":"Diane", "voice":"1 613 996-4974", "email":"diane.finley@parl.gc.ca"}, {"fax":"1 613 996-9656", "links":[{"url":"http://www.parl.gc.ca/MembersOfParliament/ProfileMP.aspx?Key=218858&amp;Language=E", "note":"Page on parl.gc.ca"}, {"url":"http://jamieschmale.ca", "note":"Official site"}], "image":"/media/polpics/jamie-schmale.jpg", "other_info":{"favourite_word":["know"], "twitter":["Jamie_Schmale"], "twitter_id":["256552850"], "alternate_name":["jamie schmale"], "constituency_offices":["68 McLaughlin Road (Main Office)\nLindsay ON <text:s/>K9V 6B5\nPhone: 1 705 324-2400"], "parl_id":["214100", "218858"]}, "related":{"speeches_url":"/speeches/?politician=jamie-schmale", "ballots_url":"/votes/ballots/?politician=jamie-schmale", "sponsored_bills_url":"/bills/?sponsor_politician=jamie-schmale", "activity_rss_url":"/politicians/9741/rss/activity/"}, "family_name":"Schmale", "name":"Jamie Schmale", "url":"/politicians/jamie-schmale/", "gender":"male", "memberships":[{"end_date":nil, "riding":{"province":"ON", "name":{"en":"Haliburton—Kawartha Lakes—Brock"}, "id":35034}, "url":"/politicians/memberships/4304/", "party":{"name":{"en":"Conservative Party of Canada"}, "short_name":{"en":"Conservative"}}, "start_date":"2015-10-19", "label":{"en":"Conservative MP for Haliburton—Kawartha Lakes—Brock"}}], "given_name":"Jamie", "voice":"1 613 992-2474", "email":"Jamie.Schmale@parl.gc.ca"}, {"fax":"1 613 992-8569", "links":[{"url":"http://www.parl.gc.ca/MembersOfParliament/ProfileMP.aspx?Key=219925&amp;Language=E", "note":"Page on parl.gc.ca"}], "image":"/media/polpics/9873.jpg", "other_info":{"favourite_word":["change"], "twitter":["AndyFillmoreHFX"], "twitter_id":["158458133"], "parl_id":["214199", "219041", "219925"], "constituency_offices":["1888 Brunswick Street (Main Office)\nSuite 808\nHalifax NS <text:s/>B3J 3J8\nPhone: 1 902 426-8691"], "alternate_name":["andy fillmore"]}, "related":{"speeches_url":"/speeches/?politician=andy-fillmore", "ballots_url":"/votes/ballots/?politician=andy-fillmore", "sponsored_bills_url":"/bills/?sponsor_politician=andy-fillmore", "activity_rss_url":"/politicians/9873/rss/activity/"}, "family_name":"Fillmore", "name":"Andy Fillmore", "url":"/politicians/andy-fillmore/", "gender":"male", "memberships":[{"end_date":nil, "riding":{"province":"NS", "name":{"en":"Halifax"}, "id":12005}, "url":"/politicians/memberships/4204/", "party":{"name":{"en":"Liberal Party of Canada"}, "short_name":{"en":"Liberal"}}, "start_date":"2015-10-19", "label":{"en":"Liberal MP for Halifax"}}], "given_name":"Andy", "voice":"1 613 995-7614", "email":"Andy.Fillmore@parl.gc.ca"}, {"fax":"1 613 996-6988", "links":<text:soft-page-break/>[{"url":"http://www.parl.gc.ca/MembersOfParliament/ProfileMP.aspx?Key=214707&amp;Language=E", "note":"Page on parl.gc.ca"}, {"url":"http://geoffregan.ca", "note":"Official site"}], "image":"/media/polpics/242_1.jpg", "other_info":{"wikipedia_id":["596133"], "favourite_word":["fact"], "twitter":["geoffregan"], "twitter_id":["76143039"], "parlinfo_id":["3176068f-62ee-4b2f-aacd-1131201c6db1"], "parl_id":["128433", "78801", "170113", "51843", "203545", "82393", "99577", "106175", "106337", "116401", "117944", "129573", "143381", "149933", "159093", "174853", "178427", "180624", "173668", "188965", "198793", "197195", "200195", "214306", "214706", "214707"], "freebase_id":["/en/geoff_regan"], "wordcloud":["autoimg/wordcloud-pol/geoff-regan.png"], "constituency_offices":["1496 Bedford Highway\n(Main Office)\nSuite 222\nBedford NS <text:s/>B4A 1E5\nPhone: 1 902 426-2217"], "alternate_name":["geoff regan", "the honourable geoff regan"]}, "related":{"speeches_url":"/speeches/?politician=geoff-regan", "ballots_url":"/votes/ballots/?politician=geoff-regan", "sponsored_bills_url":"/bills/?sponsor_politician=geoff-regan", "activity_rss_url":"/politicians/242/rss/activity/"}, "family_name":"Regan", "name":"Geoff Regan", "url":"/politicians/geoff-regan/", "gender":"male", "memberships":[{"end_date":nil, "riding":{"province":"NS", "name":{"en":"Halifax West"}, "id":12006}, "url":"/politicians/memberships/1640/", "party":{"name":{"en":"Liberal Party of Canada"}, "short_name":{"en":"Liberal"}}, "start_date":"2001-01-29", "label":{"en":"Liberal MP for Halifax West"}}, {"end_date":"1997-04-27", "riding":{"province":"NS", "name":{"en":"Halifax West"}, "id":12006}, "url":"/politicians/memberships/3148/", "party":{"name":{"en":"Liberal Party of Canada"}, "short_name":{"en":"Liberal"}}, "start_date":"1994-01-17", "label":{"en":"Liberal MP for Halifax West"}}], "given_name":"Geoff", "voice":"1 613 996-3085", "email":"geoff.regan@parl.gc.ca"}, {"fax":"1 613 992-8356", "links":[{"url":"http://www.parl.gc.ca/MembersOfParliament/ProfileMP.aspx?Key=217310&amp;Language=E", "note":"Page on parl.gc.ca"}, {"url":"http://davidchristopherson.ca", "note":"Official site"}], "image":"/media/polpics/65_1.jpg", "other_info":{"wikipedia_id":["700322"], "twitter":["DaveChrisMP"], "favourite_word":["going"], "parlinfo_id":["d3b34b92-4b9c-4beb-9c3b-dd6146fb8b2c"], "twitter_id":["3092256856"], "wordcloud":["autoimg/wordcloud-pol/david-christopherson.png"], "parl_id":["128218", "78545", "203480", "170251", "82633", "99708", "82686", "99656", "116741", "116644", "133285", "130024", "129832", "141106", "144051", "130019", "151643", "147687", "147693", "162375", "161963",</text:p>
      <text:p text:style-name="P1"><text:s/>"177232", "177832", "178329", "174826", "173876", "188925", "189244", "200110", "195934", "197233", "198620", "214875", "214938", "213988", "219328", "217310"], "freebase_id":["/en/david_christopherson"], "constituency_offices":["22 Tisdale Street South (Main Office)\nHamilton ON <text:s/>L8N 2V9\nPhone: 1 905 526-0770"], "alternate_name":["david christopherson"]}, "related":{"speeches_url":"/speeches/?politician=david-christopherson", "ballots_url":"/votes/ballots/?politician=david-christopherson", "sponsored_bills_url":"/bills/?sponsor_politician=david-christopherson", "activity_rss_url":"/politicians/65/rss/activity/"}, "family_name":"Christopherson", "name":"David Christopherson", "url":"/politicians/david-christopherson/", "gender":"male", "memberships":[{"end_date":nil, "riding":{"province":"ON", "name":{"en":"Hamilton Centre"}, "id":35035}, "url":"/politicians/memberships/1373/", "party":{"name":{"en":"New Democratic Party"}, "short_name":{"en":"NDP"}}, "start_date":"2004-10-04", "label":{"en":"NDP MP for Hamilton Centre"}}], "given_name":"David", "voice":"1 613 995-1757", "email":"david.christopherson@parl.gc.ca"}, {"fax":"1 613 992-7764", "links":[{"url":"http://www.parl.gc.ca/MembersOfParliament/ProfileMP.aspx?Key=215873&amp;Language=E", "note":"Page on parl.gc.ca"}, {"url":"http://bbratina.liberal.ca", "note":"Official site"}], "image":"/media/polpics/bob-bratina.jpg", "other_info":{"favourite_word":["information"], "twitter":["BratinaBobHESC"], "twitter_id":["2982975394"], "parl_id":["214364", "216083", "215873"], "constituency_offices":["40 Centennial Parkway North (Main Office)\nUnit 2\nHamilton ON <text:s/>L8E 1H6\nPhone: 1 905 662-4763"], <text:soft-page-break/>"alternate_name":["bob bratina"]}, "related":{"speeches_url":"/speeches/?politician=bob-bratina", "ballots_url":"/votes/ballots/?politician=bob-bratina", "sponsored_bills_url":"/bills/?sponsor_politician=bob-bratina", "activity_rss_url":"/politicians/9747/rss/activity/"}, "family_name":"Bratina", "name":"Bob Bratina", "url":"/politicians/bob-bratina/", "gender":"male", "memberships":[{"end_date":nil, "riding":{"province":"ON", "name":{"en":"Hamilton East—Stoney Creek"}, "id":35036}, "url":"/politicians/memberships/4307/", "party":{"name":{"en":"Liberal Party of Canada"}, "short_name":{"en":"Liberal"}}, "start_date":"2015-10-19", "label":{"en":"Liberal MP for Hamilton East—Stoney Creek"}}], "given_name":"Bob", "voice":"1 613 992-6535", "email":"Bob.Bratina@parl.gc.ca"}, {"fax":"1 613 992-7802", "links":[{"url":"http://www.parl.gc.ca/MembersOfParliament/ProfileMP.aspx?Key=214091&amp;Language=E", "note":"Page on parl.gc.ca"}, {"url":"http://scottduvall.ndp.ca", "note":"Official site"}], "image":"/media/polpics/scott-duvall.jpg", "other_info":{"favourite_word":["pay"], "twitter":["sduvall07"], "twitter_id":["535820788"], "parl_id":["214091"], "constituency_offices":["555 Concession Street (Main Office)\nUnit 2, Level 2\nHamilton ON <text:s/>L8V 1A8\nPhone: 1 905 574-3331"], "alternate_name":["scott duvall"]}, "related":{"speeches_url":"/speeches/?politician=scott-duvall", "ballots_url":"/votes/ballots/?politician=scott-duvall", "sponsored_bills_url":"/bills/?sponsor_politician=scott-duvall", "activity_rss_url":"/politicians/9753/rss/activity/"}, "family_name":"Duvall", "name":"Scott Duvall", "url":"/politicians/scott-duvall/", "gender":"male", "memberships":[{"end_date":nil, "riding":{"province":"ON", "name":{"en":"Hamilton Mountain"}, "id":35037}, "url":"/politicians/memberships/4308/", "party":{"name":{"en":"New Democratic Party"}, "short_name":{"en":"NDP"}}, "start_date":"2015-10-19", "label":{"en":"NDP MP for Hamilton Mountain"}}], "given_name":"Scott", "voice":"1 613 995-9389", "email":"Scott.Duvall@parl.gc.ca"}, {"fax":"1 613 992-1050", "links":[{"url":"http://www.parl.gc.ca/MembersOfParliament/ProfileMP.aspx?Key=215946&amp;Language=E", "note":"Page on parl.gc.ca"}], "image":"/media/polpics/filomena-tassi.jpg", "other_info":{"favourite_word":["hamilton"], "twitter":["votetassi"], "twitter_id":["2752894695"], "parl_id":["214516", "215946"], "constituency_offices":["1686 Main Street West (Main Office)\nHamilton ON <text:s/>L8S 0A2\nPhone: 1 905 529-5435"], "alternate_name":["filomena tassi"]}, "related":{"speeches_url":"/speeches/?politician=filomena-tassi", "ballots_url":"/votes/ballots/?politician=filomena-tassi", "sponsored_bills_url":"/bills/?sponsor_politician=filomena-tassi", "activity_rss_url":"/politicians/9707/rss/activity/"}, "family_name":"Tassi", "name":"Filomena Tassi", "url":"/politicians/filomena-tassi/", "gender":"female", "memberships":[{"end_date":nil, "riding":{"province":"ON", "name":{"en":"Hamilton West—Ancaster—Dundas"}, "id":35038}, "url":"/politicians/memberships/4232/", "party":{"name":{"en":"Liberal Party of Canada"}, "short_name":{"en":"Liberal"}}, "start_date":"2015-10-19", "label":{"en":"Liberal MP for Hamilton West—Ancaster—Dundas"}}], "given_name":"Filomena", "voice":"1 613 992-1034", "email":"Filomena.Tassi@parl.gc.ca"}, {"fax":"1 613 996-8652", "links":[{"url":"http://www.parl.gc.ca/MembersOfParliament/ProfileMP.aspx?Key=216076&amp;Language=E", "note":"Page on parl.gc.ca"}, {"url":"http://www.mikebossiomp.ca", "note":"Official site"}], "image":"/media/polpics/mike-bossio.jpg", "other_info":{"favourite_word":["minutes"], "twitter":["MikeBossio"], "twitter_id":["1117211622"], "parl_id":["214286", "215913", "216076"], "constituency_offices":["20-B Richmond Blvd (Main Office)\nNapanee ON <text:s/>K7R 4A4\nPhone: 1 866 471-3800"], "alternate_name":["mike bossio"]}, "related":{"speeches_url":"/speeches/?politician=mike-bossio", "ballots_url":"/votes/ballots/?politician=mike-bossio", "sponsored_bills_url":"/bills/?sponsor_politician=mike-bossio", "activity_rss_url":"/politicians/9709/rss/activity/"}, "family_name":"Bossio", "name":"Mike Bossio", "url":"/politicians/mike-bossio/", "gender":"male", "memberships":[{"end_date":nil, "riding":{"province":"ON", "name":{"en":"Hastings—Lennox and Addington"}, "id":35039}, "url":"/politicians/memberships/4258/", <text:soft-page-break/>"party":{"name":{"en":"Liberal Party of Canada"}, "short_name":{"en":"Liberal"}}, "start_date":"2015-10-19", "label":{"en":"Liberal MP for Hastings—Lennox and Addington"}}], "given_name":"Mike", "voice":"1 613 992-5321", "email":"Mike.Bossio@parl.gc.ca"}, {"fax":"1 613 947-4579", "links":[{"url":"http://www.parl.gc.ca/MembersOfParliament/ProfileMP.aspx?Key=217321&amp;Language=E", "note":"Page on parl.gc.ca"}, {"url":"http://marjolaineboutinsweet.ndp.ca", "note":"Official site"}], "image":"/media/polpics/8517_1.jpg", "other_info":{"twitter":["MarjBoutinSweet"], "twitter_id":["286229457"], "parlinfo_id":["a710e2c4-20f9-4df8-ba6c-2dc50c03bb75"], "alternate_name":["marjolaine boutin-sweet", "marjo boutin-sweet"], "wordcloud":["autoimg/wordcloud-pol/marjolaine-boutin-sweet.png"], "constituency_offices":["2030 Pie-IX Blvd (Main Office)\nSuite 225\nMontréal, Quebec\nH1V 2C8\nPhone: 1 514 283-2655"], "favourite_word":["conservatives"], "parl_id":["197217", "170151", "173739", "182470", "179144", "186502", "190946", "201316", "204632", "214571", "217321"]}, "related":{"speeches_url":"/speeches/?politician=marjolaine-boutin-sweet", "ballots_url":"/votes/ballots/?politician=marjolaine-boutin-sweet", "sponsored_bills_url":"/bills/?sponsor_politician=marjolaine-boutin-sweet", "activity_rss_url":"/politicians/8517/rss/activity/"}, "family_name":"Boutin-Sweet", "name":"Marjolaine Boutin-Sweet", "url":"/politicians/marjolaine-boutin-sweet/", "gender":"female", "memberships":[{"end_date":nil, "riding":{"province":"QC", "name":{"en":"Hochelaga"}, "id":24028}, "url":"/politicians/memberships/4139/", "party":{"name":{"en":"New Democratic Party"}, "short_name":{"en":"NDP"}}, "start_date":"2011-05-02", "label":{"en":"NDP MP for Hochelaga"}}], "given_name":"Marjolaine", "voice":"1 613 947-4576", "email":"Marjolaine.Boutin-Sweet@parl.gc.ca"}, {"fax":"1 613 992-1710", "links":[{"url":"http://www.parl.gc.ca/MembersOfParliament/ProfileMP.aspx?Key=214690&amp;Language=E", "note":"Page on parl.gc.ca"}], "image":"/media/polpics/248.jpg", "other_info":{"wikipedia_id":["3427721"], "twitter":["Rodriguez_Pab"], "favourite_word":["colleague"], "twitter_id":["2242940071"], "parlinfo_id":["5836b275-89f1-49ce-9b8c-7de46b261c3d"], "parl_id":["128151", "78569", "82495", "82425", "82307", "87619", "102631", "99852", "99380", "106199", "116434", "117656", "117917", "129704", "129578", "136372", "141477", "144098", "140573", "151634", "149894", "159371", "162787", "164111", "213981", "214690"], "freebase_id":["/en/pablo_rodriguez"], "constituency_offices":["8595 Maurice-Duplessis Blvd (Main Office)\nSuite 208\nMontréal, Quebec\nH1E 4H7\nPhone: 1 514 353-5044"], "alternate_name":["pablo rodriguez"]}, "related":{"speeches_url":"/speeches/?politician=pablo-rodriguez", "ballots_url":"/votes/ballots/?politician=pablo-rodriguez", "sponsored_bills_url":"/bills/?sponsor_politician=pablo-rodriguez", "activity_rss_url":"/politicians/248/rss/activity/"}, "family_name":"Rodriguez", "name":"Pablo Rodriguez", "url":"/politicians/pablo-rodriguez/", "gender":"male", "memberships":[{"end_date":nil, "riding":{"province":"QC", "name":{"en":"Honoré-Mercier"}, "id":24029}, "url":"/politicians/memberships/4423/", "party":{"name":{"en":"Liberal Party of Canada"}, "short_name":{"en":"Liberal"}}, "start_date":"2015-10-19", "label":{"en":"Liberal MP for Honoré-Mercier"}}, {"end_date":"2011-03-26", "riding":{"province":"QC", "name":{"en":"Honoré-Mercier"}, "id":24029}, "url":"/politicians/memberships/1474/", "party":{"name":{"en":"Liberal Party of Canada"}, "short_name":{"en":"Liberal"}}, "start_date":"2004-10-04", "label":{"en":"Liberal</text:p>
      <text:p text:style-name="P1"><text:s/>MP for Honoré-Mercier"}}], "given_name":"Pablo", "voice":"1 613 995-0580", "email":"Pablo.Rodriguez@parl.gc.ca"}, {"fax":"1 613 992-7599", "links":[{"url":"http://www.parl.gc.ca/MembersOfParliament/ProfileMP.aspx?Key=219781&amp;Language=E", "note":"Page on parl.gc.ca"}, {"url":"http://gregfergusparl.ca", "note":"Official site"}], "image":"/media/polpics/greg-fergus.jpg", "other_info":{"favourite_word":["important"], "twitter":["GregFergus"], "twitter_id":["45848808"], "parl_id":["214669", "214294", "219781"], "constituency_offices":["115, Principale Street\nSuite 102\nGatineau, Quebec\nJ9H 3M2\nPhone: 1 819 682-1125\n\n179 Du Portage Promenade (Main Office)\nSuite 301\nGatineau, Quebec\nJ8X 2K5\nPhone: 1 819 <text:soft-page-break/>994-8844"], "alternate_name":["greg fergus"]}, "related":{"speeches_url":"/speeches/?politician=greg-fergus", "ballots_url":"/votes/ballots/?politician=greg-fergus", "sponsored_bills_url":"/bills/?sponsor_politician=greg-fergus", "activity_rss_url":"/politicians/9855/rss/activity/"}, "family_name":"Fergus", "name":"Greg Fergus", "url":"/politicians/greg-fergus/", "gender":"male", "memberships":[{"end_date":nil, "riding":{"province":"QC", "name":{"en":"Hull—Aylmer"}, "id":24030}, "url":"/politicians/memberships/4424/", "party":{"name":{"en":"Liberal Party of Canada"}, "short_name":{"en":"Liberal"}}, "start_date":"2015-10-19", "label":{"en":"Liberal MP for Hull—Aylmer"}}], "given_name":"Greg", "voice":"1 613 992-7550", "email":"Greg.Fergus@parl.gc.ca"}, {"fax":"1 613 947-8319", "links":[{"url":"http://www.parl.gc.ca/MembersOfParliament/ProfileMP.aspx?Key=220250&amp;Language=E", "note":"Page on parl.gc.ca"}], "image":"/media/polpics/260_1.jpg", "other_info":{"wikipedia_id":["470558"], "favourite_word":["jobs"], "parlinfo_id":["8c3e4bb0-ac84-4071-bc91-3b47268a13eb"], "twitter":["JudySgroMP"], "twitter_id":["1390883714"], "wordcloud":["autoimg/wordcloud-pol/judy-sgro.png"], "parl_id":["128115", "78669", "203485", "170467", "197201", "86217", "99408", "102647", "106200", "116410", "129549", "133439", "141416", "149952", "161411", "162412", "161529", "161510", "161415", "173652", "173721", "175122", "189001", "186574", "198619", "214000", "218943", "220250"], "freebase_id":["/en/judy_sgro"], "constituency_offices":["2201 Finch Avenue West (Main Office)\nSuite 25\nToronto ON <text:s/>M9M 2Y9\nPhone: 1 416 744-1882"], "alternate_name":["judy sgro", "the honourable judy sgro", "judy a. sgro"]}, "related":{"speeches_url":"/speeches/?politician=judy-sgro", "ballots_url":"/votes/ballots/?politician=judy-sgro", "sponsored_bills_url":"/bills/?sponsor_politician=judy-sgro", "activity_rss_url":"/politicians/260/rss/activity/"}, "family_name":"Sgro", "name":"Judy Sgro", "url":"/politicians/judy-sgro/", "gender":"female", "memberships":[{"end_date":nil, "riding":{"province":"ON", "name":{"en":"Humber River—Black Creek"}, "id":35121}, "url":"/politicians/memberships/4375/", "party":{"name":{"en":"Liberal Party of Canada"}, "short_name":{"en":"Liberal"}}, "start_date":"2015-10-19", "label":{"en":"Liberal MP for Humber River—Black Creek"}}, {"end_date":"2015-10-19", "riding":{"province":"ON", "name":{"en":"York West"}, "id":35106}, "url":"/politicians/memberships/3671/", "party":{"name":{"en":"Liberal Party of Canada"}, "short_name":{"en":"Liberal"}}, "start_date":"1999-10-12", "label":{"en":"Liberal MP for York West"}}], "given_name":"Judy", "voice":"1 613 992-7774", "email":"judy.sgro@parl.gc.ca"}, {"fax":"1 613 995-6350", "links":[{"url":"http://www.parl.gc.ca/MembersOfParliament/ProfileMP.aspx?Key=221857&amp;Language=E", "note":"Page on parl.gc.ca"}, {"url":"http://benlobb.com", "note":"Official site"}], "image":"/media/polpics/580_1.jpg", "other_info":{"wikipedia_id":["19789695"], "twitter":["BenLobbMP"], "favourite_word":["dementia"], "wordcloud":["autoimg/wordcloud-pol/ben-lobb.png"], "twitter_id":["1851503720"], "parlinfo_id":["37385e96-15e4-49cd-9b92-9932c96e0f69"], "parl_id":["128328", "199411", "170244", "130080", "132760", "141367", "141412", "148841", "148564", "150416", "161611", "161060", "160547", "161112", "160066", "160270", "172121", "174569", "171295", "174132", "185691", "187912", "203394", "195619", "214094", "216626", "221857"], "freebase_id":["/en/ben_lobb"], "constituency_offices":["5101 Highway 21 South, Box 9 Site 4\nPort Elgin ON <text:s/>N0H 2C5\nPhone: 1 519 832-2999\n\n30 Victoria St North (Main Office)\nGoderich ON <text:s/>N7A 2R6\nPhone: 1 519 524-6560"], "alternate_name":["ben lobb"]}, "related":{"speeches_url":"/speeches/?politician=ben-lobb", "ballots_url":"/votes/ballots/?politician=ben-lobb", "sponsored_bills_url":"/bills/?sponsor_politician=ben-lobb", "activity_rss_url":"/politicians/580/rss/activity/"}, "family_name":"Lobb", "name":"Ben Lobb", "url":"/politicians/ben-lobb/", "gender":"male", "memberships":[{"end_date":nil, "riding":{"province":"ON", "name":{"en":"Huron—Bruce"}, "id":35040}, "url":"/politicians/memberships/1102/", "party":{"name":{"en":"Conservative Party of Canada"}, "short_name":{"en":"Conservative"}}, <text:soft-page-break/>"start_date":"2008-11-18", "label":{"en":"Conservative MP for Huron—Bruce"}}], "given_name":"Ben", "voice":"1 613 992-8234", "email":"ben.lobb@parl.gc.ca"}, {"fax":"1 613 995-2818", "links":[{"url":"http://www.parl.gc.ca/MembersOfParliament/ProfileMP.aspx?Key=214211&amp;Language=E", "note":"Page on parl.gc.ca"}], "image":"/media/polpics/9589.jpg", "other_info":{"favourite_word":["quebec"], "twitter":["Gabriel_SMarie"], "twitter_id":["3356795013"], "alternate_name":["gabriel ste-marie"], "constituency_offices":["436 St-Viateur (Main Office)\nJoliette, Quebec\nJ6E 3B2\nPhone: 1 450 752-1940"], "parl_id":["214211"]}, "related":{"speeches_url":"/speeches/?politician=gabriel-ste-marie", "ballots_url":"/votes/ballots/?politician=gabriel-ste-marie", "sponsored_bills_url":"/bills/?sponsor_politician=gabriel-ste-marie", "activity_rss_url":"/politicians/9589/rss/activity/"}, "family_name":"Ste-Marie", "name":"Gabriel Ste-Marie", "url":"/politicians/gabriel-ste-marie/", "gender":"male", "memberships":[{"end_date":nil, "riding":{"province":"QC", "name":{"en":"Joliette"}, "id":24031}, "url":"/politicians/memberships/4425/", "party":{"name":{"en":"Bloc Québécois"}, "short_name":{"en":"Bloc"}}, "start_date":"2015-10-19", "label":{"en":"Bloc MP for Joliette"}}], "given_name":"Gabriel", "voice":"1 613 996-6910", "email":"Gabriel.Ste-Marie@parl.gc.ca"}, {"fax":"1 613 947-2748", "links":[{"url":"http://www.parl.gc.ca/MembersOfParliament/ProfileMP.aspx?Key=217160&amp;Language=E", "note":"Page on parl.gc.ca"}], "image":"/media/polpics/9848.jpg", "other_info":{"favourite_word":["colleague"], "twitter":["trudel_karine"], "twitter_id":["2630175615"], "alternate_name":["karine trudel"], "constituency_offices":["1930 Davis Street (Main Office)\nJonquiere, Quebec\nG7S 3B6\nPhone: 1 418 695-4477"], "parl_id":["214168", "217160"]}, "related":{"speeches_url":"/speeches/?politician=karine-trudel", "ballots_url":"/votes/ballots/?politician=karine-trudel", "sponsored_bills_url":"/bills/?sponsor_politician=karine-trudel", "activity_rss_url":"/politicians/9848/rss/activity/"}, "family_name":"Trudel", "name":"Karine Trudel", "url":"/politicians/karine-trudel/", "gender":"female", "memberships":[{"end_date":nil, "riding":{"province":"QC", "name":{"en":"Jonquière"}, "id":24032}, "url":"/politicians/memberships/4389/", "party":{"name":{"en":"New Democratic Party"}, "short_name":{"en":"NDP"}}, "start_date":"2015-10-19", "label":{"en":"NDP MP for Jonquière"}}], "given_name":"Karine", "voice":"1 613 995-8425", "email":"Karine.Trudel@parl.gc.ca"}, {"fax":"1 613 995-9897", "links":[{"url":"http://www.parl.gc.ca/MembersOfParliament/ProfileMP.aspx?Key=217354&amp;Language=E", "note":"Page on parl.gc.ca"}, {"url":"http://cathymcleod.ca", "note":"Official site"}], "image":"/media/polpics/612_1.jpg", "other_info":{"wikipedia_id":["19361723"], "favourite_word":["terms"], "twitter":["Cathy_McLeod"], "twitter_id":["68995519"], "parlinfo_id":["9c9a64e6-58f1-4367-9f49-93ad31744c96"], "parl_id":["128737", "165626", "198538", "201066", "170862", "170455", "132655", "131409", "132302", "140400", "141257", "151361", "148734", "150315", "150846", "160816", "161704", "162721", "162573", "165833", "173108", "187398", "194838", "191944", "198306", "209234", "209244", "214386", "217354"], "freebase_id":["/en/cathy_mcleod"], "wordcloud":["autoimg/wordcloud-pol/cathy-mcleod.png"], "constituency_offices":["275 Seymour Street\n(Main Office)\nSuite 6\nKamloops BC <text:s/>V2C 2E7\nPhone: 1 250 851-4991"], "alternate_name":["cathy mcleod"]}, "related":{"speeches_url":"/speeches/?politician=cathy-mcleod", "ballots_url":"/votes/ballots/?politician=cathy-mcleod", "sponsored_bills_url":"/bills/?sponsor_politician=cathy-mcleod", "activity_rss_url":"/politicians/612/rss/activity/"}, "family_name":"McLeod", "name":"Cathy McLeod", "url":"/politicians/cathy-mcleod/", "gender":"female", "memberships":[{"end_date":nil, "riding":{"province":"BC", "name":{"en":"Kamloops—Thompson—Cariboo"}, "id":59013}, "url":"/politicians/memberships/1124/", "party":{"name":{"en":"Conservative Party of Canada"}, "short_name":{"en":"Conservative"}}, "start_date":"2008-11-18", "label":{"en":"Conservative MP for Kamloops—Thompson—Cariboo"}}], "given_name":"Cathy", "voice":"1 613 995-6931", <text:soft-page-break/>"email":"cathy.mcleod@parl.gc.ca"}, {"fax":"1 613 992-1043", "links":[{"url":"http://www.parl.gc.ca/MembersOfParliament/ProfileMP.aspx?Key=214686&amp;Language=E", "note":"Page on parl.gc.ca"}, {"url":"http://kmccrimmon.liberal.ca", "note":"Official site"}], "image":"/media/polpics/karen-mccrimmon.jpg", "other_info":{"favourite_word":["veterans"], "twitter":["karenmccrimmon"],</text:p>
      <text:p text:style-name="P1"><text:s/>"twitter_id":["192321697"], "parl_id":["214201", "214686"], "constituency_offices":["555 Legget Drive (Main Office)\nSuite 121\nKanata ON <text:s/>K2K 2X3\nPhone: 1 613 592-3469"], "alternate_name":["karen mccrimmon"]}, "related":{"speeches_url":"/speeches/?politician=karen-mccrimmon", "ballots_url":"/votes/ballots/?politician=karen-mccrimmon", "sponsored_bills_url":"/bills/?sponsor_politician=karen-mccrimmon", "activity_rss_url":"/politicians/8728/rss/activity/"}, "family_name":"McCrimmon", "name":"Karen McCrimmon", "url":"/politicians/karen-mccrimmon/", "gender":"female", "memberships":[{"end_date":nil, "riding":{"province":"ON", "name":{"en":"Kanata—Carleton"}, "id":35041}, "url":"/politicians/memberships/4370/", "party":{"name":{"en":"Liberal Party of Canada"}, "short_name":{"en":"Liberal"}}, "start_date":"2015-10-19", "label":{"en":"Liberal MP for Kanata—Carleton"}}], "given_name":"Karen", "voice":"1 613 992-1119", "email":"Karen.McCrimmon@parl.gc.ca"}, {"fax":"1 613 992-7636", "links":[{"url":"http://www.parl.gc.ca/MembersOfParliament/ProfileMP.aspx?Key=219487&amp;Language=E", "note":"Page on parl.gc.ca"}, {"url":"http://sfuhr.liberal.ca", "note":"Official site"}], "image":"/media/polpics/stephen-fuhr.jpg", "other_info":{"favourite_word":["limit"], "twitter":["StephenFuhr"], "twitter_id":["2359200547"], "alternate_name":["stephen fuhr"], "constituency_offices":["1420 St. Paul Street (Main Office)\nSuite 102\nKelowna BC <text:s/>V1Y 2E6\nPhone: 1 250 470-5075"], "parl_id":["214411", "219487"]}, "related":{"speeches_url":"/speeches/?politician=stephen-fuhr", "ballots_url":"/votes/ballots/?politician=stephen-fuhr", "sponsored_bills_url":"/bills/?sponsor_politician=stephen-fuhr", "activity_rss_url":"/politicians/9542/rss/activity/"}, "family_name":"Fuhr", "name":"Stephen Fuhr", "url":"/politicians/stephen-fuhr/", "gender":"male", "memberships":[{"end_date":nil, "riding":{"province":"BC", "name":{"en":"Kelowna—Lake Country"}, "id":59014}, "url":"/politicians/memberships/4231/", "party":{"name":{"en":"Liberal Party of Canada"}, "short_name":{"en":"Liberal"}}, "start_date":"2015-10-19", "label":{"en":"Liberal MP for Kelowna—Lake Country"}}], "given_name":"Stephen", "voice":"1 613 992-7006", "email":"Stephen.Fuhr@parl.gc.ca"}, {"fax":"1 613 996-1759", "links":[{"url":"http://www.parl.gc.ca/MembersOfParliament/ProfileMP.aspx?Key=219070&amp;Language=E", "note":"Page on parl.gc.ca"}], "image":"/media/polpics/4566.jpg", "other_info":{"favourite_word":["infrastructure"], "twitter_id":["2945434194"], "parlinfo_id":["72e2a81c-f40c-4c0f-8be0-09a9e61254c3"], "alternate_name":["bob nault", "robert d. nault", "robert nault", "robert daniel nault"], "constituency_offices":["54 Front Street\nUnit 1A\nSioux Lookout ON <text:s/>P8T 1A1\nPhone: 1 807 737-4934\n\n301 First Avenue S (Main Office)\nSuite 202\nKenora ON <text:s/>P9N 1W2\nPhone: 1 807 468-2170"], "twitter":["BobNaultMP"], "parl_id":["2429", "214536", "219051", "219070"]}, "related":{"speeches_url":"/speeches/?politician=bob-nault", "ballots_url":"/votes/ballots/?politician=bob-nault", "sponsored_bills_url":"/bills/?sponsor_politician=bob-nault", "activity_rss_url":"/politicians/4566/rss/activity/"}, "family_name":"Nault", "name":"Bob Nault", "url":"/politicians/bob-nault/", "gender":"male", "memberships":[{"end_date":nil, "riding":{"province":"ON", "name":{"en":"Kenora"}, "id":35042}, "url":"/politicians/memberships/4445/", "party":{"name":{"en":"Liberal Party of Canada"}, "short_name":{"en":"Liberal"}}, "start_date":"2015-10-19", "label":{"en":"Liberal MP for Kenora"}}, {"end_date":"2004-05-23", "riding":{"province":"ON", "name":{"en":"Kenora—Rainy River"}, "id":nil}, "url":"/politicians/memberships/3185/", "party":{"name":{"en":"Liberal Party of Canada"}, "short_name":{"en":"Liberal"}}, "start_date":"1994-01-17", "label":{"en":"Liberal MP for Kenora—Rainy River"}}], <text:soft-page-break/>"given_name":"Bob", "voice":"1 613 996-1161", "email":"Bob.Nault@parl.gc.ca"}, {"fax":"1 613 996-9125", "links":[{"url":"http://www.parl.gc.ca/MembersOfParliament/ProfileMP.aspx?Key=213947&amp;Language=E", "note":"Page on parl.gc.ca"}, {"url":"http://mmihychuk.liberal.ca", "note":"Official site"}], "image":"/media/polpics/9539.jpg", "other_info":{"favourite_word":["unions"], "twitter":["MPMihychuk"], "twitter_id":["519995796"], "parl_id":["214313", "213947"], "constituency_offices":["1575 Main Street (Main Office)\nWinnipeg MB <text:s/>R2W 3W5\nPhone: 1 204 984-6322"], "alternate_name":["maryann mihychuk"]}, "related":{"speeches_url":"/speeches/?politician=maryann-mihychuk", "ballots_url":"/votes/ballots/?politician=maryann-mihychuk", "sponsored_bills_url":"/bills/?sponsor_politician=maryann-mihychuk", "activity_rss_url":"/politicians/9539/rss/activity/"}, "family_name":"Mihychuk", "name":"MaryAnn Mihychuk", "url":"/politicians/maryann-mihychuk/", "gender":"female", "memberships":[{"end_date":nil, "riding":{"province":"MB", "name":{"en":"Kildonan—St. Paul"}, "id":46006}, "url":"/politicians/memberships/4408/", "party":{"name":{"en":"Liberal Party of Canada"}, "short_name":{"en":"Liberal"}}, "start_date":"2015-10-19", "label":{"en":"Liberal MP for Kildonan—St. Paul"}}], "given_name":"MaryAnn", "voice":"1 613 992-7148", "email":"MaryAnn.Mihychuk@parl.gc.ca"}, {"fax":"1 613 996-9349", "links":[{"url":"http://www.parl.gc.ca/MembersOfParliament/ProfileMP.aspx?Key=214346&amp;Language=E", "note":"Page on parl.gc.ca"}, {"url":"http://www.scottbrison.ca", "note":"Official site"}], "image":"/media/polpics/44_1.jpg", "other_info":{"wikipedia_id":["321333"], "favourite_word":["conservatives"], "twitter":["scottbrison"], "twitter_id":["76710096"], "parlinfo_id":["6d680702-120b-4bcf-8da9-aae3e38ca0cf"], "parl_id":["128638", "78821", "170626", "203568", "106138", "116411", "129628", "141030", "149923", "162495", "174898", "173649", "186569", "188893", "198565", "200209", "214341", "214315", "214346"], "freebase_id":["/en/scott_brison"], "wordcloud":["autoimg/wordcloud-pol/scott-brison.png"], "constituency_offices":["24 Harbourside Drive\n(Main Office)\nSuite 101A\nWolfville NS <text:s/>B4P 2C1\nPhone: 1 902 542-4010"], "alternate_name":["scott brison", "the honourable scott brison"]}, "related":{"speeches_url":"/speeches/?politician=scott-brison", "ballots_url":"/votes/ballots/?politician=scott-brison", "sponsored_bills_url":"/bills/?sponsor_politician=scott-brison", "activity_rss_url":"/politicians/44/rss/activity/"}, "family_name":"Brison", "name":"Scott Brison", "url":"/politicians/scott-brison/", "gender":"male", "memberships":[{"end_date":nil, "riding":{"province":"NS", "name":{"en":"Kings—Hants"}, "id":12007}, "url":"/politicians/memberships/1336/", "party":{"name":{"en":"Liberal Party of Canada"}, "short_name":{"en":"Liberal"}}, "start_date":"2003-12-11", "label":{"en":"Liberal MP for Kings—Hants"}}, {"end_date":"2003-12-10", "riding":{"province":"NS", "name":{"en":"Kings—Hants"}, "id":12007}, "url":"/politicians/memberships/2545/", "party":{"name":{"en":"Progressive Conservative"}, "short_name":{"en":"Progressive Conservative"}}, "start_date":"1997-09-22", "label":{"en":"Progressive Conservative MP for Kings—Hants"}}], "given_name":"Scott", "voice":"1 613 995-8231", "email":"scott.brison@parl.gc.ca"}, {"fax":"1 613 996-1958", "links":[{"url":"http://www.parl.gc.ca/MembersOfParliament/ProfileMP.aspx?Key=215973&amp;Language=E", "note":"Page on parl.gc.ca"}], "image":"/media/polpics/mark-gerretsen.jpg", "other_info":{"favourite_word":["chair"], "twitter":["MarkGerretsen"], "twitter_id":["157152601"], "parl_id":["213953", "215911", "215973"], "constituency_offices":["841 Princess Street (Main Office)\nKingston ON <text:s/>K7L 1G7\nPhone: 1 613 542-3243"], "alternate_name":["mark gerretsen"]}, "related":{"speeches_url":"/speeches/?politician=mark-gerretsen", "ballots_url":"/votes/ballots/?politician=mark-gerretsen", "sponsored_bills_url":"/bills/?sponsor_politician=mark-gerretsen", "activity_rss_url":"/politicians/9603/rss/activity/"}, "family_name":"Gerretsen", "name":"Mark Gerretsen", "url":"/politicians/mark-gerretsen/", "gender":"male", "memberships":[{"end_date":nil, "riding":{"province":"ON", "name":{"en":"Kingston <text:soft-page-break/>and the Islands"}, "id":35044}, "url":"/politicians/memberships/4311/", "party":{"name":{"en":"Liberal Party of Canada"}, "short_name":{"en":"Liberal"}}, "start_date":"2015-10-19", "label":{"en":"Liberal MP for Kingston and the Islands"}}], "given_name":"Mark", "voice":"1 613 996-1955", "email":"Mark.Gerretsen@parl.gc.ca"}, {"fax":"1 613 992-1470", "links":[{"url":"http://www.parl.gc.ca/MembersOfParliament/ProfileMP.aspx?Key=219102&amp;Language=E", "note":"Page on parl.gc.ca"}, {"url":"http://debschulte.ca", "note":"Official site"}], "image":"/media/polpics/deb-schulte.jpg", "other_info":{"favourite_word":["going"], "twitter":["_DebSchulte"], "twitter_id":["477327043"], "parl_id":["219045", "214226", "219102"], "constituency_offices":["9401 Jane Street (Main Office)\nSuite 115\nVaughan ON <text:s/>L6A 4H7\nPhone: 1 905 303-5000"], "alternate_name":["deb schulte", "deborah schulte"]}, "related":{"speeches_url":"/speeches/?politician=deb-schulte", "ballots_url":"/votes/ballots/?politician=deb-schulte", "sponsored_bills_url":"/bills/?sponsor_politician=deb-schulte", "activity_rss_url":"/politicians/9622/rss/activity/"}, "family_name":"Schulte", "name":"Deb Schulte", "url":"/politicians/deb-schulte/", "gender":"female", "memberships":[{"end_date":nil, "riding":{"province":"ON", "name":{"en":"King—Vaughan"}, "id":35043}, "url":"/politicians/memberships/4222/", "party":{"name":{"en":"Liberal Party of Canada"}, "short_name":{"en":"Liberal"}}, "start_date":"2015-10-19", "label":{"en":"Liberal</text:p>
      <text:p text:style-name="P1"><text:s/>MP for King—Vaughan"}}], "given_name":"Deb", "voice":"1 613 992-1461", "email":"Deb.Schulte@parl.gc.ca"}, {"fax":"1 613 996-7329", "links":[{"url":"http://www.parl.gc.ca/MembersOfParliament/ProfileMP.aspx?Key=215929&amp;Language=E", "note":"Page on parl.gc.ca"}], "image":"/media/polpics/raj-saini.jpg", "other_info":{"favourite_word":["question"], "twitter":["1rajsaini"], "twitter_id":["1167508916"], "parl_id":["214360", "216078", "215929"], "constituency_offices":["209 Frederick Street (Main Office)\nSuite 202\nKitchener ON <text:s/>N2H 2M7\nPhone: 1 519 741-2001"], "alternate_name":["raj saini"]}, "related":{"speeches_url":"/speeches/?politician=raj-saini", "ballots_url":"/votes/ballots/?politician=raj-saini", "sponsored_bills_url":"/bills/?sponsor_politician=raj-saini", "activity_rss_url":"/politicians/9600/rss/activity/"}, "family_name":"Saini", "name":"Raj Saini", "url":"/politicians/raj-saini/", "gender":"male", "memberships":[{"end_date":nil, "riding":{"province":"ON", "name":{"en":"Kitchener Centre"}, "id":35045}, "url":"/politicians/memberships/4312/", "party":{"name":{"en":"Liberal Party of Canada"}, "short_name":{"en":"Liberal"}}, "start_date":"2015-10-19", "label":{"en":"Liberal MP for Kitchener Centre"}}], "given_name":"Raj", "voice":"1 613 995-8913", "email":"Raj.Saini@parl.gc.ca"}, {"fax":"1 613 992-1082", "links":[{"url":"http://www.parl.gc.ca/MembersOfParliament/ProfileMP.aspx?Key=220516&amp;Language=E", "note":"Page on parl.gc.ca"}, {"url":"http://marwantabbaramp.ca", "note":"Official site"}], "image":"/media/polpics/marwan-tabbara.jpg", "other_info":{"favourite_word":["citizenship"], "twitter":["MarwanTabbaraMP"], "twitter_id":["3398024471"], "parl_id":["216098", "214510", "220516"], "constituency_offices":["153 Country Hill Drive (Main Office)\nSuite 2A\nKitchener ON <text:s/>N2E 2G7\nPhone: 1 519 571-5509"], "alternate_name":["marwan tabbara"]}, "related":{"speeches_url":"/speeches/?politician=marwan-tabbara", "ballots_url":"/votes/ballots/?politician=marwan-tabbara", "sponsored_bills_url":"/bills/?sponsor_politician=marwan-tabbara", "activity_rss_url":"/politicians/9608/rss/activity/"}, "family_name":"Tabbara", "name":"Marwan Tabbara", "url":"/politicians/marwan-tabbara/", "gender":"male", "memberships":[{"end_date":nil, "riding":{"province":"ON", "name":{"en":"Kitchener South—Hespeler"}, "id":35047}, "url":"/politicians/memberships/4264/", "party":{"name":{"en":"Liberal Party of Canada"}, "short_name":{"en":"Liberal"}}, "start_date":"2015-10-19", "label":{"en":"Liberal MP for Kitchener South—Hespeler"}}], "given_name":"Marwan", "voice":"1 613 992-1063", "email":"Marwan.Tabbara@parl.gc.ca"}, {"fax":"1 613 992-9932", "links":[{"url":"http://www.parl.gc.ca/MembersOfParliament/ProfileMP.aspx?Key=218946&amp;Language=E", "note":"Page on parl.gc.ca"}, <text:soft-page-break/>{"url":"http://haroldalbrechtmp.ca", "note":"Official site"}], "image":"/media/polpics/396_1.jpg", "other_info":{"wikipedia_id":["3848859"], "twitter":["Albrecht4KitCon"], "favourite_word":["colleague"], "wordcloud":["autoimg/wordcloud-pol/harold-albrecht.png"], "twitter_id":["276234003"], "parlinfo_id":["2b5e6bf0-39d0-4d35-bcaa-dacd1834246d"], "parl_id":["128450", "78371", "203459", "170525", "84751", "195658", "99811", "102492", "100434", "85407", "101400", "100726", "116923", "115779", "116067", "115691", "117210", "128921", "129398", "131612", "133005", "140838", "143511", "142763", "141118", "150361", "147300", "160338", "170973", "176710", "172950", "171796", "174508", "188882", "190960", "190998", "196294", "198731", "196430", "201180", "214378", "215804", "218855", "218946"], "freebase_id":["/en/harold_albrecht"], "constituency_offices":["1187 Fischer-Hallman Road (Main Office)\nUnit 624\nKitchener ON <text:s/>N2E 4H9\nPhone: 1 519 578-3777"], "alternate_name":["harold albrecht"]}, "related":{"speeches_url":"/speeches/?politician=harold-albrecht", "ballots_url":"/votes/ballots/?politician=harold-albrecht", "sponsored_bills_url":"/bills/?sponsor_politician=harold-albrecht", "activity_rss_url":"/politicians/396/rss/activity/"}, "family_name":"Albrecht", "name":"Harold Albrecht", "url":"/politicians/harold-albrecht/", "gender":"male", "memberships":[{"end_date":nil, "riding":{"province":"ON", "name":{"en":"Kitchener—Conestoga"}, "id":35046}, "url":"/politicians/memberships/311/", "party":{"name":{"en":"Conservative Party of Canada"}, "short_name":{"en":"Conservative"}}, "start_date":"2006-04-03", "label":{"en":"Conservative MP for Kitchener—Conestoga"}}], "given_name":"Harold", "voice":"1 613 992-4633", "email":"harold.albrecht@parl.gc.ca"}, {"fax":"1 613 996-9923", "links":[{"url":"http://www.parl.gc.ca/MembersOfParliament/ProfileMP.aspx?Key=217195&amp;Language=E", "note":"Page on parl.gc.ca"}, {"url":"http://waynestetski.ndp.ca", "note":"Official site"}], "image":"/media/polpics/wayne-stetski.jpg", "other_info":{"favourite_word":["need"], "twitter_id":["360020825"], "alternate_name":["wayne stetski"], "constituency_offices":["310 Ward Street\nSuite 501\nNelson BC <text:s/>V1L 5S4\nPhone: 1 250 354-2610\n\n111 - 7th Avenue South (Main Office)\nCranbrook BC <text:s/>V1C 2J3\nPhone: 1 250 417-2250"], "twitter":["WayneStetski"], "parl_id":["214495", "217336", "217195"]}, "related":{"speeches_url":"/speeches/?politician=wayne-stetski", "ballots_url":"/votes/ballots/?politician=wayne-stetski", "sponsored_bills_url":"/bills/?sponsor_politician=wayne-stetski", "activity_rss_url":"/politicians/10581/rss/activity/"}, "family_name":"Stetski", "name":"Wayne Stetski", "url":"/politicians/wayne-stetski/", "gender":"male", "memberships":[{"end_date":nil, "riding":{"province":"BC", "name":{"en":"Kootenay—Columbia"}, "id":59015}, "url":"/politicians/memberships/4355/", "party":{"name":{"en":"New Democratic Party"}, "short_name":{"en":"NDP"}}, "start_date":"2015-10-19", "label":{"en":"NDP MP for Kootenay—Columbia"}}], "given_name":"Wayne", "voice":"1 613 995-7246", "email":"Wayne.Stetski@parl.gc.ca"}, {"fax":"1 613 996-5173", "links":[{"url":"http://www.parl.gc.ca/MembersOfParliament/ProfileMP.aspx?Key=214282&amp;Language=E", "note":"Page on parl.gc.ca"}], "image":"/media/polpics/mario-beaulieu.jpg", "other_info":{"favourite_word":["federal"], "twitter":["Mario_Beaulieu"], "twitter_id":["161748431"], "alternate_name":["mario beaulieu"], "constituency_offices":["12500 Industriel Blvd (Main Office)\nSuite 100\nMontréal, Quebec\nH1B 5P5\nPhone: 1 514 645-0101"], "parl_id":["214282"]}, "related":{"speeches_url":"/speeches/?politician=mario-beaulieu", "ballots_url":"/votes/ballots/?politician=mario-beaulieu", "sponsored_bills_url":"/bills/?sponsor_politician=mario-beaulieu", "activity_rss_url":"/politicians/6424/rss/activity/"}, "family_name":"Beaulieu", "name":"Mario Beaulieu", "url":"/politicians/mario-beaulieu/", "gender":"male", "memberships":[{"end_date":nil, "riding":{"province":"QC", "name":{"en":"La Pointe-de-l'Île"}, "id":24033}, "url":"/politicians/memberships/4426/", "party":{"name":{"en":"Bloc Québécois"}, "short_name":{"en":"Bloc"}}, "start_date":"2015-10-19", "label":{"en":"Bloc MP for La Pointe-de-l'Île"}}], "given_name":"Mario", "voice":"1 613 995-6327", "email":"Mario.Beaulieu@parl.gc.ca"}, {"fax":"1 613 992-1116", "links":[{"url":"http://www.parl.gc.ca/MembersOfParliament/ProfileMP.aspx?<text:soft-page-break/>Key=219902&amp;Language=E", "note":"Page on parl.gc.ca"}], "image":"/media/polpics/9840.jpg", "other_info":{"favourite_word":["industry"], "twitter":["PLCLaPrairieJCP"], "twitter_id":["2827020955"], "alternate_name":["jean-claude poissant"], "constituency_offices":["66 Road 132 (Main Office)\nSuite 200\nDelson, Quebec\nJ5B 0A1\nPhone: 1 450 632-3383"], "parl_id":["214662", "214031", "219902"]}, "related":{"speeches_url":"/speeches/?politician=jean-claude-poissant", "ballots_url":"/votes/ballots/?politician=jean-claude-poissant", "sponsored_bills_url":"/bills/?sponsor_politician=jean-claude-poissant", "activity_rss_url":"/politicians/9840/rss/activity/"}, "family_name":"Poissant", "name":"Jean-Claude Poissant", "url":"/politicians/jean-claude-poissant/", "gender":"male", "memberships":[{"end_date":nil, "riding":{"province":"QC", "name":{"en":"La Prairie"}, "id":24034}, "url":"/politicians/memberships/4207/", "party":{"name":{"en":"Liberal Party of Canada"}, "short_name":{"en":"Liberal"}}, "start_date":"2015-10-19", "label":{"en":"Liberal MP for La Prairie"}}], "given_name":"Jean-Claude", "voice":"1 613 992-1084", "email":"Jean-Claude.Poissant@parl.gc.ca"}, {"fax":"1 613 996-7132", "links":[{"url":"http://www.parl.gc.ca/MembersOfParliament/ProfileMP.aspx?Key=214468&amp;Language=E", "note":"Page on parl.gc.ca"}, {"url":"http://yvonnejones.liberal.ca", "note":"Official site"}], "image":"/media/polpics/9255.jpg", "other_info":{"twitter":["YvonneJJones"], "favourite_word":["yukon"], "wordcloud":["autoimg/wordcloud-pol/yvonne-jones.png"], "twitter_id":["240786249"], "parlinfo_id":["bc4bee2d-993a-4485-a436-4b45cb6553da"], "alternate_name":["yvonne jones"], "constituency_offices":["53 Main Highway, PO Box 242\nL'Anse au Loup NL <text:s/>A0K 3L0\nPhone: 1 709 927-5210\n\n217 Hamilton River Road, PO Box 119 Station B (Main Office)\nHappy Valley-Goose Bay NL <text:s/>A0P 1E0\nPhone: 1 709 896-2483\n\n201 Humber Avenue\nSuite 202\nLabrador City NL <text:s/>A2V 2Y3\nPhone: 1 709 944-2146"], "parl_id":["194231", "204351", "204255", "214666", "214468"]}, "related":{"speeches_url":"/speeches/?politician=yvonne-jones", "ballots_url":"/votes/ballots/?politician=yvonne-jones", "sponsored_bills_url":"/bills/?sponsor_politician=yvonne-jones", "activity_rss_url":"/politicians/9255/rss/activity/"}, "family_name":"Jones", "name":"Yvonne Jones", "url":"/politicians/yvonne-jones/", "gender":"female", "memberships":[{"end_date":nil,</text:p>
      <text:p text:style-name="P1"><text:s/>"riding":{"province":"NL", "name":{"en":"Labrador"}, "id":10004}, "url":"/politicians/memberships/4156/", "party":{"name":{"en":"Liberal Party of Canada"}, "short_name":{"en":"Liberal"}}, "start_date":"2013-06-04", "label":{"en":"Liberal MP for Labrador"}}], "given_name":"Yvonne", "voice":"1 613 996-4630", "email":"Yvonne.Jones@parl.gc.ca"}, {"fax":"1 613 996-6252", "links":[{"url":"http://www.parl.gc.ca/MembersOfParliament/ProfileMP.aspx?Key=216725&amp;Language=E", "note":"Page on parl.gc.ca"}], "image":"/media/polpics/545_1.jpg", "other_info":{"wikipedia_id":["13318486"], "twitter":["DenisLebelPCC"], "favourite_word":["infrastructure"], "wordcloud":["autoimg/wordcloud-pol/denis-lebel.png"], "twitter_id":["608386737"], "parlinfo_id":["655f75f0-7c4c-4dd1-b0d7-317be0595660"], "parl_id":["128640", "113961", "128720", "170700", "170701", "170719", "170385", "115687", "121231", "191921", "191922", "194621", "194620", "214127", "216725"], "freebase_id":["/en/denis_lebel"], "constituency_offices":["173 St-Michel Blvd\nDolbeau-Mistassini, Quebec\nG8L 4N9\nPhone: 1 418 275-2768\n\n797 Saint-Joseph Blvd (Main Office)\nSuite 102\nRoberval, Quebec\nG8H 2L4\nPhone: 1 418 275-2768\n\n570 de l'Aéroport Road\nSuite 112\nAlma, Quebec\nG8B 5V2\nPhone: 1 418 275-2768"], "alternate_name":["denis lebel"]}, "related":{"speeches_url":"/speeches/?politician=denis-lebel", "ballots_url":"/votes/ballots/?politician=denis-lebel", "sponsored_bills_url":"/bills/?sponsor_politician=denis-lebel", "activity_rss_url":"/politicians/545/rss/activity/"}, "family_name":"Lebel", "name":"Denis Lebel", "url":"/politicians/denis-lebel/", "gender":"male", "memberships":[{"end_date":nil, "riding":{"province":"QC", "name":{"en":"Lac-Saint-Jean"}, "id":24035}, "url":"/politicians/memberships/4189/", "party":{"name":{"en":"Conservative Party of Canada"}, "short_name":{"en":"Conservative"}}, "start_date":"2015-10-19", "label":{"en":"Conservative MP for Lac-Saint-Jean"}}, <text:soft-page-break/>{"end_date":"2015-10-19", "riding":{"province":"QC", "name":{"en":"Roberval—Lac-Saint-Jean"}, "id":24060}, "url":"/politicians/memberships/780/", "party":{"name":{"en":"Conservative Party of Canada"}, "short_name":{"en":"Conservative"}}, "start_date":"2007-09-18", "label":{"en":"Conservative MP for Roberval—Lac-Saint-Jean"}}], "given_name":"Denis", "voice":"1 613 996-6236", "email":"denis.lebel@parl.gc.ca"}, {"fax":"1 613 996-0828", "links":[{"url":"http://www.parl.gc.ca/MembersOfParliament/ProfileMP.aspx?Key=214280&amp;Language=E", "note":"Page on parl.gc.ca"}], "image":"/media/polpics/255_1.jpg", "other_info":{"wikipedia_id":["762933"], "twitter":["ScarpaleggiaLSL"], "favourite_word":["federal"], "twitter_id":["200100603"], "parlinfo_id":["4abeb9b5-279b-4117-9e04-b8901d9ccc53"], "parl_id":["128185", "78807", "170322", "82513", "85508", "99834", "99480", "82271", "99374", "104564", "105708", "107750", "116402", "116393", "129725", "133125", "144110", "140622", "142684", "149900", "150063", "161511", "162667", "159360", "159347", "173691", "174903", "186624", "189014", "214280"], "freebase_id":["/en/francis_scarpaleggia"], "wordcloud":["autoimg/wordcloud-pol/francis-scarpaleggia.png"], "constituency_offices":["1 Holiday Avenue (Main Office)\n635 East Tower\nPointe-Claire, Quebec\nH9R 5N3\nPhone: 1 514 695-6661"], "alternate_name":["francis scarpaleggia"]}, "related":{"speeches_url":"/speeches/?politician=francis-scarpaleggia", "ballots_url":"/votes/ballots/?politician=francis-scarpaleggia", "sponsored_bills_url":"/bills/?sponsor_politician=francis-scarpaleggia", "activity_rss_url":"/politicians/255/rss/activity/"}, "family_name":"Scarpaleggia", "name":"Francis Scarpaleggia", "url":"/politicians/francis-scarpaleggia/", "gender":"male", "memberships":[{"end_date":nil, "riding":{"province":"QC", "name":{"en":"Lac-Saint-Louis"}, "id":24036}, "url":"/politicians/memberships/1480/", "party":{"name":{"en":"Liberal Party of Canada"}, "short_name":{"en":"Liberal"}}, "start_date":"2004-10-04", "label":{"en":"Liberal MP for Lac-Saint-Louis"}}], "given_name":"Francis", "voice":"1 613 995-8281", "email":"francis.scarpaleggia@parl.gc.ca"}, {"fax":"1 613 996-9011", "links":[{"url":"http://www.parl.gc.ca/MembersOfParliament/ProfileMP.aspx?Key=220480&amp;Language=E", "note":"Page on parl.gc.ca"}], "image":"/media/polpics/shannon-stubbs.jpg", "other_info":{"favourite_word":["jobs"], "twitter":["ShannonStubbsMP"], "twitter_id":["2963597856"], "alternate_name":["shannon stubbs"], "constituency_offices":["5009 - 40 Street (Main Office)\nTwo Hills AB <text:s/>T0B 4K0\nPhone: 1 780 657-7075"], "parl_id":["214419", "216966", "218590", "220480"]}, "related":{"speeches_url":"/speeches/?politician=shannon-stubbs", "ballots_url":"/votes/ballots/?politician=shannon-stubbs", "sponsored_bills_url":"/bills/?sponsor_politician=shannon-stubbs", "activity_rss_url":"/politicians/10099/rss/activity/"}, "family_name":"Stubbs", "name":"Shannon Stubbs", "url":"/politicians/shannon-stubbs/", "gender":"female", "memberships":[{"end_date":nil, "riding":{"province":"AB", "name":{"en":"Lakeland"}, "id":48025}, "url":"/politicians/memberships/4398/", "party":{"name":{"en":"Conservative Party of Canada"}, "short_name":{"en":"Conservative"}}, "start_date":"2015-10-19", "label":{"en":"Conservative MP for Lakeland"}}], "given_name":"Shannon", "voice":"1 613 992-4171", "email":"Shannon.Stubbs@parl.gc.ca"}, {"fax":"1 613 947-4584", "links":[{"url":"http://www.parl.gc.ca/MembersOfParliament/ProfileMP.aspx?Key=217809&amp;Language=E", "note":"Page on parl.gc.ca"}, {"url":"http://bevshipley.ca", "note":"Official site"}], "image":"/media/polpics/452_1.jpg", "other_info":{"wikipedia_id":["3486510"], "favourite_word":["industry"], "twitter":["BevShipleyMP"], "twitter_id":["271505228"], "parlinfo_id":["77945d39-8e4a-4fd1-9786-441ff928f6f9"], "parl_id":["128495", "78665", "197473", "170137", "83087", "84454", "99974", "100440", "101003", "102182", "101684", "101832", "114796", "114701", "117188", "116232", "119973", "131824", "131200", "134416", "130662", "140539", "141114", "150358", "149678", "149028", "161360", "159839", "161387", "161556", "174628", "173571", "172945", "172218", "188282", "185968", "197979", "186819", "203376", "198593", "201948", "201832", "202529", "201214", "214532", "218957", "218375", "217809"], <text:soft-page-break/>"freebase_id":["/en/bev_shipley"], "wordcloud":["autoimg/wordcloud-pol/bev-shipley.png"], "constituency_offices":["21 Arnold Street\nSuite 5\nWallaceburg ON <text:s/>N7G 3P3\nPhone: 1 800 585-2640\n\n380 Albert Street (Main Office)\nStrathroy ON <text:s/>N7G 1W7\nPhone: 1 800 586-4614"], "alternate_name":["bev shipley"]}, "related":{"speeches_url":"/speeches/?politician=bev-shipley", "ballots_url":"/votes/ballots/?politician=bev-shipley", "sponsored_bills_url":"/bills/?sponsor_politician=bev-shipley", "activity_rss_url":"/politicians/452/rss/activity/"}, "family_name":"Shipley", "name":"Bev Shipley", "url":"/politicians/bev-shipley/", "gender":"male", "memberships":[{"end_date":nil, "riding":{"province":"ON", "name":{"en":"Lambton—Kent—Middlesex"}, "id":35048}, "url":"/politicians/memberships/567/", "party":{"name":{"en":"Conservative Party of Canada"}, "short_name":{"en":"Conservative"}}, "start_date":"2006-04-03", "label":{"en":"Conservative MP for Lambton—Kent—Middlesex"}}], "given_name":"Bev", "voice":"1 613 947-4581", "email":"bev.shipley@parl.gc.ca"}, {"fax":"1 613 947-2278", "links":[{"url":"http://www.parl.gc.ca/MembersOfParliament/ProfileMP.aspx?Key=214874&amp;Language=E", "note":"Page on parl.gc.ca"}, {"url":"http://scottreid.ca", "note":"Official site"}], "image":"/media/polpics/243_1.jpg", "other_info":{"wikipedia_id":["1408140"], "twitter":["ScottReidCPC"], "favourite_word":["system"], "twitter_id":["283179858"], "parlinfo_id":["27d8ca3d-1740-41b6-872b-6ceb646cdd31"], "parl_id":["128354", "78620", "199386", "203472", "170473", "55930", "84853", "81471", "106180", "105099", "114058", "119843", "119996", "117092", "128922", "129406", "134041", "133142", "133004", "143984", "144175", "147310", "152041", "163148", "161941", "170972", "177193", "177943", "177425", "200116", "194910", "187462", "198921", "214290", "214874"], "freebase_id":["/en/scott_reid"], "wordcloud":["autoimg/wordcloud-pol/scott-reid.png"], "constituency_offices":["224 Bridge St (Main Office)\nCarleton Place ON <text:s/>K7C 3G9\nPhone: 1 613 257-8130"], "alternate_name":["scott reid"]}, "related":{"speeches_url":"/speeches/?politician=scott-reid", "ballots_url":"/votes/ballots/?politician=scott-reid", "sponsored_bills_url":"/bills/?sponsor_politician=scott-reid", "activity_rss_url":"/politicians/243/rss/activity/"}, "family_name":"Reid", "name":"Scott Reid", "url":"/politicians/scott-reid/", "gender":"male", "memberships":[{"end_date":nil, "riding":{"province":"ON", "name":{"en":"Lanark—Frontenac—Kingston"}, "id":35049}, "url":"/politicians/memberships/4349/", "party":{"name":{"en":"Conservative Party of Canada"}, "short_name":{"en":"Conservative"}}, "start_date":"2015-10-19", "label":{"en":"Conservative MP for Lanark—Frontenac—Kingston"}}, {"end_date":"2015-10-19", "riding":{"province":"ON", "name":{"en":"Lanark—Frontenac—Lennox and Addington"}, "id":35040}, "url":"/politicians/memberships/1382/", "party":{"name":{"en":"Conservative Party of Canada"}, "short_name":{"en":"Conservative"}}, "start_date":"2004-10-04", "label":{"en":"Conservative MP for Lanark—Frontenac—Lennox and Addington"}}, {"end_date":"2004-05-23", "riding":{"province":"ON", "name":{"en":"Lanark—Carleton"}, "id":nil}, "url":"/politicians/memberships/1687/", "party":{"name":{"en":"Canadian Alliance"}, "short_name":{"en":"Canadian Alliance"}}, "start_date":"2001-01-29",</text:p>
      <text:p text:style-name="P1"><text:s/>"label":{"en":"Canadian Alliance MP for Lanark—Carleton"}}], "given_name":"Scott", "voice":"1 613 947-2277", "email":"scott.reid@parl.gc.ca"}, {"fax":"1 613 943-1823", "links":[{"url":"http://www.parl.gc.ca/MembersOfParliament/ProfileMP.aspx?Key=216782&amp;Language=E", "note":"Page on parl.gc.ca"}, {"url":"http://markwarawa.com", "note":"Official site"}], "image":"/media/polpics/300_1.jpg", "other_info":{"wikipedia_id":["1994489"], "favourite_word":["seniors"], "twitter":["MPmarkwarawa"], "twitter_id":["99334624"], "parlinfo_id":["3838746e-29a4-4a93-8239-a2b17a3b387f"], "parl_id":["128096", "128859", "78966", "78355", "170478", "55940", "84846", "84055", "84069", "101914", "105709", "115406", "132135", "130780", "140623", "150675", "158937", "175135", "171775", "188991", "190970", "185953", "197845", "198186", "200946", "202514", "201079", "201580", "213926", "215227", "215702", "218822", "218176", "216782"], "freebase_id":["/en/mark_warawa"], "wordcloud":["autoimg/wordcloud-pol/mark-warawa.png"], "constituency_offices":["4769 - 222nd <text:soft-page-break/>Street (Main Office)\nSuite 104\nLangley BC <text:s/>V2Z 3C1\nPhone: 1 604 534-5955"], "alternate_name":["mark warawa"]}, "related":{"speeches_url":"/speeches/?politician=mark-warawa", "ballots_url":"/votes/ballots/?politician=mark-warawa", "sponsored_bills_url":"/bills/?sponsor_politician=mark-warawa", "activity_rss_url":"/politicians/300/rss/activity/"}, "family_name":"Warawa", "name":"Mark Warawa", "url":"/politicians/mark-warawa/", "gender":"male", "memberships":[{"end_date":nil, "riding":{"province":"BC", "name":{"en":"Langley—Aldergrove"}, "id":59016}, "url":"/politicians/memberships/4331/", "party":{"name":{"en":"Conservative Party of Canada"}, "short_name":{"en":"Conservative"}}, "start_date":"2015-10-19", "label":{"en":"Conservative MP for Langley—Aldergrove"}}, {"end_date":"2015-10-19", "riding":{"province":"BC", "name":{"en":"Langley"}, "id":59013}, "url":"/politicians/memberships/1275/", "party":{"name":{"en":"Conservative Party of Canada"}, "short_name":{"en":"Conservative"}}, "start_date":"2004-10-04", "label":{"en":"Conservative MP for Langley"}}], "given_name":"Mark", "voice":"1 613 992-1157", "email":"mark.warawa@parl.gc.ca"}, {"fax":"1 613 943-6637", "links":[{"url":"http://www.parl.gc.ca/MembersOfParliament/ProfileMP.aspx?Key=214676&amp;Language=E", "note":"Page on parl.gc.ca"}, {"url":"http://dlametti.liberal.ca/en", "note":"Official site"}], "image":"/media/polpics/david-lametti.jpg", "other_info":{"favourite_word":["tpp"], "twitter":["DavidLametti"], "twitter_id":["1360838234"], "parl_id":["214005", "214676"], "constituency_offices":["6415 Monk Blvd. (Main Office)\nMontréal, Quebec\nH4E 3H8\nPhone: 1 514 363-0954"], "alternate_name":["david lametti"]}, "related":{"speeches_url":"/speeches/?politician=david-lametti", "ballots_url":"/votes/ballots/?politician=david-lametti", "sponsored_bills_url":"/bills/?sponsor_politician=david-lametti", "activity_rss_url":"/politicians/9835/rss/activity/"}, "family_name":"Lametti", "name":"David Lametti", "url":"/politicians/david-lametti/", "gender":"male", "memberships":[{"end_date":nil, "riding":{"province":"QC", "name":{"en":"LaSalle—Émard—Verdun"}, "id":24037}, "url":"/politicians/memberships/4200/", "party":{"name":{"en":"Liberal Party of Canada"}, "short_name":{"en":"Liberal"}}, "start_date":"2015-10-19", "label":{"en":"Liberal MP for LaSalle—Émard—Verdun"}}], "given_name":"David", "voice":"1 613 943-6636", "email":"David.Lametti@parl.gc.ca"}, {"fax":"1 613 992-6864", "links":[{"url":"http://www.parl.gc.ca/MembersOfParliament/ProfileMP.aspx?Key=215937&amp;Language=E", "note":"Page on parl.gc.ca"}], "image":"/media/polpics/9882.jpg", "other_info":{"favourite_word":["conservatives"], "twitter":["daviddbgraham"], "twitter_id":["95498557"], "alternate_name":["david graham", "david de burgh graham"], "constituency_offices":["424 du Pont Street\nMont-Laurier, Quebec\nJ9L 2R7\nPhone: 1 819 440-3091\n\n80A Norbert-Morin Blvd (Main Office)\nSainte-Agathe-des-Monts, Quebec\nJ8C 2V8\nPhone: 1 819 326-4724"], "parl_id":["214137", "214868", "215937"]}, "related":{"speeches_url":"/speeches/?politician=david-graham", "ballots_url":"/votes/ballots/?politician=david-graham", "sponsored_bills_url":"/bills/?sponsor_politician=david-graham", "activity_rss_url":"/politicians/9882/rss/activity/"}, "family_name":"Graham", "name":"David Graham", "url":"/politicians/david-graham/", "gender":"male", "memberships":[{"end_date":nil, "riding":{"province":"QC", "name":{"en":"Laurentides—Labelle"}, "id":24038}, "url":"/politicians/memberships/4336/", "party":{"name":{"en":"Liberal Party of Canada"}, "short_name":{"en":"Liberal"}}, "start_date":"2015-10-19", "label":{"en":"Liberal MP for Laurentides—Labelle"}}], "given_name":"David", "voice":"1 613 992-2289", "email":"David.Graham@parl.gc.ca"}, {"fax":"1 613 995-8461", "links":[{"url":"http://www.parl.gc.ca/MembersOfParliament/ProfileMP.aspx?Key=219053&amp;Language=E", "note":"Page on parl.gc.ca"}, {"url":"http://helenelaverdiere.ndp.ca", "note":"Official site"}], "image":"/media/polpics/8558_1.jpg", "other_info":{"favourite_word":["countries"], "twitter":["HLaverdiereNPD"], "parlinfo_id":["6fda5a4f-19c6-4cf2-b72d-9a00b48e0d21"], "twitter_id":["270938299"], "wordcloud":["autoimg/wordcloud-<text:soft-page-break/>pol/helene-laverdiere.png"], "alternate_name":["helene laverdiere"], "constituency_offices":["1001 Maisonneuve Blvd East (Main Office)\nsuite 507\nMontréal, Quebec\nH2L 4P9\nPhone: 1 514 522-1339"], "parl_id":["170187", "201469", "174855", "173759", "186482", "197279", "214113", "217204", "219053"]}, "related":{"speeches_url":"/speeches/?politician=helene-laverdiere", "ballots_url":"/votes/ballots/?politician=helene-laverdiere", "sponsored_bills_url":"/bills/?sponsor_politician=helene-laverdiere", "activity_rss_url":"/politicians/8558/rss/activity/"}, "family_name":"Laverdière", "name":"Hélène Laverdière", "url":"/politicians/helene-laverdiere/", "gender":"female", "memberships":[{"end_date":nil, "riding":{"province":"QC", "name":{"en":"Laurier—Sainte-Marie"}, "id":24039}, "url":"/politicians/memberships/4053/", "party":{"name":{"en":"New Democratic Party"}, "short_name":{"en":"NDP"}}, "start_date":"2011-05-02", "label":{"en":"NDP MP for Laurier—Sainte-Marie"}}], "given_name":"Hélène", "voice":"1 613 992-6779", "email":"Helene.Laverdiere@parl.gc.ca"}, {"fax":"1 613 992-9469", "links":[{"url":"http://www.parl.gc.ca/MembersOfParliament/ProfileMP.aspx?Key=214023&amp;Language=E", "note":"Page on parl.gc.ca"}], "image":"/media/polpics/faycal-el-khoury.jpg", "other_info":{"favourite_word":["colleague"], "twitter":["F_ElKhoury"], "twitter_id":["3315017505"], "parl_id":["214023"], "constituency_offices":["674 Place Publique (Main Office)\nSuite 200\nLaval, Quebec\nH7X 1G1\nPhone: 1 450 689-4594"], "alternate_name":["faycal el-khoury"]}, "related":{"speeches_url":"/speeches/?politician=faycal-el-khoury", "ballots_url":"/votes/ballots/?politician=faycal-el-khoury", "sponsored_bills_url":"/bills/?sponsor_politician=faycal-el-khoury", "activity_rss_url":"/politicians/9366/rss/activity/"}, "family_name":"El-Khoury", "name":"Fayçal El-Khoury", "url":"/politicians/faycal-el-khoury/", "gender":"male", "memberships":[{"end_date":nil, "riding":{"province":"QC", "name":{"en":"Laval—Les Îles"}, "id":24040}, "url":"/politicians/memberships/4430/", "party":{"name":{"en":"Liberal Party of Canada"}, "short_name":{"en":"Liberal"}}, "start_date":"2015-10-19", "label":{"en":"Liberal MP for Laval—Les Îles"}}], "given_name":"Fayçal", "voice":"1 613 992-2659", "email":"Faycal.El-Khoury@parl.gc.ca"}, {"fax":"1 613 996-9171", "links":[{"url":"http://www.parl.gc.ca/MembersOfParliament/ProfileMP.aspx?Key=214426&amp;Language=E", "note":"Page on parl.gc.ca"}, {"url":"http://gordbrownmp.ca", "note":"Official site"}], "image":"/media/polpics/46_1.jpg", "other_info":{"wikipedia_id":["1409416"], "parlinfo_id":["bb27e38b-4887-48e1-b182-ba18b39d411b"], "favourite_word":["held"], "twitter_id":["20390307"], "wordcloud":["autoimg/wordcloud-pol/gord-brown.png"], "parl_id":["128247", "78536", "203434", "170192", "55870", "83383", "87712", "101122", "103119", "106305", "115280", "117207", "119475", "132860", "140358", "148944", "160502", "164208", "172245", "186441", "198648", "198838", "214426"], "freebase_id":["/en/gord_brown"], "constituency_offices":["2399 Parkedale Avenue (Main Office)\nSuite 120\nBrockville ON <text:s/>K6V 3G9\nPhone: 1 613 498-3096"], "twitter":["gordbrown"], "alternate_name":["gord brown", "gordon brown"]}, "related":{"speeches_url":"/speeches/?politician=gord-brown", "ballots_url":"/votes/ballots/?politician=gord-brown", "sponsored_bills_url":"/bills/?sponsor_politician=gord-brown", "activity_rss_url":"/politicians/46/rss/activity/"}, "family_name":"Brown", "name":"Gord Brown", "url":"/politicians/gord-brown/", "gender":"male", "memberships":[{"end_date":nil, "riding":{"province":"ON", "name":{"en":"Leeds—Grenville—Thousand Islands and Rideau Lakes"}, "id":35050}, "url":"/politicians/memberships/4259/", "party":{"name":{"en":"Conservative Party of Canada"}, "short_name":{"en":"Conservative"}}, "start_date":"2015-10-19", "label":{"en":"Conservative MP for Leeds—Grenville—Thousand Islands and Rideau Lakes"}}, {"end_date":"2015-10-19", "riding":{"province":"ON", "name":{"en":"Leeds—Grenville"}, "id":35041}, "url":"/politicians/memberships/1383/", "party":{"name":{"en":"Conservative Party of Canada"}, "short_name":{"en":"Conservative"}}, "start_date":"2004-10-04", "label":{"en":"Conservative MP for Leeds—Grenville"}}], "given_name":"Gord", "voice":"1 613 992-8756", "email":"gord.brown@parl.gc.ca"},</text:p>
      <text:p text:style-name="P1"><text:soft-page-break/><text:s/>{"fax":"1 613 992-6181", "links":[{"url":"http://www.parl.gc.ca/MembersOfParliament/ProfileMP.aspx?Key=221860&amp;Language=E", "note":"Page on parl.gc.ca"}, {"url":"http://rachaelharder.ca", "note":"Official site"}], "image":"/media/polpics/rachael-harder.jpg", "other_info":{"favourite_word":["regard"], "alternate_name":["rachael harder"], "constituency_offices":["255 - 8th Street South (Main Office)\nLethbridge AB <text:s/>T1J 4Y1\nPhone: 1 403 320-0070"], "parl_id":["214456", "217606", "218139", "221860"]}, "related":{"speeches_url":"/speeches/?politician=rachael-harder", "ballots_url":"/votes/ballots/?politician=rachael-harder", "sponsored_bills_url":"/bills/?sponsor_politician=rachael-harder", "activity_rss_url":"/politicians/9400/rss/activity/"}, "family_name":"Harder", "name":"Rachael Harder", "url":"/politicians/rachael-harder/", "gender":"female", "memberships":[{"end_date":nil, "riding":{"province":"AB", "name":{"en":"Lethbridge"}, "id":48026}, "url":"/politicians/memberships/4395/", "party":{"name":{"en":"Conservative Party of Canada"}, "short_name":{"en":"Conservative"}}, "start_date":"2015-10-19", "label":{"en":"Conservative MP for Lethbridge"}}], "given_name":"Rachael", "voice":"1 613 992-4516", "email":"Rachael.Harder@parl.gc.ca"}, {"fax":"1 613 992-1018", "links":[{"url":"http://www.parl.gc.ca/MembersOfParliament/ProfileMP.aspx?Key=218376&amp;Language=E", "note":"Page on parl.gc.ca"}, {"url":"http://jacquesgourde.ca", "note":"Official site"}], "image":"/media/polpics/428_1.jpg", "other_info":{"wikipedia_id":["3995730"], "favourite_word":["farmers"], "twitter":["JacquesGourde"], "twitter_id":["47135309"], "parlinfo_id":["7f45dfd9-dd4b-4b04-8dc9-20cb0730d279"], "parl_id":["128312", "128863", "78465", "114000", "106038", "78969", "202381", "165625", "170238", "170854", "85111", "101609", "99938", "100865", "107753", "106123", "100963", "115969", "119839", "114845", "132551", "131036", "141269", "140569", "151098", "150401", "148987", "161911", "161013", "165796", "170983", "172699", "173154", "174054", "184249", "188770", "187673", "185889", "194832", "195784", "197592", "201308", "213974", "218376"], "freebase_id":["/en/jacques_gourde"], "wordcloud":["autoimg/wordcloud-pol/jacques-gourde.png"], "constituency_offices":["2677 Lagueux Road (Main Office)\nLévis, Quebec\nG6J 1B7\nPhone: 1 418 836-0970"], "alternate_name":["jacques gourde"]}, "related":{"speeches_url":"/speeches/?politician=jacques-gourde", "ballots_url":"/votes/ballots/?politician=jacques-gourde", "sponsored_bills_url":"/bills/?sponsor_politician=jacques-gourde", "activity_rss_url":"/politicians/428/rss/activity/"}, "family_name":"Gourde", "name":"Jacques Gourde", "url":"/politicians/jacques-gourde/", "gender":"male", "memberships":[{"end_date":nil, "riding":{"province":"QC", "name":{"en":"Lévis—Lotbinière"}, "id":24042}, "url":"/politicians/memberships/4387/", "party":{"name":{"en":"Conservative Party of Canada"}, "short_name":{"en":"Conservative"}}, "start_date":"2015-10-19", "label":{"en":"Conservative MP for Lévis—Lotbinière"}}, {"end_date":"2015-10-19", "riding":{"province":"QC", "name":{"en":"Lotbinière—Chutes-de-la-Chaudière"}, "id":24036}, "url":"/politicians/memberships/429/", "party":{"name":{"en":"Conservative Party of Canada"}, "short_name":{"en":"Conservative"}}, "start_date":"2006-04-03", "label":{"en":"Conservative MP for Lotbinière—Chutes-de-la-Chaudière"}}], "given_name":"Jacques", "voice":"1 613 992-2639", "email":"jacques.gourde@parl.gc.ca"}, {"fax":"1 613 992-9613", "links":[{"url":"http://www.parl.gc.ca/MembersOfParliament/ProfileMP.aspx?Key=215933&amp;Language=E", "note":"Page on parl.gc.ca"}, {"url":"http://peterfragiskatos.ca", "note":"Official site"}], "image":"/media/polpics/peter-fragiskatos.jpg", "other_info":{"favourite_word":["rights"], "twitter":["pfragiskatos"], "twitter_id":["593944500"], "parl_id":["213906", "215933"], "constituency_offices":["885 Adelaide Street North (Main Office)\nLondon ON <text:s/>N5Y 2M2\nPhone: 1 519 663-9777"], "alternate_name":["peter fragiskatos"]}, "related":{"speeches_url":"/speeches/?politician=peter-fragiskatos", "ballots_url":"/votes/ballots/?politician=peter-fragiskatos", "sponsored_bills_url":"/bills/?sponsor_politician=peter-fragiskatos", "activity_rss_url":"/politicians/9775/rss/activity/"}, "family_name":"Fragiskatos", <text:soft-page-break/>"name":"Peter Fragiskatos", "url":"/politicians/peter-fragiskatos/", "gender":"male", "memberships":[{"end_date":nil, "riding":{"province":"ON", "name":{"en":"London North Centre"}, "id":35052}, "url":"/politicians/memberships/4317/", "party":{"name":{"en":"Liberal Party of Canada"}, "short_name":{"en":"Liberal"}}, "start_date":"2015-10-19", "label":{"en":"Liberal MP for London North Centre"}}], "given_name":"Peter", "voice":"1 613 992-0805", "email":"Peter.Fragiskatos@parl.gc.ca"}, {"fax":"1 613 996-6772", "links":[{"url":"http://www.parl.gc.ca/MembersOfParliament/ProfileMP.aspx?Key=214679&amp;Language=E", "note":"Page on parl.gc.ca"}], "image":"/media/polpics/kate-young.jpg", "other_info":{"favourite_word":["transport"], "twitter":["KateYoungMP"], "twitter_id":["2763372632"], "parl_id":["213902", "214679"], "constituency_offices":["390 Commissioners Road West (Main Office)\nSuite 200\nLondon ON <text:s/>N6J 1Y3\nPhone: 1 519 473-5955"], "alternate_name":["kate young"]}, "related":{"speeches_url":"/speeches/?politician=kate-young", "ballots_url":"/votes/ballots/?politician=kate-young", "sponsored_bills_url":"/bills/?sponsor_politician=kate-young", "activity_rss_url":"/politicians/9781/rss/activity/"}, "family_name":"Young", "name":"Kate Young", "url":"/politicians/kate-young/", "gender":"female", "memberships":[{"end_date":nil, "riding":{"province":"ON", "name":{"en":"London West"}, "id":35053}, "url":"/politicians/memberships/4318/", "party":{"name":{"en":"Liberal Party of Canada"}, "short_name":{"en":"Liberal"}}, "start_date":"2015-10-19", "label":{"en":"Liberal MP for London West"}}], "given_name":"Kate", "voice":"1 613 996-6674", "email":"Kate.Young@parl.gc.ca"}, {"fax":"1 613 943-8717", "links":[{"url":"http://www.parl.gc.ca/MembersOfParliament/ProfileMP.aspx?Key=218836&amp;Language=E", "note":"Page on parl.gc.ca"}, {"url":"http://irenemathyssen.ca", "note":"Official site"}], "image":"/media/polpics/440_1.jpg", "other_info":{"wikipedia_id":["484675"], "favourite_word":["conservatives"], "twitter":["irenemathyssen"], "twitter_id":["72663989"], "parlinfo_id":["8826a32c-2e29-49be-b6e2-c1f10363639b"], "parl_id":["128127", "78675", "197298", "198544", "170153", "197127", "201507", "82681", "86219", "99661", "102649", "99727", "99618", "116754", "117735", "133545", "130047", "129982", "143940", "141262", "151362", "147670", "161243", "162718", "173818", "173883", "178777", "179105", "188869", "186681", "209008", "214344", "217122", "219325", "218836"], "freebase_id":["/en/irene_mathyssen"], "wordcloud":["autoimg/wordcloud-pol/irene-mathyssen.png"], "constituency_offices":["1700 Dundas Street (Main Office)\nUnit D\nLondon ON <text:s/>N5W 3C9\nPhone: 1 519 685-4745"], "alternate_name":["irene mathyssen"]}, "related":{"speeches_url":"/speeches/?politician=irene-mathyssen", "ballots_url":"/votes/ballots/?politician=irene-mathyssen", "sponsored_bills_url":"/bills/?sponsor_politician=irene-mathyssen", "activity_rss_url":"/politicians/440/rss/activity/"}, "family_name":"Mathyssen", "name":"Irene Mathyssen", "url":"/politicians/irene-mathyssen/", "gender":"female", "memberships":[{"end_date":nil, "riding":{"province":"ON", "name":{"en":"London—Fanshawe"}, "id":35051}, "url":"/politicians/memberships/498/", "party":{"name":{"en":"New Democratic Party"}, "short_name":{"en":"NDP"}}, "start_date":"2006-04-03", "label":{"en":"NDP MP for London—Fanshawe"}}], "given_name":"Irene", "voice":"1 613 995-2901", "email":"irene.mathyssen@parl.gc.ca"}, {"fax":"1 613 996-9632", "links":[{"url":"http://www.parl.gc.ca/MembersOfParliament/ProfileMP.aspx?Key=214671&amp;Language=E", "note":"Page on parl.gc.ca"}], "image":"/media/polpics/gudie-hutchings.jpg", "other_info":{"favourite_word":["economy"], "twitter":["Gudie"], "twitter_id":["21687438"], "alternate_name":["gudie hutchings"], "constituency_offices":["49-51 Park Street (Main Office)\nCorner Brook NL <text:s/>A2H 2X1\nPhone: 1 709 637-4540"], "parl_id":["214438", "214671"]}, "related":{"speeches_url":"/speeches/?politician=gudie-hutchings", "ballots_url":"/votes/ballots/?politician=gudie-hutchings", "sponsored_bills_url":"/bills/?sponsor_politician=gudie-hutchings", "activity_rss_url":"/politicians/10248/rss/activity/"}, "family_name":"Hutchings", "name":"Gudie Hutchings", "url":"/politicians/gudie-hutchings/", "gender":"female", "memberships":[{"end_date":nil, "riding":{"province":"NL", "name":{"en":"Long Range <text:soft-page-break/>Mountains"}, "id":10005}, "url":"/politicians/memberships/4394/", "party":{"name":{"en":"Liberal Party of Canada"}, "short_name":{"en":"Liberal"}}, "start_date":"2015-10-19", "label":{"en":"Liberal MP for Long Range Mountains"}}], "given_name":"Gudie", "voice":"1 613 996-5511", "email":"Gudie.Hutchings@parl.gc.ca"}, {"fax":"1 613 954-0707", "links":[{"url":"http://www.parl.gc.ca/MembersOfParliament/ProfileMP.aspx?Key=215971&amp;Language=E", "note":"Page on parl.gc.ca"}], "image":"/media/polpics/9364.jpg", "other_info":{"favourite_word":["terms"], "twitter":["SherryRomanado"], "twitter_id":["488052222"], "parl_id":["213941", "215868", "215971"], "constituency_offices":["2120 Victoria Avenue (Main Office)\nSuite 150\nGreenfield Park, Quebec\nJ4V 1M9\nPhone: 1 450 671-1222"], "alternate_name":["sherry romanado"]}, "related":{"speeches_url":"/speeches/?politician=sherry-romanado", "ballots_url":"/votes/ballots/?politician=sherry-romanado",</text:p>
      <text:p text:style-name="P1"><text:s/>"sponsored_bills_url":"/bills/?sponsor_politician=sherry-romanado", "activity_rss_url":"/politicians/9364/rss/activity/"}, "family_name":"Romanado", "name":"Sherry Romanado", "url":"/politicians/sherry-romanado/", "gender":"female", "memberships":[{"end_date":nil, "riding":{"province":"QC", "name":{"en":"Longueuil—Charles-LeMoyne"}, "id":24041}, "url":"/politicians/memberships/4272/", "party":{"name":{"en":"Liberal Party of Canada"}, "short_name":{"en":"Liberal"}}, "start_date":"2015-10-19", "label":{"en":"Liberal MP for Longueuil—Charles-LeMoyne"}}], "given_name":"Sherry", "voice":"1 613 998-5961", "email":"Sherry.Romanado@parl.gc.ca"}, {"fax":"1 613 992-2744", "links":[{"url":"http://www.parl.gc.ca/MembersOfParliament/ProfileMP.aspx?Key=219035&amp;Language=E", "note":"Page on parl.gc.ca"}, {"url":"http://pierrenantel.ndp.ca", "note":"Official site"}], "image":"/media/polpics/8571_1.jpg", "other_info":{"favourite_word":["heritage"], "twitter":["pierrenantel"], "twitter_id":["275600932"], "parlinfo_id":["6da8653f-692f-4bbc-acb2-86e088f0d60d"], "parl_id":["201508", "198649", "170168", "203435", "173740", "176930", "178431", "183379", "189040", "197297", "214284", "218574", "219035"], "wordcloud":["autoimg/wordcloud-pol/pierre-nantel.png"], "constituency_offices":["192 Saint-Jean Street (Main Office)\nSuite 200\nLongueuil, Quebec\nJ4H 2X5\nPhone: 1 450 928-4288"], "alternate_name":["pierre nantel"]}, "related":{"speeches_url":"/speeches/?politician=pierre-nantel", "ballots_url":"/votes/ballots/?politician=pierre-nantel", "sponsored_bills_url":"/bills/?sponsor_politician=pierre-nantel", "activity_rss_url":"/politicians/8571/rss/activity/"}, "family_name":"Nantel", "name":"Pierre Nantel", "url":"/politicians/pierre-nantel/", "gender":"male", "memberships":[{"end_date":nil, "riding":{"province":"QC", "name":{"en":"Longueuil—Saint-Hubert"}, "id":24043}, "url":"/politicians/memberships/4291/", "party":{"name":{"en":"New Democratic Party"}, "short_name":{"en":"NDP"}}, "start_date":"2015-10-19", "label":{"en":"NDP MP for Longueuil—Saint-Hubert"}}, {"end_date":"2015-10-19", "riding":{"province":"QC", "name":{"en":"Longueuil—Pierre-Boucher"}, "id":24035}, "url":"/politicians/memberships/4056/", "party":{"name":{"en":"New Democratic Party"}, "short_name":{"en":"NDP"}}, "start_date":"2011-05-02", "label":{"en":"NDP MP for Longueuil—Pierre-Boucher"}}], "given_name":"Pierre", "voice":"1 613 992-8514", "email":"Pierre.Nantel@parl.gc.ca"}, {"fax":"1 613 996-8292", "links":[{"url":"http://www.parl.gc.ca/MembersOfParliament/ProfileMP.aspx?Key=219012&amp;Language=E", "note":"Page on parl.gc.ca"}], "image":"/media/polpics/joel-lightbound.jpg", "other_info":{"favourite_word":["tfsa"], "twitter":["JoelLightbound"], "twitter_id":["210565134"], "parl_id":["214021", "216081", "219012"], "constituency_offices":["3700 du Campanile Street (Main Office)\nSuite 110\nQuébec, Quebec\nG1X 4G6\nPhone: 1 418 648-3244"], "alternate_name":["joel lightbound"]}, "related":{"speeches_url":"/speeches/?politician=joel-lightbound", "ballots_url":"/votes/ballots/?politician=joel-lightbound", "sponsored_bills_url":"/bills/?sponsor_politician=joel-lightbound", "activity_rss_url":"/politicians/9347/rss/activity/"}, "family_name":"Lightbound", "name":"Joël Lightbound", "url":"/politicians/joel-lightbound/", "gender":"male", <text:soft-page-break/>"memberships":[{"end_date":nil, "riding":{"province":"QC", "name":{"en":"Louis-Hébert"}, "id":24044}, "url":"/politicians/memberships/4431/", "party":{"name":{"en":"Liberal Party of Canada"}, "short_name":{"en":"Liberal"}}, "start_date":"2015-10-19", "label":{"en":"Liberal MP for Louis-Hébert"}}], "given_name":"Joël", "voice":"1 613 995-4995", "email":"Joel.Lightbound@parl.gc.ca"}, {"fax":"1 613 954-2269", "links":[{"url":"http://www.parl.gc.ca/MembersOfParliament/ProfileMP.aspx?Key=216847&amp;Language=E", "note":"Page on parl.gc.ca"}], "image":"/media/polpics/gerard-deltell.jpg", "other_info":{"favourite_word":["quebec"], "twitter_id":["36133644"], "alternate_name":["gerard deltell"], "constituency_offices":["9195 de L'Ormière Blvd. (Main Office)\nSuite 200\nQuébec, Quebec\nG2B 3K2\nPhone: 1 418 842-5552"], "twitter":["gerarddeltell"], "parl_id":["213959", "215343", "215654", "218177", "216847"]}, "related":{"speeches_url":"/speeches/?politician=gerard-deltell", "ballots_url":"/votes/ballots/?politician=gerard-deltell", "sponsored_bills_url":"/bills/?sponsor_politician=gerard-deltell", "activity_rss_url":"/politicians/9341/rss/activity/"}, "family_name":"Deltell", "name":"Gérard Deltell", "url":"/politicians/gerard-deltell/", "gender":"male", "memberships":[{"end_date":nil, "riding":{"province":"QC", "name":{"en":"Louis-Saint-Laurent"}, "id":24045}, "url":"/politicians/memberships/4432/", "party":{"name":{"en":"Conservative Party of Canada"}, "short_name":{"en":"Conservative"}}, "start_date":"2015-10-19", "label":{"en":"Conservative MP for Louis-Saint-Laurent"}}], "given_name":"Gérard", "voice":"1 613 996-4151", "email":"Gerard.Deltell@parl.gc.ca"}, {"fax":"1 613 996-9736", "links":[{"url":"http://www.parl.gc.ca/MembersOfParliament/ProfileMP.aspx?Key=215957&amp;Language=E", "note":"Page on parl.gc.ca"}], "image":"/media/polpics/rene-arseneault.jpg", "other_info":{"favourite_word":["medical"], "parl_id":["214350", "215218", "215957"], "constituency_offices":["71 St-François Street\nEdmundston NB <text:s/>E3V 1E5\nPhone: 1 506 739-0285\n\n19 Aberdeen Street (Main Office)\nSuite 204\nCampbellton NB <text:s/>E3N 3G4\nPhone: 1 506 789-4593"], "alternate_name":["rene arseneault"]}, "related":{"speeches_url":"/speeches/?politician=rene-arseneault", "ballots_url":"/votes/ballots/?politician=rene-arseneault", "sponsored_bills_url":"/bills/?sponsor_politician=rene-arseneault", "activity_rss_url":"/politicians/9408/rss/activity/"}, "family_name":"Arseneault", "name":"René Arseneault", "url":"/politicians/rene-arseneault/", "gender":"male", "memberships":[{"end_date":nil, "riding":{"province":"NB", "name":{"en":"Madawaska—Restigouche"}, "id":13005}, "url":"/politicians/memberships/4297/", "party":{"name":{"en":"Liberal Party of Canada"}, "short_name":{"en":"Liberal"}}, "start_date":"2015-10-19", "label":{"en":"Liberal MP for Madawaska—Restigouche"}}], "given_name":"René", "voice":"1 613 995-0581", "email":"Rene.Arseneault@parl.gc.ca"}, {"fax":"1 613 995-7408", "links":[{"url":"http://www.parl.gc.ca/MembersOfParliament/ProfileMP.aspx?Key=218969&amp;Language=E", "note":"Page on parl.gc.ca"}, {"url":"http://wayneeaster.com", "note":"Official site"}], "image":"/media/polpics/96_1.jpg", "other_info":{"wikipedia_id":["548919"], "favourite_word":["oversight"], "parlinfo_id":["a76af2a6-7a43-4f8f-a887-0d10b3a0a3c1"], "twitter":["WayneEaster"], "twitter_id":["65624152"], "wordcloud":["autoimg/wordcloud-pol/wayne-easter.png"], "parl_id":["128358", "78423", "200190", "170158", "203576", "82519", "99826", "103311", "99441", "104766", "116372", "129699", "129635", "134411", "135454", "140533", "142343", "149890", "149887", "150074", "159392", "159394", "21838", "2739", "173715", "175236", "173633", "189010", "186603", "198560", "213979", "218969"], "freebase_id":["/en/wayne_easter"], "constituency_offices":["4283 Route 13 (Main Office)\nUnit 1\nHunter River PE <text:s/>C0A 1N0\nPhone: 1 800 442-4050"], "alternate_name":["wayne easter", "the honourable wayne easter"]}, "related":{"speeches_url":"/speeches/?politician=wayne-easter", "ballots_url":"/votes/ballots/?politician=wayne-easter", "sponsored_bills_url":"/bills/?sponsor_politician=wayne-easter", "activity_rss_url":"/politicians/96/rss/activity/"}, "family_name":"Easter", "name":"Wayne Easter", "url":"/politicians/wayne-easter/", "gender":"male", <text:soft-page-break/>"memberships":[{"end_date":nil, "riding":{"province":"PE", "name":{"en":"Malpeque"}, "id":11004}, "url":"/politicians/memberships/3253/", "party":{"name":{"en":"Liberal Party of Canada"}, "short_name":{"en":"Liberal"}}, "start_date":"1994-01-17", "label":{"en":"Liberal MP for Malpeque"}}], "given_name":"Wayne", "voice":"1 613 992-2406", "email":"wayne.easter@parl.gc.ca"}, {"fax":"1 613 996-7954", "links":[{"url":"http://www.parl.gc.ca/MembersOfParliament/ProfileMP.aspx?Key=214530&amp;Language=E", "note":"Page on parl.gc.ca"}], "image":"/media/polpics/marilene-gill.jpg", "other_info":{"favourite_word":["quebec"], "alternate_name":["marilene gill"], "constituency_offices":["700 Laure Blvd\nSuite 235\nSept-Îles, Quebec\nG4R 1Y5\nPhone: 1 418 960-1411\n\n955 de Parfondeval Street (Main Office)\nBaie-Comeau, Quebec\nG5C 2W8\nPhone: 1 418 589-0573"], "parl_id":["214530"]}, "related":{"speeches_url":"/speeches/?politician=marilene-gill", "ballots_url":"/votes/ballots/?politician=marilene-gill", "sponsored_bills_url":"/bills/?sponsor_politician=marilene-gill", "activity_rss_url":"/politicians/9337/rss/activity/"}, "family_name":"Gill", "name":"Marilène Gill", "url":"/politicians/marilene-gill/", "gender":"female", "memberships":[{"end_date":nil, "riding":{"province":"QC", "name":{"en":"Manicouagan"}, "id":24046}, "url":"/politicians/memberships/4433/", "party":{"name":{"en":"Bloc Québécois"}, "short_name":{"en":"Bloc"}}, "start_date":"2015-10-19", "label":{"en":"Bloc MP for Manicouagan"}}], "given_name":"Marilène", "voice":"1 613 992-2363", "email":"Marilene.Gill@parl.gc.ca"}, {"fax":"1 613 992-1163", "links":[{"url":"http://www.parl.gc.ca/MembersOfParliament/ProfileMP.aspx?Key=214278&amp;Language=E", "note":"Page on parl.gc.ca"}], "image":"/media/polpics/yves-robillard.jpg", "other_info":{"favourite_word":["marc-aurèle-fortin"], "twitter":["YRobillardPLC"], "twitter_id":["2942312619"], "parl_id":["215949", "214278"], "constituency_offices":["2968</text:p>
      <text:p text:style-name="P1"><text:s/>Dagenais Blvd West (Main Office)\nSuite 101\nLaval, Quebec\nH7P 1T1\nPhone: 1 450 622-2992"], "alternate_name":["yves robillard"]}, "related":{"speeches_url":"/speeches/?politician=yves-robillard", "ballots_url":"/votes/ballots/?politician=yves-robillard", "sponsored_bills_url":"/bills/?sponsor_politician=yves-robillard", "activity_rss_url":"/politicians/10359/rss/activity/"}, "family_name":"Robillard", "name":"Yves Robillard", "url":"/politicians/yves-robillard/", "gender":"male", "memberships":[{"end_date":nil, "riding":{"province":"QC", "name":{"en":"Marc-Aurèle-Fortin"}, "id":24065}, "url":"/politicians/memberships/4434/", "party":{"name":{"en":"Liberal Party of Canada"}, "short_name":{"en":"Liberal"}}, "start_date":"2015-10-19", "label":{"en":"Liberal MP for Marc-Aurèle-Fortin"}}], "given_name":"Yves", "voice":"1 613 992-1120", "email":"Yves.Robillard@parl.gc.ca"}, {"fax":"1 613 992-3642", "links":[{"url":"http://www.parl.gc.ca/MembersOfParliament/ProfileMP.aspx?Key=214328&amp;Language=E", "note":"Page on parl.gc.ca"}, {"url":"http://jphilpott.liberal.ca", "note":"Official site"}], "image":"/media/polpics/jane-philpott.jpg", "other_info":{"favourite_word":["access"], "twitter":["janephilpott"], "twitter_id":["61638283"], "parl_id":["214328"], "constituency_offices":["6060 Main Street (Main Office)\nStouffville ON <text:s/>L4A 1B8\nPhone: 1 905 640-1125"], "alternate_name":["jane philpott"]}, "related":{"speeches_url":"/speeches/?politician=jane-philpott", "ballots_url":"/votes/ballots/?politician=jane-philpott", "sponsored_bills_url":"/bills/?sponsor_politician=jane-philpott", "activity_rss_url":"/politicians/9770/rss/activity/"}, "family_name":"Philpott", "name":"Jane Philpott", "url":"/politicians/jane-philpott/", "gender":"female", "memberships":[{"end_date":nil, "riding":{"province":"ON", "name":{"en":"Markham—Stouffville"}, "id":35054}, "url":"/politicians/memberships/4234/", "party":{"name":{"en":"Liberal Party of Canada"}, "short_name":{"en":"Liberal"}}, "start_date":"2015-10-19", "label":{"en":"Liberal MP for Markham—Stouffville"}}], "given_name":"Jane", "voice":"1 613 992-3640", "email":"Jane.Philpott@parl.gc.ca"}, {"fax":"1 613 992-3921", "links":[{"url":"http://www.parl.gc.ca/MembersOfParliament/ProfileMP.aspx?<text:soft-page-break/>Key=214209&amp;Language=E", "note":"Page on parl.gc.ca"}, {"url":"http://johnmccallum.ca", "note":"Official site"}], "image":"/media/polpics/191_1.jpg", "other_info":{"wikipedia_id":["440981"], "twitter":["HonJohnMcCallum"], "parlinfo_id":["826dc268-dbda-48fa-ae4a-eefebd5716e1"], "favourite_word":["chair"], "twitter_id":["233561717"], "wordcloud":["autoimg/wordcloud-pol/john-mccallum.png"], "parl_id":["128481", "78387", "170090", "82481", "82322", "99484", "99460", "116375", "118629", "129734", "143707", "149902", "162766", "20701", "171142", "173650", "170993", "189015", "186583", "186572", "198668", "197210", "203457", "200211", "214309", "214209"], "freebase_id":["/en/john_mccallum"], "constituency_offices":["7750 Birchmount Road (Main Office)\nUnit 21-22\nMarkham ON <text:s/>L3R 0B4\nPhone: 1 905 479-8100"], "alternate_name":["john mccallum", "the honourable john mccallum"]}, "related":{"speeches_url":"/speeches/?politician=john-mccallum", "ballots_url":"/votes/ballots/?politician=john-mccallum", "sponsored_bills_url":"/bills/?sponsor_politician=john-mccallum", "activity_rss_url":"/politicians/191/rss/activity/"}, "family_name":"McCallum", "name":"John McCallum", "url":"/politicians/john-mccallum/", "gender":"male", "memberships":[{"end_date":nil, "riding":{"province":"ON", "name":{"en":"Markham—Thornhill"}, "id":35055}, "url":"/politicians/memberships/4376/", "party":{"name":{"en":"Liberal Party of Canada"}, "short_name":{"en":"Liberal"}}, "start_date":"2015-10-19", "label":{"en":"Liberal MP for Markham—Thornhill"}}, {"end_date":"2015-10-19", "riding":{"province":"ON", "name":{"en":"Markham—Unionville"}, "id":35056}, "url":"/politicians/memberships/1387/", "party":{"name":{"en":"Liberal Party of Canada"}, "short_name":{"en":"Liberal"}}, "start_date":"2004-10-04", "label":{"en":"Liberal MP for Markham—Unionville"}}, {"end_date":"2004-05-23", "riding":{"province":"ON", "name":{"en":"Markham"}, "id":nil}, "url":"/politicians/memberships/1692/", "party":{"name":{"en":"Liberal Party of Canada"}, "short_name":{"en":"Liberal"}}, "start_date":"2001-01-29", "label":{"en":"Liberal MP for Markham"}}], "given_name":"John", "voice":"1 613 996-3374", "email":"john.mccallum@parl.gc.ca"}, {"fax":"1 613 992-1206", "links":[{"url":"http://www.parl.gc.ca/MembersOfParliament/ProfileMP.aspx?Key=218570&amp;Language=E", "note":"Page on parl.gc.ca"}, {"url":"http://bobsaroya.ca", "note":"Official site"}], "image":"/media/polpics/bob-saroya.jpg", "other_info":{"favourite_word":["citizenship"], "twitter":["BobSaroya"], "twitter_id":["1872440785"], "alternate_name":["bob saroya"], "constituency_offices":["8300 Woodbine Avenue (Main Office)\nSuite 201\nMarkham ON <text:s/>L3R 9Y7\nPhone: 1 905 470-2024"], "parl_id":["213957", "218570"]}, "related":{"speeches_url":"/speeches/?politician=bob-saroya", "ballots_url":"/votes/ballots/?politician=bob-saroya", "sponsored_bills_url":"/bills/?sponsor_politician=bob-saroya", "activity_rss_url":"/politicians/869/rss/activity/"}, "family_name":"Saroya", "name":"Bob Saroya", "url":"/politicians/bob-saroya/", "gender":"male", "memberships":[{"end_date":nil, "riding":{"province":"ON", "name":{"en":"Markham—Unionville"}, "id":35056}, "url":"/politicians/memberships/4319/", "party":{"name":{"en":"Conservative Party of Canada"}, "short_name":{"en":"Conservative"}}, "start_date":"2015-10-19", "label":{"en":"Conservative MP for Markham—Unionville"}}], "given_name":"Bob", "voice":"1 613 992-1178", "email":"Bob.Saroya@parl.gc.ca"}, {"fax":"1 613 943-1562", "links":[{"url":"http://www.parl.gc.ca/MembersOfParliament/ProfileMP.aspx?Key=218944&amp;Language=E", "note":"Page on parl.gc.ca"}], "image":"/media/polpics/luc-berthold.jpg", "other_info":{"favourite_word":["workers"], "twitter_id":["268832287"], "alternate_name":["luc berthold"], "constituency_offices":["1470 Trudelle Avenue\nSuite 302\nPlessisville, Quebec\nG6L 3K4\nPhone: 1 819 362-0055\n\n105A Notre-Dame Street East (Main Office)\nThetford Mines, Quebec\nG6G 2J9\nPhone: 1 418 338-2903\n\n5527 Frontenac Street\nSuite 212\nLac-Mégantic, Quebec\nG6B 1H6\nPhone: 1 819 583-0074"], "twitter":["LucBerthold"], "parl_id":["214171", "217704", "218944"]}, "related":{"speeches_url":"/speeches/?politician=luc-berthold", "ballots_url":"/votes/ballots/?politician=luc-berthold", "sponsored_bills_url":"/bills/?sponsor_politician=luc-berthold", "activity_rss_url":"/politicians/9332/rss/activity/"}, "family_name":"Berthold", <text:soft-page-break/>"name":"Luc Berthold", "url":"/politicians/luc-berthold/", "gender":"male", "memberships":[{"end_date":nil, "riding":{"province":"QC", "name":{"en":"Mégantic—L'Érable"}, "id":24047}, "url":"/politicians/memberships/4436/", "party":{"name":{"en":"Conservative Party of Canada"}, "short_name":{"en":"Conservative"}}, "start_date":"2015-10-19", "label":{"en":"Conservative MP for Mégantic—L'Érable"}}], "given_name":"Luc", "voice":"1 613 995-1377", "email":"Luc.Berthold@parl.gc.ca"}, {"fax":"1 613 992-0851", "links":[{"url":"http://www.parl.gc.ca/MembersOfParliament/ProfileMP.aspx?Key=217735&amp;Language=E", "note":"Page on parl.gc.ca"}, {"url":"http://lisaraittmp.ca", "note":"Official site"}], "image":"/media/polpics/579_1.jpg", "other_info":{"wikipedia_id":["19347018"], "favourite_word":["ensure"], "twitter":["lraitt"], "twitter_id":["55687338"], "parlinfo_id":["b6808e95-1c75-4909-ab86-319d3519016a"], "parl_id":["128412", "128708", "147119", "170517", "194617", "214228", "218766", "217735"], "freebase_id":["/en/lisa_raitt"], "constituency_offices":["86 Main Street East (Main Office)\nMilton ON <text:s/>L9T 1N3\nPhone: 1 905 693-0166"], "wordcloud":["autoimg/wordcloud-pol/lisa-raitt.png"], "alternate_name":["lisa raitt"]}, "related":{"speeches_url":"/speeches/?politician=lisa-raitt", "ballots_url":"/votes/ballots/?politician=lisa-raitt", "sponsored_bills_url":"/bills/?sponsor_politician=lisa-raitt", "activity_rss_url":"/politicians/579/rss/activity/"}, "family_name":"Raitt", "name":"Lisa Raitt", "url":"/politicians/lisa-raitt/", "gender":"female", "memberships":[{"end_date":nil, "riding":{"province":"ON", "name":{"en":"Milton"}, "id":35057}, "url":"/politicians/memberships/4273/", "party":{"name":{"en":"Conservative Party of Canada"}, "short_name":{"en":"Conservative"}}, "start_date":"2015-10-19", "label":{"en":"Conservative MP for Milton"}}, {"end_date":"2015-10-19", "riding":{"province":"ON", "name":{"en":"Halton"}, "id":35030}, "url":"/politicians/memberships/1167/", "party":{"name":{"en":"Conservative Party of Canada"}, "short_name":{"en":"Conservative"}}, "start_date":"2008-11-18", "label":{"en":"Conservative MP for Halton"}}], "given_name":"Lisa", "voice":"1 613 996-7046", "email":"lisa.raitt@parl.gc.ca"}, {"fax":"1 613 992-1245", "links":[{"url":"http://www.parl.gc.ca/MembersOfParliament/ProfileMP.aspx?Key=214017&amp;Language=E", "note":"Page on parl.gc.ca"}], "image":"/media/polpics/9380.jpg", "other_info":{"favourite_word":["bombardier"], "alternate_name":["simon marcil"], "constituency_offices":["13479 Curé-Labelle Blvd (Main Office)\nSuite 102\nMirabel, Quebec\nJ7J 1H1\nPhone: 1 450 430-5535"], "parl_id":["214017"]}, "related":{"speeches_url":"/speeches/?politician=simon-marcil", "ballots_url":"/votes/ballots/?politician=simon-marcil", "sponsored_bills_url":"/bills/?sponsor_politician=simon-marcil", "activity_rss_url":"/politicians/9380/rss/activity/"}, "family_name":"Marcil",</text:p>
      <text:p text:style-name="P1"><text:s/>"name":"Simon Marcil", "url":"/politicians/simon-marcil/", "gender":"male", "memberships":[{"end_date":nil, "riding":{"province":"QC", "name":{"en":"Mirabel"}, "id":24048}, "url":"/politicians/memberships/4266/", "party":{"name":{"en":"Bloc Québécois"}, "short_name":{"en":"Bloc"}}, "start_date":"2015-10-19", "label":{"en":"Bloc MP for Mirabel"}}], "given_name":"Simon", "voice":"1 613 992-1227", "email":"Simon.Marcil@parl.gc.ca"}, {"fax":"1 613 996-8418", "links":[{"url":"http://www.parl.gc.ca/MembersOfParliament/ProfileMP.aspx?Key=215927&amp;Language=E", "note":"Page on parl.gc.ca"}], "image":"/media/polpics/pat-finnigan.jpg", "other_info":{"favourite_word":["next"], "twitter":["PatriceFinnigan"], "twitter_id":["3327100054"], "parl_id":["214342", "218956", "215927"], "constituency_offices":["514 Water Street (Main Office)\nMiramichi NB <text:s/>E1V 3G5\nPhone: 1 506 778-8448"], "alternate_name":["pat finnigan"]}, "related":{"speeches_url":"/speeches/?politician=pat-finnigan", "ballots_url":"/votes/ballots/?politician=pat-finnigan", "sponsored_bills_url":"/bills/?sponsor_politician=pat-finnigan", "activity_rss_url":"/politicians/9417/rss/activity/"}, "family_name":"Finnigan", "name":"Pat Finnigan", "url":"/politicians/pat-finnigan/", "gender":"male", "memberships":[{"end_date":nil, "riding":{"province":"NB", "name":{"en":"Miramichi—<text:soft-page-break/>Grand Lake"}, "id":13006}, "url":"/politicians/memberships/4325/", "party":{"name":{"en":"Liberal Party of Canada"}, "short_name":{"en":"Liberal"}}, "start_date":"2015-10-19", "label":{"en":"Liberal MP for Miramichi—Grand Lake"}}], "given_name":"Pat", "voice":"1 613 992-5335", "email":"Pat.Finnigan@parl.gc.ca"}, {"fax":"1 613 992-1298", "links":[{"url":"http://www.parl.gc.ca/MembersOfParliament/ProfileMP.aspx?Key=215892&amp;Language=E", "note":"Page on parl.gc.ca"}, {"url":"http://jsidhu.liberal.ca", "note":"Official site"}], "image":"/media/polpics/jati-sidhu.jpg", "other_info":{"favourite_word":["funding"], "twitter":["VoteJatiSidhu"], "twitter_id":["2567493570"], "parl_id":["214478", "215928", "215892"], "constituency_offices":["32081 Lougheed Highway (Main Office)\nSuite B3\nMission BC <text:s/>V2V 1A3\nPhone: 1 604 814-5710"], "alternate_name":["jati sidhu"]}, "related":{"speeches_url":"/speeches/?politician=jati-sidhu", "ballots_url":"/votes/ballots/?politician=jati-sidhu", "sponsored_bills_url":"/bills/?sponsor_politician=jati-sidhu", "activity_rss_url":"/politicians/9324/rss/activity/"}, "family_name":"Sidhu", "name":"Jati Sidhu", "url":"/politicians/jati-sidhu/", "gender":"male", "memberships":[{"end_date":nil, "riding":{"province":"BC", "name":{"en":"Mission—Matsqui—Fraser Canyon"}, "id":59017}, "url":"/politicians/memberships/4245/", "party":{"name":{"en":"Liberal Party of Canada"}, "short_name":{"en":"Liberal"}}, "start_date":"2015-10-19", "label":{"en":"Liberal MP for Mission—Matsqui—Fraser Canyon"}}], "given_name":"Jati", "voice":"1 613 992-1248", "email":"Jati.Sidhu@parl.gc.ca"}, {"fax":"1 613 992-1321", "links":[{"url":"http://www.parl.gc.ca/MembersOfParliament/ProfileMP.aspx?Key=214664&amp;Language=E", "note":"Page on parl.gc.ca"}, {"url":"http://www.omaralghabra.ca", "note":"Official site"}], "image":"/media/polpics/397.jpg", "other_info":{"favourite_word":["continue"], "twitter_id":["20199202"], "parlinfo_id":["1405c0fa-dc85-40cd-a0a4-8640fa70fa86"], "parl_id":["78902", "82414", "99553", "106193", "116427", "213890", "214664"], "constituency_offices":["151 City Centre Drive (Main Office)\nSuite 400\nMississauga ON <text:s/>L5B 1M7\nPhone: 1 905 848-8595"], "twitter":["OmarAlghabra"], "alternate_name":["omar alghabra"]}, "related":{"speeches_url":"/speeches/?politician=omar-alghabra", "ballots_url":"/votes/ballots/?politician=omar-alghabra", "sponsored_bills_url":"/bills/?sponsor_politician=omar-alghabra", "activity_rss_url":"/politicians/397/rss/activity/"}, "family_name":"Alghabra", "name":"Omar Alghabra", "url":"/politicians/omar-alghabra/", "gender":"male", "memberships":[{"end_date":nil, "riding":{"province":"ON", "name":{"en":"Mississauga Centre"}, "id":35058}, "url":"/politicians/memberships/4415/", "party":{"name":{"en":"Liberal Party of Canada"}, "short_name":{"en":"Liberal"}}, "start_date":"2015-10-19", "label":{"en":"Liberal MP for Mississauga Centre"}}, {"end_date":"2008-09-07", "riding":{"province":"ON", "name":{"en":"Mississauga—Erindale"}, "id":35049}, "url":"/politicians/memberships/312/", "party":{"name":{"en":"Liberal Party of Canada"}, "short_name":{"en":"Liberal"}}, "start_date":"2006-04-03", "label":{"en":"Liberal MP for Mississauga—Erindale"}}], "given_name":"Omar", "voice":"1 613 992-1301", "email":"Omar.Alghabra@parl.gc.ca"}, {"fax":"1 613 996-0279", "links":[{"url":"http://www.parl.gc.ca/MembersOfParliament/ProfileMP.aspx?Key=214019&amp;Language=E", "note":"Page on parl.gc.ca"}], "image":"/media/polpics/peter-fonseca.jpg", "other_info":{"favourite_word":["countries"], "twitter":["votefonseca"], "twitter_id":["2270470526"], "parl_id":["215961", "214019"], "constituency_offices":["918 Dundas Street East (Main Office)\nSuite 303\nMississauga ON <text:s/>L4Y 4H9\nPhone: 1 905 566-0009"], "alternate_name":["peter fonseca"]}, "related":{"speeches_url":"/speeches/?politician=peter-fonseca", "ballots_url":"/votes/ballots/?politician=peter-fonseca", "sponsored_bills_url":"/bills/?sponsor_politician=peter-fonseca", "activity_rss_url":"/politicians/8822/rss/activity/"}, "family_name":"Fonseca", "name":"Peter Fonseca", "url":"/politicians/peter-fonseca/", "gender":"male", "memberships":[{"end_date":nil, "riding":{"province":"ON", "name":{"en":"Mississauga East—Cooksville"}, "id":35059}, <text:soft-page-break/>"url":"/politicians/memberships/4321/", "party":{"name":{"en":"Liberal Party of Canada"}, "short_name":{"en":"Liberal"}}, "start_date":"2015-10-19", "label":{"en":"Liberal MP for Mississauga East—Cooksville"}}], "given_name":"Peter", "voice":"1 613 996-0420", "email":"Peter.Fonseca@parl.gc.ca"}, {"fax":"1 613 992-6708", "links":[{"url":"http://www.parl.gc.ca/MembersOfParliament/ProfileMP.aspx?Key=220513&amp;Language=E", "note":"Page on parl.gc.ca"}], "image":"/media/polpics/iqra-khalid.jpg", "other_info":{"favourite_word":["rights"], "twitter":["iamIqraKhalid"], "twitter_id":["58319221"], "parl_id":["213901", "215965", "220513"], "constituency_offices":["3100 Ridgeway Drive (Main Office)\nSuite 35\nMississauga ON <text:s/>L5L 5M5\nPhone: 1 905 820-8814"], "alternate_name":["iqra khalid"]}, "related":{"speeches_url":"/speeches/?politician=iqra-khalid", "ballots_url":"/votes/ballots/?politician=iqra-khalid", "sponsored_bills_url":"/bills/?sponsor_politician=iqra-khalid", "activity_rss_url":"/politicians/9937/rss/activity/"}, "family_name":"Khalid", "name":"Iqra Khalid", "url":"/politicians/iqra-khalid/", "gender":"female", "memberships":[{"end_date":nil, "riding":{"province":"ON", "name":{"en":"Mississauga—Erin Mills"}, "id":35060}, "url":"/politicians/memberships/4417/", "party":{"name":{"en":"Liberal Party of Canada"}, "short_name":{"en":"Liberal"}}, "start_date":"2015-10-19", "label":{"en":"Liberal MP for Mississauga—Erin Mills"}}], "given_name":"Iqra", "voice":"1 613 995-7321", "email":"Iqra.Khalid@parl.gc.ca"}, {"fax":"1 613 996-3267", "links":[{"url":"http://www.parl.gc.ca/MembersOfParliament/ProfileMP.aspx?Key=215970&amp;Language=E", "note":"Page on parl.gc.ca"}], "image":"/media/polpics/sven-spengemann.jpg", "other_info":{"favourite_word":["question"], "twitter":["SvenTrueNorth"], "twitter_id":["282526718"], "parl_id":["214078", "215898", "215970"], "constituency_offices":["1077 North Service Road (Main Office)\nSuite 30\nMississauga ON <text:s/>L4Y 1A6\nPhone: 1 905 273-8033"], "alternate_name":["sven spengemann"]}, "related":{"speeches_url":"/speeches/?politician=sven-spengemann", "ballots_url":"/votes/ballots/?politician=sven-spengemann", "sponsored_bills_url":"/bills/?sponsor_politician=sven-spengemann", "activity_rss_url":"/politicians/9935/rss/activity/"}, "family_name":"Spengemann", "name":"Sven Spengemann", "url":"/politicians/sven-spengemann/", "gender":"male", "memberships":[{"end_date":nil, "riding":{"province":"ON", "name":{"en":"Mississauga—Lakeshore"}, "id":35061}, "url":"/politicians/memberships/4281/", "party":{"name":{"en":"Liberal Party of Canada"}, "short_name":{"en":"Liberal"}}, "start_date":"2015-10-19", "label":{"en":"Liberal MP for Mississauga—Lakeshore"}}], "given_name":"Sven", "voice":"1 613 992-4848", "email":"Sven.Spengemann@parl.gc.ca"}, {"fax":"1 613 996-9817", "links":[{"url":"http://www.parl.gc.ca/MembersOfParliament/ProfileMP.aspx?Key=214319&amp;Language=E", "note":"Page on parl.gc.ca"}], "image":"/media/polpics/16.jpg", "other_info":{"wikipedia_id":["969744"], "twitter":["NavdeepSBains"], "favourite_word":["sector"], "twitter_id":["234395010"], "parlinfo_id":["8908cde5-7474-4d2a-8c50-d05da5ee0712"], "parl_id":["128104", "78789", "87607", "99554", "82303", "87621", "106195", "116415", "129668", "143375", "140551", "149932", "161450", "214319"], "freebase_id":["/en/navdeep_bains"], "constituency_offices":["6660 Kennedy Road (Main Office)\nUnit 210\nMississauga ON <text:s/>L5T 2M9\nPhone: 1 905 564-0228"], "alternate_name":["navdeep bains"]}, "related":{"speeches_url":"/speeches/?politician=navdeep-bains", "ballots_url":"/votes/ballots/?politician=navdeep-bains", "sponsored_bills_url":"/bills/?sponsor_politician=navdeep-bains", "activity_rss_url":"/politicians/16/rss/activity/"}, "family_name":"Bains", "name":"Navdeep Bains", "url":"/politicians/navdeep-bains/", "gender":"male", "memberships":[{"end_date":nil, "riding":{"province":"ON", "name":{"en":"Mississauga—Malton"}, "id":35062}, "url":"/politicians/memberships/4218/",</text:p>
      <text:p text:style-name="P1"><text:s/>"party":{"name":{"en":"Liberal Party of Canada"}, "short_name":{"en":"Liberal"}}, "start_date":"2015-10-19", "label":{"en":"Liberal MP for Mississauga—Malton"}}, {"end_date":"2011-03-26", "riding":{"province":"ON", "name":{"en":"Mississauga—Brampton South"}, "id":35047}, "url":"/politicians/memberships/1391/", "party":{"name":{"en":"Liberal Party of Canada"}, "short_name":{"en":"Liberal"}}, <text:soft-page-break/>"start_date":"2004-10-04", "label":{"en":"Liberal MP for Mississauga—Brampton South"}}], "given_name":"Navdeep", "voice":"1 613 995-7784", "email":"Navdeep.Bains@parl.gc.ca"}, {"fax":"1 613 943-1768", "links":[{"url":"http://www.parl.gc.ca/MembersOfParliament/ProfileMP.aspx?Key=215862&amp;Language=E", "note":"Page on parl.gc.ca"}], "image":"/media/polpics/gagan-sikand.jpg", "other_info":{"favourite_word":["drivers"], "twitter":["gagansikand"], "twitter_id":["236395551"], "parl_id":["213908", "215862"], "constituency_offices":["6990 Financial Drive (Main Office)\nUnit 8G\nMississauga ON <text:s/>L5N 8J4\nPhone: 1 905 812-1811"], "alternate_name":["gagan sikand"]}, "related":{"speeches_url":"/speeches/?politician=gagan-sikand", "ballots_url":"/votes/ballots/?politician=gagan-sikand", "sponsored_bills_url":"/bills/?sponsor_politician=gagan-sikand", "activity_rss_url":"/politicians/9927/rss/activity/"}, "family_name":"Sikand", "name":"Gagan Sikand", "url":"/politicians/gagan-sikand/", "gender":"male", "memberships":[{"end_date":nil, "riding":{"province":"ON", "name":{"en":"Mississauga—Streetsville"}, "id":35063}, "url":"/politicians/memberships/4374/", "party":{"name":{"en":"Liberal Party of Canada"}, "short_name":{"en":"Liberal"}}, "start_date":"2015-10-19", "label":{"en":"Liberal MP for Mississauga—Streetsville"}}], "given_name":"Gagan", "voice":"1 613 943-1762", "email":"Gagan.Sikand@parl.gc.ca"}, {"fax":"1 613 992-8083", "links":[{"url":"http://www.parl.gc.ca/MembersOfParliament/ProfileMP.aspx?Key=218838&amp;Language=E", "note":"Page on parl.gc.ca"}], "image":"/media/polpics/ginette-petitpas-taylor.jpg", "other_info":{"favourite_word":["perhaps"], "twitter":["GPTaylorMRD"], "twitter_id":["3341414159"], "alternate_name":["ginette petitpas taylor"], "constituency_offices":["272 St-George Street (Main Office)\nSuite 110\nMoncton NB <text:s/>E1C 1W6\nPhone: 1 506 851-3310"], "parl_id":["214528", "214870", "218838"]}, "related":{"speeches_url":"/speeches/?politician=ginette-petitpas-taylor", "ballots_url":"/votes/ballots/?politician=ginette-petitpas-taylor", "sponsored_bills_url":"/bills/?sponsor_politician=ginette-petitpas-taylor", "activity_rss_url":"/politicians/9415/rss/activity/"}, "family_name":"Petitpas Taylor", "name":"Ginette Petitpas Taylor", "url":"/politicians/ginette-petitpas-taylor/", "gender":"female", "memberships":[{"end_date":nil, "riding":{"province":"NB", "name":{"en":"Moncton—Riverview—Dieppe"}, "id":13007}, "url":"/politicians/memberships/4428/", "party":{"name":{"en":"Liberal Party of Canada"}, "short_name":{"en":"Liberal"}}, "start_date":"2015-10-19", "label":{"en":"Liberal MP for Moncton—Riverview—Dieppe"}}], "given_name":"Ginette", "voice":"1 613 992-8072", "email":"Ginette.PetitpasTaylor@parl.gc.ca"}, {"fax":"1 613 995-6973", "links":[{"url":"http://www.parl.gc.ca/MembersOfParliament/ProfileMP.aspx?Key=214661&amp;Language=E", "note":"Page on parl.gc.ca"}, {"url":"http://mpicard.liberal.ca/en", "note":"Official site"}], "image":"/media/polpics/michel-picard.jpg", "other_info":{"favourite_word":["rcmp"], "twitter":["MPicardLiberal"], "twitter_id":["2589860840"], "parl_id":["214029", "214661"], "constituency_offices":["1428 Montarville Street (Main Office)\nSuite 203\nSaint-Bruno-de-Montarville, Quebec\nJ3V 3T5\nPhone: 1 450 653-8383"], "alternate_name":["michel picard"]}, "related":{"speeches_url":"/speeches/?politician=michel-picard", "ballots_url":"/votes/ballots/?politician=michel-picard", "sponsored_bills_url":"/bills/?sponsor_politician=michel-picard", "activity_rss_url":"/politicians/8655/rss/activity/"}, "family_name":"Picard", "name":"Michel Picard", "url":"/politicians/michel-picard/", "gender":"male", "memberships":[{"end_date":nil, "riding":{"province":"QC", "name":{"en":"Montarville"}, "id":24049}, "url":"/politicians/memberships/4326/", "party":{"name":{"en":"Liberal Party of Canada"}, "short_name":{"en":"Liberal"}}, "start_date":"2015-10-19", "label":{"en":"Liberal MP for Montarville"}}], "given_name":"Michel", "voice":"1 613 996-2416", "email":"Michel.Picard@parl.gc.ca"}, {"fax":"1 613 992-5341", "links":[{"url":"http://www.parl.gc.ca/MembersOfParliament/ProfileMP.aspx?Key=214205&amp;Language=E", "note":"Page on parl.gc.ca"}], "image":"/media/polpics/luc-<text:soft-page-break/>theriault.jpg", "other_info":{"favourite_word":["quebec"], "twitter":["LucTerjo1"], "twitter_id":["439064573"], "alternate_name":["luc theriault"], "constituency_offices":["1095 Montée Masson (Main Office)\nMascouche, Quebec\nJ7K 2M1\nPhone: 1 800 263-5726"], "parl_id":["214205"]}, "related":{"speeches_url":"/speeches/?politician=luc-theriault", "ballots_url":"/votes/ballots/?politician=luc-theriault", "sponsored_bills_url":"/bills/?sponsor_politician=luc-theriault", "activity_rss_url":"/politicians/9460/rss/activity/"}, "family_name":"Thériault", "name":"Luc Thériault", "url":"/politicians/luc-theriault/", "gender":"male", "memberships":[{"end_date":nil, "riding":{"province":"QC", "name":{"en":"Montcalm"}, "id":24050}, "url":"/politicians/memberships/4437/", "party":{"name":{"en":"Bloc Québécois"}, "short_name":{"en":"Bloc"}}, "start_date":"2015-10-19", "label":{"en":"Bloc MP for Montcalm"}}], "given_name":"Luc", "voice":"1 613 992-0164", "email":"Luc.Theriault@parl.gc.ca"}, {"fax":"1 613 943-1229", "links":[{"url":"http://www.parl.gc.ca/MembersOfParliament/ProfileMP.aspx?Key=217108&amp;Language=E", "note":"Page on parl.gc.ca"}], "image":"/media/polpics/8347.jpg", "other_info":{"twitter":["GenereuxBernard"], "favourite_word":["important"], "twitter_id":["3136229996"], "parlinfo_id":["e179296b-086b-4072-9082-6795b9b0da4c"], "alternate_name":["bernard genereux"], "freebase_id":["/en/bernard_genereux"], "constituency_offices":["277 Lafontaine Street\nRiviere-du-loup, Quebec\nG5R 3A9\nPhone: 1 418 868-1280\n\n6 St-Jean Baptiste Street East (Main Office)\nSuite 101\nMontmagny, Quebec\nG5V 1J7\nPhone: 1 418 248-1211"], "parl_id":["145850", "149471", "150779", "148500", "162497", "161742", "159890", "165792", "161839", "214472", "217108"]}, "related":{"speeches_url":"/speeches/?politician=bernard-genereux", "ballots_url":"/votes/ballots/?politician=bernard-genereux", "sponsored_bills_url":"/bills/?sponsor_politician=bernard-genereux", "activity_rss_url":"/politicians/8347/rss/activity/"}, "family_name":"Généreux", "name":"Bernard Généreux", "url":"/politicians/bernard-genereux/", "gender":"male", "memberships":[{"end_date":nil, "riding":{"province":"QC", "name":{"en":"Montmagny—L'Islet—Kamouraska—Rivière-du-Loup"}, "id":24051}, "url":"/politicians/memberships/4448/", "party":{"name":{"en":"Conservative Party of Canada"}, "short_name":{"en":"Conservative"}}, "start_date":"2015-10-19", "label":{"en":"Conservative MP for Montmagny—L'Islet—Kamouraska—Rivière-du-Loup"}}, {"end_date":"2011-03-26", "riding":{"province":"QC", "name":{"en":"Montmagny—L'Islet—Kamouraska—Rivière-du-Loup"}, "id":24051}, "url":"/politicians/memberships/3702/", "party":{"name":{"en":"Conservative Party of Canada"}, "short_name":{"en":"Conservative"}}, "start_date":"2009-11-10", "label":{"en":"Conservative MP for Montmagny—L'Islet—Kamouraska—Rivière-du-Loup"}}], "given_name":"Bernard", "voice":"1 613 995-0265", "email":"Bernard.Genereux@parl.gc.ca"}, {"fax":"1 613 996-6885", "links":[{"url":"http://www.parl.gc.ca/MembersOfParliament/ProfileMP.aspx?Key=219362&amp;Language=E", "note":"Page on parl.gc.ca"}, {"url":"http://tomlukiwski.ca", "note":"Official site"}], "image":"/media/polpics/173_1.jpg", "other_info":{"wikipedia_id":["3302566"], "favourite_word":["ask"], "parlinfo_id":["fe517b95-bc62-4fe8-96aa-998994aefd48"], "parl_id":["128473", "128856", "78722", "78960", "170850", "170489", "85497", "86275", "86939", "101751", "101955", "81476", "110747", "114054", "119841", "128926", "129405", "147308", "150309", "149004", "56248", "170971", "200113", "194909", "213873", "219362"], "freebase_id":["/en/tom_lukiwski"], "constituency_offices":["54 Stadacona Street W. (Main Office)\nSuite 1\nMoose Jaw SK <text:s/>S6H 1Z1\nPhone: 1 306 691-3577"], "alternate_name":["tom lukiwski"]}, "related":{"speeches_url":"/speeches/?politician=tom-lukiwski", "ballots_url":"/votes/ballots/?politician=tom-lukiwski", "sponsored_bills_url":"/bills/?sponsor_politician=tom-lukiwski", "activity_rss_url":"/politicians/173/rss/activity/"}, "family_name":"Lukiwski", "name":"Tom Lukiwski", "url":"/politicians/tom-lukiwski/", "gender":"male", "memberships":[{"end_date":nil, "riding":{"province":"SK", "name":{"en":"Moose Jaw—Lake Centre—Lanigan"}, "id":47005}, "url":"/politicians/memberships/4305/", <text:soft-page-break/>"party":{"name":{"en":"Conservative Party of Canada"}, "short_name":{"en":"Conservative"}}, "start_date":"2015-10-19", "label":{"en":"Conservative MP for Moose Jaw—Lake Centre—Lanigan"}}, {"end_date":"2015-10-19", "riding":{"province":"SK", "name":{"en":"Regina—Lumsden—Lake Centre"}, "id":47007}, "url":"/politicians/memberships/1534/", "party":{"name":{"en":"Conservative Party of Canada"}, "short_name":{"en":"Conservative"}}, "start_date":"2004-10-04", "label":{"en":"Conservative MP for Regina—Lumsden—Lake Centre"}}], "given_name":"Tom", "voice":"1 613 992-4573", "email":"tom.lukiwski@parl.gc.ca"}, {"fax":"1 613 992-6762", "links":[{"url":"http://www.parl.gc.ca/MembersOfParliament/ProfileMP.aspx?Key=219415&amp;Language=E",</text:p>
      <text:p text:style-name="P1"><text:s/>"note":"Page on parl.gc.ca"}], "image":"/media/polpics/anthony-housefather.jpg", "other_info":{"favourite_word":["air"], "twitter":["AHousefather"], "twitter_id":["1646334073"], "parl_id":["214027", "219304", "219415"], "constituency_offices":["4770 Kent Avenue (Main Office)\nSuite 316\nMontréal, Quebec\nH3W 1H2\nPhone: 1 514 283-0171"], "alternate_name":["anthony housefather"]}, "related":{"speeches_url":"/speeches/?politician=anthony-housefather", "ballots_url":"/votes/ballots/?politician=anthony-housefather", "sponsored_bills_url":"/bills/?sponsor_politician=anthony-housefather", "activity_rss_url":"/politicians/9466/rss/activity/"}, "family_name":"Housefather", "name":"Anthony Housefather", "url":"/politicians/anthony-housefather/", "gender":"male", "memberships":[{"end_date":nil, "riding":{"province":"QC", "name":{"en":"Mount Royal"}, "id":24052}, "url":"/politicians/memberships/4438/", "party":{"name":{"en":"Liberal Party of Canada"}, "short_name":{"en":"Liberal"}}, "start_date":"2015-10-19", "label":{"en":"Liberal MP for Mount Royal"}}], "given_name":"Anthony", "voice":"1 613 995-0121", "email":"Anthony.Housefather@parl.gc.ca"}, {"fax":"1 613 992-9112", "links":[{"url":"http://www.parl.gc.ca/MembersOfParliament/ProfileMP.aspx?Key=219399&amp;Language=E", "note":"Page on parl.gc.ca"}], "image":"/media/polpics/sheila-malcolmson.jpg", "other_info":{"favourite_word":["action"], "twitter":["s_malcolmson"], "twitter_id":["390346699"], "alternate_name":["sheila malcolmson"], "constituency_offices":["495 Dunsmuir Street (Main Office)\nSuite 103\nNanaimo BC <text:s/>V9R 6B9\nPhone: 1 250 734-6400"], "parl_id":["214119", "219059", "217212", "219399"]}, "related":{"speeches_url":"/speeches/?politician=sheila-malcolmson", "ballots_url":"/votes/ballots/?politician=sheila-malcolmson", "sponsored_bills_url":"/bills/?sponsor_politician=sheila-malcolmson", "activity_rss_url":"/politicians/10055/rss/activity/"}, "family_name":"Malcolmson", "name":"Sheila Malcolmson", "url":"/politicians/sheila-malcolmson/", "gender":"female", "memberships":[{"end_date":nil, "riding":{"province":"BC", "name":{"en":"Nanaimo—Ladysmith"}, "id":59018}, "url":"/politicians/memberships/4256/", "party":{"name":{"en":"New Democratic Party"}, "short_name":{"en":"NDP"}}, "start_date":"2015-10-19", "label":{"en":"NDP MP for Nanaimo—Ladysmith"}}], "given_name":"Sheila", "voice":"1 613 992-5243", "email":"Sheila.Malcolmson@parl.gc.ca"}, {"fax":"1 613 992-1336", "links":[{"url":"http://www.parl.gc.ca/MembersOfParliament/ProfileMP.aspx?Key=215956&amp;Language=E", "note":"Page on parl.gc.ca"}, {"url":"http://chandraarya.ca", "note":"Official site"}], "image":"/media/polpics/chandra-arya.jpg", "other_info":{"favourite_word":["mentioned"], "twitter":["ChandraNepean"], "twitter_id":["2327530022"], "parl_id":["214203", "215897", "215956"], "constituency_offices":["240 Kennevale Drive (Main Office)\nSuite 201A\nNepean ON <text:s/>K2J 6B6\nPhone: 1 613 825-5505"], "alternate_name":["chandra arya"]}, "related":{"speeches_url":"/speeches/?politician=chandra-arya", "ballots_url":"/votes/ballots/?politician=chandra-arya", "sponsored_bills_url":"/bills/?sponsor_politician=chandra-arya", "activity_rss_url":"/politicians/9946/rss/activity/"}, "family_name":"Arya", "name":"Chandra Arya", "url":"/politicians/chandra-arya/", "gender":"male", "memberships":[{"end_date":nil, "riding":{"province":"ON", "name":{"en":"Nepean"}, "id":35064}, "url":"/politicians/memberships/4210/", "party":{"name":{"en":"Liberal <text:soft-page-break/>Party of Canada"}, "short_name":{"en":"Liberal"}}, "start_date":"2015-10-19", "label":{"en":"Liberal MP for Nepean"}}], "given_name":"Chandra", "voice":"1 613 992-1325", "email":"Chandra.Arya@parl.gc.ca"}, {"fax":"1 613 995-5226", "links":[{"url":"http://www.parl.gc.ca/MembersOfParliament/ProfileMP.aspx?Key=219410&amp;Language=E", "note":"Page on parl.gc.ca"}], "image":"/media/polpics/karen-ludwig.jpg", "other_info":{"favourite_word":["terms"], "twitter":["KarenLudwigMP"], "twitter_id":["2843751570"], "alternate_name":["karen ludwig"], "constituency_offices":["192 River Valley Drive\nSuite 1\nGrand Bay - Westfield NB <text:s/>E5K 1A4\nPhone: 1 506 738-3634\n\n49 King Street (Main Office)\nSt. Stephen NB <text:s/>E3L 2C1\nPhone: 1 506 466-3928"], "parl_id":["214524", "215959", "215907", "219410"]}, "related":{"speeches_url":"/speeches/?politician=karen-ludwig", "ballots_url":"/votes/ballots/?politician=karen-ludwig", "sponsored_bills_url":"/bills/?sponsor_politician=karen-ludwig", "activity_rss_url":"/politicians/9439/rss/activity/"}, "family_name":"Ludwig", "name":"Karen Ludwig", "url":"/politicians/karen-ludwig/", "gender":"female", "memberships":[{"end_date":nil, "riding":{"province":"NB", "name":{"en":"New Brunswick Southwest"}, "id":13008}, "url":"/politicians/memberships/4316/", "party":{"name":{"en":"Liberal Party of Canada"}, "short_name":{"en":"Liberal"}}, "start_date":"2015-10-19", "label":{"en":"Liberal MP for New Brunswick Southwest"}}], "given_name":"Karen", "voice":"1 613 995-5550", "email":"Karen.Ludwig@parl.gc.ca"}, {"fax":"1 613 947-9500", "links":[{"url":"http://www.parl.gc.ca/MembersOfParliament/ProfileMP.aspx?Key=217341&amp;Language=E", "note":"Page on parl.gc.ca"}, {"url":"http://peterjulian.ca", "note":"Official site"}], "image":"/media/polpics/146_1.jpg", "other_info":{"wikipedia_id":["1527179"], "parlinfo_id":["b41c3b7e-c64f-4415-9f58-79d7462e5d8e"], "twitter":["MPJulian"], "twitter_id":["19557595"], "wordcloud":["autoimg/wordcloud-pol/peter-julian.png"], "parl_id":["128505", "78654", "170651", "201340", "203544", "82692", "82724", "82602", "99651", "99787", "82554", "99740", "116703", "116642", "116664", "129960", "129869", "129992", "141036", "147721", "147851", "159137", "159538", "56130", "161257", "173769", "173846", "176523", "176526", "178787", "182462", "183247", "183626", "189029", "186021", "186532", "185335", "186697", "195931", "197224", "198792", "204612", "214264", "214595", "217341"], "freebase_id":["/en/peter_julian"], "constituency_offices":["888 Carnarvon Street (Main Office)\nSuite 110\nNew Westminster BC <text:s/>V3M 0C6\nPhone: 1 604 775-5707"], "favourite_word":["conservatives"], "alternate_name":["peter julian"]}, "related":{"speeches_url":"/speeches/?politician=peter-julian", "ballots_url":"/votes/ballots/?politician=peter-julian", "sponsored_bills_url":"/bills/?sponsor_politician=peter-julian", "activity_rss_url":"/politicians/146/rss/activity/"}, "family_name":"Julian", "name":"Peter Julian", "url":"/politicians/peter-julian/", "gender":"male", "memberships":[{"end_date":nil, "riding":{"province":"BC", "name":{"en":"New Westminster—Burnaby"}, "id":59019}, "url":"/politicians/memberships/4198/", "party":{"name":{"en":"New Democratic Party"}, "short_name":{"en":"NDP"}}, "start_date":"2015-10-19", "label":{"en":"NDP MP for New Westminster—Burnaby"}}, {"end_date":"2015-10-19", "riding":{"province":"BC", "name":{"en":"Burnaby—New Westminster"}, "id":59003}, "url":"/politicians/memberships/1265/", "party":{"name":{"en":"New Democratic Party"}, "short_name":{"en":"NDP"}}, "start_date":"2004-10-04", "label":{"en":"NDP MP for Burnaby—New Westminster"}}], "given_name":"Peter", "voice":"1 613 992-4214", "email":"peter.julian@parl.gc.ca"}, {"fax":"1 613 992-9407", "links":[{"url":"http://www.parl.gc.ca/MembersOfParliament/ProfileMP.aspx?Key=215958&amp;Language=E", "note":"Page on parl.gc.ca"}, {"url":"http://kpeterson.liberal.ca", "note":"Official site"}], "image":"/media/polpics/kyle-peterson.jpg", "other_info":{"favourite_word":["tpp"], "twitter":["kylejpeterson"], "twitter_id":["37934391"], "alternate_name":["kyle peterson"], "constituency_offices":["16600 Bayview Avenue (Main Office)\nSuite 202\nNewmarket ON <text:s/>L3X 1Z9\nPhone: 1 905 953-7515"], "parl_id":["214121", "215958"]}, "related":{"speeches_url":"/speeches/?politician=kyle-peterson", <text:soft-page-break/>"ballots_url":"/votes/ballots/?politician=kyle-peterson", "sponsored_bills_url":"/bills/?sponsor_politician=kyle-peterson", "activity_rss_url":"/politicians/8836/rss/activity/"}, "family_name":"Peterson", "name":"Kyle Peterson", "url":"/politicians/kyle-peterson/", "gender":"male", "memberships":[{"end_date":nil, "riding":{"province":"ON", "name":{"en":"Newmarket—Aurora"}, "id":35065}, "url":"/politicians/memberships/4191/", "party":{"name":{"en":"Liberal Party of Canada"}, "short_name":{"en":"Liberal"}}, "start_date":"2015-10-19", "label":{"en":"Liberal MP for Newmarket—Aurora"}}], "given_name":"Kyle", "voice":"1 613 992-9310", "email":"Kyle.Peterson@parl.gc.ca"}, {"fax":"1 613 995-5245", "links":[{"url":"http://www.parl.gc.ca/MembersOfParliament/ProfileMP.aspx?Key=215867&amp;Language=E", "note":"Page on parl.gc.ca"}, {"url":"http://www.vancebadawey.ca", "note":"Official site"}], "image":"/media/polpics/vance-badawey.jpg", "other_info":{"favourite_word":["chair"], "twitter":["VBadawey"], "twitter_id":["1002181382"], "parl_id":["214368", "215867"], "constituency_offices":["136 East Main Street (Main Office)\nSuite 103\nWelland ON <text:s/>L3B 3W6\nPhone: 1 905 788-2204"], "alternate_name":["vance badawey"]}, "related":{"speeches_url":"/speeches/?politician=vance-badawey", "ballots_url":"/votes/ballots/?politician=vance-badawey", "sponsored_bills_url":"/bills/?sponsor_politician=vance-badawey", "activity_rss_url":"/politicians/9942/rss/activity/"}, "family_name":"Badawey", "name":"Vance Badawey", "url":"/politicians/vance-badawey/", "gender":"male", "memberships":[{"end_date":nil, "riding":{"province":"ON", "name":{"en":"Niagara Centre"}, "id":35066}, "url":"/politicians/memberships/4418/", "party":{"name":{"en":"Liberal Party of Canada"}, "short_name":{"en":"Liberal"}}, "start_date":"2015-10-19",</text:p>
      <text:p text:style-name="P1"><text:s/>"label":{"en":"Liberal MP for Niagara Centre"}}], "given_name":"Vance", "voice":"1 613 995-0988", "email":"Vance.Badawey@parl.gc.ca"}, {"fax":"1 613 992-7910", "links":[{"url":"http://www.parl.gc.ca/MembersOfParliament/ProfileMP.aspx?Key=216772&amp;Language=E", "note":"Page on parl.gc.ca"}, {"url":"http://www.robnicholson.ca", "note":"Official site"}], "image":"/media/polpics/212_1.jpg", "other_info":{"wikipedia_id":["1464406"], "twitter":["HonRobNicholson"], "favourite_word":["support"], "twitter_id":["1340289319"], "parlinfo_id":["b42374fa-e181-4337-93e9-2a5c41eb5d1e"], "parl_id":["128346", "105826", "78999", "105824", "78335", "78779", "78778", "105825", "170414", "194632", "209145", "214514", "216772"], "freebase_id":["/en/rob_nicholson"], "wordcloud":["autoimg/wordcloud-pol/rob-nicholson.png"], "constituency_offices":["35 Jarvis Street\nUnit 102\nFort Erie ON <text:s/>L2A 2S3\nPhone: 1 905 871-9991\n\n2895 St. Paul Avenue (Main Office)\nUnit 11\nNiagara Falls ON <text:s/>L2J 2L3\nPhone: 1 905 353-9590"], "alternate_name":["rob nicholson", "the honourable rob nicholson"]}, "related":{"speeches_url":"/speeches/?politician=rob-nicholson", "ballots_url":"/votes/ballots/?politician=rob-nicholson", "sponsored_bills_url":"/bills/?sponsor_politician=rob-nicholson", "activity_rss_url":"/politicians/212/rss/activity/"}, "family_name":"Nicholson", "name":"Rob Nicholson", "url":"/politicians/rob-nicholson/", "gender":"male", "memberships":[{"end_date":nil, "riding":{"province":"ON", "name":{"en":"Niagara Falls"}, "id":35067}, "url":"/politicians/memberships/1396/", "party":{"name":{"en":"Conservative Party of Canada"}, "short_name":{"en":"Conservative"}}, "start_date":"2004-10-04", "label":{"en":"Conservative MP for Niagara Falls"}}], "given_name":"Rob", "voice":"1 613 995-1547", "email":"rob.nicholson@parl.gc.ca"}, {"fax":"1 613 992-2727", "links":[{"url":"http://www.parl.gc.ca/MembersOfParliament/ProfileMP.aspx?Key=219052&amp;Language=E", "note":"Page on parl.gc.ca"}, {"url":"http://deanallison.ca", "note":"Official site"}], "image":"/media/polpics/5_1.jpg", "other_info":{"wikipedia_id":["484695"], "favourite_word":["things"], "parlinfo_id":["8880684e-3bb8-4705-a2b4-767f37811391"], "twitter":["DeanAllisonMP"], "twitter_id":["243709627"], "wordcloud":["autoimg/wordcloud-pol/dean-allison.png"], "parl_id":["128485", "78547", "170444", "85770", "86373", "84153", "102793", "102929", "83570", "87213", <text:soft-page-break/>"106196", "106799", "103428", "117737", "116157", "118258", "114801", "133606", "130580", "133985", "143926", "141029", "144279", "140974", "151408", "149049", "152113", "162768", "148740", "158919", "163119", "160947", "55908", "174854", "172256", "177231", "172584", "173116", "174140", "203883", "189036", "189243", "203412", "198813", "199133", "201916", "202611", "213945", "217886", "219052"], "freebase_id":["/en/dean_allison"], "constituency_offices":["4994 King Street (Main Office)\nBeamsville ON <text:s/>L0R 1B0\nPhone: 1 905 563-7900"], "alternate_name":["dean allison"]}, "related":{"speeches_url":"/speeches/?politician=dean-allison", "ballots_url":"/votes/ballots/?politician=dean-allison", "sponsored_bills_url":"/bills/?sponsor_politician=dean-allison", "activity_rss_url":"/politicians/5/rss/activity/"}, "family_name":"Allison", "name":"Dean Allison", "url":"/politicians/dean-allison/", "gender":"male", "memberships":[{"end_date":nil, "riding":{"province":"ON", "name":{"en":"Niagara West"}, "id":35068}, "url":"/politicians/memberships/4286/", "party":{"name":{"en":"Conservative Party of Canada"}, "short_name":{"en":"Conservative"}}, "start_date":"2015-10-19", "label":{"en":"Conservative MP for Niagara West"}}, {"end_date":"2015-10-19", "riding":{"province":"ON", "name":{"en":"Niagara West—Glanbrook"}, "id":35055}, "url":"/politicians/memberships/1397/", "party":{"name":{"en":"Conservative Party of Canada"}, "short_name":{"en":"Conservative"}}, "start_date":"2004-10-04", "label":{"en":"Conservative MP for Niagara West—Glanbrook"}}], "given_name":"Dean", "voice":"1 613 995-2772", "email":"dean.allison@parl.gc.ca"}, {"fax":"1 613 995-9109", "links":[{"url":"http://www.parl.gc.ca/MembersOfParliament/ProfileMP.aspx?Key=215881&amp;Language=E", "note":"Page on parl.gc.ca"}, {"url":"http://marcserre.ca", "note":"Official site"}], "image":"/media/polpics/marc-serre.jpg", "other_info":{"favourite_word":["labour"], "twitter":["MarcSerreMP"], "twitter_id":["159655782"], "alternate_name":["marc g. serre", "marc serre"], "constituency_offices":["94 King Street\nSuite 1\nSturgeon Falls ON <text:s/>P2B 2Z5\nPhone: 1 705 580-2584\n\n2945 Highway 69 North (Main Office)\nSuite 203\nVal Caron ON <text:s/>P3N 1N3\nPhone: 1 705 897-2222"], "parl_id":["214158", "215881"]}, "related":{"speeches_url":"/speeches/?politician=marc-serre", "ballots_url":"/votes/ballots/?politician=marc-serre", "sponsored_bills_url":"/bills/?sponsor_politician=marc-serre", "activity_rss_url":"/politicians/9918/rss/activity/"}, "family_name":"Serré", "name":"Marc Serré", "url":"/politicians/marc-serre/", "gender":"male", "memberships":[{"end_date":nil, "riding":{"province":"ON", "name":{"en":"Nickel Belt"}, "id":35069}, "url":"/politicians/memberships/4328/", "party":{"name":{"en":"Liberal Party of Canada"}, "short_name":{"en":"Liberal"}}, "start_date":"2015-10-19", "label":{"en":"Liberal MP for Nickel Belt"}}], "given_name":"Marc", "voice":"1 613 995-9107", "email":"Marc.Serre@parl.gc.ca"}, {"fax":"1 613 996-7993", "links":[{"url":"http://www.parl.gc.ca/MembersOfParliament/ProfileMP.aspx?Key=214972&amp;Language=E", "note":"Page on parl.gc.ca"}], "image":"/media/polpics/249.jpg", "other_info":{"wikipedia_id":["1482981"], "twitter":["AnthonyRota"], "favourite_word":["something"], "twitter_id":["170377354"], "parlinfo_id":["16c839d3-0183-4ed6-892a-8d7bdc37c474"], "parl_id":["128394", "78683", "82270", "86205", "99377", "106133", "99421", "99464", "116426", "129626", "133575", "140364", "143694", "151379", "161524", "162591", "214244", "214970", "214969", "214972"], "freebase_id":["/en/anthony_rota"], "constituency_offices":["112 Whitewood Avenue\nTemiskaming Shores ON <text:s/>P0J 1P0\nPhone: 1 705 647-6262\n\n375 Main Street West (Main Office)\nNorth Bay ON <text:s/>P1B 2T9\nPhone: 1 705 474-3700"], "alternate_name":["anthony rota"]}, "related":{"speeches_url":"/speeches/?politician=anthony-rota", "ballots_url":"/votes/ballots/?politician=anthony-rota", "sponsored_bills_url":"/bills/?sponsor_politician=anthony-rota", "activity_rss_url":"/politicians/249/rss/activity/"}, "family_name":"Rota", "name":"Anthony Rota", "url":"/politicians/anthony-rota/", "gender":"male", "memberships":[{"end_date":nil, "riding":{"province":"ON", "name":{"en":"Nipissing—Timiskaming"}, "id":35070}, "url":"/politicians/memberships/4404/", "party":<text:soft-page-break/>{"name":{"en":"Liberal Party of Canada"}, "short_name":{"en":"Liberal"}}, "start_date":"2015-10-19", "label":{"en":"Liberal MP for Nipissing—Timiskaming"}}, {"end_date":"2011-03-26", "riding":{"province":"ON", "name":{"en":"Nipissing—Timiskaming"}, "id":35070}, "url":"/politicians/memberships/1399/", "party":{"name":{"en":"Liberal Party of Canada"}, "short_name":{"en":"Liberal"}}, "start_date":"2004-10-04", "label":{"en":"Liberal MP for Nipissing—Timiskaming"}}], "given_name":"Anthony", "voice":"1 613 995-6255", "email":"Anthony.Rota@parl.gc.ca"}, {"fax":"1 613 996-3306", "links":[{"url":"http://www.parl.gc.ca/MembersOfParliament/ProfileMP.aspx?Key=217294&amp;Language=E", "note":"Page on parl.gc.ca"}, {"url":"http://rachelblaney.ndp.ca", "note":"Official site"}], "image":"/media/polpics/rachel-blaney.jpg", "other_info":{"favourite_word":["communities"], "twitter":["RABlaney"], "twitter_id":["121343164"], "alternate_name":["rachel blaney"], "constituency_offices":["908 Island Highway (Main Office)\nCampbell River BC <text:s/>V9W 4B2\nPhone: 1 250 287-9388"], "parl_id":["214470", "217294"]}, "related":{"speeches_url":"/speeches/?politician=rachel-blaney", "ballots_url":"/votes/ballots/?politician=rachel-blaney", "sponsored_bills_url":"/bills/?sponsor_politician=rachel-blaney", "activity_rss_url":"/politicians/10277/rss/activity/"}, "family_name":"Blaney", "name":"Rachel Blaney", "url":"/politicians/rachel-blaney/", "gender":"female", "memberships":[{"end_date":nil, "riding":{"province":"BC", "name":{"en":"North Island—Powell River"}, "id":59037}, "url":"/politicians/memberships/4199/", "party":{"name":{"en":"New Democratic Party"}, "short_name":{"en":"NDP"}}, "start_date":"2015-10-19", "label":{"en":"NDP MP for North Island—Powell River"}}], "given_name":"Rachel", "voice":"1 613 992-2503", "email":"Rachel.Blaney@parl.gc.ca"}, {"fax":"1 613 992-3195", "links":[{"url":"http://www.parl.gc.ca/MembersOfParliament/ProfileMP.aspx?Key=218465&amp;Language=E", "note":"Page on parl.gc.ca"}, {"url":"http://www.melarnold.ca", "note":"Official site"}], "image":"/media/polpics/mel-arnold.jpg", "other_info":{"favourite_word":["budget"], "twitter":["MelArnoldMP"], "twitter_id":["964829521"], "alternate_name":["mel arnold"], "constituency_offices":["3105 - 29th Street (Main Office)\nVernon BC <text:s/>V1T 5A8\nPhone: 1 250 260-5020"], "parl_id":["214444", "217789", "217101", "218663", "218465"]}, "related":{"speeches_url":"/speeches/?politician=mel-arnold", "ballots_url":"/votes/ballots/?politician=mel-arnold", "sponsored_bills_url":"/bills/?sponsor_politician=mel-arnold", "activity_rss_url":"/politicians/10435/rss/activity/"}, "family_name":"Arnold", "name":"Mel Arnold", "url":"/politicians/mel-arnold/", "gender":"male", "memberships":[{"end_date":nil, "riding":{"province":"BC", "name":{"en":"North Okanagan—Shuswap"}, "id":59020}, "url":"/politicians/memberships/4379/", "party":{"name":{"en":"Conservative</text:p>
      <text:p text:style-name="P1"><text:s/>Party of Canada"}, "short_name":{"en":"Conservative"}}, "start_date":"2015-10-19", "label":{"en":"Conservative MP for North Okanagan—Shuswap"}}], "given_name":"Mel", "voice":"1 613 995-9095", "email":"Mel.Arnold@parl.gc.ca"}, {"fax":"1 613 992-7319", "links":[{"url":"http://www.parl.gc.ca/MembersOfParliament/ProfileMP.aspx?Key=214687&amp;Language=E", "note":"Page on parl.gc.ca"}, {"url":"http://jwilkinson.liberal.ca", "note":"Official site"}], "image":"/media/polpics/jonathan-wilkinson.jpg", "other_info":{"favourite_word":["respect"], "twitter":["JonathanWNV"], "twitter_id":["2579359027"], "parl_id":["214256", "214687"], "constituency_offices":["102 - 3rd Street West (Main Office)\nNorth Vancouver BC <text:s/>V7M 1E8\nPhone: 1 604 775-6333"], "alternate_name":["jonathan wilkinson"]}, "related":{"speeches_url":"/speeches/?politician=jonathan-wilkinson", "ballots_url":"/votes/ballots/?politician=jonathan-wilkinson", "sponsored_bills_url":"/bills/?sponsor_politician=jonathan-wilkinson", "activity_rss_url":"/politicians/10050/rss/activity/"}, "family_name":"Wilkinson", "name":"Jonathan Wilkinson", "url":"/politicians/jonathan-wilkinson/", "gender":"male", "memberships":[{"end_date":nil, "riding":{"province":"BC", "name":{"en":"North Vancouver"}, "id":59021}, "url":"/politicians/memberships/4239/", "party":{"name":{"en":"Liberal Party of Canada"}, "short_name":{"en":"Liberal"}}, <text:soft-page-break/>"start_date":"2015-10-19", "label":{"en":"Liberal MP for North Vancouver"}}], "given_name":"Jonathan", "voice":"1 613 995-1225", "email":"Jonathan.Wilkinson@parl.gc.ca"}, {"fax":"1 613 995-7536", "links":[{"url":"http://www.parl.gc.ca/MembersOfParliament/ProfileMP.aspx?Key=219885&amp;Language=E", "note":"Page on parl.gc.ca"}, {"url":"http://kimrudd.ca", "note":"Official site"}], "image":"/media/polpics/kim-rudd.jpg", "other_info":{"favourite_word":["process"], "twitter":["RuddKim"], "twitter_id":["55468747"], "parl_id":["214681", "214540", "219885"], "constituency_offices":["12 Elgin Street East (Main Office)\nUnit No. 4\nCobourg ON <text:s/>K9A 0C5\nPhone: 1 905 372-8757"], "alternate_name":["kim rudd"]}, "related":{"speeches_url":"/speeches/?politician=kim-rudd", "ballots_url":"/votes/ballots/?politician=kim-rudd", "sponsored_bills_url":"/bills/?sponsor_politician=kim-rudd", "activity_rss_url":"/politicians/8849/rss/activity/"}, "family_name":"Rudd", "name":"Kim Rudd", "url":"/politicians/kim-rudd/", "gender":"female", "memberships":[{"end_date":nil, "riding":{"province":"ON", "name":{"en":"Northumberland—Peterborough South"}, "id":35071}, "url":"/politicians/memberships/4201/", "party":{"name":{"en":"Liberal Party of Canada"}, "short_name":{"en":"Liberal"}}, "start_date":"2015-10-19", "label":{"en":"Liberal MP for Northumberland—Peterborough South"}}], "given_name":"Kim", "voice":"1 613 992-8585", "email":"Kim.Rudd@parl.gc.ca"}, {"fax":"1 613 992-1586", "links":[{"url":"http://www.parl.gc.ca/MembersOfParliament/ProfileMP.aspx?Key=215882&amp;Language=E", "note":"Page on parl.gc.ca"}], "image":"/media/polpics/michael-mcleod.jpg", "other_info":{"favourite_word":["going"], "twitter":["MMcLeodNWT"], "twitter_id":["3242606862"], "parl_id":["214588", "216073", "215882"], "constituency_offices":["5109 - 48th Street (Main Office)\nSuite 114\nYellowknife NT <text:s/>X1A 1N5\nPhone: 1 867 873-6995"], "alternate_name":["michael mcleod", "michael v. mcleod"]}, "related":{"speeches_url":"/speeches/?politician=michael-mcleod", "ballots_url":"/votes/ballots/?politician=michael-mcleod", "sponsored_bills_url":"/bills/?sponsor_politician=michael-mcleod", "activity_rss_url":"/politicians/10410/rss/activity/"}, "family_name":"McLeod", "name":"Michael McLeod", "url":"/politicians/michael-mcleod/", "gender":"male", "memberships":[{"end_date":nil, "riding":{"province":"NT", "name":{"en":"Northwest Territories"}, "id":61001}, "url":"/politicians/memberships/4367/", "party":{"name":{"en":"Liberal Party of Canada"}, "short_name":{"en":"Liberal"}}, "start_date":"2015-10-19", "label":{"en":"Liberal MP for Northwest Territories"}}], "given_name":"Michael", "voice":"1 613 992-4587", "email":"Michael.McLeod@parl.gc.ca"}, {"fax":"1 613 995-8632", "links":[{"url":"http://www.parl.gc.ca/MembersOfParliament/ProfileMP.aspx?Key=214106&amp;Language=E", "note":"Page on parl.gc.ca"}, {"url":"http://marcgarneau.liberal.ca/en", "note":"Official site"}], "image":"/media/polpics/572_1.jpg", "other_info":{"wikipedia_id":["181810"], "twitter":["MarcGarneau"], "favourite_word":["iraq"], "twitter_id":["80702644"], "parlinfo_id":["bc2e82f3-02f1-46e2-b9be-7d5f04ddddc9"], "parl_id":["128098", "170257", "197206", "203414", "170955", "129625", "134754", "134606", "140361", "149920", "149976", "161526", "164115", "166311", "166443", "166882", "171156", "193672", "193713", "198815", "214333", "214106"], "freebase_id":["/en/marc_garneau"], "wordcloud":["autoimg/wordcloud-pol/marc-garneau.png"], "constituency_offices":["4060 Sainte-Catherine Street West (Main Office)\nSuite 340\nWestmount, Quebec\nH3Z 2Z3\nPhone: 1 514 283-2013"], "alternate_name":["marc garneau"]}, "related":{"speeches_url":"/speeches/?politician=marc-garneau", "ballots_url":"/votes/ballots/?politician=marc-garneau", "sponsored_bills_url":"/bills/?sponsor_politician=marc-garneau", "activity_rss_url":"/politicians/572/rss/activity/"}, "family_name":"Garneau", "name":"Marc Garneau", "url":"/politicians/marc-garneau/", "gender":"male", "memberships":[{"end_date":nil, "riding":{"province":"QC", "name":{"en":"Notre-Dame-de-Grâce—Westmount"}, "id":24053}, "url":"/politicians/memberships/4251/", "party":{"name":{"en":"Liberal Party of Canada"}, "short_name":{"en":"Liberal"}}, "start_date":"2015-10-19", "label":{"en":"Liberal MP for Notre-Dame-de-Grâce—<text:soft-page-break/>Westmount"}}, {"end_date":"2015-10-19", "riding":{"province":"QC", "name":{"en":"Westmount—Ville-Marie"}, "id":24075}, "url":"/politicians/memberships/1046/", "party":{"name":{"en":"Liberal Party of Canada"}, "short_name":{"en":"Liberal"}}, "start_date":"2008-11-18", "label":{"en":"Liberal MP for Westmount—Ville-Marie"}}], "given_name":"Marc", "voice":"1 613 996-7267", "email":"marc.garneau@parl.gc.ca"}, {"fax":"1 613 996-9764", "links":[{"url":"http://www.parl.gc.ca/MembersOfParliament/ProfileMP.aspx?Key=214600&amp;Language=E", "note":"Page on parl.gc.ca"}], "image":"/media/polpics/hunter-tootoo.jpg", "other_info":{"favourite_word":["science"], "alternate_name":["hunter tootoo"], "constituency_offices":["922 Niagunngusiaq Road (Main Office)\nSuite 101\nIqaluit NU <text:s/>X0A 0H0\nPhone: 1 867 979-4193"], "parl_id":["214337", "214600"]}, "related":{"speeches_url":"/speeches/?politician=hunter-tootoo", "ballots_url":"/votes/ballots/?politician=hunter-tootoo", "sponsored_bills_url":"/bills/?sponsor_politician=hunter-tootoo", "activity_rss_url":"/politicians/10335/rss/activity/"}, "family_name":"Tootoo", "name":"Hunter Tootoo", "url":"/politicians/hunter-tootoo/", "gender":"male", "memberships":[{"end_date":nil, "riding":{"province":"NU", "name":{"en":"Nunavut"}, "id":62001}, "url":"/politicians/memberships/4202/", "party":{"name":{"en":"Liberal Party of Canada"}, "short_name":{"en":"Liberal"}}, "start_date":"2015-10-19", "label":{"en":"Liberal MP for Nunavut"}}], "given_name":"Hunter", "voice":"1 613 992-2848", "email":"Hunter.Tootoo@parl.gc.ca"}, {"fax":"1 613 992-0520", "links":[{"url":"http://www.parl.gc.ca/MembersOfParliament/ProfileMP.aspx?Key=215941&amp;Language=E", "note":"Page on parl.gc.ca"}, {"url":"http://johnoliver.mp", "note":"Official site"}], "image":"/media/polpics/john-oliver.jpg", "other_info":{"favourite_word":["oakville"], "twitter":["JohnOliverMP"], "twitter_id":["2590181821"], "parl_id":["214157", "215941"], "constituency_offices":["301 Robinson Street (Main Office)\nOakville ON <text:s/>L6J 1G7\nPhone: 1 905 338-2008"], "alternate_name":["john oliver"]}, "related":{"speeches_url":"/speeches/?politician=john-oliver", "ballots_url":"/votes/ballots/?politician=john-oliver", "sponsored_bills_url":"/bills/?sponsor_politician=john-oliver", "activity_rss_url":"/politicians/10396/rss/activity/"}, "family_name":"Oliver", "name":"John Oliver", "url":"/politicians/john-oliver/", "gender":"male", "memberships":[{"end_date":nil, "riding":{"province":"ON", "name":{"en":"Oakville"}, "id":35072}, "url":"/politicians/memberships/4332/", "party":{"name":{"en":"Liberal Party of Canada"}, "short_name":{"en":"Liberal"}}, "start_date":"2015-10-19", "label":{"en":"Liberal MP for Oakville"}}], "given_name":"John", "voice":"1 613 995-4014", "email":"John.Oliver@parl.gc.ca"}, {"fax":"1 613 992-1344", "links":[{"url":"http://www.parl.gc.ca/MembersOfParliament/ProfileMP.aspx?Key=219398&amp;Language=E", "note":"Page on parl.gc.ca"}], "image":"/media/polpics/pam-damoff.jpg", "other_info":{"favourite_word":["need"], "twitter":["PamDamoff"], "twitter_id":["205786669"], "parl_id":["214370", "219058", "215903", "215909", "219398"], "constituency_offices":["2525 Old Bronte Road (Main Office)\nSuite 590\nOakville ON <text:s/>L6M 4J2\nPhone: 1 905 847-4043"], "alternate_name":["pam damoff"]}, "related":{"speeches_url":"/speeches/?politician=pam-damoff", "ballots_url":"/votes/ballots/?politician=pam-damoff", "sponsored_bills_url":"/bills/?sponsor_politician=pam-damoff", "activity_rss_url":"/politicians/10399/rss/activity/"}, "family_name":"Damoff", "name":"Pam Damoff", "url":"/politicians/pam-damoff/", "gender":"female", "memberships":[{"end_date":nil, "riding":{"province":"ON", "name":{"en":"Oakville North—Burlington"}, "id":35073}, "url":"/politicians/memberships/4335/", "party":{"name":{"en":"Liberal Party of Canada"}, "short_name":{"en":"Liberal"}}, "start_date":"2015-10-19",</text:p>
      <text:p text:style-name="P1"><text:s/>"label":{"en":"Liberal MP for Oakville North—Burlington"}}], "given_name":"Pam", "voice":"1 613 992-1338", "email":"Pam.Damoff@parl.gc.ca"}, {"fax":"1 613 995-6298", "links":[{"url":"http://www.parl.gc.ca/MembersOfParliament/ProfileMP.aspx?Key=214167&amp;Language=E", "note":"Page on parl.gc.ca"}, {"url":"http://andrewleslieorleans.ca", "note":"Official site"}], <text:soft-page-break/>"image":"/media/polpics/andrew-leslie.jpg", "other_info":{"favourite_word":["seek"], "twitter":["AndrewLeslieMP"], "twitter_id":["1665135241"], "alternate_name":["andrew leslie"], "constituency_offices":["255 Centrum Blvd (Main Office)\nOrléans ON <text:s/>K1E 3W3\nPhone: 1 613 834-1800"], "parl_id":["214167"]}, "related":{"speeches_url":"/speeches/?politician=andrew-leslie", "ballots_url":"/votes/ballots/?politician=andrew-leslie", "sponsored_bills_url":"/bills/?sponsor_politician=andrew-leslie", "activity_rss_url":"/politicians/10382/rss/activity/"}, "family_name":"Leslie", "name":"Andrew Leslie", "url":"/politicians/andrew-leslie/", "gender":"male", "memberships":[{"end_date":nil, "riding":{"province":"ON", "name":{"en":"Orléans"}, "id":35076}, "url":"/politicians/memberships/4262/", "party":{"name":{"en":"Liberal Party of Canada"}, "short_name":{"en":"Liberal"}}, "start_date":"2015-10-19", "label":{"en":"Liberal MP for Orléans"}}], "given_name":"Andrew", "voice":"1 613 995-1800", "email":"Andrew.Leslie@parl.gc.ca"}, {"fax":"1 613 992-1357", "links":[{"url":"http://www.parl.gc.ca/MembersOfParliament/ProfileMP.aspx?Key=218080&amp;Language=E", "note":"Page on parl.gc.ca"}, {"url":"http://colincarriemp.ca", "note":"Official site"}], "image":"/media/polpics/55_1.jpg", "other_info":{"wikipedia_id":["1428892"], "favourite_word":["environment"], "twitter":["ColinCarrie"], "twitter_id":["63210367"], "parlinfo_id":["9fb311fc-3875-4698-b13c-014f0d819393"], "parl_id":["128268", "128849", "78953", "78695", "202868", "170847", "170404", "56226", "84456", "100438", "102379", "101202", "116062", "125074", "132653", "140395", "148732", "149076", "161706", "160048", "174158", "187910", "194828", "196429", "202121", "203677", "201155", "214088", "218080"], "freebase_id":["/en/colin_carrie"], "wordcloud":["autoimg/wordcloud-pol/colin-carrie.png"], "constituency_offices":["57 Simcoe Street South (Main Office)\nSuite 2B\nOshawa ON <text:s/>L1H 4G4\nPhone: 1 905 440-4868"], "alternate_name":["colin carrie"]}, "related":{"speeches_url":"/speeches/?politician=colin-carrie", "ballots_url":"/votes/ballots/?politician=colin-carrie", "sponsored_bills_url":"/bills/?sponsor_politician=colin-carrie", "activity_rss_url":"/politicians/55/rss/activity/"}, "family_name":"Carrie", "name":"Colin Carrie", "url":"/politicians/colin-carrie/", "gender":"male", "memberships":[{"end_date":nil, "riding":{"province":"ON", "name":{"en":"Oshawa"}, "id":35074}, "url":"/politicians/memberships/1403/", "party":{"name":{"en":"Conservative Party of Canada"}, "short_name":{"en":"Conservative"}}, "start_date":"2004-10-04", "label":{"en":"Conservative MP for Oshawa"}}], "given_name":"Colin", "voice":"1 613 996-4756", "email":"colin.carrie@parl.gc.ca"}, {"fax":"1 613 996-5323", "links":[{"url":"http://www.parl.gc.ca/MembersOfParliament/ProfileMP.aspx?Key=214310&amp;Language=E", "note":"Page on parl.gc.ca"}, {"url":"http://catherinemckennamp.ca", "note":"Official site"}], "image":"/media/polpics/catherine-mckenna.jpg", "other_info":{"favourite_word":["working"], "twitter":["cathmckenna"], "twitter_id":["140252240"], "parl_id":["214310"], "constituency_offices":["107 Catherine Street (Main Office)\nOttawa ON <text:s/>K2P 0P4\nPhone: 1 613 946-8682"], "alternate_name":["catherine mary mckenna", "catherine mckenna"]}, "related":{"speeches_url":"/speeches/?politician=catherine-mckenna", "ballots_url":"/votes/ballots/?politician=catherine-mckenna", "sponsored_bills_url":"/bills/?sponsor_politician=catherine-mckenna", "activity_rss_url":"/politicians/10380/rss/activity/"}, "family_name":"McKenna", "name":"Catherine McKenna", "url":"/politicians/catherine-mckenna/", "gender":"female", "memberships":[{"end_date":nil, "riding":{"province":"ON", "name":{"en":"Ottawa Centre"}, "id":35075}, "url":"/politicians/memberships/4386/", "party":{"name":{"en":"Liberal Party of Canada"}, "short_name":{"en":"Liberal"}}, "start_date":"2015-10-19", "label":{"en":"Liberal MP for Ottawa Centre"}}], "given_name":"Catherine", "voice":"1 613 996-5322", "email":"Catherine.McKenna@parl.gc.ca"}, {"fax":"1 613 995-1534", "links":[{"url":"http://www.parl.gc.ca/MembersOfParliament/ProfileMP.aspx?Key=214297&amp;Language=E", "note":"Page on parl.gc.ca"}, {"url":"http://davidmcguinty.ca", "note":"Official site"}], <text:soft-page-break/>"image":"/media/polpics/193_1.jpg", "other_info":{"wikipedia_id":["677827"], "twitter":["DavidMcGuinty"], "parlinfo_id":["0992ca07-764f-4fa6-aa55-9a1f3f0a7327"], "favourite_word":["advertising"], "twitter_id":["272903688"], "wordcloud":["autoimg/wordcloud-pol/david-mcguinty.png"], "parl_id":["128579", "78527", "203528", "200188", "158501", "170511", "197188", "82313", "86167", "87625", "99368", "106253", "106174", "116400", "129724", "140620", "141955", "151669", "149899", "175149", "173678", "189030", "198796", "194039", "194079", "214297"], "freebase_id":["/en/david_mcguinty"], "constituency_offices":["1883 Bank Street (Main Office)\nUnit A\nOttawa ON <text:s/>K1V 7Z9\nPhone: 1 613 990-8640"], "alternate_name":["david mcguinty", "david j. mcguinty"]}, "related":{"speeches_url":"/speeches/?politician=david-mcguinty", "ballots_url":"/votes/ballots/?politician=david-mcguinty", "sponsored_bills_url":"/bills/?sponsor_politician=david-mcguinty", "activity_rss_url":"/politicians/193/rss/activity/"}, "family_name":"McGuinty", "name":"David McGuinty", "url":"/politicians/david-mcguinty/", "gender":"male", "memberships":[{"end_date":nil, "riding":{"province":"ON", "name":{"en":"Ottawa South"}, "id":35077}, "url":"/politicians/memberships/1405/", "party":{"name":{"en":"Liberal Party of Canada"}, "short_name":{"en":"Liberal"}}, "start_date":"2004-10-04", "label":{"en":"Liberal MP for Ottawa South"}}], "given_name":"David", "voice":"1 613 992-3269", "email":"david.mcguinty@parl.gc.ca"}, {"fax":"1 613 996-9880", "links":[{"url":"http://www.parl.gc.ca/MembersOfParliament/ProfileMP.aspx?Key=220479&amp;Language=E", "note":"Page on parl.gc.ca"}], "image":"/media/polpics/anita-vandenbeld.jpg", "other_info":{"favourite_word":["work"], "twitter":["anitavandenbeld"], "twitter_id":["43510607"], "parl_id":["214207", "214872", "215904", "220479"], "constituency_offices":["1315 Richmond road (Main Office)\nOttawa ON <text:s/>K2B 7Y4\nPhone: 1 613 990-7720"], "alternate_name":["anita vandenbeld"]}, "related":{"speeches_url":"/speeches/?politician=anita-vandenbeld", "ballots_url":"/votes/ballots/?politician=anita-vandenbeld", "sponsored_bills_url":"/bills/?sponsor_politician=anita-vandenbeld", "activity_rss_url":"/politicians/8871/rss/activity/"}, "family_name":"Vandenbeld", "name":"Anita Vandenbeld", "url":"/politicians/anita-vandenbeld/", "gender":"female", "memberships":[{"end_date":nil, "riding":{"province":"ON", "name":{"en":"Ottawa West—Nepean"}, "id":35079}, "url":"/politicians/memberships/4427/", "party":{"name":{"en":"Liberal Party of Canada"}, "short_name":{"en":"Liberal"}}, "start_date":"2015-10-19", "label":{"en":"Liberal MP for Ottawa West—Nepean"}}], "given_name":"Anita", "voice":"1 613 996-0984", "email":"Anita.Vandenbeld@parl.gc.ca"}, {"fax":"1 613 992-6448", "links":[{"url":"http://www.parl.gc.ca/MembersOfParliament/ProfileMP.aspx?Key=215891&amp;Language=E", "note":"Page on parl.gc.ca"}, {"url":"http://mauril.ca/language/en", "note":"Official site"}], "image":"/media/polpics/21_1.jpg", "other_info":{"wikipedia_id":["428687"], "twitter":["Mauril_Belanger"], "favourite_word":["virus"], "parlinfo_id":["8b42e1fd-2c9c-4d2c-9d29-c9e2be599d6b"], "twitter_id":["270641537"], "wordcloud":["autoimg/wordcloud-pol/mauril-belanger.png"], "parl_id":["128288", "78455", "197200", "170111", "1913", "51865", "82515", "99832", "102591", "106142", "104762", "116433", "116391", "117809", "121532", "121497", "129687", "140370", "151389", "149935", "161459", "162699", "2609", "173681", "174919", "184331", "184258", "186570", "214141", "215891"], "freebase_id":["/en/mauril_belanger"], "constituency_offices":["168 Charlotte Street (Main Office)\nSuite 504\nOttawa ON <text:s/>K1N 8K6\nPhone: 1 613 947-7961"], "alternate_name":["mauril belanger"]}, "related":{"speeches_url":"/speeches/?politician=mauril-belanger", "ballots_url":"/votes/ballots/?politician=mauril-belanger", "sponsored_bills_url":"/bills/?sponsor_politician=mauril-belanger", "activity_rss_url":"/politicians/21/rss/activity/"}, "family_name":"Bélanger", "name":"Mauril Bélanger", "url":"/politicians/mauril-belanger/", "gender":"male", "memberships":[{"end_date":nil, "riding":{"province":"ON", "name":{"en":"Ottawa—Vanier"}, "id":35078}, "url":"/politicians/memberships/3687/", "party":{"name":{"en":"Liberal Party of Canada"}, "short_name":{"en":"Liberal"}}, <text:soft-page-break/>"start_date":"1994-01-17", "label":{"en":"Liberal MP for Ottawa—Vanier"}}], "given_name":"Mauril", "voice":"1 613 992-4766", "email":"mauril.belanger@parl.gc.ca"}, {"fax":"1 613 947-0868", "links":[{"url":"http://www.parl.gc.ca/MembersOfParliament/ProfileMP.aspx?Key=213985&amp;Language=E", "note":"Page on parl.gc.ca"}], "image":"/media/polpics/546_1.jpg", "other_info":{"wikipedia_id":["7428705"], "twitter":["ThomasMulcair"], "favourite_word":["conservatives"], "anagram":["Ultra Machismo"], "wordcloud":["autoimg/wordcloud-pol/thomas-mulcair.png"], "twitter_id":["363997684"], "parlinfo_id":["551183c2-2f3e-41ba-8660-2d194cf60169"], "parl_id":["128308", "113956",</text:p>
      <text:p text:style-name="P1"><text:s/>"170208", "170965", "181199", "181197", "116636", "116667", "116628", "129862", "143710", "147804", "162500", "159196", "213985"], "freebase_id":["/en/thomas_j_mulcair"], "constituency_offices":["154 Laurier Avenue West (Main Office)\nSuite 302\nMontréal, Quebec\nH2T 2N7\nPhone: 1 514 736-2727"], "alternate_name":["thomas mulcair", "tom mulcair", "thomas j. mulcair"]}, "related":{"speeches_url":"/speeches/?politician=thomas-mulcair", "ballots_url":"/votes/ballots/?politician=thomas-mulcair", "sponsored_bills_url":"/bills/?sponsor_politician=thomas-mulcair", "activity_rss_url":"/politicians/546/rss/activity/"}, "family_name":"Mulcair", "name":"Thomas Mulcair", "url":"/politicians/thomas-mulcair/", "gender":"male", "memberships":[{"end_date":nil, "riding":{"province":"QC", "name":{"en":"Outremont"}, "id":24054}, "url":"/politicians/memberships/826/", "party":{"name":{"en":"New Democratic Party"}, "short_name":{"en":"NDP"}}, "start_date":"2007-09-17", "label":{"en":"NDP MP for Outremont"}}], "given_name":"Thomas", "voice":"1 613 947-0867", "email":"thomas.mulcair@parl.gc.ca"}, {"fax":"1 613 995-4433", "links":[{"url":"http://www.parl.gc.ca/MembersOfParliament/ProfileMP.aspx?Key=214133&amp;Language=E", "note":"Page on parl.gc.ca"}, {"url":"http://davemackenzie.ca", "note":"Official site"}], "image":"/media/polpics/178_1.jpg", "other_info":{"wikipedia_id":["1470679"], "twitter":["DaveMacKenzieMP"], "favourite_word":["vote"], "parlinfo_id":["f16cf9dc-8300-44a4-8a4e-22df5fec17c8"], "twitter_id":["897770628"], "wordcloud":["autoimg/wordcloud-pol/dave-mackenzie.png"], "parl_id":["128438", "78961", "128857", "78896", "170316", "83381", "87121", "101124", "102533", "102245", "115281", "121711", "131303", "134034", "141181", "148247", "147589", "161059", "162203", "175047", "170974", "188951", "200635", "176098", "203328", "188931", "190989", "198483", "194912", "202197", "201116", "207599", "214133"], "freebase_id":["/en/david_mackenzie_1947"], "constituency_offices":["43 Brock Street East\nTillsonburg ON <text:s/>N4G 1Z7\nPhone: 1 519 688-3620\n\n208 Huron Street (Main Office)\nUnit 4\nWoodstock ON <text:s/>N4S 7A1\nPhone: 1 519 421-7690"], "alternate_name":["dave mackenzie"]}, "related":{"speeches_url":"/speeches/?politician=dave-mackenzie", "ballots_url":"/votes/ballots/?politician=dave-mackenzie", "sponsored_bills_url":"/bills/?sponsor_politician=dave-mackenzie", "activity_rss_url":"/politicians/178/rss/activity/"}, "family_name":"MacKenzie", "name":"Dave MacKenzie", "url":"/politicians/dave-mackenzie/", "gender":"male", "memberships":[{"end_date":nil, "riding":{"province":"ON", "name":{"en":"Oxford"}, "id":35080}, "url":"/politicians/memberships/1409/", "party":{"name":{"en":"Conservative Party of Canada"}, "short_name":{"en":"Conservative"}}, "start_date":"2004-10-04", "label":{"en":"Conservative MP for Oxford"}}], "given_name":"Dave", "voice":"1 613 995-4432", "email":"dave.mackenzie@parl.gc.ca"}, {"fax":"1 613 947-0310", "links":[{"url":"http://www.parl.gc.ca/MembersOfParliament/ProfileMP.aspx?Key=214115&amp;Language=E", "note":"Page on parl.gc.ca"}], "image":"/media/polpics/567_1.jpg", "other_info":{"wikipedia_id":["451733"], "twitter":["JustinTrudeau"], "favourite_word":["growth"], "twitter_id":["14260960"], "parlinfo_id":["b8c04eca-f237-48a8-8975-374ccd40d1a9"], "parl_id":["128110", "170093", "129726", "144225", "149901", "159357", "159359", "173640", "173644", "214296", "214115"], "freebase_id":["/en/justin_trudeau"], "constituency_offices":["529 Jarry Street East\n(Main Office)\nSuite 302\nMontréal, <text:soft-page-break/>Quebec\nH2P 1V4\nPhone: 1 514 277-6020"], "wordcloud":["autoimg/wordcloud-pol/justin-trudeau.png"], "alternate_name":["justin trudeau"]}, "related":{"speeches_url":"/speeches/?politician=justin-trudeau", "ballots_url":"/votes/ballots/?politician=justin-trudeau", "sponsored_bills_url":"/bills/?sponsor_politician=justin-trudeau", "activity_rss_url":"/politicians/567/rss/activity/"}, "family_name":"Trudeau", "name":"Justin Trudeau", "url":"/politicians/justin-trudeau/", "gender":"male", "memberships":[{"end_date":nil, "riding":{"province":"QC", "name":{"en":"Papineau"}, "id":24055}, "url":"/politicians/memberships/1211/", "party":{"name":{"en":"Liberal Party of Canada"}, "short_name":{"en":"Liberal"}}, "start_date":"2008-11-18", "label":{"en":"Liberal MP for Papineau"}}], "given_name":"Justin", "voice":"1 613 995-0253", "email":"justin.trudeau@parl.gc.ca"}, {"fax":"1 613 995-1629", "links":[{"url":"http://www.parl.gc.ca/MembersOfParliament/ProfileMP.aspx?Key=219933&amp;Language=E", "note":"Page on parl.gc.ca"}, {"url":"http://avirani.liberal.ca", "note":"Official site"}], "image":"/media/polpics/arif-virani.jpg", "other_info":{"favourite_word":["refugees"], "twitter":["viraniarif"], "twitter_id":["524557553"], "parl_id":["214236", "214665", "219933"], "constituency_offices":["1596 Bloor Street West (Main Office)\nToronto ON <text:s/>M6P 1A7\nPhone: 1 416 769-5072"], "alternate_name":["arif virani"]}, "related":{"speeches_url":"/speeches/?politician=arif-virani", "ballots_url":"/votes/ballots/?politician=arif-virani", "sponsored_bills_url":"/bills/?sponsor_politician=arif-virani", "activity_rss_url":"/politicians/10296/rss/activity/"}, "family_name":"Virani", "name":"Arif Virani", "url":"/politicians/arif-virani/", "gender":"male", "memberships":[{"end_date":nil, "riding":{"province":"ON", "name":{"en":"Parkdale—High Park"}, "id":35081}, "url":"/politicians/memberships/4435/", "party":{"name":{"en":"Liberal Party of Canada"}, "short_name":{"en":"Liberal"}}, "start_date":"2015-10-19", "label":{"en":"Liberal MP for Parkdale—High Park"}}], "given_name":"Arif", "voice":"1 613 992-2936", "email":"Arif.Virani@parl.gc.ca"}, {"fax":"1 613 992-5092", "links":[{"url":"http://www.parl.gc.ca/MembersOfParliament/ProfileMP.aspx?Key=217885&amp;Language=E", "note":"Page on parl.gc.ca"}, {"url":"http://tonyclement.ca", "note":"Official site"}], "image":"/media/polpics/417_1.jpg", "other_info":{"wikipedia_id":["441175"], "favourite_word":["mission"], "twitter":["TonyclementCPC"], "twitter_id":["121483664"], "parlinfo_id":["ea476a5f-790f-416f-842b-f4ac57acb57b"], "parl_id":["128575", "128698", "79008", "78772", "78782", "78773", "170688", "170352", "170841", "170679", "170682", "214103", "217885"], "freebase_id":["/en/tony_clement"], "wordcloud":["autoimg/wordcloud-pol/tony-clement.png"], "constituency_offices":["126 Kimberley Ave\nUnit 2\nBracebridge ON <text:s/>P1L 1Z9\nPhone: 1 705 645-1593\n\n44A King William Street (Main Office)\nHuntsville ON <text:s/>P1H 1G3\nPhone: 1 705 789-4640\n\n17 James Street\nParry Sound ON <text:s/>P2A 1T4\nPhone: 1 705 746-9053"], "alternate_name":["tony clement"]}, "related":{"speeches_url":"/speeches/?politician=tony-clement", "ballots_url":"/votes/ballots/?politician=tony-clement", "sponsored_bills_url":"/bills/?sponsor_politician=tony-clement", "activity_rss_url":"/politicians/417/rss/activity/"}, "family_name":"Clement", "name":"Tony Clement", "url":"/politicians/tony-clement/", "gender":"male", "memberships":[{"end_date":nil, "riding":{"province":"ON", "name":{"en":"Parry Sound—Muskoka"}, "id":35082}, "url":"/politicians/memberships/376/", "party":{"name":{"en":"Conservative Party of Canada"}, "short_name":{"en":"Conservative"}}, "start_date":"2006-04-03", "label":{"en":"Conservative MP for Parry Sound—Muskoka"}}], "given_name":"Tony", "voice":"1 613 944-7740", "email":"tony.clement@parl.gc.ca"}, {"fax":"1 613 995-1415", "links":[{"url":"http://www.parl.gc.ca/MembersOfParliament/ProfileMP.aspx?Key=216784&amp;Language=E", "note":"Page on parl.gc.ca"}, {"url":"http://mparnold.ca", "note":"Official site"}], "image":"/media/polpics/arnold-viersen.jpg", "other_info":{"favourite_word":["life"], "twitter":["ArnoldViersen"], "twitter_id":<text:soft-page-break/>["3375064758"], "alternate_name":["arnold viersen"], "constituency_offices":["5124 - 50th Street, Box 4458 (Main Office)\nBarrhead AB <text:s/>T7N 1A3\nPhone: 1 800 667-8450"], "parl_id":["214481", "217353", "216784"]}, "related":{"speeches_url":"/speeches/?politician=arnold-viersen", "ballots_url":"/votes/ballots/?politician=arnold-viersen", "sponsored_bills_url":"/bills/?sponsor_politician=arnold-viersen", "activity_rss_url":"/politicians/10131/rss/activity/"}, "family_name":"Viersen", "name":"Arnold Viersen", "url":"/politicians/arnold-viersen/", "gender":"male", "memberships":[{"end_date":nil, "riding":{"province":"AB", "name":{"en":"Peace River—Westlock"}, "id":48028}, "url":"/politicians/memberships/4303/", "party":{"name":{"en":"Conservative Party of Canada"}, "short_name":{"en":"Conservative"}}, "start_date":"2015-10-19", "label":{"en":"Conservative MP for Peace River—Westlock"}}], "given_name":"Arnold", "voice":"1 613 996-1783", "email":"Arnold.Viersen@parl.gc.ca"}, {"fax":"1 613 998-7902", "links":[{"url":"http://www.parl.gc.ca/MembersOfParliament/ProfileMP.aspx?Key=217107&amp;Language=E", "note":"Page on parl.gc.ca"}, {"url":"http://johnnater.ca", "note":"Official site"}], "image":"/media/polpics/john-nater.jpg", "other_info":{"favourite_word":["union"], "twitter":["JLNater"], "twitter_id":["34606493"], "alternate_name":["john nater"], "constituency_offices":["39 Elora Street South\nUnit 1\nHarriston ON <text:s/>N0G 1Z0\nPhone: 1 519 338-3589\n\n59 Lorne Avenue East (Main Office)\nUnit A\nStratford ON <text:s/>N5A 6S4\nPhone: 1 519 273-1400"], "parl_id":["214434", "219528", "217107"]}, "related":{"speeches_url":"/speeches/?politician=john-nater", "ballots_url":"/votes/ballots/?politician=john-nater", "sponsored_bills_url":"/bills/?sponsor_politician=john-nater", "activity_rss_url":"/politicians/10301/rss/activity/"}, "family_name":"Nater", "name":"John Nater", "url":"/politicians/john-nater/",</text:p>
      <text:p text:style-name="P1"><text:s/>"gender":"male", "memberships":[{"end_date":nil, "riding":{"province":"ON", "name":{"en":"Perth—Wellington"}, "id":35083}, "url":"/politicians/memberships/4338/", "party":{"name":{"en":"Conservative Party of Canada"}, "short_name":{"en":"Conservative"}}, "start_date":"2015-10-19", "label":{"en":"Conservative MP for Perth—Wellington"}}], "given_name":"John", "voice":"1 613 992-6124", "email":"John.Nater@parl.gc.ca"}, {"fax":"1 613 996-9800", "links":[{"url":"http://www.parl.gc.ca/MembersOfParliament/ProfileMP.aspx?Key=214191&amp;Language=E", "note":"Page on parl.gc.ca"}], "image":"/media/polpics/maryam-monsef.jpg", "other_info":{"favourite_word":["process"], "twitter":["MaryamMonsef"], "twitter_id":["494668818"], "parl_id":["214316", "214191"], "constituency_offices":["417 Bethune Street (Main Office)\nSuite 4\nPeterborough ON <text:s/>K9H 3Z1\nPhone: 1 705 745-2108"], "alternate_name":["maryam monsef"]}, "related":{"speeches_url":"/speeches/?politician=maryam-monsef", "ballots_url":"/votes/ballots/?politician=maryam-monsef", "sponsored_bills_url":"/bills/?sponsor_politician=maryam-monsef", "activity_rss_url":"/politicians/10312/rss/activity/"}, "family_name":"Monsef", "name":"Maryam Monsef", "url":"/politicians/maryam-monsef/", "gender":"female", "memberships":[{"end_date":nil, "riding":{"province":"ON", "name":{"en":"Peterborough—Kawartha"}, "id":35084}, "url":"/politicians/memberships/4284/", "party":{"name":{"en":"Liberal Party of Canada"}, "short_name":{"en":"Liberal"}}, "start_date":"2015-10-19", "label":{"en":"Liberal MP for Peterborough—Kawartha"}}], "given_name":"Maryam", "voice":"1 613 995-6411", "email":"Maryam.Monsef@parl.gc.ca"}, {"fax":"1 613 993-6587", "links":[{"url":"http://www.parl.gc.ca/MembersOfParliament/ProfileMP.aspx?Key=215918&amp;Language=E", "note":"Page on parl.gc.ca"}, {"url":"http://jenniferoconnell.ca", "note":"Official site"}], "image":"/media/polpics/jennifer-oconnell.jpg", "other_info":{"favourite_word":["municipalities"], "twitter":["jenoconnell_"], "twitter_id":["2983179809"], "parl_id":["214220", "215918"], "constituency_offices":["1154 Kingston Road (Main Office)\nUnit 4\nPickering ON <text:s/>L1V 1B4\nPhone: 1 905 839-2878"], "alternate_name":["jennifer o'connell"]}, "related":{"speeches_url":"/speeches/?politician=jennifer-oconnell", "ballots_url":"/votes/ballots/?politician=jennifer-oconnell", "sponsored_bills_url":"/bills/?sponsor_politician=jennifer-oconnell", <text:soft-page-break/>"activity_rss_url":"/politicians/10309/rss/activity/"}, "family_name":"O'Connell", "name":"Jennifer O'Connell", "url":"/politicians/jennifer-oconnell/", "gender":"female", "memberships":[{"end_date":nil, "riding":{"province":"ON", "name":{"en":"Pickering—Uxbridge"}, "id":35085}, "url":"/politicians/memberships/4356/", "party":{"name":{"en":"Liberal Party of Canada"}, "short_name":{"en":"Liberal"}}, "start_date":"2015-10-19", "label":{"en":"Liberal MP for Pickering—Uxbridge"}}], "given_name":"Jennifer", "voice":"1 613 995-8082", "email":"Jennifer.OConnell@parl.gc.ca"}, {"fax":"1 613 995-1062", "links":[{"url":"http://www.parl.gc.ca/MembersOfParliament/ProfileMP.aspx?Key=214562&amp;Language=E", "note":"Page on parl.gc.ca"}], "image":"/media/polpics/xavier-barsalou-duval.jpg", "other_info":{"favourite_word":["quebeckers"], "alternate_name":["xavier barsalou-duval"], "constituency_offices":["1625 Lionel-Boulet Blvd. (Main Office)\nSuite 202\nVarennes, Quebec\nJ3X 1P7\nPhone: 1 450 652-4442"], "parl_id":["214562"]}, "related":{"speeches_url":"/speeches/?politician=xavier-barsalou-duval", "ballots_url":"/votes/ballots/?politician=xavier-barsalou-duval", "sponsored_bills_url":"/bills/?sponsor_politician=xavier-barsalou-duval", "activity_rss_url":"/politicians/10162/rss/activity/"}, "family_name":"Barsalou-Duval", "name":"Xavier Barsalou-Duval", "url":"/politicians/xavier-barsalou-duval/", "gender":"male", "memberships":[{"end_date":nil, "riding":{"province":"QC", "name":{"en":"Pierre-Boucher—Les Patriotes—Verchères"}, "id":24014}, "url":"/politicians/memberships/4369/", "party":{"name":{"en":"Bloc Québécois"}, "short_name":{"en":"Bloc"}}, "start_date":"2015-10-19", "label":{"en":"Bloc MP for Pierre-Boucher—Les Patriotes—Verchères"}}], "given_name":"Xavier", "voice":"1 613 996-2998", "email":"Xavier.Barsalou-Duval@parl.gc.ca"}, {"fax":"1 613 996-8478", "links":[{"url":"http://www.parl.gc.ca/MembersOfParliament/ProfileMP.aspx?Key=215955&amp;Language=E", "note":"Page on parl.gc.ca"}], "image":"/media/polpics/frank-baylis.jpg", "other_info":{"favourite_word":["you're"], "twitter":["frankbaylis"], "twitter_id":["1514441148"], "parl_id":["213969", "215955"], "constituency_offices":["3883 Blvd St-Jean (Main Office)\nSuite 501\nDollard-des-Ormeaux, Quebec\nH9G 3B9\nPhone: 1 514 624-5725"], "alternate_name":["frank baylis"]}, "related":{"speeches_url":"/speeches/?politician=frank-baylis", "ballots_url":"/votes/ballots/?politician=frank-baylis", "sponsored_bills_url":"/bills/?sponsor_politician=frank-baylis", "activity_rss_url":"/politicians/9487/rss/activity/"}, "family_name":"Baylis", "name":"Frank Baylis", "url":"/politicians/frank-baylis/", "gender":"male", "memberships":[{"end_date":nil, "riding":{"province":"QC", "name":{"en":"Pierrefonds—Dollard"}, "id":24056}, "url":"/politicians/memberships/4440/", "party":{"name":{"en":"Liberal Party of Canada"}, "short_name":{"en":"Liberal"}}, "start_date":"2015-10-19", "label":{"en":"Liberal MP for Pierrefonds—Dollard"}}], "given_name":"Frank", "voice":"1 613 992-2689", "email":"Frank.Baylis@parl.gc.ca"}, {"fax":"1 613 947-4615", "links":[{"url":"http://www.parl.gc.ca/MembersOfParliament/ProfileMP.aspx?Key=215948&amp;Language=E", "note":"Page on parl.gc.ca"}], "image":"/media/polpics/dan-ruimy.jpg", "other_info":{"favourite_word":["back"], "twitter":["DanRuimyMP"], "twitter_id":["3317233394"], "parl_id":["214046", "219455", "215948"], "constituency_offices":["22369 Lougheed Hwy (Main Office)\nMaple Ridge BC <text:s/>V2X 2T3\nPhone: 1 604 466-2761"], "alternate_name":["dan ruimy"]}, "related":{"speeches_url":"/speeches/?politician=dan-ruimy", "ballots_url":"/votes/ballots/?politician=dan-ruimy", "sponsored_bills_url":"/bills/?sponsor_politician=dan-ruimy", "activity_rss_url":"/politicians/9306/rss/activity/"}, "family_name":"Ruimy", "name":"Dan Ruimy", "url":"/politicians/dan-ruimy/", "gender":"male", "memberships":[{"end_date":nil, "riding":{"province":"BC", "name":{"en":"Pitt Meadows—Maple Ridge"}, "id":59022}, "url":"/politicians/memberships/4246/", "party":{"name":{"en":"Liberal Party of Canada"}, "short_name":{"en":"Liberal"}}, "start_date":"2015-10-19", "label":{"en":"Liberal MP for Pitt Meadows—Maple Ridge"}}], "given_name":"Dan", "voice":"1 613 947-4613", "email":"Dan.Ruimy@parl.gc.ca"}, {"fax":"1 613 992-6802", "links":<text:soft-page-break/>[{"url":"http://www.parl.gc.ca/MembersOfParliament/ProfileMP.aspx?Key=219101&amp;Language=E", "note":"Page on parl.gc.ca"}], "image":"/media/polpics/william-amos.jpg", "other_info":{"favourite_word":["around"], "twitter":["WillAAmos"], "twitter_id":["919714903"], "parl_id":["214376", "215914", "219101"], "constituency_offices":["87-D St Joseph Street\nGracefield, Quebec\nJ0X 1W0\nPhone: 1 819 463-0112\n\n164 Old Chelsea Road (Main Office)\nChelsea, Quebec\nJ9B 1J4\nPhone: 1 819 827-5161\n\n110 Front Street\nCampbell's Bay, Quebec\nJ0X 1V0\nPhone: 1 819 648-2138"], "alternate_name":["william amos"]}, "related":{"speeches_url":"/speeches/?politician=william-amos", "ballots_url":"/votes/ballots/?politician=william-amos", "sponsored_bills_url":"/bills/?sponsor_politician=william-amos", "activity_rss_url":"/politicians/9490/rss/activity/"}, "family_name":"Amos", "name":"William Amos", "url":"/politicians/william-amos/", "gender":"male", "memberships":[{"end_date":nil, "riding":{"province":"QC", "name":{"en":"Pontiac"}, "id":24057}, "url":"/politicians/memberships/4441/", "party":{"name":{"en":"Liberal Party of Canada"}, "short_name":{"en":"Liberal"}}, "start_date":"2015-10-19", "label":{"en":"Liberal MP for Pontiac"}}], "given_name":"William", "voice":"1 613 995-3950", "email":"William.Amos@parl.gc.ca"}, {"fax":"1 613 947-4458", "links":[{"url":"http://www.parl.gc.ca/MembersOfParliament/ProfileMP.aspx?Key=219396&amp;Language=E", "note":"Page on parl.gc.ca"}, {"url":"http://findonnelly.ca", "note":"Official site"}], "image":"/media/polpics/8333_1.jpg", "other_info":{"favourite_word":["marine"], "twitter":["FinDonnelly"], "twitter_id":["54962166"], "parlinfo_id":["d013e8ca-fdd5-4eb4-a0e4-b5f0782a8f6d"], "alternate_name":["fin donnelly"], "freebase_id":["/en/fin_donnelly"], "wordcloud":["autoimg/wordcloud-pol/fin-donnelly.png"], "constituency_offices":["1116 Austin Avenue\n(Main Office)\nCoquitlam BC <text:s/>V3K 3P5\nPhone: 1 604 664-9229"], "parl_id":["145800", "197264", "170284", "147820", "159497", "175080", "173754", "186494", "214131", "219396"]}, "related":{"speeches_url":"/speeches/?politician=fin-donnelly", "ballots_url":"/votes/ballots/?politician=fin-donnelly", "sponsored_bills_url":"/bills/?sponsor_politician=fin-donnelly", "activity_rss_url":"/politicians/8333/rss/activity/"}, "family_name":"Donnelly", "name":"Fin Donnelly", "url":"/politicians/fin-donnelly/", "gender":"male", "memberships":[{"end_date":nil, "riding":{"province":"BC", "name":{"en":"Port Moody—Coquitlam"}, "id":59023}, "url":"/politicians/memberships/4450/", "party":{"name":{"en":"New Democratic Party"}, "short_name":{"en":"NDP"}}, "start_date":"2015-10-19", "label":{"en":"NDP MP for Port Moody—Coquitlam"}}, {"end_date":"2015-10-19", "riding":{"province":"BC", "name":{"en":"New Westminster—Coquitlam"}, "id":59017}, "url":"/politicians/memberships/3699/",</text:p>
      <text:p text:style-name="P1"><text:s/>"party":{"name":{"en":"New Democratic Party"}, "short_name":{"en":"NDP"}}, "start_date":"2009-01-26", "label":{"en":"NDP MP for New Westminster—Coquitlam"}}], "given_name":"Fin", "voice":"1 613 947-4455", "email":"fin.donnelly@parl.gc.ca"}, {"fax":"1 613 947-0313", "links":[{"url":"http://www.parl.gc.ca/MembersOfParliament/ProfileMP.aspx?Key=218661&amp;Language=E", "note":"Page on parl.gc.ca"}, {"url":"http://candicebergen.ca", "note":"Official site"}], "image":"/media/polpics/600_1.jpg", "other_info":{"wikipedia_id":["19362151"], "twitter":["CandiceBergenMP"], "favourite_word":["families"], "twitter_id":["833988769"], "anagram":["Canned iceberg"], "parlinfo_id":["9d3d2220-818c-494e-8d58-29f7cee7b65d"], "parl_id":["128510", "170861", "170637", "131408", "131511", "131870", "132804", "141459", "143939", "141261", "151348", "148296", "148674", "162345", "162381", "160637", "178739", "171787", "187494", "194597", "214460", "216967", "218661"], "freebase_id":["/en/candice_hoeppner"], "wordcloud":["autoimg/wordcloud-pol/candice-hoeppner.png"], "constituency_offices":["886 Thornhill Street\nUnit E\nMorden MB <text:s/>R6M 2E1\nPhone: 1 204 822-7440"], "alternate_name":["candice hoeppner", "candice bergen"]}, "related":{"speeches_url":"/speeches/?politician=candice-hoeppner", "ballots_url":"/votes/ballots/?politician=candice-hoeppner", "sponsored_bills_url":"/bills/?sponsor_politician=candice-hoeppner", <text:soft-page-break/>"activity_rss_url":"/politicians/600/rss/activity/"}, "family_name":"Bergen", "name":"Candice Bergen", "url":"/politicians/candice-hoeppner/", "gender":"female", "memberships":[{"end_date":nil, "riding":{"province":"MB", "name":{"en":"Portage—Lisgar"}, "id":46007}, "url":"/politicians/memberships/1068/", "party":{"name":{"en":"Conservative Party of Canada"}, "short_name":{"en":"Conservative"}}, "start_date":"2008-11-18", "label":{"en":"Conservative MP for Portage—Lisgar"}}], "given_name":"Candice", "voice":"1 613 995-9511", "email":"candice.bergen@parl.gc.ca"}, {"fax":"1 613 995-1637", "links":[{"url":"http://www.parl.gc.ca/MembersOfParliament/ProfileMP.aspx?Key=216642&amp;Language=E", "note":"Page on parl.gc.ca"}], "image":"/media/polpics/GodinJoel_CPC.jpg", "other_info":{"favourite_word":["regions"], "alternate_name":["joel godin"], "constituency_offices":["334 Road 138 (Main Office)\nUnit 230\nSaint-Augustin-de-Desmaures, Quebec\nG3A 1G8\nPhone: 1 418 870-1571"], "parl_id":["214107", "216547", "216132", "216642"]}, "related":{"speeches_url":"/speeches/?politician=joel-godin", "ballots_url":"/votes/ballots/?politician=joel-godin", "sponsored_bills_url":"/bills/?sponsor_politician=joel-godin", "activity_rss_url":"/politicians/9497/rss/activity/"}, "family_name":"Godin", "name":"Joël Godin", "url":"/politicians/joel-godin/", "gender":"male", "memberships":[{"end_date":nil, "riding":{"province":"QC", "name":{"en":"Portneuf—Jacques-Cartier"}, "id":24058}, "url":"/politicians/memberships/4442/", "party":{"name":{"en":"Conservative Party of Canada"}, "short_name":{"en":"Conservative"}}, "start_date":"2015-10-19", "label":{"en":"Conservative MP for Portneuf—Jacques-Cartier"}}], "given_name":"Joël", "voice":"1 613 992-2798", "email":"Joel.Godin@parl.gc.ca"}, {"fax":"1 613 995-6819", "links":[{"url":"http://www.parl.gc.ca/MembersOfParliament/ProfileMP.aspx?Key=216677&amp;Language=E", "note":"Page on parl.gc.ca"}, {"url":"http://mprandyhoback.ca", "note":"Official site"}], "image":"/media/polpics/603_1.jpg", "other_info":{"wikipedia_id":["12161414"], "favourite_word":["farmers"], "parlinfo_id":["b15d7c05-f054-45fe-804e-54d178f2d3b4"], "twitter":["MPRandyHoback"], "twitter_id":["35018890"], "wordcloud":["autoimg/wordcloud-pol/randy-hoback.png"], "parl_id":["128539", "203225", "170601", "131820", "140535", "150354", "147576", "148189", "150296", "148992", "161364", "165794", "161591", "173106", "172119", "178413", "178737", "171443", "203642", "187396", "186317", "198016", "185896", "196310", "195668", "202214", "207690", "214869", "214356", "218967", "216677"], "freebase_id":["/en/randy_hoback"], "constituency_offices":["100 1st Avenue East\nPO Box 2969\nNipawin SK <text:s/>S0E 1E0\nPhone: 1 306 862-2203\n\n5-3041 Sherman Drive (Main Office)\nPrince Albert SK <text:s/>S6V 7B7\nPhone: 1 306 953-8622"], "alternate_name":["randy hoback"]}, "related":{"speeches_url":"/speeches/?politician=randy-hoback", "ballots_url":"/votes/ballots/?politician=randy-hoback", "sponsored_bills_url":"/bills/?sponsor_politician=randy-hoback", "activity_rss_url":"/politicians/603/rss/activity/"}, "family_name":"Hoback", "name":"Randy Hoback", "url":"/politicians/randy-hoback/", "gender":"male", "memberships":[{"end_date":nil, "riding":{"province":"SK", "name":{"en":"Prince Albert"}, "id":47006}, "url":"/politicians/memberships/1067/", "party":{"name":{"en":"Conservative Party of Canada"}, "short_name":{"en":"Conservative"}}, "start_date":"2008-11-18", "label":{"en":"Conservative MP for Prince Albert"}}], "given_name":"Randy", "voice":"1 613 995-3295", "email":"randy.hoback@parl.gc.ca"}, {"fax":"1 613 947-4527", "links":[{"url":"http://www.parl.gc.ca/MembersOfParliament/ProfileMP.aspx?Key=218175&amp;Language=E", "note":"Page on parl.gc.ca"}, {"url":"http://www.bobzimmer.ca", "note":"Official site"}], "image":"/media/polpics/9183_1.jpg", "other_info":{"parlinfo_id":["688c6645-b71f-4182-a105-c85eb869e1f7"], "twitter":["bobzimmermp"], "twitter_id":["176207343"], "wordcloud":["autoimg/wordcloud-pol/bob-zimmer.png"], "alternate_name":["bob zimmer"], "constituency_offices":["1520 - 3rd Avenue\nPrince George BC <text:s/>V2L 3G4\nPhone: 1 855 767-4567\n\n9916 - 100th Avenue (Main Office)\nFort St John BC <text:s/>V1J 1Y5\nPhone: 1 250 787-1192\n\n10421 - 10th Street\nDawson Creek BC <text:s/>V1G <text:soft-page-break/>3T4\nPhone: 1 250 719-6848"], "favourite_word":["farmers"], "parl_id":["170730", "172125", "178417", "172696", "172821", "173103", "180016", "185692", "186323", "203221", "195663", "197710", "201305", "202386", "200830", "214450", "219473", "218175"]}, "related":{"speeches_url":"/speeches/?politician=bob-zimmer", "ballots_url":"/votes/ballots/?politician=bob-zimmer", "sponsored_bills_url":"/bills/?sponsor_politician=bob-zimmer", "activity_rss_url":"/politicians/9183/rss/activity/"}, "family_name":"Zimmer", "name":"Bob Zimmer", "url":"/politicians/bob-zimmer/", "gender":"male", "memberships":[{"end_date":nil, "riding":{"province":"BC", "name":{"en":"Prince George—Peace River—Northern Rockies"}, "id":59024}, "url":"/politicians/memberships/4276/", "party":{"name":{"en":"Conservative Party of Canada"}, "short_name":{"en":"Conservative"}}, "start_date":"2015-10-19", "label":{"en":"Conservative MP for Prince George—Peace River—Northern Rockies"}}, {"end_date":"2015-10-19", "riding":{"province":"BC", "name":{"en":"Prince George—Peace River"}, "id":59022}, "url":"/politicians/memberships/4107/", "party":{"name":{"en":"Conservative Party of Canada"}, "short_name":{"en":"Conservative"}}, "start_date":"2011-05-02", "label":{"en":"Conservative MP for Prince George—Peace River"}}], "given_name":"Bob", "voice":"1 613 947-4524", "email":"Bob.Zimmer@parl.gc.ca"}, {"fax":"1 613 995-1049", "links":[{"url":"http://www.parl.gc.ca/MembersOfParliament/ProfileMP.aspx?Key=216773&amp;Language=E", "note":"Page on parl.gc.ca"}, {"url":"http://tedfalk.ca", "note":"Official site"}], "image":"/media/polpics/9263.jpg", "other_info":{"twitter":["MPTedFalk"], "favourite_word":["amendment"], "twitter_id":["2228891196"], "alternate_name":["ted falk"], "constituency_offices":["76 Provincial Trunk Hwy 12 N (Main Office)\nSteinbach MB <text:s/>R5G 1T4\nPhone: 1 204 326-9889"], "parl_id":["203104", "202150", "199875", "202344", "201027", "201989", "200907", "208517", "214174", "219316", "216773"]}, "related":{"speeches_url":"/speeches/?politician=ted-falk", "ballots_url":"/votes/ballots/?politician=ted-falk", "sponsored_bills_url":"/bills/?sponsor_politician=ted-falk", "activity_rss_url":"/politicians/9263/rss/activity/"}, "family_name":"Falk", "name":"Ted Falk", "url":"/politicians/ted-falk/", "gender":"male", "memberships":[{"end_date":nil, "riding":{"province":"MB", "name":{"en":"Provencher"}, "id":46008}, "url":"/politicians/memberships/4162/", "party":{"name":{"en":"Conservative Party of Canada"}, "short_name":{"en":"Conservative"}}, "start_date":"2013-11-27", "label":{"en":"Conservative MP for Provencher"}}], "given_name":"Ted", "voice":"1 613 992-3128", "email":"Ted.Falk@parl.gc.ca"}, {"fax":"1 613 995-2805", "links":[{"url":"http://www.parl.gc.ca/MembersOfParliament/ProfileMP.aspx?Key=214003&amp;Language=E", "note":"Page on parl.gc.ca"}, {"url":"http://jduclos.liberal.ca", "note":"Official site"}], "image":"/media/polpics/9501.jpg", "other_info":{"favourite_word":["important"], "twitter":["jyduclos"], "twitter_id":["2848993491"], "parl_id":["214330", "214003"], "constituency_offices":["275 Charest Blvd East (Main Office)\nQuébec, Quebec\nG1K 3G8\nPhone: 1 418 523-6666"], "alternate_name":["jean-yves duclos"]}, "related":{"speeches_url":"/speeches/?politician=jean-yves-duclos", "ballots_url":"/votes/ballots/?politician=jean-yves-duclos", "sponsored_bills_url":"/bills/?sponsor_politician=jean-yves-duclos", "activity_rss_url":"/politicians/9501/rss/activity/"}, "family_name":"Duclos", "name":"Jean-Yves Duclos", "url":"/politicians/jean-yves-duclos/", "gender":"male", "memberships":[{"end_date":nil, "riding":{"province":"QC", "name":{"en":"Québec"}, "id":24059}, "url":"/politicians/memberships/4443/", "party":{"name":{"en":"Liberal Party of Canada"}, "short_name":{"en":"Liberal"}}, "start_date":"2015-10-19", "label":{"en":"Liberal MP for Québec"}}], "given_name":"Jean-Yves", "voice":"1 613 992-8865", "email":"Jean-Yves.Duclos@parl.gc.ca"},</text:p>
      <text:p text:style-name="P1"><text:s/>{"fax":"1 613 996-9860", "links":[{"url":"http://www.parl.gc.ca/MembersOfParliament/ProfileMP.aspx?Key=219011&amp;Language=E", "note":"Page on parl.gc.ca"}, {"url":"http://blainecalkinsmp.ca", "note":"Official site"}], "image":"/media/polpics/412_1.jpg", "other_info":{"wikipedia_id":["3230653"], <text:soft-page-break/>"favourite_word":["alberta"], "twitter":["blainecalkinsmp"], "twitter_id":["156288226"], "parlinfo_id":["3a48d31a-42fc-4320-a84f-da61c251bccd"], "parl_id":["128820", "78934", "202502", "170646", "197953", "84669", "83868", "100729", "104744", "101204", "106909", "115592", "117318", "116251", "114624", "132134", "132341", "130711", "130916", "140965", "140617", "150885", "150674", "149284", "161912", "158938", "165835", "172576", "176497", "178522", "177063", "172401", "183672", "185308", "188647", "185871", "186350", "188431", "187526", "194359", "202241", "202711", "208511", "201659", "202838", "214218", "219011"], "freebase_id":["/en/blaine_calkins"], "wordcloud":["autoimg/wordcloud-pol/blaine-calkins.png"], "constituency_offices":["4612 - 50th Street (Main Office)\nSuite 6A\nPonoka AB <text:s/>T4J 1S7\nPhone: 1 403 783-5530"], "alternate_name":["blaine calkins"]}, "related":{"speeches_url":"/speeches/?politician=blaine-calkins", "ballots_url":"/votes/ballots/?politician=blaine-calkins", "sponsored_bills_url":"/bills/?sponsor_politician=blaine-calkins", "activity_rss_url":"/politicians/412/rss/activity/"}, "family_name":"Calkins", "name":"Blaine Calkins", "url":"/politicians/blaine-calkins/", "gender":"male", "memberships":[{"end_date":nil, "riding":{"province":"AB", "name":{"en":"Red Deer—Lacombe"}, "id":48030}, "url":"/politicians/memberships/4320/", "party":{"name":{"en":"Conservative Party of Canada"}, "short_name":{"en":"Conservative"}}, "start_date":"2015-10-19", "label":{"en":"Conservative MP for Red Deer—Lacombe"}}, {"end_date":"2015-10-19", "riding":{"province":"AB", "name":{"en":"Wetaskiwin"}, "id":48026}, "url":"/politicians/memberships/361/", "party":{"name":{"en":"Conservative Party of Canada"}, "short_name":{"en":"Conservative"}}, "start_date":"2006-04-03", "label":{"en":"Conservative MP for Wetaskiwin"}}], "given_name":"Blaine", "voice":"1 613 995-8886", "email":"blaine.calkins@parl.gc.ca"}, {"fax":"1 613 995-6831", "links":[{"url":"http://www.parl.gc.ca/MembersOfParliament/ProfileMP.aspx?Key=219508&amp;Language=E", "note":"Page on parl.gc.ca"}, {"url":"http://earldreeshen.ca", "note":"Official site"}], "image":"/media/polpics/610_1.jpg", "other_info":{"wikipedia_id":["19361223"], "twitter":["earl_dreeshen"], "favourite_word":["farmers"], "wordcloud":["autoimg/wordcloud-pol/earl-dreeshen.png"], "twitter_id":["272617171"], "parlinfo_id":["0460b90d-6936-4178-9c1b-f2de6a79ef7b"], "parl_id":["128378", "198428", "203226", "170209", "131718", "131857", "130182", "140373", "150143", "149675", "158844", "159842", "160399", "171998", "178412", "178738", "172162", "172941", "186200", "185964", "195866", "186361", "188563", "204061", "203066", "213887", "219508"], "freebase_id":["/en/earl_dreeshen"], "constituency_offices":["4315 55th Avenue (Main Office)\nSuite 100A\nRed Deer AB <text:s/>T4N 4N7\nPhone: 1 403 347-7426"], "alternate_name":["earl dreeshen"]}, "related":{"speeches_url":"/speeches/?politician=earl-dreeshen", "ballots_url":"/votes/ballots/?politician=earl-dreeshen", "sponsored_bills_url":"/bills/?sponsor_politician=earl-dreeshen", "activity_rss_url":"/politicians/610/rss/activity/"}, "family_name":"Dreeshen", "name":"Earl Dreeshen", "url":"/politicians/earl-dreeshen/", "gender":"male", "memberships":[{"end_date":nil, "riding":{"province":"AB", "name":{"en":"Red Deer—Mountain View"}, "id":48029}, "url":"/politicians/memberships/4290/", "party":{"name":{"en":"Conservative Party of Canada"}, "short_name":{"en":"Conservative"}}, "start_date":"2015-10-19", "label":{"en":"Conservative MP for Red Deer—Mountain View"}}, {"end_date":"2015-10-19", "riding":{"province":"AB", "name":{"en":"Red Deer"}, "id":48023}, "url":"/politicians/memberships/1023/", "party":{"name":{"en":"Conservative Party of Canada"}, "short_name":{"en":"Conservative"}}, "start_date":"2008-11-18", "label":{"en":"Conservative MP for Red Deer"}}], "given_name":"Earl", "voice":"1 613 995-0590", "email":"earl.dreeshen@parl.gc.ca"}, {"fax":"1 613 992-0131", "links":[{"url":"http://www.parl.gc.ca/MembersOfParliament/ProfileMP.aspx?Key=219364&amp;Language=E", "note":"Page on parl.gc.ca"}, {"url":"http://erinweir.com", "note":"Official site"}], "image":"/media/polpics/erin-weir.jpg", "other_info":{"favourite_word":["federal"], "twitter":["Erin_Weir"], "twitter_id":["493148184"], "alternate_name":["erin weir"], "constituency_offices":["2024-A Albert Street (Main <text:soft-page-break/>Office)\nRegina SK <text:s/>S4P 2T7\nPhone: 1 306 790-4747"], "parl_id":["214454", "217303", "219364"]}, "related":{"speeches_url":"/speeches/?politician=erin-weir", "ballots_url":"/votes/ballots/?politician=erin-weir", "sponsored_bills_url":"/bills/?sponsor_politician=erin-weir", "activity_rss_url":"/politicians/9984/rss/activity/"}, "family_name":"Weir", "name":"Erin Weir", "url":"/politicians/erin-weir/", "gender":"male", "memberships":[{"end_date":nil, "riding":{"province":"SK", "name":{"en":"Regina—Lewvan"}, "id":47007}, "url":"/politicians/memberships/4364/", "party":{"name":{"en":"New Democratic Party"}, "short_name":{"en":"NDP"}}, "start_date":"2015-10-19", "label":{"en":"NDP MP for Regina—Lewvan"}}], "given_name":"Erin", "voice":"1 613 992-9115", "email":"Erin.Weir@parl.gc.ca"}, {"fax":"1 613 996-3120", "links":[{"url":"http://www.parl.gc.ca/MembersOfParliament/ProfileMP.aspx?Key=214618&amp;Language=E", "note":"Page on parl.gc.ca"}, {"url":"http://www.andrewmp.ca", "note":"Official site"}], "image":"/media/polpics/256_1.jpg", "other_info":{"wikipedia_id":["1368671"], "twitter":["andrewscheer"], "favourite_word":["leader"], "twitter_id":["256360738"], "parlinfo_id":["6519cfba-0080-419d-baa9-8ae6e56d032f"], "parl_id":["128592", "129030", "129034", "114225", "81500", "129033", "81499", "81501", "78916", "170616", "170958", "170959", "146561", "214501", "214618"], "freebase_id":["/en/andrew_scheer"], "wordcloud":["autoimg/wordcloud-pol/andrew-scheer.png"], "constituency_offices":["984 A Albert Street\nRegina SK <text:s/>S4R 2P7\nPhone: 1 306 790-4727\n\n160 C Broadway Avenue West (Main Office)\nFort Qu'appelle SK <text:s/>S0G 1S0\nPhone: 1 306 332-2575"], "alternate_name":["andrew scheer"]}, "related":{"speeches_url":"/speeches/?politician=andrew-scheer", "ballots_url":"/votes/ballots/?politician=andrew-scheer", "sponsored_bills_url":"/bills/?sponsor_politician=andrew-scheer", "activity_rss_url":"/politicians/256/rss/activity/"}, "family_name":"Scheer", "name":"Andrew Scheer", "url":"/politicians/andrew-scheer/", "gender":"male", "memberships":[{"end_date":nil, "riding":{"province":"SK", "name":{"en":"Regina—Qu'Appelle"}, "id":47008}, "url":"/politicians/memberships/1535/", "party":{"name":{"en":"Conservative Party of Canada"}, "short_name":{"en":"Conservative"}}, "start_date":"2004-10-04", "label":{"en":"Conservative MP for Regina—Qu'Appelle"}}], "given_name":"Andrew", "voice":"1 613 992-4593", "email":"andrew.scheer@parl.gc.ca"}, {"fax":"1 613 996-9790", "links":[{"url":"http://www.parl.gc.ca/MembersOfParliament/ProfileMP.aspx?Key=214405&amp;Language=E", "note":"Page on parl.gc.ca"}, {"url":"http://ralphgoodale.ca", "note":"Official site"}], "image":"/media/polpics/121_1.jpg", "other_info":{"wikipedia_id":["426659"], "twitter":["RalphGoodale"], "parlinfo_id":["1a1a9dee-c228-40fc-b926-42f8441d84f0"], "favourite_word":["rcmp"], "twitter_id":["188359178"], "wordcloud":["autoimg/wordcloud-pol/ralph-goodale.png"], "parl_id":["128559", "78924", "79034", "114267", "170466", "1776", "1774", "51820", "214300", "1775", "214405"], "freebase_id":["/en/ralph_goodale"], "constituency_offices":["310 University Park Drive (Main Office)\nRegina SK <text:s/>S4V 0Y8\nPhone: 1 306 585-2202"], "alternate_name":["ralph goodale", "ralph e. goodale"]}, "related":{"speeches_url":"/speeches/?politician=ralph-goodale", "ballots_url":"/votes/ballots/?politician=ralph-goodale", "sponsored_bills_url":"/bills/?sponsor_politician=ralph-goodale", "activity_rss_url":"/politicians/121/rss/activity/"}, "family_name":"Goodale", "name":"Ralph Goodale", "url":"/politicians/ralph-goodale/", "gender":"male", "memberships":[{"end_date":nil, "riding":{"province":"SK", "name":{"en":"Regina—Wascana"}, "id":47009}, "url":"/politicians/memberships/4221/", "party":{"name":{"en":"Liberal Party of Canada"}, "short_name":{"en":"Liberal"}}, "start_date":"2015-10-19", "label":{"en":"Liberal MP for Regina—Wascana"}}, {"end_date":"2015-10-19", "riding":{"province":"SK", "name":{"en":"Wascana"}, "id":47013}, "url":"/politicians/memberships/2745/", "party":{"name":{"en":"Liberal Party of Canada"}, "short_name":{"en":"Liberal"}}, "start_date":"1997-09-22", "label":{"en":"Liberal MP for Wascana"}}, {"end_date":"1997-04-27", "riding":{"province":"SK", "name":{"en":"Regina—Wascana"}, "id":47009}, "url":"/politicians/memberships/3335/", "party":{"name":{"en":"Liberal Party of <text:soft-page-break/>Canada"}, "short_name":{"en":"Liberal"}}, "start_date":"1994-01-17", "label":{"en":"Liberal MP for Regina—Wascana"}}], "given_name":"Ralph", "voice":"1 613 947-1153", "email":"ralph.goodale@parl.gc.ca"}, {"fax":"1 613 995-2561", "links":[{"url":"http://www.parl.gc.ca/MembersOfParliament/ProfileMP.aspx?Key=216646&amp;Language=E", "note":"Page on parl.gc.ca"}, {"url":"http://cherylgallant.com", "note":"Official site"}], "image":"/media/polpics/113_1.jpg", "other_info":{"wikipedia_id":["479252"], "favourite_word":["ontario"], "twitter":["cherylgallant"], "twitter_id":["43545966"],</text:p>
      <text:p text:style-name="P1"><text:s/>"parlinfo_id":["b37cad30-26f6-40c6-8e4c-dd3a0ba841bb"], "parl_id":["128257", "78787", "170643", "83866", "84684", "100731", "100698", "101567", "102467", "116347", "115721", "114936", "130791", "132276", "130931", "132586", "131551", "141341", "143429", "149262", "149404", "150820", "160122", "161201", "165808", "2771", "56009", "174501", "171322", "172985", "196248", "188156", "188525", "186770", "197834", "198192", "202621", "200950", "201880", "201643", "201142", "213940", "219488", "217574", "216646"], "freebase_id":["/en/cheryl_gallant"], "wordcloud":["autoimg/wordcloud-pol/cheryl-gallant.png"], "constituency_offices":["84 Isabella Street (Main Office)\n1st Floor\nPembroke ON <text:s/>K8A 5S5\nPhone: 1 613 732-4404"], "alternate_name":["cheryl gallant"]}, "related":{"speeches_url":"/speeches/?politician=cheryl-gallant", "ballots_url":"/votes/ballots/?politician=cheryl-gallant", "sponsored_bills_url":"/bills/?sponsor_politician=cheryl-gallant", "activity_rss_url":"/politicians/113/rss/activity/"}, "family_name":"Gallant", "name":"Cheryl Gallant", "url":"/politicians/cheryl-gallant/", "gender":"female", "memberships":[{"end_date":nil, "riding":{"province":"ON", "name":{"en":"Renfrew—Nipissing—Pembroke"}, "id":35086}, "url":"/politicians/memberships/1416/", "party":{"name":{"en":"Conservative Party of Canada"}, "short_name":{"en":"Conservative"}}, "start_date":"2004-10-04", "label":{"en":"Conservative MP for Renfrew—Nipissing—Pembroke"}}, {"end_date":"2004-05-23", "riding":{"province":"ON", "name":{"en":"Renfrew—Nipissing—Pembroke"}, "id":35086}, "url":"/politicians/memberships/1718/", "party":{"name":{"en":"Canadian Alliance"}, "short_name":{"en":"Canadian Alliance"}}, "start_date":"2001-01-29", "label":{"en":"Canadian Alliance MP for Renfrew—Nipissing—Pembroke"}}], "given_name":"Cheryl", "voice":"1 613 992-7712", "email":"cheryl.gallant@parl.gc.ca"}, {"fax":"1 613 996-4338", "links":[{"url":"http://www.parl.gc.ca/MembersOfParliament/ProfileMP.aspx?Key=214054&amp;Language=E", "note":"Page on parl.gc.ca"}], "image":"/media/polpics/monique-pauze.jpg", "other_info":{"favourite_word":["workers"], "parl_id":["214054"], "constituency_offices":["184 Notre-Dame Street (Main Office)\nSuite 201\nRepentigny, Quebec\nJ6A 2P9\nPhone: 1 450 581-3896"], "alternate_name":["monique pauze"]}, "related":{"speeches_url":"/speeches/?politician=monique-pauze", "ballots_url":"/votes/ballots/?politician=monique-pauze", "sponsored_bills_url":"/bills/?sponsor_politician=monique-pauze", "activity_rss_url":"/politicians/10345/rss/activity/"}, "family_name":"Pauzé", "name":"Monique Pauzé", "url":"/politicians/monique-pauze/", "gender":"female", "memberships":[{"end_date":nil, "riding":{"province":"QC", "name":{"en":"Repentigny"}, "id":24060}, "url":"/politicians/memberships/4444/", "party":{"name":{"en":"Bloc Québécois"}, "short_name":{"en":"Bloc"}}, "start_date":"2015-10-19", "label":{"en":"Bloc MP for Repentigny"}}], "given_name":"Monique", "voice":"1 613 992-5257", "email":"Monique.Pauze@parl.gc.ca"}, {"fax":"1 613 995-2174", "links":[{"url":"http://www.parl.gc.ca/MembersOfParliament/ProfileMP.aspx?Key=214042&amp;Language=E", "note":"Page on parl.gc.ca"}, {"url":"http://alicewong.ca", "note":"Official site"}], "image":"/media/polpics/614_1.jpg", "other_info":{"wikipedia_id":["19361927"], "favourite_word":["liberals"], "twitter_id":["271343342"], "parlinfo_id":["844f3193-503d-479c-a776-5f343b6bd267"], "parl_id":["128331", "128873", "170708", "170326", "132033", "131817", "132753", "130785", "141260", "140612", "148355", "150570", "149572", "159311", "160671", "214042"], "freebase_id":["/en/alice_wong"], "wordcloud":["autoimg/wordcloud-pol/alice-wong.png"], "constituency_offices":["5951 Number 3 Road\n(Main Office)\nSuite <text:soft-page-break/>360\nRichmond BC <text:s/>V6X 2E3\nPhone: 1 604 775-5790"], "twitter":["AliceWongCanada"], "alternate_name":["alice wong"]}, "related":{"speeches_url":"/speeches/?politician=alice-wong", "ballots_url":"/votes/ballots/?politician=alice-wong", "sponsored_bills_url":"/bills/?sponsor_politician=alice-wong", "activity_rss_url":"/politicians/614/rss/activity/"}, "family_name":"Wong", "name":"Alice Wong", "url":"/politicians/alice-wong/", "gender":"female", "memberships":[{"end_date":nil, "riding":{"province":"BC", "name":{"en":"Richmond Centre"}, "id":59025}, "url":"/politicians/memberships/4393/", "party":{"name":{"en":"Conservative Party of Canada"}, "short_name":{"en":"Conservative"}}, "start_date":"2015-10-19", "label":{"en":"Conservative MP for Richmond Centre"}}, {"end_date":"2015-10-19", "riding":{"province":"BC", "name":{"en":"Richmond"}, "id":59023}, "url":"/politicians/memberships/1229/", "party":{"name":{"en":"Conservative Party of Canada"}, "short_name":{"en":"Conservative"}}, "start_date":"2008-11-18", "label":{"en":"Conservative MP for Richmond"}}], "given_name":"Alice", "voice":"1 613 995-2021", "email":"alice.wong@parl.gc.ca"}, {"fax":"1 613 996-1954", "links":[{"url":"http://www.parl.gc.ca/MembersOfParliament/ProfileMP.aspx?Key=215954&amp;Language=E", "note":"Page on parl.gc.ca"}, {"url":"http://mpjowhari.ca", "note":"Official site"}], "image":"/media/polpics/majid-jowhari.jpg", "other_info":{"favourite_word":["data"], "twitter":["MajidJowhari"], "twitter_id":["2229187188"], "alternate_name":["majid jowhari"], "constituency_offices":["9140 Leslie Street (Main Office)\nSuite 407\nRichmond Hill ON <text:s/>L4B 0A9\nPhone: 1 905 707-9701"], "parl_id":["213932", "215954"]}, "related":{"speeches_url":"/speeches/?politician=majid-jowhari", "ballots_url":"/votes/ballots/?politician=majid-jowhari", "sponsored_bills_url":"/bills/?sponsor_politician=majid-jowhari", "activity_rss_url":"/politicians/10314/rss/activity/"}, "family_name":"Jowhari", "name":"Majid Jowhari", "url":"/politicians/majid-jowhari/", "gender":"male", "memberships":[{"end_date":nil, "riding":{"province":"ON", "name":{"en":"Richmond Hill"}, "id":35087}, "url":"/politicians/memberships/4340/", "party":{"name":{"en":"Liberal Party of Canada"}, "short_name":{"en":"Liberal"}}, "start_date":"2015-10-19", "label":{"en":"Liberal MP for Richmond Hill"}}], "given_name":"Majid", "voice":"1 613 992-3802", "email":"Majid.Jowhari@parl.gc.ca"}, {"fax":"1 613 995-2026", "links":[{"url":"http://www.parl.gc.ca/MembersOfParliament/ProfileMP.aspx?Key=217508&amp;Language=E", "note":"Page on parl.gc.ca"}, {"url":"http://www.alainrayes.ca", "note":"Official site"}], "image":"/media/polpics/alain-rayes.jpg", "other_info":{"favourite_word":["public"], "twitter":["AlainRayes"], "twitter_id":["414218319"], "alternate_name":["alain rayes"], "constituency_offices":["22-A Saint-Georges Street\nWindsor, Quebec\nJ1S 2L7\n\n3 de la Gare Street (Main Office)\nVictoriaville, Quebec\nG6P 6S4\nPhone: 1 819 751-1375"], "parl_id":["214086", "217508"]}, "related":{"speeches_url":"/speeches/?politician=alain-rayes", "ballots_url":"/votes/ballots/?politician=alain-rayes", "sponsored_bills_url":"/bills/?sponsor_politician=alain-rayes", "activity_rss_url":"/politicians/10340/rss/activity/"}, "family_name":"Rayes", "name":"Alain Rayes", "url":"/politicians/alain-rayes/", "gender":"male", "memberships":[{"end_date":nil, "riding":{"province":"QC", "name":{"en":"Richmond—Arthabaska"}, "id":24061}, "url":"/politicians/memberships/4446/", "party":{"name":{"en":"Conservative Party of Canada"}, "short_name":{"en":"Conservative"}}, "start_date":"2015-10-19", "label":{"en":"Conservative MP for Richmond—Arthabaska"}}], "given_name":"Alain", "voice":"1 613 995-1554", "email":"Alain.Rayes@parl.gc.ca"}, {"fax":"1 613 996-8298", "links":[{"url":"http://www.parl.gc.ca/MembersOfParliament/ProfileMP.aspx?Key=217230&amp;Language=E", "note":"Page on parl.gc.ca"}, {"url":"http://guycaron.ndp.ca", "note":"Official site"}], "image":"/media/polpics/1082_1.jpg", "other_info":{"twitter":["GuyCaronNPD"], "twitter_id":["304991157"], "parlinfo_id":["a71a1741-7ff2-4246-b0da-4622e96b10cf"], "alternate_name":["guy caron"], "wordcloud":["autoimg/wordcloud-pol/guy-caron.png"], "constituency_offices":["140 Saint-Germain Street (Main Office)\nSuite <text:soft-page-break/>109\nRimouski, Quebec\nG5L 4B5\nPhone: 1 418 725-2562"], "favourite_word":["measure"], "parl_id":["170671", "201444", "178788", "179331", "182505", "173798", "186490", "197270", "209062", "214268", "218971", "217230"]}, "related":{"speeches_url":"/speeches/?politician=guy-caron", "ballots_url":"/votes/ballots/?politician=guy-caron", "sponsored_bills_url":"/bills/?sponsor_politician=guy-caron", "activity_rss_url":"/politicians/1082/rss/activity/"}, "family_name":"Caron", "name":"Guy Caron", "url":"/politicians/guy-caron/", "gender":"male", "memberships":[{"end_date":nil, "riding":{"province":"QC", "name":{"en":"Rimouski-Neigette—Témiscouata—Les Basques"}, "id":24018}, "url":"/politicians/memberships/4141/", "party":{"name":{"en":"New Democratic Party"}, "short_name":{"en":"NDP"}}, "start_date":"2011-05-02", "label":{"en":"NDP MP for Rimouski-Neigette—Témiscouata—Les Basques"}}], "given_name":"Guy", "voice":"1 613 992-5302", "email":"Guy.Caron@parl.gc.ca"}, {"fax":"1 613 992-2602", "links":[{"url":"http://www.parl.gc.ca/MembersOfParliament/ProfileMP.aspx?Key=215890&amp;Language=E", "note":"Page on parl.gc.ca"}], "image":"/media/polpics/linda-lapointe.jpg", "other_info":{"favourite_word":["agreement"], "twitter":["LapointeLinda"], "twitter_id":["399727491"], "parl_id":["214354", "215960", "215890"], "constituency_offices":["61 de la Grande-Côte Road (Main Office)\nBoisbriand, Quebec\nJ7G 1C8\nPhone: 1 450 420-5525"], "alternate_name":["linda lapointe"]}, "related":{"speeches_url":"/speeches/?politician=linda-lapointe", "ballots_url":"/votes/ballots/?politician=linda-lapointe",</text:p>
      <text:p text:style-name="P1"><text:s/>"sponsored_bills_url":"/bills/?sponsor_politician=linda-lapointe", "activity_rss_url":"/politicians/10351/rss/activity/"}, "family_name":"Lapointe", "name":"Linda Lapointe", "url":"/politicians/linda-lapointe/", "gender":"female", "memberships":[{"end_date":nil, "riding":{"province":"QC", "name":{"en":"Rivière-des-Mille-Îles"}, "id":24062}, "url":"/politicians/memberships/4196/", "party":{"name":{"en":"Liberal Party of Canada"}, "short_name":{"en":"Liberal"}}, "start_date":"2015-10-19", "label":{"en":"Liberal MP for Rivière-des-Mille-Îles"}}], "given_name":"Linda", "voice":"1 613 992-7330", "email":"Linda.Lapointe@parl.gc.ca"}, {"fax":"1 613 992-2156", "links":[{"url":"http://www.parl.gc.ca/MembersOfParliament/ProfileMP.aspx?Key=214145&amp;Language=E", "note":"Page on parl.gc.ca"}], "image":"/media/polpics/rheal-fortin.jpg", "other_info":{"twitter":["RhealFortin"], "favourite_word":["quebeckers"], "twitter_id":["309715967"], "alternate_name":["rheal fortin", "rheal eloi fortin"], "constituency_offices":["161 de la Gare Street (Main Office)\nSuite 305\nSaint-Jérôme, Quebec\nJ7Z 2B9\nPhone: 1 450 565-0061"], "parl_id":["214145"]}, "related":{"speeches_url":"/speeches/?politician=rheal-fortin", "ballots_url":"/votes/ballots/?politician=rheal-fortin", "sponsored_bills_url":"/bills/?sponsor_politician=rheal-fortin", "activity_rss_url":"/politicians/10348/rss/activity/"}, "family_name":"Fortin", "name":"Rhéal Fortin", "url":"/politicians/rheal-fortin/", "gender":"male", "memberships":[{"end_date":nil, "riding":{"province":"QC", "name":{"en":"Rivière-du-Nord"}, "id":24063}, "url":"/politicians/memberships/4449/", "party":{"name":{"en":"Bloc Québécois"}, "short_name":{"en":"Bloc"}}, "start_date":"2015-10-19", "label":{"en":"Bloc MP for Rivière-du-Nord"}}], "given_name":"Rhéal", "voice":"1 613 992-3257", "email":"Rheal.Fortin@parl.gc.ca"}, {"fax":"1 613 992-0878", "links":[{"url":"http://www.parl.gc.ca/MembersOfParliament/ProfileMP.aspx?Key=217202&amp;Language=E", "note":"Page on parl.gc.ca"}, {"url":"http://www.boulerice.org", "note":"Official site"}], "image":"/media/polpics/939_1.jpg", "other_info":{"twitter":["alexboulerice"], "twitter_id":["196717787"], "parlinfo_id":["3c3ee442-a873-4845-84d0-7da07a66ce61"], "alternate_name":["alexandre boulerice"], "wordcloud":["autoimg/wordcloud-pol/alexandre-boulerice.png"], "constituency_offices":["1453 Beaubien Street East (Main Office)\nSuite 208\nMontréal, Quebec\nH2G 3C6\nPhone: 1 514 729-5342"], "favourite_word":["conservatives"], "parl_id":["170207", "201413", "170990", "178791", "182496", "173878", "186479", "186753", "197258", "214102", "217202"]}, "related":{"speeches_url":"/speeches/?politician=alexandre-boulerice", "ballots_url":"/votes/ballots/?politician=alexandre-boulerice", <text:soft-page-break/>"sponsored_bills_url":"/bills/?sponsor_politician=alexandre-boulerice", "activity_rss_url":"/politicians/939/rss/activity/"}, "family_name":"Boulerice", "name":"Alexandre Boulerice", "url":"/politicians/alexandre-boulerice/", "gender":"male", "memberships":[{"end_date":nil, "riding":{"province":"QC", "name":{"en":"Rosemont—La Petite-Patrie"}, "id":24064}, "url":"/politicians/memberships/4145/", "party":{"name":{"en":"New Democratic Party"}, "short_name":{"en":"NDP"}}, "start_date":"2011-05-02", "label":{"en":"NDP MP for Rosemont—La Petite-Patrie"}}], "given_name":"Alexandre", "voice":"1 613 992-0423", "email":"Alexandre.Boulerice@parl.gc.ca"}, {"fax":"1 613 996-0850", "links":[{"url":"http://www.parl.gc.ca/MembersOfParliament/ProfileMP.aspx?Key=214382&amp;Language=E", "note":"Page on parl.gc.ca"}, {"url":"http://elizabethmaymp.ca", "note":"Official site"}], "image":"/media/polpics/9187_1.jpg", "other_info":{"twitter":["ElizabethMay"], "twitter_id":["16220555"], "parlinfo_id":["eaa6694f-1e20-4aae-ad3b-e694b0e12c59"], "alternate_name":["elizabeth may"], "wordcloud":["autoimg/wordcloud-pol/elizabeth-may.png"], "constituency_offices":["9711 Fourth Street\n(Main Office)\nSuite 1\nSidney BC <text:s/>V8L 2Y8\nPhone: 1 250 657-2000"], "favourite_word":["amendment"], "parl_id":["170542", "214382"]}, "related":{"speeches_url":"/speeches/?politician=elizabeth-may", "ballots_url":"/votes/ballots/?politician=elizabeth-may", "sponsored_bills_url":"/bills/?sponsor_politician=elizabeth-may", "activity_rss_url":"/politicians/9187/rss/activity/"}, "family_name":"May", "name":"Elizabeth May", "url":"/politicians/elizabeth-may/", "gender":"female", "memberships":[{"end_date":nil, "riding":{"province":"BC", "name":{"en":"Saanich—Gulf Islands"}, "id":59027}, "url":"/politicians/memberships/4108/", "party":{"name":{"en":"Green Party of Canada"}, "short_name":{"en":"Green"}}, "start_date":"2011-05-02", "label":{"en":"Green MP for Saanich—Gulf Islands"}}], "given_name":"Elizabeth", "voice":"1 613 996-1119", "email":"Elizabeth.May@parl.gc.ca"}, {"fax":"1 613 996-9655", "links":[{"url":"http://www.parl.gc.ca/MembersOfParliament/ProfileMP.aspx?Key=215887&amp;Language=E", "note":"Page on parl.gc.ca"}, {"url":"http://dsamson.liberal.ca", "note":"Official site"}], "image":"/media/polpics/darrell-samson.jpg", "other_info":{"favourite_word":["across"], "twitter":["darrellsamson"], "twitter_id":["2789770741"], "parl_id":["214334", "216091", "215887"], "constituency_offices":["2900 Highway 2 (Main Office)\nSuite 2nd Floor\nFall River NS <text:s/>B2T 1W4\nPhone: 1 902 861-2311"], "alternate_name":["darrell samson"]}, "related":{"speeches_url":"/speeches/?politician=darrell-samson", "ballots_url":"/votes/ballots/?politician=darrell-samson", "sponsored_bills_url":"/bills/?sponsor_politician=darrell-samson", "activity_rss_url":"/politicians/9954/rss/activity/"}, "family_name":"Samson", "name":"Darrell Samson", "url":"/politicians/darrell-samson/", "gender":"male", "memberships":[{"end_date":nil, "riding":{"province":"NS", "name":{"en":"Sackville—Preston—Chezzetcook"}, "id":12008}, "url":"/politicians/memberships/4242/", "party":{"name":{"en":"Liberal Party of Canada"}, "short_name":{"en":"Liberal"}}, "start_date":"2015-10-19", "label":{"en":"Liberal MP for Sackville—Preston—Chezzetcook"}}], "given_name":"Darrell", "voice":"1 613 995-5822", "email":"Darrell.Samson@parl.gc.ca"}, {"fax":"1 613 996-7571", "links":[{"url":"http://www.parl.gc.ca/MembersOfParliament/ProfileMP.aspx?Key=215886&amp;Language=E", "note":"Page on parl.gc.ca"}, {"url":"http://danvandal.ca", "note":"Official site"}], "image":"/media/polpics/dan-vandal.jpg", "other_info":{"twitter":["stbstvdan"], "favourite_word":["infrastructure"], "twitter_id":["234550882"], "alternate_name":["dan vandal"], "constituency_offices":["213 St.Mary's Road (Main Office)\nSuite 4\nWinnipeg MB <text:s/>R2H 1J2\nPhone: 1 204 983-3183"], "parl_id":["214044", "216090", "215886"]}, "related":{"speeches_url":"/speeches/?politician=dan-vandal", "ballots_url":"/votes/ballots/?politician=dan-vandal", "sponsored_bills_url":"/bills/?sponsor_politician=dan-vandal", "activity_rss_url":"/politicians/9713/rss/activity/"}, "family_name":"Vandal", "name":"Dan Vandal", "url":"/politicians/dan-vandal/", "gender":"male", "memberships":[{"end_date":nil, "riding":{"province":"MB", "name":{"en":"Saint Boniface—Saint Vital"}, "id":46009}, <text:soft-page-break/>"url":"/politicians/memberships/4268/", "party":{"name":{"en":"Liberal Party of Canada"}, "short_name":{"en":"Liberal"}}, "start_date":"2015-10-19", "label":{"en":"Liberal MP for Saint Boniface—Saint Vital"}}], "given_name":"Dan", "voice":"1 613 995-0579", "email":"Dan.Vandal@parl.gc.ca"}, {"fax":"1 613 947-4574", "links":[{"url":"http://www.parl.gc.ca/MembersOfParliament/ProfileMP.aspx?Key=215951&amp;Language=E", "note":"Page on parl.gc.ca"}], "image":"/media/polpics/wayne-long.jpg", "other_info":{"favourite_word":["opposite"], "twitter":["WayneLongSJ"], "twitter_id":["436087744"], "parl_id":["214033", "216080", "215951"], "constituency_offices":["1 Market Square (Main Office)\nSuite N306\nSaint John NB <text:s/>E2L 4Z6\nPhone: 1 506 657-2500"], "alternate_name":["wayne long"]}, "related":{"speeches_url":"/speeches/?politician=wayne-long", "ballots_url":"/votes/ballots/?politician=wayne-long", "sponsored_bills_url":"/bills/?sponsor_politician=wayne-long", "activity_rss_url":"/politicians/9437/rss/activity/"}, "family_name":"Long", "name":"Wayne Long", "url":"/politicians/wayne-long/", "gender":"male", "memberships":[{"end_date":nil, "riding":{"province":"NB", "name":{"en":"Saint John—Rothesay"}, "id":13009}, "url":"/politicians/memberships/4300/", "party":{"name":{"en":"Liberal Party of Canada"}, "short_name":{"en":"Liberal"}}, "start_date":"2015-10-19", "label":{"en":"Liberal MP for Saint John—Rothesay"}}], "given_name":"Wayne", "voice":"1 613 947-2700", "email":"Wayne.Long@parl.gc.ca"}, {"fax":"1 613 992-1815", "links":[{"url":"http://www.parl.gc.ca/MembersOfParliament/ProfileMP.aspx?Key=217214&amp;Language=E", "note":"Page on parl.gc.ca"}, {"url":"http://brigittesansoucy.ndp.ca", "note":"Official site"}], "image":"/media/polpics/brigitte-sansoucy.jpg", "other_info":{"favourite_word":["colleague"], "twitter":["bsansoucynpd"], "twitter_id":["3289048493"], "alternate_name":["brigitte sansoucy"], "constituency_offices":["2193 Sainte-Anne Avenue (Main Office)\nSaint-Hyacinthe, Quebec\nJ2S 5H5\nPhone: 1 450 771-0505"], "parl_id":["214064", "215225", "218823", "217132", "217264", "217259", "217214"]}, "related":{"speeches_url":"/speeches/?politician=brigitte-sansoucy", "ballots_url":"/votes/ballots/?politician=brigitte-sansoucy", "sponsored_bills_url":"/bills/?sponsor_politician=brigitte-sansoucy", "activity_rss_url":"/politicians/799/rss/activity/"}, "family_name":"Sansoucy", "name":"Brigitte Sansoucy", "url":"/politicians/brigitte-sansoucy/",</text:p>
      <text:p text:style-name="P1"><text:s/>"gender":"female", "memberships":[{"end_date":nil, "riding":{"province":"QC", "name":{"en":"Saint-Hyacinthe—Bagot"}, "id":24066}, "url":"/politicians/memberships/4451/", "party":{"name":{"en":"New Democratic Party"}, "short_name":{"en":"NDP"}}, "start_date":"2015-10-19", "label":{"en":"NDP MP for Saint-Hyacinthe—Bagot"}}], "given_name":"Brigitte", "voice":"1 613 996-4585", "email":"Brigitte.Sansoucy@parl.gc.ca"}, {"fax":"1 613 992-9849", "links":[{"url":"http://www.parl.gc.ca/MembersOfParliament/ProfileMP.aspx?Key=215972&amp;Language=E", "note":"Page on parl.gc.ca"}], "image":"/media/polpics/10368.jpg", "other_info":{"favourite_word":["training"], "twitter":["jeanriouxplc"], "twitter_id":["3351145157"], "parl_id":["214058", "215972"], "constituency_offices":["211 Mayrand (Main Office)\nSuite 1\nSaint-Jean-sur-Richelieu, Quebec\nJ3B 3L1\nPhone: 1 450 357-9100"], "alternate_name":["jean rioux", "jean r. rioux"]}, "related":{"speeches_url":"/speeches/?politician=jean-rioux", "ballots_url":"/votes/ballots/?politician=jean-rioux", "sponsored_bills_url":"/bills/?sponsor_politician=jean-rioux", "activity_rss_url":"/politicians/10368/rss/activity/"}, "family_name":"Rioux", "name":"Jean Rioux", "url":"/politicians/jean-rioux/", "gender":"male", "memberships":[{"end_date":nil, "riding":{"province":"QC", "name":{"en":"Saint-Jean"}, "id":24067}, "url":"/politicians/memberships/4183/", "party":{"name":{"en":"Liberal Party of Canada"}, "short_name":{"en":"Liberal"}}, "start_date":"2015-10-19", "label":{"en":"Liberal MP for Saint-Jean"}}], "given_name":"Jean", "voice":"1 613 992-5296", "email":"Jean.Rioux@parl.gc.ca"}, {"fax":"1 613 996-6562", "links":[{"url":"http://www.parl.gc.ca/MembersOfParliament/ProfileMP.aspx?Key=213864&amp;Language=E", "note":"Page on parl.gc.ca"}, <text:soft-page-break/>{"url":"http://stephanedion.liberal.ca/en", "note":"Official site"}], "image":"/media/polpics/89_1.jpg", "other_info":{"wikipedia_id":["692732"], "twitter":["HonStephaneDion"], "favourite_word":["colleague"], "wordcloud":["autoimg/wordcloud-pol/stephane-dion.png"], "twitter_id":["2153005170"], "parlinfo_id":["6bde42a3-d07c-4c1f-b9d4-9e14a124f465"], "parl_id":["128092", "105459", "78331", "105458", "170086", "1918", "203436", "99857", "56305", "149938", "162406", "173671", "183233", "177194", "173684", "189035", "185315", "198650", "200212", "214305", "213864"], "freebase_id":["/en/stephane_dion"], "constituency_offices":["750 Marcel Laurin Blvd (Main Office)\nSuite 440\nSaint-Laurent, Quebec\nH4M 2M4\nPhone: 1 514 335-6655"], "alternate_name":["stephane dion", "the honourable stephane dion"]}, "related":{"speeches_url":"/speeches/?politician=stephane-dion", "ballots_url":"/votes/ballots/?politician=stephane-dion", "sponsored_bills_url":"/bills/?sponsor_politician=stephane-dion", "activity_rss_url":"/politicians/89/rss/activity/"}, "family_name":"Dion", "name":"Stéphane Dion", "url":"/politicians/stephane-dion/", "gender":"male", "memberships":[{"end_date":nil, "riding":{"province":"QC", "name":{"en":"Saint-Laurent"}, "id":24068}, "url":"/politicians/memberships/4289/", "party":{"name":{"en":"Liberal Party of Canada"}, "short_name":{"en":"Liberal"}}, "start_date":"2015-10-19", "label":{"en":"Liberal MP for Saint-Laurent"}}, {"end_date":"2015-10-19", "riding":{"province":"QC", "name":{"en":"Saint-Laurent—Cartierville"}, "id":24066}, "url":"/politicians/memberships/3686/", "party":{"name":{"en":"Liberal Party of Canada"}, "short_name":{"en":"Liberal"}}, "start_date":"1996-02-27", "label":{"en":"Liberal MP for Saint-Laurent—Cartierville"}}], "given_name":"Stéphane", "voice":"1 613 996-5789", "email":"stephane.dion@parl.gc.ca"}, {"fax":"1 613 992-8523", "links":[{"url":"http://www.parl.gc.ca/MembersOfParliament/ProfileMP.aspx?Key=215902&amp;Language=E", "note":"Page on parl.gc.ca"}], "image":"/media/polpics/nicola-di-iorio.jpg", "other_info":{"favourite_word":["rcmp"], "twitter":["DiIorioLiberal"], "twitter_id":["3396085774"], "parl_id":["214195", "215902"], "constituency_offices":["8370 Lacordaire Blvd (Main Office)\nSaint-Léonard, Quebec\nH1R 3Y6\nPhone: 1 514 256-4548"], "alternate_name":["nicola di iorio", "nicola di lorio"]}, "related":{"speeches_url":"/speeches/?politician=nicola-di-iorio", "ballots_url":"/votes/ballots/?politician=nicola-di-iorio", "sponsored_bills_url":"/bills/?sponsor_politician=nicola-di-iorio", "activity_rss_url":"/politicians/10321/rss/activity/"}, "family_name":"Di Iorio", "name":"Nicola Di Iorio", "url":"/politicians/nicola-di-iorio/", "gender":"male", "memberships":[{"end_date":nil, "riding":{"province":"QC", "name":{"en":"Saint-Léonard—Saint-Michel"}, "id":24069}, "url":"/politicians/memberships/4371/", "party":{"name":{"en":"Liberal Party of Canada"}, "short_name":{"en":"Liberal"}}, "start_date":"2015-10-19", "label":{"en":"Liberal MP for Saint-Léonard—Saint-Michel"}}], "given_name":"Nicola", "voice":"1 613 995-9414", "email":"Nicola.Diiorio@parl.gc.ca"}, {"fax":"1 613 996-6883", "links":[{"url":"http://www.parl.gc.ca/MembersOfParliament/ProfileMP.aspx?Key=220002&amp;Language=E", "note":"Page on parl.gc.ca"}], "image":"/media/polpics/francois-philippe-champagne.jpg", "other_info":{"favourite_word":["invest"], "twitter":["FP_Champagne"], "twitter_id":["1707636642"], "parl_id":["213878", "214672", "220002"], "constituency_offices":["290 Saint-Joseph Street\nLa Tuque, Quebec\nG9X 3Z8\nPhone: 1 819 523-2696\n\n632 - 6th Avenue (Main Office)\nSuite 01\nShawinigan, Quebec\nG9T 2H5\nPhone: 1 819 538-5291"], "alternate_name":["francois-philippe champagne"]}, "related":{"speeches_url":"/speeches/?politician=francois-philippe-champagne", "ballots_url":"/votes/ballots/?politician=francois-philippe-champagne", "sponsored_bills_url":"/bills/?sponsor_politician=francois-philippe-champagne", "activity_rss_url":"/politicians/10510/rss/activity/"}, "family_name":"Champagne", "name":"François-Philippe Champagne", "url":"/politicians/francois-philippe-champagne/", "gender":"male", "memberships":[{"end_date":nil, "riding":{"province":"QC", "name":{"en":"Saint-Maurice—Champlain"}, "id":24070}, "url":"/politicians/memberships/4185/", "party":{"name":{"en":"Liberal Party of Canada"}, "short_name":{"en":"Liberal"}}, "start_date":"2015-10-19", "label":<text:soft-page-break/>{"en":"Liberal MP for Saint-Maurice—Champlain"}}], "given_name":"François-Philippe", "voice":"1 613 995-4895", "email":"Francois-Philippe.Champagne@parl.gc.ca"}, {"fax":"1 613 941-3300", "links":[{"url":"http://www.parl.gc.ca/MembersOfParliament/ProfileMP.aspx?Key=214056&amp;Language=E", "note":"Page on parl.gc.ca"}, {"url":"http://anneminhthuquach.ndp.ca", "note":"Official site"}], "image":"/media/polpics/8474_1.jpg", "other_info":{"twitter":["AnneMTQuach"], "favourite_word":["conservatives"], "parlinfo_id":["08f8d23a-fbea-4e7b-ba41-34c9f62dde9e"], "twitter_id":["327038655"], "wordcloud":["autoimg/wordcloud-pol/anne-minh-thu-quach.png"], "alternate_name":["anne minh-thu quach"], "constituency_offices":["30 Du Centenaire Avenue (Main Office)\nSuite 230\nSalaberry-de-Valleyfield, Quebec\nJ6S 5X4\nPhone: 1 450 371-0644"], "parl_id":["170535", "173763", "182495", "183628", "186475", "201394", "197253", "214056"]}, "related":{"speeches_url":"/speeches/?politician=anne-minh-thu-quach", "ballots_url":"/votes/ballots/?politician=anne-minh-thu-quach", "sponsored_bills_url":"/bills/?sponsor_politician=anne-minh-thu-quach", "activity_rss_url":"/politicians/8474/rss/activity/"}, "family_name":"Quach", "name":"Anne Minh-Thu Quach", "url":"/politicians/anne-minh-thu-quach/", "gender":"female", "memberships":[{"end_date":nil, "riding":{"province":"QC", "name":{"en":"Salaberry—Suroît"}, "id":24071}, "url":"/politicians/memberships/4347/", "party":{"name":{"en":"New Democratic Party"}, "short_name":{"en":"NDP"}}, "start_date":"2015-10-19", "label":{"en":"NDP MP for Salaberry—Suroît"}}, {"end_date":"2015-10-19", "riding":{"province":"QC", "name":{"en":"Beauharnois—Salaberry"}, "id":24006}, "url":"/politicians/memberships/4125/", "party":{"name":{"en":"New Democratic Party"}, "short_name":{"en":"NDP"}}, "start_date":"2011-05-02", "label":{"en":"NDP MP for Beauharnois—Salaberry"}}], "given_name":"Anne Minh-Thu", "voice":"1 613 995-2532", "email":"AnneMinh-Thu.Quach@parl.gc.ca"}, {"fax":"1 613 957-2655", "links":[{"url":"http://www.parl.gc.ca/MembersOfParliament/ProfileMP.aspx?Key=218734&amp;Language=E", "note":"Page on parl.gc.ca"}, {"url":"http://marilyngladu.com", "note":"Official site"}], "image":"/media/polpics/marilyn-gladu.jpg", "other_info":{"favourite_word":["israel"], "alternate_name":["marilyn gladu"], "constituency_offices":["1000 Finch Drive (Main Office)\nUnit 2\nSarnia ON <text:s/>N7S 6G5\nPhone: 1 519 383-6600"], "parl_id":["214504", "219057", "216643", "219506", "219406", "218734"]}, "related":{"speeches_url":"/speeches/?politician=marilyn-gladu", "ballots_url":"/votes/ballots/?politician=marilyn-gladu", "sponsored_bills_url":"/bills/?sponsor_politician=marilyn-gladu", "activity_rss_url":"/politicians/10459/rss/activity/"}, "family_name":"Gladu", "name":"Marilyn Gladu", "url":"/politicians/marilyn-gladu/", "gender":"female", "memberships":[{"end_date":nil, "riding":{"province":"ON", "name":{"en":"Sarnia—Lambton"}, "id":35091}, "url":"/politicians/memberships/4197/", "party":{"name":{"en":"Conservative Party of Canada"}, "short_name":{"en":"Conservative"}}, "start_date":"2015-10-19", "label":{"en":"Conservative MP for Sarnia—Lambton"}}], "given_name":"Marilyn", "voice":"1 613 957-2649", "email":"Marilyn.Gladu@parl.gc.ca"}, {"fax":"1 613 992-3085", "links":[{"url":"http://www.parl.gc.ca/MembersOfParliament/ProfileMP.aspx?Key=220481&amp;Language=E",</text:p>
      <text:p text:style-name="P1"><text:s/>"note":"Page on parl.gc.ca"}, {"url":"http://sheribenson.ndp.ca", "note":"Official site"}], "image":"/media/polpics/sheri-benson.jpg", "other_info":{"favourite_word":["rights"], "twitter":["sherirbenson"], "twitter_id":["1189154815"], "alternate_name":["sheri benson"], "constituency_offices":["904E - 22nd Street West (Main Office)\nSaskatoon SK <text:s/>S7M 0S1\nPhone: 1 306 975-6555"], "parl_id":["213914", "219504", "217269", "220481"]}, "related":{"speeches_url":"/speeches/?politician=sheri-benson", "ballots_url":"/votes/ballots/?politician=sheri-benson", "sponsored_bills_url":"/bills/?sponsor_politician=sheri-benson", "activity_rss_url":"/politicians/9791/rss/activity/"}, "family_name":"Benson", "name":"Sheri Benson", "url":"/politicians/sheri-benson/", "gender":"female", "memberships":[{"end_date":nil, "riding":{"province":"SK", "name":{"en":"Saskatoon <text:soft-page-break/>West"}, "id":47012}, "url":"/politicians/memberships/4247/", "party":{"name":{"en":"New Democratic Party"}, "short_name":{"en":"NDP"}}, "start_date":"2015-10-19", "label":{"en":"NDP MP for Saskatoon West"}}], "given_name":"Sheri", "voice":"1 613 992-1899", "email":"Sheri.Benson@parl.gc.ca"}, {"fax":"1 613 995-0126", "links":[{"url":"http://www.parl.gc.ca/MembersOfParliament/ProfileMP.aspx?Key=218471&amp;Language=E", "note":"Page on parl.gc.ca"}, {"url":"http://kevinwaugh.ca", "note":"Official site"}], "image":"/media/polpics/kevin-waugh.jpg", "other_info":{"favourite_word":["know"], "twitter":["KevinWaugh_CPC"], "twitter_id":["3320613061"], "alternate_name":["kevin waugh"], "constituency_offices":["2720 - 8th Street East (Main Office)\nSuite 5\nSaskatoon SK <text:s/>S7H 0V8\nPhone: 1 306 975-6472"], "parl_id":["214242", "218471"]}, "related":{"speeches_url":"/speeches/?politician=kevin-waugh", "ballots_url":"/votes/ballots/?politician=kevin-waugh", "sponsored_bills_url":"/bills/?sponsor_politician=kevin-waugh", "activity_rss_url":"/politicians/9802/rss/activity/"}, "family_name":"Waugh", "name":"Kevin Waugh", "url":"/politicians/kevin-waugh/", "gender":"male", "memberships":[{"end_date":nil, "riding":{"province":"SK", "name":{"en":"Saskatoon—Grasswood"}, "id":47010}, "url":"/politicians/memberships/4253/", "party":{"name":{"en":"Conservative Party of Canada"}, "short_name":{"en":"Conservative"}}, "start_date":"2015-10-19", "label":{"en":"Conservative MP for Saskatoon—Grasswood"}}], "given_name":"Kevin", "voice":"1 613 995-5653", "email":"Kevin.Waugh@parl.gc.ca"}, {"fax":"1 613 996-9899", "links":[{"url":"http://www.parl.gc.ca/MembersOfParliament/ProfileMP.aspx?Key=214038&amp;Language=E", "note":"Page on parl.gc.ca"}, {"url":"http://bradtrost.ca", "note":"Official site"}], "image":"/media/polpics/290_1.jpg", "other_info":{"wikipedia_id":["1698646"], "favourite_word":["chair"], "twitter":["BradTrostCPC"], "twitter_id":["275821378"], "parlinfo_id":["f6937160-f4b0-4abd-b74a-a24349b6c2b0"], "parl_id":["128379", "78674", "170561", "202499", "195523", "83766", "100831", "102022", "101692", "114907", "115393", "115582", "116052", "130897", "132847", "132743", "143384", "140946", "151145", "160942", "161782", "176487", "172227", "173087", "172946", "188650", "185946", "197711", "201823", "200489", "201586", "214038"], "freebase_id":["/en/brad_trost"], "wordcloud":["autoimg/wordcloud-pol/bradley-trost.png"], "constituency_offices":["505-B Nelson Road (Main Office)\nSaskatoon SK <text:s/>S7S 1P4\nPhone: 1 306 975-6133"], "alternate_name":["bradley trost", "brad trost"]}, "related":{"speeches_url":"/speeches/?politician=bradley-trost", "ballots_url":"/votes/ballots/?politician=bradley-trost", "sponsored_bills_url":"/bills/?sponsor_politician=bradley-trost", "activity_rss_url":"/politicians/290/rss/activity/"}, "family_name":"Trost", "name":"Bradley Trost", "url":"/politicians/bradley-trost/", "gender":"male", "memberships":[{"end_date":nil, "riding":{"province":"SK", "name":{"en":"Saskatoon—University"}, "id":47011}, "url":"/politicians/memberships/4315/", "party":{"name":{"en":"Conservative Party of Canada"}, "short_name":{"en":"Conservative"}}, "start_date":"2015-10-19", "label":{"en":"Conservative MP for Saskatoon—University"}}, {"end_date":"2015-10-19", "riding":{"province":"SK", "name":{"en":"Saskatoon—Humboldt"}, "id":47009}, "url":"/politicians/memberships/1536/", "party":{"name":{"en":"Conservative Party of Canada"}, "short_name":{"en":"Conservative"}}, "start_date":"2004-10-04", "label":{"en":"Conservative MP for Saskatoon—Humboldt"}}], "given_name":"Bradley", "voice":"1 613 992-8052", "email":"brad.trost@parl.gc.ca"}, {"fax":"1 613 992-1954", "links":[{"url":"http://www.parl.gc.ca/MembersOfParliament/ProfileMP.aspx?Key=219500&amp;Language=E", "note":"Page on parl.gc.ca"}, {"url":"http://tsheehan.liberal.ca", "note":"Official site"}], "image":"/media/polpics/terry-sheehan.jpg", "other_info":{"favourite_word":["pay"], "twitter":["TerrySheehanMP"], "twitter_id":["3363252329"], "parl_id":["214402", "219500"], "constituency_offices":["369 Queen Street East (Main Office)\nSuite 102\nSault Ste Marie ON <text:s/>P6A 1Z4\nPhone: 1 705 941-2900"], "alternate_name":["terry sheehan"]}, "related":{"speeches_url":"/speeches/?politician=terry-sheehan", "ballots_url":"/votes/ballots/?politician=terry-sheehan", <text:soft-page-break/>"sponsored_bills_url":"/bills/?sponsor_politician=terry-sheehan", "activity_rss_url":"/politicians/10134/rss/activity/"}, "family_name":"Sheehan", "name":"Terry Sheehan", "url":"/politicians/terry-sheehan/", "gender":"male", "memberships":[{"end_date":nil, "riding":{"province":"ON", "name":{"en":"Sault Ste. Marie"}, "id":35092}, "url":"/politicians/memberships/4343/", "party":{"name":{"en":"Liberal Party of Canada"}, "short_name":{"en":"Liberal"}}, "start_date":"2015-10-19", "label":{"en":"Liberal MP for Sault Ste. Marie"}}], "given_name":"Terry", "voice":"1 613 992-9723", "email":"Terry.Sheehan@parl.gc.ca"}, {"fax":"1 613 943-1045", "links":[{"url":"http://www.parl.gc.ca/MembersOfParliament/ProfileMP.aspx?Key=219641&amp;Language=E", "note":"Page on parl.gc.ca"}], "image":"/media/polpics/salma-zahid.jpg", "other_info":{"favourite_word":["citizenship"], "twitter":["SalmaZahid15"], "twitter_id":["2344419362"], "parl_id":["214151", "216096", "219641"], "constituency_offices":["2155 Lawrence Avenue East (Main Office)\nUnit 5\nScarborough ON <text:s/>M1R 5G9\nPhone: 1 416 752-2358"], "alternate_name":["salma zahid"]}, "related":{"speeches_url":"/speeches/?politician=salma-zahid", "ballots_url":"/votes/ballots/?politician=salma-zahid", "sponsored_bills_url":"/bills/?sponsor_politician=salma-zahid", "activity_rss_url":"/politicians/10475/rss/activity/"}, "family_name":"Zahid", "name":"Salma Zahid", "url":"/politicians/salma-zahid/", "gender":"female", "memberships":[{"end_date":nil, "riding":{"province":"ON", "name":{"en":"Scarborough Centre"}, "id":35094}, "url":"/politicians/memberships/4345/", "party":{"name":{"en":"Liberal Party of Canada"}, "short_name":{"en":"Liberal"}}, "start_date":"2015-10-19", "label":{"en":"Liberal MP for Scarborough Centre"}}], "given_name":"Salma", "voice":"1 613 992-6823", "email":"Salma.Zahid@parl.gc.ca"}, {"fax":"1 613 996-6643", "links":[{"url":"http://www.parl.gc.ca/MembersOfParliament/ProfileMP.aspx?Key=216101&amp;Language=E", "note":"Page on parl.gc.ca"}, {"url":"http://shaunchen.com", "note":"Official site"}], "image":"/media/polpics/shaun-chen.jpg", "other_info":{"favourite_word":["chair"], "twitter":["Shaun_Chen"], "twitter_id":["2937436849"], "parl_id":["214149", "216101"], "constituency_offices":["4386 Sheppard Ave East (Main Office)\nUnit C\nScarborough ON <text:s/>M1S 1T8\nPhone: 1 416 321-2436"], "alternate_name":["shaun chen"]}, "related":{"speeches_url":"/speeches/?politician=shaun-chen", "ballots_url":"/votes/ballots/?politician=shaun-chen", "sponsored_bills_url":"/bills/?sponsor_politician=shaun-chen", "activity_rss_url":"/politicians/10463/rss/activity/"}, "family_name":"Chen", "name":"Shaun Chen", "url":"/politicians/shaun-chen/", "gender":"male", "memberships":[{"end_date":nil, "riding":{"province":"ON", "name":{"en":"Scarborough North"}, "id":35096}, "url":"/politicians/memberships/4327/", "party":{"name":{"en":"Liberal Party of Canada"}, "short_name":{"en":"Liberal"}}, "start_date":"2015-10-19", "label":{"en":"Liberal MP for Scarborough North"}}], "given_name":"Shaun", "voice":"1 613 996-9681", "email":"Shaun.Chen@parl.gc.ca"}, {"fax":"1 613 996-6309", "links":[{"url":"http://www.parl.gc.ca/MembersOfParliament/ProfileMP.aspx?Key=214070&amp;Language=E", "note":"Page on parl.gc.ca"}], "image":"/media/polpics/bill-blair.jpg", "other_info":{"favourite_word":["marijuana"], "twitter":["BillBlair"], "twitter_id":["3196494064"], "parl_id":["214674", "214070"], "constituency_offices":["2263 Kingston Road (Main Office)\nScarborough ON <text:s/>M1N 1T8\nPhone: 1 416 261-8613"], "alternate_name":["bill blair", "william blair"]}, "related":{"speeches_url":"/speeches/?politician=bill-blair", "ballots_url":"/votes/ballots/?politician=bill-blair", "sponsored_bills_url":"/bills/?sponsor_politician=bill-blair", "activity_rss_url":"/politicians/10439/rss/activity/"}, "family_name":"Blair", "name":"Bill Blair", "url":"/politicians/bill-blair/", "gender":"male", "memberships":[{"end_date":nil, "riding":{"province":"ON", "name":{"en":"Scarborough Southwest"}, "id":35098}, "url":"/politicians/memberships/4346/", "party":{"name":{"en":"Liberal Party of Canada"}, "short_name":{"en":"Liberal"}}, "start_date":"2015-10-19", "label":<text:soft-page-break/>{"en":"Liberal MP for Scarborough Southwest"}}], "given_name":"Bill", "voice":"1 613 995-0284", "email":"Bill.Blair@parl.gc.ca"}, {"fax":"1 613 995-1612", "links":[{"url":"http://www.parl.gc.ca/MembersOfParliament/ProfileMP.aspx?Key=214867&amp;Language=E",</text:p>
      <text:p text:style-name="P1"><text:s/>"note":"Page on parl.gc.ca"}, {"url":"http://arnoldchan.liberal.ca", "note":"Official site"}], "image":"/media/polpics/9285.jpg", "other_info":{"favourite_word":["particular"], "twitter_id":["2444446790"], "alternate_name":["arnold chan"], "constituency_offices":["2190 McNicoll Avenue (Main Office)\nSuite 110\nScarborough ON <text:s/>M1V 0B3\nPhone: 1 416 321-5454"], "twitter":["ArnoldChanLib"], "parl_id":["207345", "213936", "214867"]}, "related":{"speeches_url":"/speeches/?politician=arnold-chan", "ballots_url":"/votes/ballots/?politician=arnold-chan", "sponsored_bills_url":"/bills/?sponsor_politician=arnold-chan", "activity_rss_url":"/politicians/9285/rss/activity/"}, "family_name":"Chan", "name":"Arnold Chan", "url":"/politicians/arnold-chan/", "gender":"male", "memberships":[{"end_date":nil, "riding":{"province":"ON", "name":{"en":"Scarborough—Agincourt"}, "id":35093}, "url":"/politicians/memberships/4170/", "party":{"name":{"en":"Liberal Party of Canada"}, "short_name":{"en":"Liberal"}}, "start_date":"2014-06-30", "label":{"en":"Liberal MP for Scarborough—Agincourt"}}], "given_name":"Arnold", "voice":"1 613 992-4501", "email":"Arnold.Chan@parl.gc.ca"}, {"fax":"1 613 992-8968", "links":[{"url":"http://www.parl.gc.ca/MembersOfParliament/ProfileMP.aspx?Key=219872&amp;Language=E", "note":"Page on parl.gc.ca"}, {"url":"http://johnmckaymp.on.ca", "note":"Official site"}], "image":"/media/polpics/195_1.jpg", "other_info":{"wikipedia_id":["1137242"], "favourite_word":["park"], "twitter":["JohnMcKayLib"], "twitter_id":["245954929"], "parlinfo_id":["fc02fe5c-f4bc-451c-b921-86c4794d1d1d"], "parl_id":["128204", "78463", "200210", "170172", "1983", "82480", "99485", "103690", "99535", "99445", "116376", "129735", "129767", "143708", "141956", "149903", "150023", "162320", "159105", "2942", "175066", "173674", "173657", "173661", "203461", "189044", "186582", "185312", "198733", "197209", "213903", "214688", "219872"], "freebase_id":["/en/john_mckay_1948"], "wordcloud":["autoimg/wordcloud-pol/john-mckay.png"], "constituency_offices":["3785 Kingston Road (Main Office)\nSuite 10\nScarborough ON <text:s/>M1J 3H4\nPhone: 1 416 283-1226"], "alternate_name":["john mckay", "the honourable john mckay"]}, "related":{"speeches_url":"/speeches/?politician=john-mckay", "ballots_url":"/votes/ballots/?politician=john-mckay", "sponsored_bills_url":"/bills/?sponsor_politician=john-mckay", "activity_rss_url":"/politicians/195/rss/activity/"}, "family_name":"McKay", "name":"John McKay", "url":"/politicians/john-mckay/", "gender":"male", "memberships":[{"end_date":nil, "riding":{"province":"ON", "name":{"en":"Scarborough—Guildwood"}, "id":35095}, "url":"/politicians/memberships/1423/", "party":{"name":{"en":"Liberal Party of Canada"}, "short_name":{"en":"Liberal"}}, "start_date":"2004-10-04", "label":{"en":"Liberal MP for Scarborough—Guildwood"}}, {"end_date":"2004-05-23", "riding":{"province":"ON", "name":{"en":"Scarborough East"}, "id":nil}, "url":"/politicians/memberships/2624/", "party":{"name":{"en":"Liberal Party of Canada"}, "short_name":{"en":"Liberal"}}, "start_date":"1997-09-22", "label":{"en":"Liberal MP for Scarborough East"}}], "given_name":"John", "voice":"1 613 992-1447", "email":"john.mckay@parl.gc.ca"}, {"fax":"1 613 992-1373", "links":[{"url":"http://www.parl.gc.ca/MembersOfParliament/ProfileMP.aspx?Key=216077&amp;Language=E", "note":"Page on parl.gc.ca"}], "image":"/media/polpics/gary-anandasangaree.jpg", "other_info":{"favourite_word":["infrastructure"], "twitter":["gary_srp"], "twitter_id":["1899063048"], "parl_id":["214189", "216077"], "constituency_offices":["3600 Ellesmere Road (Main Office)\nUnit 3\nToronto ON <text:s/>M1C 4Y8\nPhone: 1 416 283-1414"], "alternate_name":["gary anandasangaree"]}, "related":{"speeches_url":"/speeches/?politician=gary-anandasangaree", "ballots_url":"/votes/ballots/?politician=gary-anandasangaree", "sponsored_bills_url":"/bills/?sponsor_politician=gary-anandasangaree", "activity_rss_url":"/politicians/10468/rss/activity/"}, "family_name":"Anandasangaree", "name":"Gary Anandasangaree", <text:soft-page-break/>"url":"/politicians/gary-anandasangaree/", "gender":"male", "memberships":[{"end_date":nil, "riding":{"province":"ON", "name":{"en":"Scarborough—Rouge Park"}, "id":35097}, "url":"/politicians/memberships/4282/", "party":{"name":{"en":"Liberal Party of Canada"}, "short_name":{"en":"Liberal"}}, "start_date":"2015-10-19", "label":{"en":"Liberal MP for Scarborough—Rouge Park"}}], "given_name":"Gary", "voice":"1 613 992-1351", "email":"Gary.Anand@parl.gc.ca"}, {"fax":"1 613 992-6224", "links":[{"url":"http://www.parl.gc.ca/MembersOfParliament/ProfileMP.aspx?Key=216871&amp;Language=E", "note":"Page on parl.gc.ca"}, {"url":"http://jamesbezan.com", "note":"Official site"}], "image":"/media/polpics/28_1.jpg", "other_info":{"wikipedia_id":["1027911"], "favourite_word":["armed"], "parlinfo_id":["72dace30-741a-4877-8c1c-31b5dc3e4a8e"], "twitter":["jamesbezan"], "twitter_id":["44718864"], "wordcloud":["autoimg/wordcloud-pol/james-bezan.png"], "parl_id":["128677", "78580", "170657", "196936", "85112", "101608", "106349", "101412", "117724", "117831", "117111", "117311", "133124", "133217", "131834", "132132", "144109", "144149", "141129", "151668", "150262", "162666", "162702", "55815", "175064", "176100", "202623", "173374", "188523", "189042", "194827", "197835", "201669", "214380", "216871"], "freebase_id":["/en/james_bezan"], "constituency_offices":["374 Main Street (Main Office)\nSelkirk MB <text:s/>R1A 1T7\nPhone: 1 204 785-6151"], "alternate_name":["james bezan"]}, "related":{"speeches_url":"/speeches/?politician=james-bezan", "ballots_url":"/votes/ballots/?politician=james-bezan", "sponsored_bills_url":"/bills/?sponsor_politician=james-bezan", "activity_rss_url":"/politicians/28/rss/activity/"}, "family_name":"Bezan", "name":"James Bezan", "url":"/politicians/james-bezan/", "gender":"male", "memberships":[{"end_date":nil, "riding":{"province":"MB", "name":{"en":"Selkirk—Interlake—Eastman"}, "id":46010}, "url":"/politicians/memberships/4235/", "party":{"name":{"en":"Conservative Party of Canada"}, "short_name":{"en":"Conservative"}}, "start_date":"2015-10-19", "label":{"en":"Conservative MP for Selkirk—Interlake—Eastman"}}, {"end_date":"2015-10-19", "riding":{"province":"MB", "name":{"en":"Selkirk—Interlake"}, "id":46010}, "url":"/politicians/memberships/1308/", "party":{"name":{"en":"Conservative Party of Canada"}, "short_name":{"en":"Conservative"}}, "start_date":"2004-10-04", "label":{"en":"Conservative MP for Selkirk—Interlake"}}], "given_name":"James", "voice":"1 613 992-2032", "email":"james.bezan@parl.gc.ca"}, {"fax":"1 613 992-7871", "links":[{"url":"http://www.parl.gc.ca/MembersOfParliament/ProfileMP.aspx?Key=216089&amp;Language=E", "note":"Page on parl.gc.ca"}], "image":"/media/polpics/pierre-breton.jpg", "other_info":{"favourite_word":["chair"], "twitter":["pierrebretonplc"], "twitter_id":["3016006195"], "parl_id":["213965", "216095", "216089"], "constituency_offices":["400 Principale Street (Main Office)\nSuite 101\nGranby, Quebec\nJ2G 2W6\nPhone: 1 450 378-3221"], "alternate_name":["pierre breton"]}, "related":{"speeches_url":"/speeches/?politician=pierre-breton", "ballots_url":"/votes/ballots/?politician=pierre-breton", "sponsored_bills_url":"/bills/?sponsor_politician=pierre-breton", "activity_rss_url":"/politicians/10499/rss/activity/"}, "family_name":"Breton", "name":"Pierre Breton", "url":"/politicians/pierre-breton/", "gender":"male", "memberships":[{"end_date":nil, "riding":{"province":"QC", "name":{"en":"Shefford"}, "id":24072}, "url":"/politicians/memberships/4186/", "party":{"name":{"en":"Liberal Party of Canada"}, "short_name":{"en":"Liberal"}}, "start_date":"2015-10-19", "label":{"en":"Liberal MP for Shefford"}}], "given_name":"Pierre", "voice":"1 613 992-5279", "email":"Pierre.Breton@parl.gc.ca"}, {"fax":"1 613 943-7902", "links":[{"url":"http://www.parl.gc.ca/MembersOfParliament/ProfileMP.aspx?Key=217241&amp;Language=E", "note":"Page on parl.gc.ca"}, {"url":"http://pierrelucdusseault.ndp.ca", "note":"Official site"}], "image":"/media/polpics/8678_1.jpg", "other_info":{"favourite_word":["colleague"], "parlinfo_id":["4c0122f7-7958-4cbd-b99e-9d70a4dca1e8"], "twitter":["PLDusseault"], "twitter_id":["22785676"], "wordcloud":["autoimg/wordcloud-pol/pierre-luc-dusseault.png"], "alternate_name":["pierre-luc dusseault"], "constituency_offices":<text:soft-page-break/>["100 Belvédère Street South (Main Office)\nSuite 130\nSherbrooke, Quebec\nJ1H 4B5\nPhone: 1 819 564-4200"], "parl_id":["170324", "203517", "173731", "182593", "188967", "186050", "198596", "198854", "201473", "209105", "209257", "214428", "217199", "217241"]}, "related":{"speeches_url":"/speeches/?politician=pierre-luc-dusseault", "ballots_url":"/votes/ballots/?politician=pierre-luc-dusseault", "sponsored_bills_url":"/bills/?sponsor_politician=pierre-luc-dusseault", "activity_rss_url":"/politicians/8678/rss/activity/"}, "family_name":"Dusseault", "name":"Pierre-Luc Dusseault", "url":"/politicians/pierre-luc-dusseault/", "gender":"male", "memberships":[{"end_date":nil, "riding":{"province":"QC", "name":{"en":"Sherbrooke"}, "id":24073}, "url":"/politicians/memberships/4097/", "party":{"name":{"en":"New Democratic Party"}, "short_name":{"en":"NDP"}}, "start_date":"2011-05-02", "label":{"en":"NDP MP for Sherbrooke"}}], "given_name":"Pierre-Luc", "voice":"1 613 943-7896", "email":"Pierre-Luc.Dusseault@parl.gc.ca"}, {"fax":"1 613 995-3612", "links":[{"url":"http://www.parl.gc.ca/MembersOfParliament/ProfileMP.aspx?Key=216838&amp;Language=E", "note":"Page on parl.gc.ca"}], "image":"/media/polpics/garnett-genuis.jpg", "other_info":{"favourite_word":["freedom"],</text:p>
      <text:p text:style-name="P1"><text:s/>"twitter":["GarnettGenuis"], "twitter_id":["235122381"], "alternate_name":["garnett genuis"], "constituency_offices":["2018 Sherwood Drive (Main Office)\nSuite 214\nSherwood Park AB <text:s/>T8A 5V3\nPhone: 1 780 467-4944"], "parl_id":["214396", "217754", "217950", "218240", "216838"]}, "related":{"speeches_url":"/speeches/?politician=garnett-genuis", "ballots_url":"/votes/ballots/?politician=garnett-genuis", "sponsored_bills_url":"/bills/?sponsor_politician=garnett-genuis", "activity_rss_url":"/politicians/10426/rss/activity/"}, "family_name":"Genuis", "name":"Garnett Genuis", "url":"/politicians/garnett-genuis/", "gender":"male", "memberships":[{"end_date":nil, "riding":{"province":"AB", "name":{"en":"Sherwood Park—Fort Saskatchewan"}, "id":48032}, "url":"/politicians/memberships/4383/", "party":{"name":{"en":"Conservative Party of Canada"}, "short_name":{"en":"Conservative"}}, "start_date":"2015-10-19", "label":{"en":"Conservative MP for Sherwood Park—Fort Saskatchewan"}}], "given_name":"Garnett", "voice":"1 613 995-3611", "email":"Garnett.Genuis@parl.gc.ca"}, {"fax":"1 613 996-3128", "links":[{"url":"http://www.parl.gc.ca/MembersOfParliament/ProfileMP.aspx?Key=214864&amp;Language=E", "note":"Page on parl.gc.ca"}, {"url":"http://brucestantonmp.ca", "note":"Official site"}], "image":"/media/polpics/453_1.jpg", "other_info":{"wikipedia_id":["4301985"], "favourite_word":["canal"], "twitter":["bruce_stanton"], "twitter_id":["272183541"], "parlinfo_id":["02c2cb20-f27d-46a5-8e78-ab4b405bf07b"], "parl_id":["128543", "78579", "170447", "171010", "171012", "171011", "82991", "101503", "102514", "83265", "86958", "101316", "101480", "114609", "116064", "125080", "133182", "131286", "131802", "143912", "142465", "141819", "151671", "162300", "160288", "160175", "161553", "195000", "214276", "214863", "214865", "214864"], "freebase_id":["/en/bruce_stanton"], "constituency_offices":["504 Dominion Avenue\nMidland ON <text:s/>L4R 1P8\nPhone: 1 705 527-7654\n\n575 West Street South (Main Office)\nUnit 12B\nOrillia ON <text:s/>L3V 7N6\nPhone: 1 705 327-0513"], "alternate_name":["bruce stanton"]}, "related":{"speeches_url":"/speeches/?politician=bruce-stanton", "ballots_url":"/votes/ballots/?politician=bruce-stanton", "sponsored_bills_url":"/bills/?sponsor_politician=bruce-stanton", "activity_rss_url":"/politicians/453/rss/activity/"}, "family_name":"Stanton", "name":"Bruce Stanton", "url":"/politicians/bruce-stanton/", "gender":"male", "memberships":[{"end_date":nil, "riding":{"province":"ON", "name":{"en":"Simcoe North"}, "id":35100}, "url":"/politicians/memberships/580/", "party":{"name":{"en":"Conservative Party of Canada"}, "short_name":{"en":"Conservative"}}, "start_date":"2006-04-03", "label":{"en":"Conservative MP for Simcoe North"}}], "given_name":"Bruce", "voice":"1 613 992-6582", "email":"bruce.stanton@parl.gc.ca"}, {"fax":"1 613 992-2164", "links":[{"url":"http://www.parl.gc.ca/MembersOfParliament/ProfileMP.aspx?Key=218079&amp;Language=E", "note":"Page on parl.gc.ca"}, <text:soft-page-break/>{"url":"http://kellieleitchmp.com", "note":"Official site"}], "image":"/media/polpics/8918_1.jpg", "other_info":{"favourite_word":["families"], "twitter":["KellieLeitch"], "parlinfo_id":["3060b2f8-9254-4bba-8c6a-07906e591f1c"], "twitter_id":["1449023288"], "wordcloud":["autoimg/wordcloud-pol/kellie-leitch.png"], "alternate_name":["kellie leitch", "khristinn kellie leitch", "k. kellie leitch"], "constituency_offices":["501 Hume Street\nCollingwood ON <text:s/>L9Y 4H8\nPhone: 1 705 445-5557\n\n23 Paris Street (Main Office)\nAlliston ON <text:s/>L9R 1J3\nPhone: 1 705 435-1809"], "parl_id":["170109", "170869", "174376", "174691", "174224", "173172", "188034", "186790", "194608", "194609", "194610", "214464", "218079"]}, "related":{"speeches_url":"/speeches/?politician=kellie-leitch", "ballots_url":"/votes/ballots/?politician=kellie-leitch", "sponsored_bills_url":"/bills/?sponsor_politician=kellie-leitch", "activity_rss_url":"/politicians/8918/rss/activity/"}, "family_name":"Leitch", "name":"Kellie Leitch", "url":"/politicians/kellie-leitch/", "gender":"female", "memberships":[{"end_date":nil, "riding":{"province":"ON", "name":{"en":"Simcoe—Grey"}, "id":35099}, "url":"/politicians/memberships/4117/", "party":{"name":{"en":"Conservative Party of Canada"}, "short_name":{"en":"Conservative"}}, "start_date":"2011-05-02", "label":{"en":"Conservative MP for Simcoe—Grey"}}], "given_name":"Kellie", "voice":"1 613 992-4224", "email":"Kellie.Leitch@parl.gc.ca"}, {"fax":"1 613 993-9007", "links":[{"url":"http://www.parl.gc.ca/MembersOfParliament/ProfileMP.aspx?Key=219098&amp;Language=E", "note":"Page on parl.gc.ca"}, {"url":"http://nathancullen.ca", "note":"Official site"}], "image":"/media/polpics/75_1.jpg", "other_info":{"wikipedia_id":["1345356"], "twitter":["nathancullen"], "twitter_id":["16307818"], "parlinfo_id":["031462db-8f61-48ed-bf9f-b033eb8312bb"], "parl_id":["128759", "79026", "170843", "182412", "82649", "99693", "105701", "106543", "106821", "106634", "107038", "107255", "107739", "107755", "116627", "116647", "133688", "129998", "129851", "143378", "144103", "141630", "147760", "151706", "162541", "162716", "160156", "174910", "182447", "194911", "204680", "201335", "204645", "56293", "214590", "217181", "219046", "219098"], "freebase_id":["/en/nathan_cullen"], "wordcloud":["autoimg/wordcloud-pol/nathan-cullen.png"], "constituency_offices":["4716 Lazelle Avenue\nSuite 112\nTerrace BC <text:s/>V8G 1T2\nPhone: 1 250 615-5339\n\n3891 - 1st Avenue (Main Office)\nSuite 100\nSmithers BC <text:s/>V0J 2N0\nPhone: 1 250 877-4140\n\n818 - 3rd Avenue West\nPrince Rupert BC <text:s/>V8J 1M7\nPhone: 1 250 622-2413"], "favourite_word":["conservatives"], "alternate_name":["nathan cullen", "nathan paul cullen"]}, "related":{"speeches_url":"/speeches/?politician=nathan-cullen", "ballots_url":"/votes/ballots/?politician=nathan-cullen", "sponsored_bills_url":"/bills/?sponsor_politician=nathan-cullen", "activity_rss_url":"/politicians/75/rss/activity/"}, "family_name":"Cullen", "name":"Nathan Cullen", "url":"/politicians/nathan-cullen/", "gender":"male", "memberships":[{"end_date":nil, "riding":{"province":"BC", "name":{"en":"Skeena—Bulkley Valley"}, "id":59028}, "url":"/politicians/memberships/1287/", "party":{"name":{"en":"New Democratic Party"}, "short_name":{"en":"NDP"}}, "start_date":"2004-10-04", "label":{"en":"NDP MP for Skeena—Bulkley Valley"}}], "given_name":"Nathan", "voice":"1 613 993-6654", "email":"nathan.cullen@parl.gc.ca"}, {"fax":"1 613 995-8908", "links":[{"url":"http://www.parl.gc.ca/MembersOfParliament/ProfileMP.aspx?Key=218524&amp;Language=E", "note":"Page on parl.gc.ca"}, {"url":"http://drrobertkitchen.ca", "note":"Official site"}], "image":"/media/polpics/9788.jpg", "other_info":{"favourite_word":["saskatchewan"], "alternate_name":["robert gordon kitchen", "robert kitchen"], "constituency_offices":["1133 - 4th Street (Main Office)\nSuite 308\nEstevan SK <text:s/>S4A 0W6\nPhone: 1 306 634-3000"], "parl_id":["214172", "216166", "219324", "218524"]}, "related":{"speeches_url":"/speeches/?politician=robert-gordon-kitchen", "ballots_url":"/votes/ballots/?politician=robert-gordon-kitchen", "sponsored_bills_url":"/bills/?sponsor_politician=robert-gordon-kitchen", "activity_rss_url":"/politicians/9788/rss/activity/"}, "family_name":"Kitchen", "name":"Robert Gordon Kitchen", "url":"/politicians/robert-gordon-kitchen/", <text:soft-page-break/>"gender":"male", "memberships":[{"end_date":nil, "riding":{"province":"SK", "name":{"en":"Souris—Moose Mountain"}, "id":47013}, "url":"/politicians/memberships/4402/", "party":{"name":{"en":"Conservative Party of Canada"}, "short_name":{"en":"Conservative"}}, "start_date":"2015-10-19", "label":{"en":"Conservative MP for Souris—Moose Mountain"}}], "given_name":"Robert Gordon", "voice":"1 613 992-7685", "email":"Robert.Kitchen@parl.gc.ca"}, {"fax":"1 613 943-0922", "links":[{"url":"http://www.parl.gc.ca/MembersOfParliament/ProfileMP.aspx?Key=217331&amp;Language=E", "note":"Page on parl.gc.ca"}, {"url":"http://richardcannings.ndp.ca", "note":"Official site"}], "image":"/media/polpics/richard-cannings.jpg", "other_info":{"favourite_word":["oil"], "twitter":["CanningsNDP"], "twitter_id":["814078628"], "parl_id":["214446", "219479", "217331"], "constituency_offices":["1695A Columbia Avenue\nCastlegar BC <text:s/>V1N 1J1\nPhone: 1 250 365-2792\n\n301 Main Street (Main Office)\nSuite202\nPenticton BC <text:s/>V2A 5B7\nPhone: 1 250 770-4480"], "alternate_name":["richard cannings"]}, "related":{"speeches_url":"/speeches/?politician=richard-cannings", "ballots_url":"/votes/ballots/?politician=richard-cannings", "sponsored_bills_url":"/bills/?sponsor_politician=richard-cannings", "activity_rss_url":"/politicians/10418/rss/activity/"}, "family_name":"Cannings", "name":"Richard Cannings", "url":"/politicians/richard-cannings/", "gender":"male", "memberships":[{"end_date":nil, "riding":{"province":"BC", "name":{"en":"South Okanagan—West Kootenay"}, "id":59029}, "url":"/politicians/memberships/4216/", "party":{"name":{"en":"New Democratic Party"}, "short_name":{"en":"NDP"}}, "start_date":"2015-10-19", "label":{"en":"NDP MP for South Okanagan—West Kootenay"}}], "given_name":"Richard", "voice":"1 613 996-8036", "email":"Richard.Cannings@parl.gc.ca"}, {"fax":"1 613 996-0878", "links":[{"url":"http://www.parl.gc.ca/MembersOfParliament/ProfileMP.aspx?Key=215925&amp;Language=E", "note":"Page on parl.gc.ca"}, {"url":"http://bernadettejordan.ca", "note":"Official site"}], "image":"/media/polpics/bernadette-jordan.jpg", "other_info":{"favourite_word":["comox"], "twitter":["BernJordanMP"], "twitter_id":["2729561810"], "alternate_name":["bernadette jordan"], "constituency_offices":["129 Aberdeen Road (Main Office)\nSuite</text:p>
      <text:p text:style-name="P1"><text:s/>106\nBridgewater NS <text:s/>B4V 2S7\nPhone: 1 902 527-5655"], "parl_id":["214331", "215925"]}, "related":{"speeches_url":"/speeches/?politician=bernadette-jordan", "ballots_url":"/votes/ballots/?politician=bernadette-jordan", "sponsored_bills_url":"/bills/?sponsor_politician=bernadette-jordan", "activity_rss_url":"/politicians/10182/rss/activity/"}, "family_name":"Jordan", "name":"Bernadette Jordan", "url":"/politicians/bernadette-jordan/", "gender":"female", "memberships":[{"end_date":nil, "riding":{"province":"NS", "name":{"en":"South Shore—St. Margarets"}, "id":12009}, "url":"/politicians/memberships/4241/", "party":{"name":{"en":"Liberal Party of Canada"}, "short_name":{"en":"Liberal"}}, "start_date":"2015-10-19", "label":{"en":"Liberal MP for South Shore—St. Margarets"}}], "given_name":"Bernadette", "voice":"1 613 996-0877", "email":"Bernadette.Jordan@parl.gc.ca"}, {"fax":"1 613 947-4500", "links":[{"url":"http://www.parl.gc.ca/MembersOfParliament/ProfileMP.aspx?Key=217702&amp;Language=E", "note":"Page on parl.gc.ca"}, {"url":"http://diannewattsmp.ca", "note":"Official site"}], "image":"/media/polpics/dianne-lynn-watts.jpg", "other_info":{"favourite_word":["projects"], "twitter":["DianneLWatts"], "twitter_id":["240831038"], "alternate_name":["dianne lynn watts", "dianne watts", "dianne l. watts"], "parl_id":["214421", "217702"]}, "related":{"speeches_url":"/speeches/?politician=dianne-lynn-watts", "ballots_url":"/votes/ballots/?politician=dianne-lynn-watts", "sponsored_bills_url":"/bills/?sponsor_politician=dianne-lynn-watts", "activity_rss_url":"/politicians/9313/rss/activity/"}, "family_name":"Watts", "name":"Dianne Lynn Watts", "url":"/politicians/dianne-lynn-watts/", "gender":"female", "memberships":[{"end_date":nil, "riding":{"province":"BC", "name":{"en":"South Surrey—White Rock"}, "id":59030}, <text:soft-page-break/>"url":"/politicians/memberships/4313/", "party":{"name":{"en":"Conservative Party of Canada"}, "short_name":{"en":"Conservative"}}, "start_date":"2015-10-19", "label":{"en":"Conservative MP for South Surrey—White Rock"}}], "given_name":"Dianne Lynn", "voice":"1 613 947-4497", "email":"Dianne.Watts@parl.gc.ca"}, {"fax":"1 613 992-6301", "links":[{"url":"http://www.parl.gc.ca/MembersOfParliament/ProfileMP.aspx?Key=219910&amp;Language=E", "note":"Page on parl.gc.ca"}], "image":"/media/polpics/9289.jpg", "other_info":{"twitter":["TOAdamVaughan"], "favourite_word":["housing"], "twitter_id":["2194707954"], "parl_id":["207341", "214659", "214155", "219910"], "constituency_offices":["215 Spadina Avenue (Main Office)\n4th Floor\nToronto ON <text:s/>M5T 2C7\nPhone: 1 416 533-2710"], "alternate_name":["adam vaughan"]}, "related":{"speeches_url":"/speeches/?politician=adam-vaughan", "ballots_url":"/votes/ballots/?politician=adam-vaughan", "sponsored_bills_url":"/bills/?sponsor_politician=adam-vaughan", "activity_rss_url":"/politicians/9289/rss/activity/"}, "family_name":"Vaughan", "name":"Adam Vaughan", "url":"/politicians/adam-vaughan/", "gender":"male", "memberships":[{"end_date":nil, "riding":{"province":"ON", "name":{"en":"Spadina—Fort York"}, "id":35101}, "url":"/politicians/memberships/4283/", "party":{"name":{"en":"Liberal Party of Canada"}, "short_name":{"en":"Liberal"}}, "start_date":"2015-10-19", "label":{"en":"Liberal MP for Spadina—Fort York"}}, {"end_date":"2015-10-19", "riding":{"province":"ON", "name":{"en":"Trinity—Spadina"}, "id":35095}, "url":"/politicians/memberships/4169/", "party":{"name":{"en":"Liberal Party of Canada"}, "short_name":{"en":"Liberal"}}, "start_date":"2014-06-30", "label":{"en":"Liberal MP for Trinity—Spadina"}}], "given_name":"Adam", "voice":"1 613 992-2352", "email":"Adam.Vaughan@parl.gc.ca"}, {"fax":"1 613 995-8880", "links":[{"url":"http://www.parl.gc.ca/MembersOfParliament/ProfileMP.aspx?Key=216774&amp;Language=E", "note":"Page on parl.gc.ca"}, {"url":"http://michaelcoopermp.ca", "note":"Official site"}], "image":"/media/polpics/michael-cooper.jpg", "other_info":{"favourite_word":["charter"], "twitter":["Cooper4SAE"], "twitter_id":["2149496034"], "alternate_name":["michael cooper"], "constituency_offices":["20 Perron Street (Main Office)\nSuite 220\nSt Albert AB <text:s/>T8N 1E4\nPhone: 1 780 459-0809"], "parl_id":["213892", "215370", "215220", "216774"]}, "related":{"speeches_url":"/speeches/?politician=michael-cooper", "ballots_url":"/votes/ballots/?politician=michael-cooper", "sponsored_bills_url":"/bills/?sponsor_politician=michael-cooper", "activity_rss_url":"/politicians/9922/rss/activity/"}, "family_name":"Cooper", "name":"Michael Cooper", "url":"/politicians/michael-cooper/", "gender":"male", "memberships":[{"end_date":nil, "riding":{"province":"AB", "name":{"en":"St. Albert—Edmonton"}, "id":48031}, "url":"/politicians/memberships/4382/", "party":{"name":{"en":"Conservative Party of Canada"}, "short_name":{"en":"Conservative"}}, "start_date":"2015-10-19", "label":{"en":"Conservative MP for St. Albert—Edmonton"}}], "given_name":"Michael", "voice":"1 613 996-4722", "email":"Michael.Cooper@parl.gc.ca"}, {"fax":"1 613 947-4402", "links":[{"url":"http://www.parl.gc.ca/MembersOfParliament/ProfileMP.aspx?Key=219879&amp;Language=E", "note":"Page on parl.gc.ca"}], "image":"/media/polpics/chris-bittle.jpg", "other_info":{"favourite_word":["niagara"], "twitter":["Chris_Bittle"], "twitter_id":["417389780"], "parl_id":["214512", "215969", "219879"], "constituency_offices":["61 Geneva Street (Main Office)\nUnit 1\nSt Catharines ON <text:s/>L2M 4M6\nPhone: 1 905 934-6767"], "alternate_name":["chris bittle"]}, "related":{"speeches_url":"/speeches/?politician=chris-bittle", "ballots_url":"/votes/ballots/?politician=chris-bittle", "sponsored_bills_url":"/bills/?sponsor_politician=chris-bittle", "activity_rss_url":"/politicians/10281/rss/activity/"}, "family_name":"Bittle", "name":"Chris Bittle", "url":"/politicians/chris-bittle/", "gender":"male", "memberships":[{"end_date":nil, "riding":{"province":"ON", "name":{"en":"St. Catharines"}, "id":35089}, "url":"/politicians/memberships/4341/", "party":{"name":{"en":"Liberal Party of Canada"}, "short_name":{"en":"Liberal"}}, <text:soft-page-break/>"start_date":"2015-10-19", "label":{"en":"Liberal MP for St. Catharines"}}], "given_name":"Chris", "voice":"1 613 992-3352", "email":"Chris.Bittle@parl.gc.ca"}, {"fax":"1 613 992-2178", "links":[{"url":"http://www.parl.gc.ca/MembersOfParliament/ProfileMP.aspx?Key=215934&amp;Language=E", "note":"Page on parl.gc.ca"}, {"url":"http://nwhalen.liberal.ca", "note":"Official site"}], "image":"/media/polpics/10253.jpg", "other_info":{"favourite_word":["support"], "twitter":["NickWhalenMP"], "twitter_id":["106829525"], "alternate_name":["nick whalen"], "constituency_offices":["120 Torbay Road (Main Office)\nSuite E130\nSt. John's NL <text:s/>A1A 2G8\nPhone: 1 709 772-7171"], "parl_id":["214152", "215934"]}, "related":{"speeches_url":"/speeches/?politician=nick-whalen", "ballots_url":"/votes/ballots/?politician=nick-whalen", "sponsored_bills_url":"/bills/?sponsor_politician=nick-whalen", "activity_rss_url":"/politicians/10253/rss/activity/"}, "family_name":"Whalen", "name":"Nick Whalen", "url":"/politicians/nick-whalen/", "gender":"male", "memberships":[{"end_date":nil, "riding":{"province":"NL", "name":{"en":"St. John's East"}, "id":10006}, "url":"/politicians/memberships/4353/", "party":{"name":{"en":"Liberal Party of Canada"}, "short_name":{"en":"Liberal"}}, "start_date":"2015-10-19", "label":{"en":"Liberal MP for St. John's East"}}], "given_name":"Nick", "voice":"1 613 996-7269", "email":"Nick.Whalen@parl.gc.ca"}, {"fax":"1 613 995-7858", "links":[{"url":"http://www.parl.gc.ca/MembersOfParliament/ProfileMP.aspx?Key=216092&amp;Language=E", "note":"Page on parl.gc.ca"}], "image":"/media/polpics/seamus-oregan.jpg", "other_info":{"favourite_word":["news"], "twitter":["SeamusORegan"], "twitter_id":["22849568"], "parl_id":["214400", "216092"], "constituency_offices":["689 Topsail Road (Main Office)\n2nd Floor\nSt. John's NL <text:s/>A1E 2E3\nPhone: 1 709 772-4608"], "alternate_name":["seamus o'regan"]}, "related":{"speeches_url":"/speeches/?politician=seamus-oregan", "ballots_url":"/votes/ballots/?politician=seamus-oregan", "sponsored_bills_url":"/bills/?sponsor_politician=seamus-oregan", "activity_rss_url":"/politicians/10256/rss/activity/"}, "family_name":"O'Regan", "name":"Seamus O'Regan", "url":"/politicians/seamus-oregan/", "gender":"male", "memberships":[{"end_date":nil, "riding":{"province":"NL", "name":{"en":"St. John's South—Mount Pearl"}, "id":10007}, "url":"/politicians/memberships/4354/", "party":{"name":{"en":"Liberal Party of Canada"}, "short_name":{"en":"Liberal"}}, "start_date":"2015-10-19", "label":{"en":"Liberal MP for St. John's South—Mount Pearl"}}], "given_name":"Seamus", "voice":"1 613 992-0927", "email":"Seamus.ORegan@parl.gc.ca"}, {"fax":"1 613 992-1410", "links":[{"url":"http://www.parl.gc.ca/MembersOfParliament/ProfileMP.aspx?Key=216084&amp;Language=E", "note":"Page on parl.gc.ca"}, {"url":"http://joepeschisolido.ca", "note":"Official site"}], "image":"/media/polpics/4136.jpg", "other_info":{"favourite_word":["farmers"], "twitter_id":["3448254521"], "parlinfo_id":["f9d84c5f-5f2a-4d2b-9a6a-ac01c1adccf3"], "alternate_name":["joe peschisolido"], "constituency_offices":["120 - 11080 No.5 Road (Main Office)\nRichmond BC <text:s/>V7A 4E7\nPhone: 1 604 257-2900"], "twitter":["jpeschisolido"], "parl_id":["3010", "214266", "216084"]}, "related":{"speeches_url":"/speeches/?politician=joe-peschisolido", "ballots_url":"/votes/ballots/?politician=joe-peschisolido", "sponsored_bills_url":"/bills/?sponsor_politician=joe-peschisolido", "activity_rss_url":"/politicians/4136/rss/activity/"}, "family_name":"Peschisolido",</text:p>
      <text:p text:style-name="P1"><text:s/>"name":"Joe Peschisolido", "url":"/politicians/joe-peschisolido/", "gender":"male", "memberships":[{"end_date":nil, "riding":{"province":"BC", "name":{"en":"Steveston—Richmond East"}, "id":59031}, "url":"/politicians/memberships/4363/", "party":{"name":{"en":"Liberal Party of Canada"}, "short_name":{"en":"Liberal"}}, "start_date":"2015-10-19", "label":{"en":"Liberal MP for Steveston—Richmond East"}}, {"end_date":"2005-05-23", "riding":{"province":"BC", "name":{"en":"Richmond"}, "id":59023}, "url":"/politicians/memberships/4017/", "party":{"name":{"en":"Liberal Party of <text:soft-page-break/>Canada"}, "short_name":{"en":"Liberal"}}, "start_date":"2002-01-28", "label":{"en":"Liberal MP for Richmond"}}, {"end_date":"2002-01-27", "riding":{"province":"BC", "name":{"en":"Richmond"}, "id":59023}, "url":"/politicians/memberships/1590/", "party":{"name":{"en":"Canadian Alliance"}, "short_name":{"en":"Canadian Alliance"}}, "start_date":"2001-01-29", "label":{"en":"Canadian Alliance MP for Richmond"}}], "given_name":"Joe", "voice":"1 613 992-1385", "email":"Joe.Peschisolido@parl.gc.ca"}, {"fax":"1 613 996-2119", "links":[{"url":"http://www.parl.gc.ca/MembersOfParliament/ProfileMP.aspx?Key=214147&amp;Language=E", "note":"Page on parl.gc.ca"}], "image":"/media/polpics/163_1.jpg", "other_info":{"favourite_word":["pipelines"], "parlinfo_id":["07efb925-e6f4-4f2a-bd9f-bd5b0a297a8d"], "wordcloud":["autoimg/wordcloud-pol/guy-lauzon.png"], "parl_id":["128352", "113995", "78597", "170469", "86099", "102630", "101169", "107096", "101269", "117112", "128924", "129404", "131771", "147307", "148682", "159889", "56104", "172700", "188771", "196548", "202676", "208513", "200881", "208960", "214147"], "freebase_id":["/en/guy_lauzon"], "constituency_offices":["621 Pitt Street (Main Office)\nCornwall ON <text:s/>K6J 3R8\nPhone: 1 613 937-3331"], "alternate_name":["guy lauzon"]}, "related":{"speeches_url":"/speeches/?politician=guy-lauzon", "ballots_url":"/votes/ballots/?politician=guy-lauzon", "sponsored_bills_url":"/bills/?sponsor_politician=guy-lauzon", "activity_rss_url":"/politicians/163/rss/activity/"}, "family_name":"Lauzon", "name":"Guy Lauzon", "url":"/politicians/guy-lauzon/", "gender":"male", "memberships":[{"end_date":nil, "riding":{"province":"ON", "name":{"en":"Stormont—Dundas—South Glengarry"}, "id":35102}, "url":"/politicians/memberships/1429/", "party":{"name":{"en":"Conservative Party of Canada"}, "short_name":{"en":"Conservative"}}, "start_date":"2004-10-04", "label":{"en":"Conservative MP for Stormont—Dundas—South Glengarry"}}], "given_name":"Guy", "voice":"1 613 992-2521", "email":"guy.lauzon@parl.gc.ca"}, {"fax":"1 613 996-0785", "links":[{"url":"http://www.parl.gc.ca/MembersOfParliament/ProfileMP.aspx?Key=214568&amp;Language=E", "note":"Page on parl.gc.ca"}, {"url":"http://ronaambrose.com", "note":"Official site"}], "image":"/media/polpics/6_1.jpg", "other_info":{"wikipedia_id":["850355"], "twitter":["RonaAmbrose"], "favourite_word":["support"], "twitter_id":["277155475"], "parlinfo_id":["cf6f39df-d304-45e1-a559-70a0cf20a720"], "parl_id":["128390", "78760", "105833", "78678", "128693", "147115", "105831", "105832", "154354", "154352", "170519", "194628", "214611", "214452", "214568"], "freebase_id":["/en/rona_ambrose"], "wordcloud":["autoimg/wordcloud-pol/rona-ambrose.png"], "constituency_offices":["4807 - 44 Avenue (Main Office)\nSuite 102\nStony Plain AB <text:s/>T7Z 1V5\nPhone: 1 780 823-2050"], "alternate_name":["rona ambrose"]}, "related":{"speeches_url":"/speeches/?politician=rona-ambrose", "ballots_url":"/votes/ballots/?politician=rona-ambrose", "sponsored_bills_url":"/bills/?sponsor_politician=rona-ambrose", "activity_rss_url":"/politicians/6/rss/activity/"}, "family_name":"Ambrose", "name":"Rona Ambrose", "url":"/politicians/rona-ambrose/", "gender":"female", "memberships":[{"end_date":nil, "riding":{"province":"AB", "name":{"en":"Sturgeon River—Parkland"}, "id":48033}, "url":"/politicians/memberships/4396/", "party":{"name":{"en":"Conservative Party of Canada"}, "short_name":{"en":"Conservative"}}, "start_date":"2015-10-19", "label":{"en":"Conservative MP for Sturgeon River—Parkland"}}, {"end_date":"2015-10-19", "riding":{"province":"AB", "name":{"en":"Edmonton—Spruce Grove"}, "id":48017}, "url":"/politicians/memberships/1250/", "party":{"name":{"en":"Conservative Party of Canada"}, "short_name":{"en":"Conservative"}}, "start_date":"2004-10-04", "label":{"en":"Conservative MP for Edmonton—Spruce Grove"}}], "given_name":"Rona", "voice":"1 613 996-9778", "email":"rona.ambrose@parl.gc.ca"}, {"fax":"1 613 995-2569", "links":[{"url":"http://www.parl.gc.ca/MembersOfParliament/ProfileMP.aspx?Key=215889&amp;Language=E", "note":"Page on parl.gc.ca"}], "image":"/media/polpics/paul-lefebvre.jpg", "other_info":{"favourite_word":["sudbury"], "twitter_id":["2902760530"], "alternate_name":["paul lefebvre"], "constituency_offices":["152 Durham Street (Main Office)\nSudbury ON <text:s/>P3E <text:soft-page-break/>3M7\nPhone: 1 705 673-7107"], "twitter":["LefebvrePaul"], "parl_id":["214213", "215895", "215889"]}, "related":{"speeches_url":"/speeches/?politician=paul-lefebvre", "ballots_url":"/votes/ballots/?politician=paul-lefebvre", "sponsored_bills_url":"/bills/?sponsor_politician=paul-lefebvre", "activity_rss_url":"/politicians/10228/rss/activity/"}, "family_name":"Lefebvre", "name":"Paul Lefebvre", "url":"/politicians/paul-lefebvre/", "gender":"male", "memberships":[{"end_date":nil, "riding":{"province":"ON", "name":{"en":"Sudbury"}, "id":35103}, "url":"/politicians/memberships/4348/", "party":{"name":{"en":"Liberal Party of Canada"}, "short_name":{"en":"Liberal"}}, "start_date":"2015-10-19", "label":{"en":"Liberal MP for Sudbury"}}], "given_name":"Paul", "voice":"1 613 996-8962", "email":"Paul.Lefebvre@parl.gc.ca"}, {"fax":"1 613 992-0252", "links":[{"url":"http://www.parl.gc.ca/MembersOfParliament/ProfileMP.aspx?Key=216099&amp;Language=E", "note":"Page on parl.gc.ca"}], "image":"/media/polpics/randeep-sarai.jpg", "other_info":{"favourite_word":["citizenship"], "twitter":["randeepssarai"], "twitter_id":["931397016"], "parl_id":["214497", "216099"], "constituency_offices":["10362 King George Blvd (Main Office)\nSuite 170\nSurrey BC <text:s/>V3T 2W5\nPhone: 1 604 589-2441"], "alternate_name":["randeep sarai"]}, "related":{"speeches_url":"/speeches/?politician=randeep-sarai", "ballots_url":"/votes/ballots/?politician=randeep-sarai", "sponsored_bills_url":"/bills/?sponsor_politician=randeep-sarai", "activity_rss_url":"/politicians/10214/rss/activity/"}, "family_name":"Sarai", "name":"Randeep Sarai", "url":"/politicians/randeep-sarai/", "gender":"male", "memberships":[{"end_date":nil, "riding":{"province":"BC", "name":{"en":"Surrey Centre"}, "id":59032}, "url":"/politicians/memberships/4400/", "party":{"name":{"en":"Liberal Party of Canada"}, "short_name":{"en":"Liberal"}}, "start_date":"2015-10-19", "label":{"en":"Liberal MP for Surrey Centre"}}], "given_name":"Randeep", "voice":"1 613 992-2922", "email":"Randeep.Sarai@parl.gc.ca"}, {"fax":"1 613 992-1965", "links":[{"url":"http://www.parl.gc.ca/MembersOfParliament/ProfileMP.aspx?Key=215963&amp;Language=E", "note":"Page on parl.gc.ca"}], "image":"/media/polpics/422.jpg", "other_info":{"wikipedia_id":["3418160"], "twitter":["sukhdhaliwal"], "favourite_word":["tpp"], "twitter_id":["38625077"], "anagram":["Had laws? I HULK."], "parlinfo_id":["3da57866-49d8-42d1-9f5b-c78561f67c9d"], "parl_id":["128563", "78872", "82524", "99820", "99582", "116367", "116416", "116482", "129604", "129633", "141457", "140662", "149947", "149986", "150057", "161425", "161499", "214197", "215963"], "freebase_id":["/en/sukh_dhaliwal"], "constituency_offices":["12992 - 76th Avenue (Main Office)\nUnit 202\nSurrey BC <text:s/>V3W 2V6\nPhone: 1 604 598-2200"], "alternate_name":["sukh dhaliwal"]}, "related":{"speeches_url":"/speeches/?politician=sukh-dhaliwal", "ballots_url":"/votes/ballots/?politician=sukh-dhaliwal", "sponsored_bills_url":"/bills/?sponsor_politician=sukh-dhaliwal", "activity_rss_url":"/politicians/422/rss/activity/"}, "family_name":"Dhaliwal", "name":"Sukh Dhaliwal", "url":"/politicians/sukh-dhaliwal/", "gender":"male", "memberships":[{"end_date":nil, "riding":{"province":"BC", "name":{"en":"Surrey—Newton"}, "id":59033}, "url":"/politicians/memberships/4388/", "party":{"name":{"en":"Liberal Party of Canada"}, "short_name":{"en":"Liberal"}}, "start_date":"2015-10-19", "label":{"en":"Liberal MP for Surrey—Newton"}}, {"end_date":"2011-03-26", "riding":{"province":"BC", "name":{"en":"Newton—North Delta"}, "id":59016}, "url":"/politicians/memberships/397/", "party":{"name":{"en":"Liberal Party of Canada"}, "short_name":{"en":"Liberal"}}, "start_date":"2006-04-03", "label":{"en":"Liberal MP for Newton—North Delta"}}], "given_name":"Sukh", "voice":"1 613 992-0666", "email":"Sukh.Dhaliwal@parl.gc.ca"}, {"fax":"1 613 995-2963", "links":[{"url":"http://www.parl.gc.ca/MembersOfParliament/ProfileMP.aspx?Key=218966&amp;Language=E", "note":"Page on parl.gc.ca"}, {"url":"http://markeyking.liberal.ca", "note":"Official site"}], "image":"/media/polpics/100_2.jpg", "other_info":{"wikipedia_id":["600363"], "twitter":["MarkEyking_MP"], "favourite_word":["going"], "wordcloud":["autoimg/wordcloud-pol/mark-eyking.png"], "twitter_id":["378207083"], <text:soft-page-break/>"parlinfo_id":["550141c4-bdc7-48ea-9e5e-6b40f5ad1bed"], "parl_id":["128531", "78815", "203378", "197212", "170587", "82351", "99430", "99524", "106326", "116412", "125075", "129700", "133448", "140534", "144202", "151736", "159391", "162369", "173656", "173634", "186591", "186581", "191128", "191060", "193670", "200213", "198595", "214292", "218966"], "freebase_id":["/en/mark_eyking"],</text:p>
      <text:p text:style-name="P1"><text:s/>"constituency_offices":["500 Kings Road (Main Office)\nSydney NS <text:s/>B1S 1B2\nPhone: 1 902 567-6275"], "alternate_name":["mark eyking", "the honourable mark eyking"]}, "related":{"speeches_url":"/speeches/?politician=mark-eyking", "ballots_url":"/votes/ballots/?politician=mark-eyking", "sponsored_bills_url":"/bills/?sponsor_politician=mark-eyking", "activity_rss_url":"/politicians/100/rss/activity/"}, "family_name":"Eyking", "name":"Mark Eyking", "url":"/politicians/mark-eyking/", "gender":"male", "memberships":[{"end_date":nil, "riding":{"province":"NS", "name":{"en":"Sydney—Victoria"}, "id":12010}, "url":"/politicians/memberships/1645/", "party":{"name":{"en":"Liberal Party of Canada"}, "short_name":{"en":"Liberal"}}, "start_date":"2001-01-29", "label":{"en":"Liberal MP for Sydney—Victoria"}}], "given_name":"Mark", "voice":"1 613 995-6459", "email":"mark.eyking@parl.gc.ca"}, {"fax":"1 613 947-4879", "links":[{"url":"http://www.parl.gc.ca/MembersOfParliament/ProfileMP.aspx?Key=214062&amp;Language=E", "note":"Page on parl.gc.ca"}], "image":"/media/polpics/michel-boudrias.jpg", "other_info":{"twitter":["michelboudrias"], "favourite_word":["quebec"], "twitter_id":["2972038637"], "alternate_name":["michel boudrias"], "constituency_offices":["730-732 St. Louis Street (Main Office)\nTerrebonne, Quebec\nJ6W 1J6\nPhone: 1 450 964-9417"], "parl_id":["214062"]}, "related":{"speeches_url":"/speeches/?politician=michel-boudrias", "ballots_url":"/votes/ballots/?politician=michel-boudrias", "sponsored_bills_url":"/bills/?sponsor_politician=michel-boudrias", "activity_rss_url":"/politicians/10533/rss/activity/"}, "family_name":"Boudrias", "name":"Michel Boudrias", "url":"/politicians/michel-boudrias/", "gender":"male", "memberships":[{"end_date":nil, "riding":{"province":"QC", "name":{"en":"Terrebonne"}, "id":24075}, "url":"/politicians/memberships/4217/", "party":{"name":{"en":"Bloc Québécois"}, "short_name":{"en":"Bloc"}}, "start_date":"2015-10-19", "label":{"en":"Bloc MP for Terrebonne"}}], "given_name":"Michel", "voice":"1 613 947-4788", "email":"Michel.Boudrias@parl.gc.ca"}, {"fax":"1 613 992-6069", "links":[{"url":"http://www.parl.gc.ca/MembersOfParliament/ProfileMP.aspx?Key=215939&amp;Language=E", "note":"Page on parl.gc.ca"}], "image":"/media/polpics/10194.jpg", "other_info":{"favourite_word":["safety"], "twitter":["ramezayoub"], "twitter_id":["268642270"], "parl_id":["214178", "215945", "215939"], "constituency_offices":["201 Curé-Labelle Blvd (Main Office)\nSuite 401\nSainte-Thérèse, Quebec\nJ7E 2X6\nPhone: 1 450 965-1188"], "alternate_name":["ramez ayoub"]}, "related":{"speeches_url":"/speeches/?politician=ramez-ayoub", "ballots_url":"/votes/ballots/?politician=ramez-ayoub", "sponsored_bills_url":"/bills/?sponsor_politician=ramez-ayoub", "activity_rss_url":"/politicians/10194/rss/activity/"}, "family_name":"Ayoub", "name":"Ramez Ayoub", "url":"/politicians/ramez-ayoub/", "gender":"male", "memberships":[{"end_date":nil, "riding":{"province":"QC", "name":{"en":"Thérèse-De Blainville"}, "id":24013}, "url":"/politicians/memberships/4250/", "party":{"name":{"en":"Liberal Party of Canada"}, "short_name":{"en":"Liberal"}}, "start_date":"2015-10-19", "label":{"en":"Liberal MP for Thérèse-De Blainville"}}], "given_name":"Ramez", "voice":"1 613 992-2617", "email":"Ramez.Ayoub@parl.gc.ca"}, {"fax":"1 613 992-0887", "links":[{"url":"http://www.parl.gc.ca/MembersOfParliament/ProfileMP.aspx?Key=217884&amp;Language=E", "note":"Page on parl.gc.ca"}], "image":"/media/polpics/594_1.jpg", "other_info":{"wikipedia_id":["1582831"], "twitter":["KentThornhillMP"], "favourite_word":["iran"], "wordcloud":["autoimg/wordcloud-pol/peter-kent.png"], "twitter_id":["1449320024"], "parlinfo_id":["0bd5970c-e4c2-4044-8344-8123b16d75bd"], "parl_id":["128239", "128722", "165138", "170520", "203898", "198641", "207788", "214192", "217884"], "freebase_id":["/en/peter_kent"], "constituency_offices":["7378 Yonge Street (Main <text:soft-page-break/>Office)\nSuite 41B\nThornhill ON <text:s/>L4J 8J1\nPhone: 1 905 886-9911"], "alternate_name":["peter kent", "the honourable peter kent"]}, "related":{"speeches_url":"/speeches/?politician=peter-kent", "ballots_url":"/votes/ballots/?politician=peter-kent", "sponsored_bills_url":"/bills/?sponsor_politician=peter-kent", "activity_rss_url":"/politicians/594/rss/activity/"}, "family_name":"Kent", "name":"Peter Kent", "url":"/politicians/peter-kent/", "gender":"male", "memberships":[{"end_date":nil, "riding":{"province":"ON", "name":{"en":"Thornhill"}, "id":35104}, "url":"/politicians/memberships/1083/", "party":{"name":{"en":"Conservative Party of Canada"}, "short_name":{"en":"Conservative"}}, "start_date":"2008-11-18", "label":{"en":"Conservative MP for Thornhill"}}], "given_name":"Peter", "voice":"1 613 992-0253", "email":"peter.kent@parl.gc.ca"}, {"fax":"1 613 995-3515", "links":[{"url":"http://www.parl.gc.ca/MembersOfParliament/ProfileMP.aspx?Key=216072&amp;Language=E", "note":"Page on parl.gc.ca"}], "image":"/media/polpics/don-rusnak.jpg", "other_info":{"favourite_word":["know"], "twitter":["DonRusnakMP"], "twitter_id":["3256976143"], "alternate_name":["don rusnak"], "constituency_offices":["905 E Victoria Avenue (Main Office)\nUnit 1\nThunder Bay ON <text:s/>P7C 1B3\nPhone: 1 807 625-1160"], "parl_id":["214544", "216072"]}, "related":{"speeches_url":"/speeches/?politician=don-rusnak", "ballots_url":"/votes/ballots/?politician=don-rusnak", "sponsored_bills_url":"/bills/?sponsor_politician=don-rusnak", "activity_rss_url":"/politicians/10238/rss/activity/"}, "family_name":"Rusnak", "name":"Don Rusnak", "url":"/politicians/don-rusnak/", "gender":"male", "memberships":[{"end_date":nil, "riding":{"province":"ON", "name":{"en":"Thunder Bay—Rainy River"}, "id":35105}, "url":"/politicians/memberships/4350/", "party":{"name":{"en":"Liberal Party of Canada"}, "short_name":{"en":"Liberal"}}, "start_date":"2015-10-19", "label":{"en":"Liberal MP for Thunder Bay—Rainy River"}}], "given_name":"Don", "voice":"1 613 992-3061", "email":"Don.Rusnak@parl.gc.ca"}, {"fax":"1 613 996-9785", "links":[{"url":"http://www.parl.gc.ca/MembersOfParliament/ProfileMP.aspx?Key=214339&amp;Language=E", "note":"Page on parl.gc.ca"}], "image":"/media/polpics/patty-hajdu.jpg", "other_info":{"favourite_word":["work"], "twitter":["PattyHajdu"], "twitter_id":["1005090338"], "parl_id":["214546", "214339"], "constituency_offices":["705 Red River Road (Main Office)\nSuite 3\nThunder Bay ON <text:s/>P7B 1J3\nPhone: 1 807 766-2090"], "alternate_name":["patty hajdu", "patricia hajdu"]}, "related":{"speeches_url":"/speeches/?politician=patty-hajdu", "ballots_url":"/votes/ballots/?politician=patty-hajdu", "sponsored_bills_url":"/bills/?sponsor_politician=patty-hajdu", "activity_rss_url":"/politicians/10240/rss/activity/"}, "family_name":"Hajdu", "name":"Patty Hajdu", "url":"/politicians/patty-hajdu/", "gender":"female", "memberships":[{"end_date":nil, "riding":{"province":"ON", "name":{"en":"Thunder Bay—Superior North"}, "id":35106}, "url":"/politicians/memberships/4220/", "party":{"name":{"en":"Liberal Party of Canada"}, "short_name":{"en":"Liberal"}}, "start_date":"2015-10-19", "label":{"en":"Liberal MP for Thunder Bay—Superior North"}}], "given_name":"Patty", "voice":"1 613 996-4792", "email":"Patty.Hajdu@parl.gc.ca"}, {"fax":"1 613 995-0747", "links":[{"url":"http://www.parl.gc.ca/MembersOfParliament/ProfileMP.aspx?Key=219043&amp;Language=E", "note":"Page on parl.gc.ca"}, {"url":"http://charlieangus.ndp.ca", "note":"Official site"}], "image":"/media/polpics/11_1.jpg", "other_info":{"wikipedia_id":["766307"], "favourite_word":["going"], "parlinfo_id":["50a18bf1-9be3-4563-b657-6af367453ba0"], "twitter":["CharlieAngusNDP"], "twitter_id":["215632349"], "wordcloud":["autoimg/wordcloud-pol/charlie-angus.png"], "parl_id":["128444", "78395", "170184", "82590", "101805", "99628", "116740", "116659", "117734", "120303", "129822", "140566", "148146", "147713", "159268", "164121", "166719", "173729", "175068", "178428", "180655", "180735", "180903", "180848", "186477", "197284", "201391", "209259", "214564", "219043"], "freebase_id":["/en/charlie_angus"], "constituency_offices":["30 Second Street\nSuite 201\nPO Box 276\nKirkland Lake ON <text:s/>P2N 3H7\nPhone: 1 705 567-2747\n\n60 Wilson Ave\n2nd Floor\nTimmins ON <text:s/>P4N 2S7\nPhone: 1 705 268-6464"], "alternate_name":["charlie angus"]}, "related":<text:soft-page-break/>{"speeches_url":"/speeches/?politician=charlie-angus", "ballots_url":"/votes/ballots/?politician=charlie-angus", "sponsored_bills_url":"/bills/?sponsor_politician=charlie-angus", "activity_rss_url":"/politicians/11/rss/activity/"}, "family_name":"Angus", "name":"Charlie Angus", "url":"/politicians/charlie-angus/", "gender":"male", "memberships":[{"end_date":nil, "riding":{"province":"ON", "name":{"en":"Timmins—James Bay"}, "id":35107}, "url":"/politicians/memberships/1434/", "party":{"name":{"en":"New Democratic Party"}, "short_name":{"en":"NDP"}}, "start_date":"2004-10-04", "label":{"en":"NDP MP for Timmins—James Bay"}}], "given_name":"Charlie", "voice":"1 613 992-2919", "email":"charlie.angus@parl.gc.ca"}, {"fax":"1 613 947-4434", "links":[{"url":"http://www.parl.gc.ca/MembersOfParliament/ProfileMP.aspx?Key=215885&amp;Language=E", "note":"Page on parl.gc.ca"}, {"url":"http://tjharveyparl.liberal.ca", "note":"Official site"}], "image":"/media/polpics/tj-harvey.jpg", "other_info":{"favourite_word":["within"], "twitter":["TJHarveyLib"], "twitter_id":["248976061"], "parl_id":["214222", "215896", "215885"], "constituency_offices":["9160 Main Street (Main Office)\nFlorenceville NB <text:s/>E7L 2A6\nPhone: 1 506 392-5807"], "alternate_name":["tj harvey", "t.j. harvey"]}, "related":{"speeches_url":"/speeches/?politician=tj-harvey",</text:p>
      <text:p text:style-name="P1"><text:s/>"ballots_url":"/votes/ballots/?politician=tj-harvey", "sponsored_bills_url":"/bills/?sponsor_politician=tj-harvey", "activity_rss_url":"/politicians/9553/rss/activity/"}, "family_name":"Harvey", "name":"TJ Harvey", "url":"/politicians/tj-harvey/", "gender":"male", "memberships":[{"end_date":nil, "riding":{"province":"NB", "name":{"en":"Tobique—Mactaquac"}, "id":13010}, "url":"/politicians/memberships/4301/", "party":{"name":{"en":"Liberal Party of Canada"}, "short_name":{"en":"Liberal"}}, "start_date":"2015-10-19", "label":{"en":"Liberal MP for Tobique—Mactaquac"}}], "given_name":"TJ", "voice":"1 613 947-4431", "email":"TJ.Harvey@parl.gc.ca"}, {"fax":"1 613 992-1383", "links":[{"url":"http://www.parl.gc.ca/MembersOfParliament/ProfileMP.aspx?Key=213961&amp;Language=E", "note":"Page on parl.gc.ca"}, {"url":"http://billmorneau.ca", "note":"Official site"}], "image":"/media/polpics/bill-morneau.jpg", "other_info":{"favourite_word":["help"], "twitter":["Bill_Morneau"], "twitter_id":["2155691491"], "parl_id":["214320", "213961"], "constituency_offices":["430 Parliament Street (Main Office)\nToronto ON <text:s/>M5A 3A2\nPhone: 1 416 972-9749"], "alternate_name":["bill morneau"]}, "related":{"speeches_url":"/speeches/?politician=bill-morneau", "ballots_url":"/votes/ballots/?politician=bill-morneau", "sponsored_bills_url":"/bills/?sponsor_politician=bill-morneau", "activity_rss_url":"/politicians/10201/rss/activity/"}, "family_name":"Morneau", "name":"Bill Morneau", "url":"/politicians/bill-morneau/", "gender":"male", "memberships":[{"end_date":nil, "riding":{"province":"ON", "name":{"en":"Toronto Centre"}, "id":35108}, "url":"/politicians/memberships/4352/", "party":{"name":{"en":"Liberal Party of Canada"}, "short_name":{"en":"Liberal"}}, "start_date":"2015-10-19", "label":{"en":"Liberal MP for Toronto Centre"}}], "given_name":"Bill", "voice":"1 613 992-1377", "email":"Bill.Morneau@parl.gc.ca"}, {"fax":"1 613 992-9389", "links":[{"url":"http://www.parl.gc.ca/MembersOfParliament/ProfileMP.aspx?Key=219651&amp;Language=E", "note":"Page on parl.gc.ca"}, {"url":"http://jdabrusin.liberal.ca", "note":"Official site"}], "image":"/media/polpics/julie-dabrusin.jpg", "other_info":{"favourite_word":["toronto"], "twitter":["juliedabrusin"], "twitter_id":["382949896"], "parl_id":["214035", "215221", "216094", "219651"], "constituency_offices":["1180 Danforth Avenue (Main Office)\nToronto ON <text:s/>M4J 1M3\nPhone: 1 416 405-8914"], "alternate_name":["julie dabrusin"]}, "related":{"speeches_url":"/speeches/?politician=julie-dabrusin", "ballots_url":"/votes/ballots/?politician=julie-dabrusin", "sponsored_bills_url":"/bills/?sponsor_politician=julie-dabrusin", "activity_rss_url":"/politicians/10204/rss/activity/"}, "family_name":"Dabrusin", "name":"Julie Dabrusin", "url":"/politicians/julie-dabrusin/", "gender":"female", <text:soft-page-break/>"memberships":[{"end_date":nil, "riding":{"province":"ON", "name":{"en":"Toronto—Danforth"}, "id":35109}, "url":"/politicians/memberships/4233/", "party":{"name":{"en":"Liberal Party of Canada"}, "short_name":{"en":"Liberal"}}, "start_date":"2015-10-19", "label":{"en":"Liberal MP for Toronto—Danforth"}}], "given_name":"Julie", "voice":"1 613 992-9381", "email":"Julie.Dabrusin@parl.gc.ca"}, {"fax":"1 613 947-4622", "links":[{"url":"http://www.parl.gc.ca/MembersOfParliament/ProfileMP.aspx?Key=213975&amp;Language=E", "note":"Page on parl.gc.ca"}, {"url":"http://carolynbennett.ca", "note":"Official site"}], "image":"/media/polpics/24_1.jpg", "other_info":{"wikipedia_id":["463715"], "favourite_word":["health"], "twitter":["Carolyn_Bennett"], "anagram":["Clatter on, Benny!"], "twitter_id":["40550119"], "parlinfo_id":["f470e27a-a074-4b16-8304-960ffe8c9289"], "parl_id":["128311", "78443", "170271", "82396", "99561", "102769", "99452", "99578", "82281", "99410", "116403", "116523", "129780", "134410", "140393", "198551", "149914", "159395", "175239", "173626", "188988", "198548", "191539", "186628", "191990", "197214", "198674", "204228", "208767", "204057", "214312", "213975"], "freebase_id":["/en/carolyn_bennett"], "wordcloud":["autoimg/wordcloud-pol/carolyn-bennett.png"], "constituency_offices":["1650 Yonge Street (Main Office)\nSuite 103\nToronto ON <text:s/>M4T 2A2\nPhone: 1 416 952-3990"], "alternate_name":["carolyn bennett", "the honourable carolyn bennett"]}, "related":{"speeches_url":"/speeches/?politician=carolyn-bennett", "ballots_url":"/votes/ballots/?politician=carolyn-bennett", "sponsored_bills_url":"/bills/?sponsor_politician=carolyn-bennett", "activity_rss_url":"/politicians/24/rss/activity/"}, "family_name":"Bennett", "name":"Carolyn Bennett", "url":"/politicians/carolyn-bennett/", "gender":"female", "memberships":[{"end_date":nil, "riding":{"province":"ON", "name":{"en":"Toronto—St. Paul's"}, "id":35090}, "url":"/politicians/memberships/4324/", "party":{"name":{"en":"Liberal Party of Canada"}, "short_name":{"en":"Liberal"}}, "start_date":"2015-10-19", "label":{"en":"Liberal MP for Toronto—St. Paul's"}}, {"end_date":"2015-10-19", "riding":{"province":"ON", "name":{"en":"St. Paul's"}, "id":35077}, "url":"/politicians/memberships/2631/", "party":{"name":{"en":"Liberal Party of Canada"}, "short_name":{"en":"Liberal"}}, "start_date":"1997-09-22", "label":{"en":"Liberal MP for St. Paul's"}}], "given_name":"Carolyn", "voice":"1 613 995-9666", "email":"carolyn.bennett@parl.gc.ca"}, {"fax":"1 613 995-9498", "links":[{"url":"http://www.parl.gc.ca/MembersOfParliament/ProfileMP.aspx?Key=217211&amp;Language=E", "note":"Page on parl.gc.ca"}, {"url":"http://robertaubin.ndp.ca", "note":"Official site"}], "image":"/media/polpics/8685_1.jpg", "other_info":{"twitter":["RobertAubinNPD"], "favourite_word":["conservatives"], "parlinfo_id":["075456c7-3cca-483c-b4f1-85006031ca09"], "twitter_id":["272436944"], "wordcloud":["autoimg/wordcloud-pol/robert-aubin.png"], "alternate_name":["robert aubin"], "constituency_offices":["214 Bonaventure Street (Main Office)\nTrois-Rivières, Quebec\nG9A 2B1\nPhone: 1 819 371-5901"], "parl_id":["170320", "173793", "182468", "186541", "197285", "214096", "217211"]}, "related":{"speeches_url":"/speeches/?politician=robert-aubin", "ballots_url":"/votes/ballots/?politician=robert-aubin", "sponsored_bills_url":"/bills/?sponsor_politician=robert-aubin", "activity_rss_url":"/politicians/8685/rss/activity/"}, "family_name":"Aubin", "name":"Robert Aubin", "url":"/politicians/robert-aubin/", "gender":"male", "memberships":[{"end_date":nil, "riding":{"province":"QC", "name":{"en":"Trois-Rivières"}, "id":24076}, "url":"/politicians/memberships/4034/", "party":{"name":{"en":"New Democratic Party"}, "short_name":{"en":"NDP"}}, "start_date":"2011-05-02", "label":{"en":"NDP MP for Trois-Rivières"}}], "given_name":"Robert", "voice":"1 613 992-2349", "email":"Robert.Aubin@parl.gc.ca"}, {"fax":"1 613 996-9607", "links":[{"url":"http://www.parl.gc.ca/MembersOfParliament/ProfileMP.aspx?Key=213971&amp;Language=E", "note":"Page on parl.gc.ca"}, {"url":"http://chrystiafreeland.ca", "note":"Official site"}], "image":"/media/polpics/chrystia-freeland.jpg", "other_info":{"twitter":["cafreeland"], "favourite_word":["deal"], "twitter_id":["203132018"], "parlinfo_id":["3dd9162a-4763-4000-8c8a-706a788f7e50"], "alternate_name":["chrystia <text:soft-page-break/>freeland"], "constituency_offices":["344 Bloor Street West (Main Office)\nSuite 510\nToronto ON <text:s/>M5S 3A7\nPhone: 1 416 928-1451"], "parl_id":["199815", "208854", "208520", "214326", "213971"]}, "related":{"speeches_url":"/speeches/?politician=chrystia-freeland", "ballots_url":"/votes/ballots/?politician=chrystia-freeland", "sponsored_bills_url":"/bills/?sponsor_politician=chrystia-freeland", "activity_rss_url":"/politicians/9265/rss/activity/"}, "family_name":"Freeland", "name":"Chrystia Freeland", "url":"/politicians/chrystia-freeland/", "gender":"female", "memberships":[{"end_date":nil, "riding":{"province":"ON", "name":{"en":"University—Rosedale"}, "id":35110}, "url":"/politicians/memberships/4261/", "party":{"name":{"en":"Liberal Party of Canada"}, "short_name":{"en":"Liberal"}}, "start_date":"2015-10-19", "label":{"en":"Liberal MP for University—Rosedale"}}, {"end_date":"2015-10-19", "riding":{"province":"ON", "name":{"en":"Toronto Centre"}, "id":35108}, "url":"/politicians/memberships/4163/", "party":{"name":{"en":"Liberal Party of Canada"}, "short_name":{"en":"Liberal"}}, "start_date":"2013-11-27", "label":{"en":"Liberal MP for Toronto Centre"}}], "given_name":"Chrystia", "voice":"1 613 992-5234", "email":"Chrystia.Freeland@parl.gc.ca"}, {"fax":"1 613 995-0056", "links":[{"url":"http://www.parl.gc.ca/MembersOfParliament/ProfileMP.aspx?Key=219033&amp;Language=E", "note":"Page on parl.gc.ca"}, {"url":"http://www.hedyfry.com", "note":"Official site"}], "image":"/media/polpics/109_1.jpg", "other_info":{"wikipedia_id":["912635"], "twitter":["HedyFry"], "twitter_id":["25127782"], "parlinfo_id":["9e8dc941-5170-448f-8b08-591892bb1d05"], "parl_id":["128515", "78713", "170551", "197203", "203396", "82403", "103578", "103550", "106588", "99364", "106585", "116392", "119835", "122248", "123814", "133542", "129648", "133751", "129783", "143938", "151360", "150034", "162717", "159086", "159368", "174889", "173627", "173723", "188950", "186629", "198625", "200203", "214125", "219033"], "freebase_id":["/en/hedy_fry"], "wordcloud":["autoimg/wordcloud-pol/hedy-fry.png"], "constituency_offices":["1030 Denman Street\n(Main Office)\nSuite 106\nVancouver BC <text:s/>V6G 2M6\nPhone: 1 604 666-0135"], "favourite_word":["know"], "alternate_name":["hedy fry", "the honourable hedy fry"]}, "related":{"speeches_url":"/speeches/?politician=hedy-fry", "ballots_url":"/votes/ballots/?politician=hedy-fry",</text:p>
      <text:p text:style-name="P1"><text:s/>"sponsored_bills_url":"/bills/?sponsor_politician=hedy-fry", "activity_rss_url":"/politicians/109/rss/activity/"}, "family_name":"Fry", "name":"Hedy Fry", "url":"/politicians/hedy-fry/", "gender":"female", "memberships":[{"end_date":nil, "riding":{"province":"BC", "name":{"en":"Vancouver Centre"}, "id":59034}, "url":"/politicians/memberships/3102/", "party":{"name":{"en":"Liberal Party of Canada"}, "short_name":{"en":"Liberal"}}, "start_date":"1994-01-17", "label":{"en":"Liberal MP for Vancouver Centre"}}], "given_name":"Hedy", "voice":"1 613 992-3213", "email":"hedy.fry@parl.gc.ca"}, {"fax":"1 613 995-7412", "links":[{"url":"http://www.parl.gc.ca/MembersOfParliament/ProfileMP.aspx?Key=217171&amp;Language=E", "note":"Page on parl.gc.ca"}, {"url":"http://jennykwan.ndp.ca", "note":"Official site"}], "image":"/media/polpics/jenny-kwan.jpg", "other_info":{"favourite_word":["amendment"], "twitter":["JennyKwanBC"], "twitter_id":["580114637"], "alternate_name":["jenny kwan"], "parl_id":["214258", "219333", "217171"]}, "related":{"speeches_url":"/speeches/?politician=jenny-kwan", "ballots_url":"/votes/ballots/?politician=jenny-kwan", "sponsored_bills_url":"/bills/?sponsor_politician=jenny-kwan", "activity_rss_url":"/politicians/9899/rss/activity/"}, "family_name":"Kwan", "name":"Jenny Kwan", "url":"/politicians/jenny-kwan/", "gender":"female", "memberships":[{"end_date":nil, "riding":{"province":"BC", "name":{"en":"Vancouver East"}, "id":59035}, "url":"/politicians/memberships/4248/", "party":{"name":{"en":"New Democratic Party"}, "short_name":{"en":"NDP"}}, "start_date":"2015-10-19", "label":{"en":"NDP MP for Vancouver East"}}], "given_name":"Jenny", "voice":"1 613 992-6030", "email":"Jenny.Kwan@parl.gc.ca"}, {"fax":"1 613 992-1460", "links":[{"url":"http://www.parl.gc.ca/MembersOfParliament/ProfileMP.aspx?Key=214903&amp;Language=E", "note":"Page on parl.gc.ca"}, <text:soft-page-break/>{"url":"http://www.vancouvergranville.ca", "note":"Official site"}], "image":"/media/polpics/jody-wilson-raybould.jpg", "other_info":{"favourite_word":["supreme"], "twitter":["Puglaas"], "twitter_id":["912988142"], "parl_id":["214321", "214323", "214558", "214903"], "constituency_offices":["1245 West Broadway (Main Office)\nSuite 104\nVancouver BC <text:s/>V6H 1G7\nPhone: 1 604 717-1140"], "alternate_name":["jody wilson-raybould"]}, "related":{"speeches_url":"/speeches/?politician=jody-wilson-raybould", "ballots_url":"/votes/ballots/?politician=jody-wilson-raybould", "sponsored_bills_url":"/bills/?sponsor_politician=jody-wilson-raybould", "activity_rss_url":"/politicians/10273/rss/activity/"}, "family_name":"Wilson-Raybould", "name":"Jody Wilson-Raybould", "url":"/politicians/jody-wilson-raybould/", "gender":"female", "memberships":[{"end_date":nil, "riding":{"province":"BC", "name":{"en":"Vancouver Granville"}, "id":59036}, "url":"/politicians/memberships/4206/", "party":{"name":{"en":"Liberal Party of Canada"}, "short_name":{"en":"Liberal"}}, "start_date":"2015-10-19", "label":{"en":"Liberal MP for Vancouver Granville"}}], "given_name":"Jody", "voice":"1 613 992-1416", "email":"Jody.Wilson-Raybould@parl.gc.ca"}, {"fax":"1 613 943-0219", "links":[{"url":"http://www.parl.gc.ca/MembersOfParliament/ProfileMP.aspx?Key=218942&amp;Language=E", "note":"Page on parl.gc.ca"}, {"url":"http://dondavies.ca", "note":"Official site"}], "image":"/media/polpics/616_1.jpg", "other_info":{"wikipedia_id":["19363769"], "favourite_word":["democrats"], "twitter_id":["16189107"], "parlinfo_id":["95ed53a7-7538-4c0f-85a4-64af76065f95"], "parl_id":["128327", "170261", "203894", "203640", "129835", "136849", "129985", "137089", "144123", "141177", "151483", "147711", "147742", "147708", "161990", "162655", "161253", "173741", "177899", "182679", "182726", "186465", "189011", "197296", "198553", "213868", "217251", "218942"], "freebase_id":["/en/don_davies"], "wordcloud":["autoimg/wordcloud-pol/don-davies.png"], "constituency_offices":["2951 Kingsway\n(Main Office)\nVancouver BC <text:s/>V5R 5J4\nPhone: 1 604 775-6263"], "twitter":["DonDavies"], "alternate_name":["don davies"]}, "related":{"speeches_url":"/speeches/?politician=don-davies", "ballots_url":"/votes/ballots/?politician=don-davies", "sponsored_bills_url":"/bills/?sponsor_politician=don-davies", "activity_rss_url":"/politicians/616/rss/activity/"}, "family_name":"Davies", "name":"Don Davies", "url":"/politicians/don-davies/", "gender":"male", "memberships":[{"end_date":nil, "riding":{"province":"BC", "name":{"en":"Vancouver Kingsway"}, "id":59038}, "url":"/politicians/memberships/1007/", "party":{"name":{"en":"New Democratic Party"}, "short_name":{"en":"NDP"}}, "start_date":"2008-11-18", "label":{"en":"NDP MP for Vancouver Kingsway"}}], "given_name":"Don", "voice":"1 613 943-0267", "email":"don.davies@parl.gc.ca"}, {"fax":"1 613 995-0770", "links":[{"url":"http://www.parl.gc.ca/MembersOfParliament/ProfileMP.aspx?Key=219713&amp;Language=E", "note":"Page on parl.gc.ca"}, {"url":"http://joycemurray.ca", "note":"Official site"}], "image":"/media/polpics/550_1.jpg", "other_info":{"wikipedia_id":["13320883"], "favourite_word":["military"], "twitter":["joycemurray"], "twitter_id":["16180205"], "parlinfo_id":["86fed1de-3861-4448-8242-ad414073ef2e"], "parl_id":["128541", "120543", "170450", "121496", "133160", "129782", "140401", "143689", "151605", "159348", "159124", "173647", "173660", "177067", "198643", "186566", "203910", "213894", "214667", "219713"], "freebase_id":["/en/joyce_murray"], "wordcloud":["autoimg/wordcloud-pol/joyce-murray.png"], "constituency_offices":["2112, West Broadway\n(Main Office)\nSuite 206\nVancouver BC <text:s/>V6K 2C8\nPhone: 1 604 664-9220"], "alternate_name":["joyce murray"]}, "related":{"speeches_url":"/speeches/?politician=joyce-murray", "ballots_url":"/votes/ballots/?politician=joyce-murray", "sponsored_bills_url":"/bills/?sponsor_politician=joyce-murray", "activity_rss_url":"/politicians/550/rss/activity/"}, "family_name":"Murray", "name":"Joyce Murray", "url":"/politicians/joyce-murray/", "gender":"female", "memberships":[{"end_date":nil, "riding":{"province":"BC", "name":{"en":"Vancouver Quadra"}, "id":59039}, "url":"/politicians/memberships/829/", "party":{"name":{"en":"Liberal Party of Canada"}, "short_name":{"en":"Liberal"}}, <text:soft-page-break/>"start_date":"2008-03-18", "label":{"en":"Liberal MP for Vancouver Quadra"}}], "given_name":"Joyce", "voice":"1 613 992-2430", "email":"joyce.murray@parl.gc.ca"}, {"fax":"1 613 995-2962", "links":[{"url":"http://www.parl.gc.ca/MembersOfParliament/ProfileMP.aspx?Key=214560&amp;Language=E", "note":"Page on parl.gc.ca"}], "image":"/media/polpics/harjit-s-sajjan.jpg", "other_info":{"favourite_word":["right"], "twitter":["HarjitSajjan"], "twitter_id":["413802355"], "parl_id":["214311", "214560"], "constituency_offices":["6406 Victoria Drive (Main Office)\nVancouver BC <text:s/>V5P 3X7\nPhone: 1 604 775-5323"], "alternate_name":["harjit s. sajjan"]}, "related":{"speeches_url":"/speeches/?politician=harjit-s-sajjan", "ballots_url":"/votes/ballots/?politician=harjit-s-sajjan", "sponsored_bills_url":"/bills/?sponsor_politician=harjit-s-sajjan", "activity_rss_url":"/politicians/10014/rss/activity/"}, "family_name":"Sajjan", "name":"Harjit S. Sajjan", "url":"/politicians/harjit-s-sajjan/", "gender":"male", "memberships":[{"end_date":nil, "riding":{"province":"BC", "name":{"en":"Vancouver South"}, "id":59040}, "url":"/politicians/memberships/4399/", "party":{"name":{"en":"Liberal Party of Canada"}, "short_name":{"en":"Liberal"}}, "start_date":"2015-10-19", "label":{"en":"Liberal MP for Vancouver South"}}], "given_name":"Harjit S.", "voice":"1 613 995-7052", "email":"Harjit.Sajjan@parl.gc.ca"}, {"fax":"1 613 952-0874", "links":[{"url":"http://www.parl.gc.ca/MembersOfParliament/ProfileMP.aspx?Key=214660&amp;Language=E", "note":"Page on parl.gc.ca"}, {"url":"http://www.peterschiefke.ca", "note":"Official site"}], "image":"/media/polpics/peter-schiefke.jpg", "other_info":{"favourite_word":["young"], "twitter":["PeterSchiefke"], "twitter_id":["342258692"], "parl_id":["214143", "214660"], "constituency_offices":["223 St. Charles Avenue (Main Office)\nVaudreuil-Dorion, Quebec\nJ7V 2L6\nPhone: 1 450 510-2305"], "alternate_name":["peter schiefke"]}, "related":{"speeches_url":"/speeches/?politician=peter-schiefke", "ballots_url":"/votes/ballots/?politician=peter-schiefke", "sponsored_bills_url":"/bills/?sponsor_politician=peter-schiefke", "activity_rss_url":"/politicians/10531/rss/activity/"}, "family_name":"Schiefke", "name":"Peter Schiefke", "url":"/politicians/peter-schiefke/", "gender":"male", "memberships":[{"end_date":nil, "riding":{"province":"QC", "name":{"en":"Vaudreuil—Soulanges"}, "id":24074}, "url":"/politicians/memberships/4187/", "party":{"name":{"en":"Liberal Party of Canada"}, "short_name":{"en":"Liberal"}}, "start_date":"2015-10-19", "label":{"en":"Liberal MP for Vaudreuil—Soulanges"}}], "given_name":"Peter", "voice":"1 613 957-3744", "email":"Peter.Schiefke@parl.gc.ca"}, {"fax":"1 613 996-4973", "links":[{"url":"http://www.parl.gc.ca/MembersOfParliament/ProfileMP.aspx?Key=215916&amp;Language=E", "note":"Page on parl.gc.ca"}, {"url":"http://francescosorbara.ca", "note":"Official site"}], "image":"/media/polpics/francesco-sorbara.jpg", "other_info":{"favourite_word":["families"], "twitter":["fsorbara"], "twitter_id":["272185225"], "parl_id":["214080", "215916"], "constituency_offices":["8633 Weston Road (Main Office)\nSuite 6A\nWoodbridge ON <text:s/>L4L 9R6\nPhone: 1 905 264-6446"], "alternate_name":["francesco sorbara"]}, "related":{"speeches_url":"/speeches/?politician=francesco-sorbara", "ballots_url":"/votes/ballots/?politician=francesco-sorbara",</text:p>
      <text:p text:style-name="P1"><text:s/>"sponsored_bills_url":"/bills/?sponsor_politician=francesco-sorbara", "activity_rss_url":"/politicians/10081/rss/activity/"}, "family_name":"Sorbara", "name":"Francesco Sorbara", "url":"/politicians/francesco-sorbara/", "gender":"male", "memberships":[{"end_date":nil, "riding":{"province":"ON", "name":{"en":"Vaughan—Woodbridge"}, "id":35111}, "url":"/politicians/memberships/4226/", "party":{"name":{"en":"Liberal Party of Canada"}, "short_name":{"en":"Liberal"}}, "start_date":"2015-10-19", "label":{"en":"Liberal MP for Vaughan—Woodbridge"}}], "given_name":"Francesco", "voice":"1 613 996-4971", "email":"Francesco.Sorbara@parl.gc.ca"}, {"fax":"1 613 952-1458", "links":[{"url":"http://www.parl.gc.ca/MembersOfParliament/ProfileMP.aspx?Key=217281&amp;Language=E", "note":"Page on parl.gc.ca"}, <text:soft-page-break/>{"url":"http://murrayrankin.ndp.ca", "note":"Official site"}], "image":"/media/polpics/9253.jpg", "other_info":{"twitter":["MurrayRankin"], "favourite_word":["appeals"], "wordcloud":["autoimg/wordcloud-pol/murray-rankin.png"], "twitter_id":["796675838"], "parlinfo_id":["0c9d00b0-a035-46d3-ba51-0db3e8da19b8"], "parl_id":["201443", "190572", "190948", "197267", "208485", "209082", "214384", "215371", "215224", "219306", "217281"], "constituency_offices":["1057 Fort Street\n(Main Office)\nVictoria BC <text:s/>V8V 3K5\nPhone: 1 250 363-3600"], "alternate_name":["murray rankin"]}, "related":{"speeches_url":"/speeches/?politician=murray-rankin", "ballots_url":"/votes/ballots/?politician=murray-rankin", "sponsored_bills_url":"/bills/?sponsor_politician=murray-rankin", "activity_rss_url":"/politicians/9253/rss/activity/"}, "family_name":"Rankin", "name":"Murray Rankin", "url":"/politicians/murray-rankin/", "gender":"male", "memberships":[{"end_date":nil, "riding":{"province":"BC", "name":{"en":"Victoria"}, "id":59041}, "url":"/politicians/memberships/4152/", "party":{"name":{"en":"New Democratic Party"}, "short_name":{"en":"NDP"}}, "start_date":"2012-12-10", "label":{"en":"NDP MP for Victoria"}}], "given_name":"Murray", "voice":"1 613 996-2358", "email":"Murray.Rankin@parl.gc.ca"}, {"fax":"1 613 995-6404", "links":[{"url":"http://www.parl.gc.ca/MembersOfParliament/ProfileMP.aspx?Key=219871&amp;Language=E", "note":"Page on parl.gc.ca"}, {"url":"http://mmiller.liberal.ca/en", "note":"Official site"}], "image":"/media/polpics/marc-miller.jpg", "other_info":{"favourite_word":["i'd"], "twitter":["MarcMillerVM"], "twitter_id":["1882871270"], "parl_id":["215931", "214440", "220515", "219871"], "constituency_offices":["3175 Saint-Jacques Street (Main Office)\nMontréal, Quebec\nH4C 1G7\nPhone: 1 514 496-4885"], "alternate_name":["marc miller"]}, "related":{"speeches_url":"/speeches/?politician=marc-miller", "ballots_url":"/votes/ballots/?politician=marc-miller", "sponsored_bills_url":"/bills/?sponsor_politician=marc-miller", "activity_rss_url":"/politicians/10523/rss/activity/"}, "family_name":"Miller", "name":"Marc Miller", "url":"/politicians/marc-miller/", "gender":"male", "memberships":[{"end_date":nil, "riding":{"province":"QC", "name":{"en":"Ville-Marie—Le Sud-Ouest—Île-des-Soeurs"}, "id":24077}, "url":"/politicians/memberships/4344/", "party":{"name":{"en":"Liberal Party of Canada"}, "short_name":{"en":"Liberal"}}, "start_date":"2015-10-19", "label":{"en":"Liberal MP for Ville-Marie—Le Sud-Ouest—Île-des-Soeurs"}}], "given_name":"Marc", "voice":"1 613 995-6403", "email":"Marc.Miller@parl.gc.ca"}, {"fax":"1 613 996-1195", "links":[{"url":"http://www.parl.gc.ca/MembersOfParliament/ProfileMP.aspx?Key=219502&amp;Language=E", "note":"Page on parl.gc.ca"}], "image":"/media/polpics/eva-nassif.jpg", "other_info":{"favourite_word":["women"], "twitter":["EvaNassifVimy"], "twitter_id":["175810297"], "parl_id":["213983", "215906", "219502"], "constituency_offices":["1695 Laval Blvd (Main Office)\nSuite 415\nLaval, Quebec\nH7S 2M2\nPhone: 1 450 967-3641"], "alternate_name":["eva nassif"]}, "related":{"speeches_url":"/speeches/?politician=eva-nassif", "ballots_url":"/votes/ballots/?politician=eva-nassif", "sponsored_bills_url":"/bills/?sponsor_politician=eva-nassif", "activity_rss_url":"/politicians/903/rss/activity/"}, "family_name":"Nassif", "name":"Eva Nassif", "url":"/politicians/eva-nassif/", "gender":"female", "memberships":[{"end_date":nil, "riding":{"province":"QC", "name":{"en":"Vimy"}, "id":24078}, "url":"/politicians/memberships/4380/", "party":{"name":{"en":"Liberal Party of Canada"}, "short_name":{"en":"Liberal"}}, "start_date":"2015-10-19", "label":{"en":"Liberal MP for Vimy"}}], "given_name":"Eva", "voice":"1 613 995-7398", "email":"Eva.Nassif@parl.gc.ca"}, {"fax":"1 613 992-6251", "links":[{"url":"http://www.parl.gc.ca/MembersOfParliament/ProfileMP.aspx?Key=214340&amp;Language=E", "note":"Page on parl.gc.ca"}], "image":"/media/polpics/bardish-chagger.jpg", "other_info":{"favourite_word":["destination"], "twitter":["BardishKW"], "twitter_id":["2696723713"], "parl_id":["214340"], "constituency_offices":["100 Regina Street South (Main Office)\nSuite <text:soft-page-break/>360\nWaterloo ON <text:s/>N2J 4A8\nPhone: 1 519 746-1573"], "alternate_name":["bardish chagger"]}, "related":{"speeches_url":"/speeches/?politician=bardish-chagger", "ballots_url":"/votes/ballots/?politician=bardish-chagger", "sponsored_bills_url":"/bills/?sponsor_politician=bardish-chagger", "activity_rss_url":"/politicians/10075/rss/activity/"}, "family_name":"Chagger", "name":"Bardish Chagger", "url":"/politicians/bardish-chagger/", "gender":"female", "memberships":[{"end_date":nil, "riding":{"province":"ON", "name":{"en":"Waterloo"}, "id":35112}, "url":"/politicians/memberships/4211/", "party":{"name":{"en":"Liberal Party of Canada"}, "short_name":{"en":"Liberal"}}, "start_date":"2015-10-19", "label":{"en":"Liberal MP for Waterloo"}}], "given_name":"Bardish", "voice":"1 613 996-5928", "email":"Bardish.Chagger@parl.gc.ca"}, {"fax":"1 613 996-4907", "links":[{"url":"http://www.parl.gc.ca/MembersOfParliament/ProfileMP.aspx?Key=213919&amp;Language=E", "note":"Page on parl.gc.ca"}, {"url":"http://michaelchong.ca", "note":"Official site"}], "image":"/media/polpics/64_1.jpg", "other_info":{"wikipedia_id":["1470893"], "twitter":["MichaelChongMP"], "favourite_word":["commons"], "parlinfo_id":["82b1ca62-34ce-4d42-a830-4475f46bd203"], "twitter_id":["2223489614"], "wordcloud":["autoimg/wordcloud-pol/michael-chong.png"], "parl_id":["128250", "78583", "79006", "203391", "78762", "78763", "78761", "170497", "106149", "106907", "114998", "115968", "115521", "119474", "117041", "130998", "133574", "134701", "132784", "143693", "141468", "151378", "162784", "162535", "160782", "174917", "172406", "189033", "197595", "198765", "198852", "213919"], "freebase_id":["/en/michael_chong"], "constituency_offices":["205-16 Mountainview Road South\nGeorgetown ON <text:s/>L7G 4K1\nPhone: 1 905 702-2597\n\n5-200 St. Patrick Street East\n-\nFergus ON <text:s/>N1M 1M4\nPhone: 1 519 843-7344"], "alternate_name":["michael chong", "the honourable michael chong", "mike chong", "michael d. chong"]}, "related":{"speeches_url":"/speeches/?politician=michael-chong", "ballots_url":"/votes/ballots/?politician=michael-chong", "sponsored_bills_url":"/bills/?sponsor_politician=michael-chong", "activity_rss_url":"/politicians/64/rss/activity/"}, "family_name":"Chong", "name":"Michael Chong", "url":"/politicians/michael-chong/", "gender":"male", "memberships":[{"end_date":nil, "riding":{"province":"ON", "name":{"en":"Wellington—Halton Hills"}, "id":35113}, "url":"/politicians/memberships/1440/", "party":{"name":{"en":"Conservative Party of Canada"}, "short_name":{"en":"Conservative"}}, "start_date":"2004-10-04", "label":{"en":"Conservative MP for Wellington—Halton Hills"}}], "given_name":"Michael", "voice":"1 613 992-4179", "email":"michael.chong@parl.gc.ca"}, {"fax":"1 613 996-9857", "links":[{"url":"http://www.parl.gc.ca/MembersOfParliament/ProfileMP.aspx?Key=215870&amp;Language=E", "note":"Page on parl.gc.ca"}, {"url":"http://colinjmfraser.ca", "note":"Official site"}], "image":"/media/polpics/colin-fraser.jpg", "other_info":{"favourite_word":["veterans"], "twitter":["colinjmfraser"], "twitter_id":["2756110901"], "parl_id":["214518", "215968", "215870"], "constituency_offices":["2 George Street\nMiddleton NS <text:s/>B0S 1P0\nPhone: 1 902 825-3327\n\n396 Main Street (Main Office)\nSuite 103\nYarmouth NS <text:s/>B5A 1E9\nPhone: 1 902 742-6808"], "alternate_name":["colin fraser"]}, "related":{"speeches_url":"/speeches/?politician=colin-fraser", "ballots_url":"/votes/ballots/?politician=colin-fraser", "sponsored_bills_url":"/bills/?sponsor_politician=colin-fraser", "activity_rss_url":"/politicians/9315/rss/activity/"}, "family_name":"Fraser", "name":"Colin Fraser", "url":"/politicians/colin-fraser/", "gender":"male", "memberships":[{"end_date":nil, "riding":{"province":"NS", "name":{"en":"West Nova"}, "id":12011}, "url":"/politicians/memberships/4323/", "party":{"name":{"en":"Liberal Party of Canada"}, "short_name":{"en":"Liberal"}}, "start_date":"2015-10-19", "label":{"en":"Liberal MP for West Nova"}}], "given_name":"Colin", "voice":"1 613 995-5711", "email":"Colin.Fraser@parl.gc.ca"}, {"fax":"1 613 947-4620", "links":[{"url":"http://www.parl.gc.ca/MembersOfParliament/ProfileMP.aspx?Key=214556&amp;Language=E", "note":"Page on parl.gc.ca"}, <text:soft-page-break/>{"url":"http://pgoldsmithjones.liberal.ca", "note":"Official site"}], "image":"/media/polpics/pam-goldsmith-jones.jpg", "other_info":{"favourite_word":["efforts"], "twitter":["pgoldsmithjones"], "twitter_id":["2436071071"], "parl_id":["214663", "214556"], "constituency_offices":["6367 Bruce Street West (Main Office)\nWest Vancouver BC <text:s/>V7W 2B8\nPhone: 1 604 913-2660"], "alternate_name":["pam</text:p>
      <text:p text:style-name="P1"><text:s/>goldsmith-jones"]}, "related":{"speeches_url":"/speeches/?politician=pam-goldsmith-jones", "ballots_url":"/votes/ballots/?politician=pam-goldsmith-jones", "sponsored_bills_url":"/bills/?sponsor_politician=pam-goldsmith-jones", "activity_rss_url":"/politicians/10414/rss/activity/"}, "family_name":"Goldsmith-Jones", "name":"Pam Goldsmith-Jones", "url":"/politicians/pam-goldsmith-jones/", "gender":"female", "memberships":[{"end_date":nil, "riding":{"province":"BC", "name":{"en":"West Vancouver—Sunshine Coast—Sea to Sky Country"}, "id":59042}, "url":"/politicians/memberships/4252/", "party":{"name":{"en":"Liberal Party of Canada"}, "short_name":{"en":"Liberal"}}, "start_date":"2015-10-19", "label":{"en":"Liberal MP for West Vancouver—Sunshine Coast—Sea to Sky Country"}}], "given_name":"Pam", "voice":"1 613 947-4617", "email":"Pam.Goldsmith-Jones@parl.gc.ca"}, {"fax":"1 613 992-8320", "links":[{"url":"http://www.parl.gc.ca/MembersOfParliament/ProfileMP.aspx?Key=214658&amp;Language=E", "note":"Page on parl.gc.ca"}], "image":"/media/polpics/celina-caesar-chavannes.jpg", "other_info":{"favourite_word":["care"], "twitter":["MPCelina"], "twitter_id":["2467006676"], "alternate_name":["celina caesar-chavannes"], "constituency_offices":["701 Rossland Road East (Main Office)\nSuite 206\nWhitby ON <text:s/>L1N 8Y9\nPhone: 1 905 665-8182"], "parl_id":["214048", "214658"]}, "related":{"speeches_url":"/speeches/?politician=celina-caesar-chavannes", "ballots_url":"/votes/ballots/?politician=celina-caesar-chavannes", "sponsored_bills_url":"/bills/?sponsor_politician=celina-caesar-chavannes", "activity_rss_url":"/politicians/9300/rss/activity/"}, "family_name":"Caesar-Chavannes", "name":"Celina Caesar-Chavannes", "url":"/politicians/celina-caesar-chavannes/", "gender":"female", "memberships":[{"end_date":nil, "riding":{"province":"ON", "name":{"en":"Whitby"}, "id":35114}, "url":"/politicians/memberships/4405/", "party":{"name":{"en":"Liberal Party of Canada"}, "short_name":{"en":"Liberal"}}, "start_date":"2015-10-19", "label":{"en":"Liberal MP for Whitby"}}], "given_name":"Celina", "voice":"1 613 992-6344", "email":"Celina.Caesar-Chavannes@parl.gc.ca"}, {"fax":"1 613 992-1158", "links":[{"url":"http://www.parl.gc.ca/MembersOfParliament/ProfileMP.aspx?Key=216100&amp;Language=E", "note":"Page on parl.gc.ca"}], "image":"/media/polpics/10068.jpg", "other_info":{"favourite_word":["c-14"], "twitter":["AliEhsassi"], "twitter_id":["1895316878"], "parl_id":["214007", "216100"], "constituency_offices":["115 Sheppard Avenue West (Main Office)\nToronto ON <text:s/>M2N 1M7\nPhone: 1 416 223-2858"], "alternate_name":["ali ehsassi"]}, "related":{"speeches_url":"/speeches/?politician=ali-ehsassi", "ballots_url":"/votes/ballots/?politician=ali-ehsassi", "sponsored_bills_url":"/bills/?sponsor_politician=ali-ehsassi", "activity_rss_url":"/politicians/10068/rss/activity/"}, "family_name":"Ehsassi", "name":"Ali Ehsassi", "url":"/politicians/ali-ehsassi/", "gender":"male", "memberships":[{"end_date":nil, "riding":{"province":"ON", "name":{"en":"Willowdale"}, "id":35115}, "url":"/politicians/memberships/4190/", "party":{"name":{"en":"Liberal Party of Canada"}, "short_name":{"en":"Liberal"}}, "start_date":"2015-10-19", "label":{"en":"Liberal MP for Willowdale"}}], "given_name":"Ali", "voice":"1 613 992-4964", "email":"Ali.Ehsassi@parl.gc.ca"}, {"fax":"1 613 992-5397", "links":[{"url":"http://www.parl.gc.ca/MembersOfParliament/ProfileMP.aspx?Key=219463&amp;Language=E", "note":"Page on parl.gc.ca"}, {"url":"http://brianmasse.ca", "note":"Official site"}], "image":"/media/polpics/189_1.jpg", "other_info":{"wikipedia_id":["1481816"], "favourite_word":["windsor"], "twitter":["BrianMasseMP"], "twitter_id":["19750015"], "parlinfo_id":["2347a7b8-8e45-4c51-bdc6-f6c32375ad50"], "parl_id":<text:soft-page-break/>["128491", "78884", "195961", "170457", "82629", "82723", "99712", "82553", "116747", "116693", "116654", "129939", "134630", "140363", "147703", "147890", "159160", "56037", "174852", "178823", "182541", "182474", "186735", "186705", "197295", "201396", "214230", "219463"], "freebase_id":["/en/brian_masse"], "wordcloud":["autoimg/wordcloud-pol/brian-masse.png"], "constituency_offices":["1398 Ouellette Avenue (Main Office)\nSuite 2\nWindsor ON <text:s/>N8X 1J8\nPhone: 1 519 255-1631"], "alternate_name":["brian masse"]}, "related":{"speeches_url":"/speeches/?politician=brian-masse", "ballots_url":"/votes/ballots/?politician=brian-masse", "sponsored_bills_url":"/bills/?sponsor_politician=brian-masse", "activity_rss_url":"/politicians/189/rss/activity/"}, "family_name":"Masse", "name":"Brian Masse", "url":"/politicians/brian-masse/", "gender":"male", "memberships":[{"end_date":nil, "riding":{"province":"ON", "name":{"en":"Windsor West"}, "id":35117}, "url":"/politicians/memberships/3653/", "party":{"name":{"en":"New Democratic Party"}, "short_name":{"en":"NDP"}}, "start_date":"2001-01-29", "label":{"en":"NDP MP for Windsor West"}}], "given_name":"Brian", "voice":"1 613 996-1541", "email":"brian.masse@parl.gc.ca"}, {"fax":"1 613 947-3448", "links":[{"url":"http://www.parl.gc.ca/MembersOfParliament/ProfileMP.aspx?Key=221288&amp;Language=E", "note":"Page on parl.gc.ca"}, {"url":"http://cherylhardcastle.ndp.ca", "note":"Official site"}], "image":"/media/polpics/cheryl-hardcastle.jpg", "other_info":{"favourite_word":["heard"], "twitter":["CHardcastleNDP"], "twitter_id":["3308492974"], "alternate_name":["cheryl hardcastle"], "constituency_offices":["9733 Tecumseh Road East (Main Office)\nSuite 2\nWindsor ON <text:s/>N8R 1A5\nPhone: 1 519 979-2707"], "parl_id":["214232", "221288"]}, "related":{"speeches_url":"/speeches/?politician=cheryl-hardcastle", "ballots_url":"/votes/ballots/?politician=cheryl-hardcastle", "sponsored_bills_url":"/bills/?sponsor_politician=cheryl-hardcastle", "activity_rss_url":"/politicians/10139/rss/activity/"}, "family_name":"Hardcastle", "name":"Cheryl Hardcastle", "url":"/politicians/cheryl-hardcastle/", "gender":"female", "memberships":[{"end_date":nil, "riding":{"province":"ON", "name":{"en":"Windsor—Tecumseh"}, "id":35116}, "url":"/politicians/memberships/4270/", "party":{"name":{"en":"New Democratic Party"}, "short_name":{"en":"NDP"}}, "start_date":"2015-10-19", "label":{"en":"NDP MP for Windsor—Tecumseh"}}], "given_name":"Cheryl", "voice":"1 613 947-3445", "email":"Cheryl.Hardcastle@parl.gc.ca"}, {"fax":"1 613 992-2890", "links":[{"url":"http://www.parl.gc.ca/MembersOfParliament/ProfileMP.aspx?Key=215917&amp;Language=E", "note":"Page on parl.gc.ca"}], "image":"/media/polpics/robert-falcon-ouellette.jpg", "other_info":{"favourite_word":["children"], "twitter":["DrRobbieO"], "twitter_id":["831351734"], "parl_id":["213918", "215917"], "constituency_offices":["594 Ellice Avenue (Main Office)\nWinnipeg MB <text:s/>R3G 0A3\nPhone: 1 204 984-1675"], "alternate_name":["robert-falcon ouellette"]}, "related":{"speeches_url":"/speeches/?politician=robert-falcon-ouellette", "ballots_url":"/votes/ballots/?politician=robert-falcon-ouellette", "sponsored_bills_url":"/bills/?sponsor_politician=robert-falcon-ouellette", "activity_rss_url":"/politicians/10150/rss/activity/"}, "family_name":"Ouellette", "name":"Robert-Falcon Ouellette", "url":"/politicians/robert-falcon-ouellette/", "gender":"male", "memberships":[{"end_date":nil, "riding":{"province":"MB", "name":{"en":"Winnipeg Centre"}, "id":46011}, "url":"/politicians/memberships/4410/", "party":{"name":{"en":"Liberal Party of Canada"}, "short_name":{"en":"Liberal"}}, "start_date":"2015-10-19", "label":{"en":"Liberal MP for Winnipeg Centre"}}], "given_name":"Robert-Falcon", "voice":"1 613 992-5308", "email":"robert.falcon@parl.gc.ca"}, {"fax":"1 613 996-9713", "links":[{"url":"http://www.parl.gc.ca/MembersOfParliament/ProfileMP.aspx?Key=214668&amp;Language=E", "note":"Page on parl.gc.ca"}, {"url":"http://www.mpkevin.ca", "note":"Official site"}], "image":"/media/polpics/4264.jpg", "other_info":{"twitter":["Kevin_Lamoureux"], "twitter_id":["208750527"], "parlinfo_id":["07cf5767-802c-406c-92a7-7dc92af79b40"], "alternate_name":["kevin lamoureux"], "wordcloud":["autoimg/wordcloud-pol/kevin-<text:soft-page-break/>lamoureux.png"], "constituency_offices":["98 Mandalay Drive (Main Office)\nWinnipeg MB <text:s/>R2P 1V8\nPhone: 1 204 984-1767"], "favourite_word":["liberal"], "parl_id":["164895", "170750", "200167", "165821", "175247", "173641", "173686", "188984", "200111", "185317", "195034", "186560", "194987", "213924", "214668"]}, "related":{"speeches_url":"/speeches/?politician=kevin-lamoureux", "ballots_url":"/votes/ballots/?politician=kevin-lamoureux", "sponsored_bills_url":"/bills/?sponsor_politician=kevin-lamoureux", "activity_rss_url":"/politicians/4264/rss/activity/"}, "family_name":"Lamoureux", "name":"Kevin Lamoureux", "url":"/politicians/kevin-lamoureux/", "gender":"male", "memberships":[{"end_date":nil, "riding":{"province":"MB", "name":{"en":"Winnipeg North"}, "id":46012}, "url":"/politicians/memberships/4032/", "party":{"name":{"en":"Liberal Party of Canada"}, "short_name":{"en":"Liberal"}}, "start_date":"2010-12-06", "label":{"en":"Liberal MP for Winnipeg North"}}], "given_name":"Kevin", "voice":"1 613 996-6417", "email":"kevin.lamoureux@parl.gc.ca"}, {"fax":"1 613 943-1466", "links":[{"url":"http://www.parl.gc.ca/MembersOfParliament/ProfileMP.aspx?Key=213916&amp;Language=E", "note":"Page on parl.gc.ca"}, {"url":"http://tduguid.liberal.ca", "note":"Official site"}], "image":"/media/polpics/terry-duguid.jpg", "other_info":{"favourite_word":["funding"], "twitter":["TerryDuguid"], "twitter_id":["171115367"], "parl_id":["214678", "213916"], "constituency_offices":["2800 Pembina Highway (Main Office)\nSuite 103\nWinnipeg MB <text:s/>R3T 5P3\nPhone:</text:p>
      <text:p text:style-name="P1"><text:s/>1 204 984-6787"], "alternate_name":["terry duguid"]}, "related":{"speeches_url":"/speeches/?politician=terry-duguid", "ballots_url":"/votes/ballots/?politician=terry-duguid", "sponsored_bills_url":"/bills/?sponsor_politician=terry-duguid", "activity_rss_url":"/politicians/2161/rss/activity/"}, "family_name":"Duguid", "name":"Terry Duguid", "url":"/politicians/terry-duguid/", "gender":"male", "memberships":[{"end_date":nil, "riding":{"province":"MB", "name":{"en":"Winnipeg South"}, "id":46013}, "url":"/politicians/memberships/4411/", "party":{"name":{"en":"Liberal Party of Canada"}, "short_name":{"en":"Liberal"}}, "start_date":"2015-10-19", "label":{"en":"Liberal MP for Winnipeg South"}}], "given_name":"Terry", "voice":"1 613 995-7517", "email":"Terry.Duguid@parl.gc.ca"}, {"fax":"1 613 992-9586", "links":[{"url":"http://www.parl.gc.ca/MembersOfParliament/ProfileMP.aspx?Key=214246&amp;Language=E", "note":"Page on parl.gc.ca"}, {"url":"http://www.jimcarrmp.ca", "note":"Official site"}], "image":"/media/polpics/jim-carr.jpg", "other_info":{"favourite_word":["way"], "twitter":["jimcarr_wpg"], "twitter_id":["2322580746"], "parl_id":["214325", "214246"], "constituency_offices":["611 Corydon Avenue (Main Office)\nSuite 102\nWinnipeg MB <text:s/>R3L 0P3\nPhone: 1 204 983-1355"], "alternate_name":["jim carr"]}, "related":{"speeches_url":"/speeches/?politician=jim-carr", "ballots_url":"/votes/ballots/?politician=jim-carr", "sponsored_bills_url":"/bills/?sponsor_politician=jim-carr", "activity_rss_url":"/politicians/10146/rss/activity/"}, "family_name":"Carr", "name":"Jim Carr", "url":"/politicians/jim-carr/", "gender":"male", "memberships":[{"end_date":nil, "riding":{"province":"MB", "name":{"en":"Winnipeg South Centre"}, "id":46014}, "url":"/politicians/memberships/4412/", "party":{"name":{"en":"Liberal Party of Canada"}, "short_name":{"en":"Liberal"}}, "start_date":"2015-10-19", "label":{"en":"Liberal MP for Winnipeg South Centre"}}], "given_name":"Jim", "voice":"1 613 992-9475", "email":"Jim.Carr@parl.gc.ca"}, {"fax":"1 613 992-3459", "links":[{"url":"http://www.parl.gc.ca/MembersOfParliament/ProfileMP.aspx?Key=217578&amp;Language=E", "note":"Page on parl.gc.ca"}, {"url":"http://jimeglinski.ca", "note":"Official site"}], "image":"/media/polpics/9294.jpg", "other_info":{"twitter":["JimEglinski"], "favourite_word":["advertising"], "twitter_id":["2850279754"], "alternate_name":["jim eglinski"], "constituency_offices":["119-50th Street (Main Office)\nPO Box 7887, Station Main\nEdson AB <text:s/>T7E 1V9\nPhone: 1 780 723-6068"], "parl_id":["208785", "208966", "208952", "214458", "218671", "217422", "219047", "219099", <text:soft-page-break/>"217578"]}, "related":{"speeches_url":"/speeches/?politician=jim-eglinski", "ballots_url":"/votes/ballots/?politician=jim-eglinski", "sponsored_bills_url":"/bills/?sponsor_politician=jim-eglinski", "activity_rss_url":"/politicians/9294/rss/activity/"}, "family_name":"Eglinski", "name":"Jim Eglinski", "url":"/politicians/jim-eglinski/", "gender":"male", "memberships":[{"end_date":nil, "riding":{"province":"AB", "name":{"en":"Yellowhead"}, "id":48034}, "url":"/politicians/memberships/4180/", "party":{"name":{"en":"Conservative Party of Canada"}, "short_name":{"en":"Conservative"}}, "start_date":"2014-11-17", "label":{"en":"Conservative MP for Yellowhead"}}], "given_name":"Jim", "voice":"1 613 992-1653", "email":"Jim.Eglinski@parl.gc.ca"}, {"fax":"1 613 941-2421", "links":[{"url":"http://www.parl.gc.ca/MembersOfParliament/ProfileMP.aspx?Key=221286&amp;Language=E", "note":"Page on parl.gc.ca"}, {"url":"http://mlevitt.liberal.ca", "note":"Official site"}], "image":"/media/polpics/michael-levitt.jpg", "other_info":{"favourite_word":["israel"], "twitter":["LevittMichael"], "twitter_id":["31764814"], "parl_id":["213896", "215932", "221286"], "constituency_offices":["660 Wilson Avenue (Main Office)\nToronto ON <text:s/>M3K 1E1\nPhone: 1 416 638-3700"], "alternate_name":["michael levitt"]}, "related":{"speeches_url":"/speeches/?politician=michael-levitt", "ballots_url":"/votes/ballots/?politician=michael-levitt", "sponsored_bills_url":"/bills/?sponsor_politician=michael-levitt", "activity_rss_url":"/politicians/10060/rss/activity/"}, "family_name":"Levitt", "name":"Michael Levitt", "url":"/politicians/michael-levitt/", "gender":"male", "memberships":[{"end_date":nil, "riding":{"province":"ON", "name":{"en":"York Centre"}, "id":35118}, "url":"/politicians/memberships/4357/", "party":{"name":{"en":"Liberal Party of Canada"}, "short_name":{"en":"Liberal"}}, "start_date":"2015-10-19", "label":{"en":"Liberal MP for York Centre"}}], "given_name":"Michael", "voice":"1 613 941-6339", "email":"Michael.Levitt@parl.gc.ca"}, {"fax":"1 613 992-2949", "links":[{"url":"http://www.parl.gc.ca/MembersOfParliament/ProfileMP.aspx?Key=215966&amp;Language=E", "note":"Page on parl.gc.ca"}], "image":"/media/polpics/ahmed-hussen.jpg", "other_info":{"favourite_word":["medical"], "twitter":["AhmedHussenLib"], "twitter_id":["2891740872"], "parl_id":["214067", "215966"], "constituency_offices":["99D Ingram Drive (Main Office)\nToronto ON <text:s/>M6M 2L7\nPhone: 1 416 656-2526"], "alternate_name":["ahmed hussen"]}, "related":{"speeches_url":"/speeches/?politician=ahmed-hussen", "ballots_url":"/votes/ballots/?politician=ahmed-hussen", "sponsored_bills_url":"/bills/?sponsor_politician=ahmed-hussen", "activity_rss_url":"/politicians/9892/rss/activity/"}, "family_name":"Hussen", "name":"Ahmed Hussen", "url":"/politicians/ahmed-hussen/", "gender":"male", "memberships":[{"end_date":nil, "riding":{"province":"ON", "name":{"en":"York South—Weston"}, "id":35120}, "url":"/politicians/memberships/4358/", "party":{"name":{"en":"Liberal Party of Canada"}, "short_name":{"en":"Liberal"}}, "start_date":"2015-10-19", "label":{"en":"Liberal MP for York South—Weston"}}], "given_name":"Ahmed", "voice":"1 613 995-0777", "email":"Ahmed.Hussen@parl.gc.ca"}, {"fax":"1 613 992-8351", "links":[{"url":"http://www.parl.gc.ca/MembersOfParliament/ProfileMP.aspx?Key=218472&amp;Language=E", "note":"Page on parl.gc.ca"}, {"url":"http://petervanloan.com", "note":"Official site"}], "image":"/media/polpics/295_1.jpg", "other_info":{"wikipedia_id":["517783"], "twitter":["PeterVanLoan"], "favourite_word":["debate"], "parlinfo_id":["aa58e8f5-4a46-4c79-8e97-b9ebe28c9d9a"], "twitter_id":["2233139882"], "wordcloud":["autoimg/wordcloud-pol/peter-van-loan.png"], "parl_id":["128226", "128704", "105838", "78445", "78965", "105836", "147116", "105837", "105355", "170693", "170393", "84162", "102206", "56140", "213990", "218472"], "freebase_id":["/en/peter_van_loan"], "constituency_offices":["45 Grist Mill Road (Main Office)\nSuite 10\nHolland Landing ON <text:s/>L9N 1M7\nPhone: 1 905 898-1600"], "alternate_name":["peter van loan"]}, "related":{"speeches_url":"/speeches/?politician=peter-van-loan", "ballots_url":"/votes/ballots/?politician=peter-van-<text:soft-page-break/>loan", "sponsored_bills_url":"/bills/?sponsor_politician=peter-van-loan", "activity_rss_url":"/politicians/295/rss/activity/"}, "family_name":"Van Loan", "name":"Peter Van Loan", "url":"/politicians/peter-van-loan/", "gender":"male", "memberships":[{"end_date":nil, "riding":{"province":"ON", "name":{"en":"York—Simcoe"}, "id":35119}, "url":"/politicians/memberships/1448/", "party":{"name":{"en":"Conservative Party of Canada"}, "short_name":{"en":"Conservative"}}, "start_date":"2004-10-04", "label":{"en":"Conservative MP for York—Simcoe"}}], "given_name":"Peter", "voice":"1 613 996-7752", "email":"peter.vanloan@parl.gc.ca"}, {"fax":"1 613 992-8676", "links":[{"url":"http://www.parl.gc.ca/MembersOfParliament/ProfileMP.aspx?Key=216165&amp;Language=E", "note":"Page on parl.gc.ca"}, {"url":"http://cathaywagantall.ca", "note":"Official site"}], "image":"/media/polpics/9804.jpg", "other_info":{"favourite_word":["care"], "alternate_name":["cathay wagantall", "cathay maureen wagantall"], "constituency_offices":["43 Betts Avenue (Main Office)\nYorkton SK <text:s/>S3N 1M1\nPhone: 1 306 782-3309"], "parl_id":["214163", "216165"]}, "related":{"speeches_url":"/speeches/?politician=cathay-wagantall", "ballots_url":"/votes/ballots/?politician=cathay-wagantall", "sponsored_bills_url":"/bills/?sponsor_politician=cathay-wagantall", "activity_rss_url":"/politicians/9804/rss/activity/"}, "family_name":"Wagantall", "name":"Cathay Wagantall", "url":"/politicians/cathay-wagantall/", "gender":"female", "memberships":[{"end_date":nil, "riding":{"province":"SK", "name":{"en":"Yorkton—Melville"}, "id":47014}, "url":"/politicians/memberships/4403/", "party":{"name":{"en":"Conservative Party of Canada"}, "short_name":{"en":"Conservative"}}, "start_date":"2015-10-19", "label":{"en":"Conservative MP for Yorkton—Melville"}}], "given_name":"Cathay", "voice":"1 613 992-4394", "email":"Cathay.Wagantall@parl.gc.ca"}, {"fax":"1 613 995-0945", "links":[{"url":"http://www.parl.gc.ca/MembersOfParliament/ProfileMP.aspx?Key=214936&amp;Language=E", "note":"Page on parl.gc.ca"}], "image":"/media/polpics/15.jpg", "other_info":{"wikipedia_id":["389801"], "twitter":["LarryBagnell"], "favourite_word":["yukon"], "twitter_id":["126233342"], "anagram":["Gnarly Baller"], "parlinfo_id":["89dabae0-bc5d-4af0-babb-7104d4ee1742"], "parl_id":["128784", "78942", "85507", "99434", "99597", "106582", "107768", "114282", "117595", "117718", "116419", "116494", "116466", "129686", "129646", "129755", "129661", "129576", "140369", "142562", "140411", "149884", "150081", "150104", "159398", "161472", "214491", "214936"], "freebase_id":["/en/larry_bagnell"], "constituency_offices":["204 Black Street (Main Office)\nSuite 204\nWhitehorse YT <text:s/>Y1A 2M9\nPhone: 1 867 668-6565"], "alternate_name":["larry bagnell"]},</text:p>
      <text:p text:style-name="P1"><text:s/>"related":{"speeches_url":"/speeches/?politician=larry-bagnell", "ballots_url":"/votes/ballots/?politician=larry-bagnell", "sponsored_bills_url":"/bills/?sponsor_politician=larry-bagnell", "activity_rss_url":"/politicians/15/rss/activity/"}, "family_name":"Bagnell", "name":"Larry Bagnell", "url":"/politicians/larry-bagnell/", "gender":"male", "memberships":[{"end_date":nil, "riding":{"province":"YT", "name":{"en":"Yukon"}, "id":60001}, "url":"/politicians/memberships/4213/", "party":{"name":{"en":"Liberal Party of Canada"}, "short_name":{"en":"Liberal"}}, "start_date":"2015-10-19", "label":{"en":"Liberal MP for Yukon"}}, {"end_date":"2011-03-26", "riding":{"province":"YT", "name":{"en":"Yukon"}, "id":60001}, "url":"/politicians/memberships/1844/", "party":{"name":{"en":"Liberal Party of Canada"}, "short_name":{"en":"Liberal"}}, "start_date":"2001-01-29", "label":{"en":"Liberal MP for Yukon"}}], "given_name":"Larry", "voice":"1 613 995-9368", "email":"Larry.Bagnell@parl.gc.ca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9:10:30.076959032</dc:date>
    <meta:document-statistic meta:table-count="0" meta:image-count="0" meta:object-count="0" meta:page-count="119" meta:paragraph-count="54" meta:word-count="26149" meta:character-count="511010" meta:non-whitespace-character-count="485178"/>
    <meta:generator>LibreOffice/4.2.8.2$Linux_X86_64 LibreOffice_project/420m0$Build-2</meta:generator>
  </office:meta>
</office:document-meta>
</file>